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4.23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co7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3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4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5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6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8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9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0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1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2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3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4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5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6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7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8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9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20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21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22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23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24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25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26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27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28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29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30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31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32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33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34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35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36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37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38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39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40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41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42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43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44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45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46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47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48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49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50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51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52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53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54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55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56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57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58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59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60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61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62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63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64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65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66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67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68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69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70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71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72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73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74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75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76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77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78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79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0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1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3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4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5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6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7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8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9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90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91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92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93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94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95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96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97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98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99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00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01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02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03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04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05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06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07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08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09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0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1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2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3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14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15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16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17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18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19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20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21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22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23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24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25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26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27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28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29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30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31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32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33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34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35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36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37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38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39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40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41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42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43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44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45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46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47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48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49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50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51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52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53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54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55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56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57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58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59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60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61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62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63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64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65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66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67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68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69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70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71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72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73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74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75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76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77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78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79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80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81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82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83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84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85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86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87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88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89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90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91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92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93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94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95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96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97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98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99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200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201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202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203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204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205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206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207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208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209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210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211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212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213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214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215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216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217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218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219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220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221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222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223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224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225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226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227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228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229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230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31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232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233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234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235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236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237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238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239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240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241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242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243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244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245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246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247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248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249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250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251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252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253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254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255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256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257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258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259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260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261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262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263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264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265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266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267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268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269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270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271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272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273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274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275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276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277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278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279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280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281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282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283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284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285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286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287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288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289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290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291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292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3698" calcext:value-type="float">
            <text:p>97823698</text:p>
          </table:table-cell>
        </table:table-row>
        <table:table-row table:style-name="ro1">
          <table:table-cell office:value-type="string" calcext:value-type="string">
            <text:p>9782369810650</text:p>
          </table:table-cell>
          <table:table-cell/>
        </table:table-row>
        <table:table-row table:style-name="ro1">
          <table:table-cell office:value-type="string" calcext:value-type="string">
            <text:p>9782369810698</text:p>
          </table:table-cell>
          <table:table-cell/>
        </table:table-row>
        <table:table-row table:style-name="ro1">
          <table:table-cell office:value-type="string" calcext:value-type="string">
            <text:p>9782369810742</text:p>
          </table:table-cell>
          <table:table-cell/>
        </table:table-row>
        <table:table-row table:style-name="ro1">
          <table:table-cell office:value-type="string" calcext:value-type="string">
            <text:p>9782369810797</text:p>
          </table:table-cell>
          <table:table-cell/>
        </table:table-row>
        <table:table-row table:style-name="ro1">
          <table:table-cell office:value-type="string" calcext:value-type="string">
            <text:p>9782369810803</text:p>
          </table:table-cell>
          <table:table-cell/>
        </table:table-row>
        <table:table-row table:style-name="ro1">
          <table:table-cell office:value-type="string" calcext:value-type="string">
            <text:p>9782369810827</text:p>
          </table:table-cell>
          <table:table-cell/>
        </table:table-row>
        <table:table-row table:style-name="ro1">
          <table:table-cell office:value-type="string" calcext:value-type="string">
            <text:p>9782369811053</text:p>
          </table:table-cell>
          <table:table-cell/>
        </table:table-row>
        <table:table-row table:style-name="ro1">
          <table:table-cell office:value-type="string" calcext:value-type="string">
            <text:p>9782369811312</text:p>
          </table:table-cell>
          <table:table-cell/>
        </table:table-row>
        <table:table-row table:style-name="ro1">
          <table:table-cell office:value-type="string" calcext:value-type="string">
            <text:p>9782369811329</text:p>
          </table:table-cell>
          <table:table-cell/>
        </table:table-row>
        <table:table-row table:style-name="ro1">
          <table:table-cell office:value-type="string" calcext:value-type="string">
            <text:p>9782369811367</text:p>
          </table:table-cell>
          <table:table-cell/>
        </table:table-row>
        <table:table-row table:style-name="ro1">
          <table:table-cell office:value-type="string" calcext:value-type="string">
            <text:p>9782369811404</text:p>
          </table:table-cell>
          <table:table-cell/>
        </table:table-row>
        <table:table-row table:style-name="ro1">
          <table:table-cell office:value-type="string" calcext:value-type="string">
            <text:p>9782369811411</text:p>
          </table:table-cell>
          <table:table-cell/>
        </table:table-row>
        <table:table-row table:style-name="ro1">
          <table:table-cell office:value-type="string" calcext:value-type="string">
            <text:p>9782369811435</text:p>
          </table:table-cell>
          <table:table-cell/>
        </table:table-row>
        <table:table-row table:style-name="ro1">
          <table:table-cell office:value-type="string" calcext:value-type="string">
            <text:p>9782369811442</text:p>
          </table:table-cell>
          <table:table-cell/>
        </table:table-row>
        <table:table-row table:style-name="ro1">
          <table:table-cell office:value-type="string" calcext:value-type="string">
            <text:p>9782369811459</text:p>
          </table:table-cell>
          <table:table-cell/>
        </table:table-row>
        <table:table-row table:style-name="ro1">
          <table:table-cell office:value-type="string" calcext:value-type="string">
            <text:p>9782369811466</text:p>
          </table:table-cell>
          <table:table-cell/>
        </table:table-row>
        <table:table-row table:style-name="ro1">
          <table:table-cell office:value-type="string" calcext:value-type="string">
            <text:p>9782369811473</text:p>
          </table:table-cell>
          <table:table-cell/>
        </table:table-row>
        <table:table-row table:style-name="ro1">
          <table:table-cell office:value-type="string" calcext:value-type="string">
            <text:p>9782369811503</text:p>
          </table:table-cell>
          <table:table-cell/>
        </table:table-row>
        <table:table-row table:style-name="ro1">
          <table:table-cell office:value-type="string" calcext:value-type="string">
            <text:p>9782369811527</text:p>
          </table:table-cell>
          <table:table-cell/>
        </table:table-row>
        <table:table-row table:style-name="ro1">
          <table:table-cell office:value-type="string" calcext:value-type="string">
            <text:p>9782369811534</text:p>
          </table:table-cell>
          <table:table-cell/>
        </table:table-row>
        <table:table-row table:style-name="ro1">
          <table:table-cell office:value-type="string" calcext:value-type="string">
            <text:p>9782369811541</text:p>
          </table:table-cell>
          <table:table-cell/>
        </table:table-row>
        <table:table-row table:style-name="ro1">
          <table:table-cell office:value-type="string" calcext:value-type="string">
            <text:p>9782369811558</text:p>
          </table:table-cell>
          <table:table-cell/>
        </table:table-row>
        <table:table-row table:style-name="ro1">
          <table:table-cell office:value-type="string" calcext:value-type="string">
            <text:p>9782369811572</text:p>
          </table:table-cell>
          <table:table-cell/>
        </table:table-row>
        <table:table-row table:style-name="ro1">
          <table:table-cell office:value-type="string" calcext:value-type="string">
            <text:p>9782369811756</text:p>
          </table:table-cell>
          <table:table-cell/>
        </table:table-row>
        <table:table-row table:style-name="ro1">
          <table:table-cell office:value-type="string" calcext:value-type="string">
            <text:p>9782369811831</text:p>
          </table:table-cell>
          <table:table-cell/>
        </table:table-row>
        <table:table-row table:style-name="ro1">
          <table:table-cell office:value-type="string" calcext:value-type="string">
            <text:p>9782369811978</text:p>
          </table:table-cell>
          <table:table-cell/>
        </table:table-row>
        <table:table-row table:style-name="ro1">
          <table:table-cell office:value-type="string" calcext:value-type="string">
            <text:p>9782369812036</text:p>
          </table:table-cell>
          <table:table-cell/>
        </table:table-row>
        <table:table-row table:style-name="ro1">
          <table:table-cell office:value-type="string" calcext:value-type="string">
            <text:p>9782369812166</text:p>
          </table:table-cell>
          <table:table-cell/>
        </table:table-row>
        <table:table-row table:style-name="ro1">
          <table:table-cell office:value-type="string" calcext:value-type="string">
            <text:p>9782369812203</text:p>
          </table:table-cell>
          <table:table-cell/>
        </table:table-row>
        <table:table-row table:style-name="ro1">
          <table:table-cell office:value-type="string" calcext:value-type="string">
            <text:p>9782369812258</text:p>
          </table:table-cell>
          <table:table-cell/>
        </table:table-row>
        <table:table-row table:style-name="ro1">
          <table:table-cell office:value-type="string" calcext:value-type="string">
            <text:p>9782369812272</text:p>
          </table:table-cell>
          <table:table-cell/>
        </table:table-row>
        <table:table-row table:style-name="ro1">
          <table:table-cell office:value-type="string" calcext:value-type="string">
            <text:p>9782369812319</text:p>
          </table:table-cell>
          <table:table-cell/>
        </table:table-row>
        <table:table-row table:style-name="ro1">
          <table:table-cell office:value-type="string" calcext:value-type="string">
            <text:p>9782369812425</text:p>
          </table:table-cell>
          <table:table-cell/>
        </table:table-row>
        <table:table-row table:style-name="ro1">
          <table:table-cell office:value-type="string" calcext:value-type="string">
            <text:p>9782369812555</text:p>
          </table:table-cell>
          <table:table-cell/>
        </table:table-row>
        <table:table-row table:style-name="ro1">
          <table:table-cell office:value-type="string" calcext:value-type="string">
            <text:p>9782369812579</text:p>
          </table:table-cell>
          <table:table-cell/>
        </table:table-row>
        <table:table-row table:style-name="ro1">
          <table:table-cell office:value-type="string" calcext:value-type="string">
            <text:p>9782369812593</text:p>
          </table:table-cell>
          <table:table-cell/>
        </table:table-row>
        <table:table-row table:style-name="ro1">
          <table:table-cell office:value-type="string" calcext:value-type="string">
            <text:p>9782369812760</text:p>
          </table:table-cell>
          <table:table-cell/>
        </table:table-row>
        <table:table-row table:style-name="ro1">
          <table:table-cell office:value-type="string" calcext:value-type="string">
            <text:p>9782369812791</text:p>
          </table:table-cell>
          <table:table-cell/>
        </table:table-row>
        <table:table-row table:style-name="ro1">
          <table:table-cell office:value-type="string" calcext:value-type="string">
            <text:p>9782369812845</text:p>
          </table:table-cell>
          <table:table-cell/>
        </table:table-row>
        <table:table-row table:style-name="ro1">
          <table:table-cell office:value-type="string" calcext:value-type="string">
            <text:p>9782369812890</text:p>
          </table:table-cell>
          <table:table-cell/>
        </table:table-row>
        <table:table-row table:style-name="ro1">
          <table:table-cell office:value-type="string" calcext:value-type="string">
            <text:p>9782369812920</text:p>
          </table:table-cell>
          <table:table-cell/>
        </table:table-row>
        <table:table-row table:style-name="ro1">
          <table:table-cell office:value-type="string" calcext:value-type="string">
            <text:p>9782369812937</text:p>
          </table:table-cell>
          <table:table-cell/>
        </table:table-row>
        <table:table-row table:style-name="ro1">
          <table:table-cell office:value-type="string" calcext:value-type="string">
            <text:p>9782369812982</text:p>
          </table:table-cell>
          <table:table-cell/>
        </table:table-row>
        <table:table-row table:style-name="ro1">
          <table:table-cell office:value-type="string" calcext:value-type="string">
            <text:p>9782369813088</text:p>
          </table:table-cell>
          <table:table-cell/>
        </table:table-row>
        <table:table-row table:style-name="ro1">
          <table:table-cell office:value-type="string" calcext:value-type="string">
            <text:p>9782369813095</text:p>
          </table:table-cell>
          <table:table-cell/>
        </table:table-row>
        <table:table-row table:style-name="ro1">
          <table:table-cell office:value-type="string" calcext:value-type="string">
            <text:p>9782369813125</text:p>
          </table:table-cell>
          <table:table-cell/>
        </table:table-row>
        <table:table-row table:style-name="ro1">
          <table:table-cell office:value-type="string" calcext:value-type="string">
            <text:p>9782369813170</text:p>
          </table:table-cell>
          <table:table-cell/>
        </table:table-row>
        <table:table-row table:style-name="ro1">
          <table:table-cell office:value-type="string" calcext:value-type="string">
            <text:p>9782369813262</text:p>
          </table:table-cell>
          <table:table-cell/>
        </table:table-row>
        <table:table-row table:style-name="ro1">
          <table:table-cell office:value-type="string" calcext:value-type="string">
            <text:p>9782369813378</text:p>
          </table:table-cell>
          <table:table-cell/>
        </table:table-row>
        <table:table-row table:style-name="ro1">
          <table:table-cell office:value-type="string" calcext:value-type="string">
            <text:p>9782369813415</text:p>
          </table:table-cell>
          <table:table-cell/>
        </table:table-row>
        <table:table-row table:style-name="ro1">
          <table:table-cell office:value-type="string" calcext:value-type="string">
            <text:p>9782369813422</text:p>
          </table:table-cell>
          <table:table-cell/>
        </table:table-row>
        <table:table-row table:style-name="ro1">
          <table:table-cell office:value-type="string" calcext:value-type="string">
            <text:p>9782369813460</text:p>
          </table:table-cell>
          <table:table-cell/>
        </table:table-row>
        <table:table-row table:style-name="ro1">
          <table:table-cell office:value-type="string" calcext:value-type="string">
            <text:p>9782369813477</text:p>
          </table:table-cell>
          <table:table-cell/>
        </table:table-row>
        <table:table-row table:style-name="ro1">
          <table:table-cell office:value-type="string" calcext:value-type="string">
            <text:p>9782369813514</text:p>
          </table:table-cell>
          <table:table-cell/>
        </table:table-row>
        <table:table-row table:style-name="ro1">
          <table:table-cell office:value-type="string" calcext:value-type="string">
            <text:p>9782369813538</text:p>
          </table:table-cell>
          <table:table-cell/>
        </table:table-row>
        <table:table-row table:style-name="ro1">
          <table:table-cell office:value-type="string" calcext:value-type="string">
            <text:p>9782369813576</text:p>
          </table:table-cell>
          <table:table-cell/>
        </table:table-row>
        <table:table-row table:style-name="ro1">
          <table:table-cell office:value-type="string" calcext:value-type="string">
            <text:p>9782369813781</text:p>
          </table:table-cell>
          <table:table-cell/>
        </table:table-row>
        <table:table-row table:style-name="ro1">
          <table:table-cell office:value-type="string" calcext:value-type="string">
            <text:p>9782369813866</text:p>
          </table:table-cell>
          <table:table-cell/>
        </table:table-row>
        <table:table-row table:style-name="ro1">
          <table:table-cell office:value-type="string" calcext:value-type="string">
            <text:p>9782369813989</text:p>
          </table:table-cell>
          <table:table-cell/>
        </table:table-row>
        <table:table-row table:style-name="ro1">
          <table:table-cell office:value-type="string" calcext:value-type="string">
            <text:p>9782369814757</text:p>
          </table:table-cell>
          <table:table-cell/>
        </table:table-row>
        <table:table-row table:style-name="ro1">
          <table:table-cell office:value-type="string" calcext:value-type="string">
            <text:p>9782369815167</text:p>
          </table:table-cell>
          <table:table-cell/>
        </table:table-row>
        <table:table-row table:style-name="ro1">
          <table:table-cell office:value-type="string" calcext:value-type="string">
            <text:p>9782369815259</text:p>
          </table:table-cell>
          <table:table-cell/>
        </table:table-row>
        <table:table-row table:style-name="ro1">
          <table:table-cell office:value-type="string" calcext:value-type="string">
            <text:p>9782369815303</text:p>
          </table:table-cell>
          <table:table-cell/>
        </table:table-row>
        <table:table-row table:style-name="ro1">
          <table:table-cell office:value-type="string" calcext:value-type="string">
            <text:p>9782369815808</text:p>
          </table:table-cell>
          <table:table-cell/>
        </table:table-row>
        <table:table-row table:style-name="ro1">
          <table:table-cell office:value-type="string" calcext:value-type="string">
            <text:p>9782369819622</text:p>
          </table:table-cell>
          <table:table-cell/>
        </table:table-row>
        <table:table-row table:style-name="ro1">
          <table:table-cell/>
          <table:table-cell table:style-name="ce3" office:value-type="float" office:value="97827470" calcext:value-type="float">
            <text:p>97827470</text:p>
          </table:table-cell>
        </table:table-row>
        <table:table-row table:style-name="ro1">
          <table:table-cell office:value-type="string" calcext:value-type="string">
            <text:p>9782747013840</text:p>
          </table:table-cell>
          <table:table-cell table:formula="of:=[.$B$1]&amp;[.A360]&amp;&quot;/[0:300]&quot;" office:value-type="string" office:string-value="https://reader.izneo.com/read/9782747013840/[0:300]" calcext:value-type="string">
            <text:p>https://reader.izneo.com/read/9782747013840/[0:300]</text:p>
          </table:table-cell>
        </table:table-row>
        <table:table-row table:style-name="ro1">
          <table:table-cell office:value-type="string" calcext:value-type="string">
            <text:p>9782747013864</text:p>
          </table:table-cell>
          <table:table-cell table:formula="of:=[.$B$1]&amp;[.A361]&amp;&quot;/[0:300]&quot;" office:value-type="string" office:string-value="https://reader.izneo.com/read/9782747013864/[0:300]" calcext:value-type="string">
            <text:p>https://reader.izneo.com/read/9782747013864/[0:300]</text:p>
          </table:table-cell>
        </table:table-row>
        <table:table-row table:style-name="ro1">
          <table:table-cell office:value-type="string" calcext:value-type="string">
            <text:p>9782747013871</text:p>
          </table:table-cell>
          <table:table-cell table:formula="of:=[.$B$1]&amp;[.A362]&amp;&quot;/[0:300]&quot;" office:value-type="string" office:string-value="https://reader.izneo.com/read/9782747013871/[0:300]" calcext:value-type="string">
            <text:p>https://reader.izneo.com/read/9782747013871/[0:300]</text:p>
          </table:table-cell>
        </table:table-row>
        <table:table-row table:style-name="ro1">
          <table:table-cell office:value-type="string" calcext:value-type="string">
            <text:p>9782747013901</text:p>
          </table:table-cell>
          <table:table-cell table:formula="of:=[.$B$1]&amp;[.A363]&amp;&quot;/[0:300]&quot;" office:value-type="string" office:string-value="https://reader.izneo.com/read/9782747013901/[0:300]" calcext:value-type="string">
            <text:p>https://reader.izneo.com/read/9782747013901/[0:300]</text:p>
          </table:table-cell>
        </table:table-row>
        <table:table-row table:style-name="ro1">
          <table:table-cell office:value-type="string" calcext:value-type="string">
            <text:p>9782747013918</text:p>
          </table:table-cell>
          <table:table-cell table:formula="of:=[.$B$1]&amp;[.A364]&amp;&quot;/[0:300]&quot;" office:value-type="string" office:string-value="https://reader.izneo.com/read/9782747013918/[0:300]" calcext:value-type="string">
            <text:p>https://reader.izneo.com/read/9782747013918/[0:300]</text:p>
          </table:table-cell>
        </table:table-row>
        <table:table-row table:style-name="ro1">
          <table:table-cell office:value-type="string" calcext:value-type="string">
            <text:p>9782747013925</text:p>
          </table:table-cell>
          <table:table-cell table:formula="of:=[.$B$1]&amp;[.A365]&amp;&quot;/[0:300]&quot;" office:value-type="string" office:string-value="https://reader.izneo.com/read/9782747013925/[0:300]" calcext:value-type="string">
            <text:p>https://reader.izneo.com/read/9782747013925/[0:300]</text:p>
          </table:table-cell>
        </table:table-row>
        <table:table-row table:style-name="ro1">
          <table:table-cell office:value-type="string" calcext:value-type="string">
            <text:p>9782747013932</text:p>
          </table:table-cell>
          <table:table-cell table:formula="of:=[.$B$1]&amp;[.A366]&amp;&quot;/[0:300]&quot;" office:value-type="string" office:string-value="https://reader.izneo.com/read/9782747013932/[0:300]" calcext:value-type="string">
            <text:p>https://reader.izneo.com/read/9782747013932/[0:300]</text:p>
          </table:table-cell>
        </table:table-row>
        <table:table-row table:style-name="ro1">
          <table:table-cell office:value-type="string" calcext:value-type="string">
            <text:p>9782747013949</text:p>
          </table:table-cell>
          <table:table-cell table:formula="of:=[.$B$1]&amp;[.A367]&amp;&quot;/[0:300]&quot;" office:value-type="string" office:string-value="https://reader.izneo.com/read/9782747013949/[0:300]" calcext:value-type="string">
            <text:p>https://reader.izneo.com/read/9782747013949/[0:300]</text:p>
          </table:table-cell>
        </table:table-row>
        <table:table-row table:style-name="ro1">
          <table:table-cell office:value-type="string" calcext:value-type="string">
            <text:p>9782747013987</text:p>
          </table:table-cell>
          <table:table-cell table:formula="of:=[.$B$1]&amp;[.A368]&amp;&quot;/[0:300]&quot;" office:value-type="string" office:string-value="https://reader.izneo.com/read/9782747013987/[0:300]" calcext:value-type="string">
            <text:p>https://reader.izneo.com/read/9782747013987/[0:300]</text:p>
          </table:table-cell>
        </table:table-row>
        <table:table-row table:style-name="ro1">
          <table:table-cell office:value-type="string" calcext:value-type="string">
            <text:p>9782747014007</text:p>
          </table:table-cell>
          <table:table-cell table:formula="of:=[.$B$1]&amp;[.A369]&amp;&quot;/[0:300]&quot;" office:value-type="string" office:string-value="https://reader.izneo.com/read/9782747014007/[0:300]" calcext:value-type="string">
            <text:p>https://reader.izneo.com/read/9782747014007/[0:300]</text:p>
          </table:table-cell>
        </table:table-row>
        <table:table-row table:style-name="ro1">
          <table:table-cell office:value-type="string" calcext:value-type="string">
            <text:p>9782747014014</text:p>
          </table:table-cell>
          <table:table-cell table:formula="of:=[.$B$1]&amp;[.A370]&amp;&quot;/[0:300]&quot;" office:value-type="string" office:string-value="https://reader.izneo.com/read/9782747014014/[0:300]" calcext:value-type="string">
            <text:p>https://reader.izneo.com/read/9782747014014/[0:300]</text:p>
          </table:table-cell>
        </table:table-row>
        <table:table-row table:style-name="ro1">
          <table:table-cell office:value-type="string" calcext:value-type="string">
            <text:p>9782747014038</text:p>
          </table:table-cell>
          <table:table-cell table:formula="of:=[.$B$1]&amp;[.A371]&amp;&quot;/[0:300]&quot;" office:value-type="string" office:string-value="https://reader.izneo.com/read/9782747014038/[0:300]" calcext:value-type="string">
            <text:p>https://reader.izneo.com/read/9782747014038/[0:300]</text:p>
          </table:table-cell>
        </table:table-row>
        <table:table-row table:style-name="ro1">
          <table:table-cell office:value-type="string" calcext:value-type="string">
            <text:p>9782747014045</text:p>
          </table:table-cell>
          <table:table-cell table:formula="of:=[.$B$1]&amp;[.A372]&amp;&quot;/[0:300]&quot;" office:value-type="string" office:string-value="https://reader.izneo.com/read/9782747014045/[0:300]" calcext:value-type="string">
            <text:p>https://reader.izneo.com/read/9782747014045/[0:300]</text:p>
          </table:table-cell>
        </table:table-row>
        <table:table-row table:style-name="ro1">
          <table:table-cell office:value-type="string" calcext:value-type="string">
            <text:p>9782747014083</text:p>
          </table:table-cell>
          <table:table-cell table:formula="of:=[.$B$1]&amp;[.A373]&amp;&quot;/[0:300]&quot;" office:value-type="string" office:string-value="https://reader.izneo.com/read/9782747014083/[0:300]" calcext:value-type="string">
            <text:p>https://reader.izneo.com/read/9782747014083/[0:300]</text:p>
          </table:table-cell>
        </table:table-row>
        <table:table-row table:style-name="ro1">
          <table:table-cell office:value-type="string" calcext:value-type="string">
            <text:p>9782747030694</text:p>
          </table:table-cell>
          <table:table-cell table:formula="of:=[.$B$1]&amp;[.A374]&amp;&quot;/[0:300]&quot;" office:value-type="string" office:string-value="https://reader.izneo.com/read/9782747030694/[0:300]" calcext:value-type="string">
            <text:p>https://reader.izneo.com/read/9782747030694/[0:300]</text:p>
          </table:table-cell>
        </table:table-row>
        <table:table-row table:style-name="ro1">
          <table:table-cell office:value-type="string" calcext:value-type="string">
            <text:p>9782747035415</text:p>
          </table:table-cell>
          <table:table-cell table:formula="of:=[.$B$1]&amp;[.A375]&amp;&quot;/[0:300]&quot;" office:value-type="string" office:string-value="https://reader.izneo.com/read/9782747035415/[0:300]" calcext:value-type="string">
            <text:p>https://reader.izneo.com/read/9782747035415/[0:300]</text:p>
          </table:table-cell>
        </table:table-row>
        <table:table-row table:style-name="ro1">
          <table:table-cell office:value-type="string" calcext:value-type="string">
            <text:p>9782747037648</text:p>
          </table:table-cell>
          <table:table-cell table:formula="of:=[.$B$1]&amp;[.A376]&amp;&quot;/[0:300]&quot;" office:value-type="string" office:string-value="https://reader.izneo.com/read/9782747037648/[0:300]" calcext:value-type="string">
            <text:p>https://reader.izneo.com/read/9782747037648/[0:300]</text:p>
          </table:table-cell>
        </table:table-row>
        <table:table-row table:style-name="ro1">
          <table:table-cell office:value-type="string" calcext:value-type="string">
            <text:p>9782747037686</text:p>
          </table:table-cell>
          <table:table-cell table:formula="of:=[.$B$1]&amp;[.A377]&amp;&quot;/[0:300]&quot;" office:value-type="string" office:string-value="https://reader.izneo.com/read/9782747037686/[0:300]" calcext:value-type="string">
            <text:p>https://reader.izneo.com/read/9782747037686/[0:300]</text:p>
          </table:table-cell>
        </table:table-row>
        <table:table-row table:style-name="ro1">
          <table:table-cell office:value-type="string" calcext:value-type="string">
            <text:p>9782747037723</text:p>
          </table:table-cell>
          <table:table-cell table:formula="of:=[.$B$1]&amp;[.A378]&amp;&quot;/[0:300]&quot;" office:value-type="string" office:string-value="https://reader.izneo.com/read/9782747037723/[0:300]" calcext:value-type="string">
            <text:p>https://reader.izneo.com/read/9782747037723/[0:300]</text:p>
          </table:table-cell>
        </table:table-row>
        <table:table-row table:style-name="ro1">
          <table:table-cell office:value-type="string" calcext:value-type="string">
            <text:p>9782747037730</text:p>
          </table:table-cell>
          <table:table-cell table:formula="of:=[.$B$1]&amp;[.A379]&amp;&quot;/[0:300]&quot;" office:value-type="string" office:string-value="https://reader.izneo.com/read/9782747037730/[0:300]" calcext:value-type="string">
            <text:p>https://reader.izneo.com/read/9782747037730/[0:300]</text:p>
          </table:table-cell>
        </table:table-row>
        <table:table-row table:style-name="ro1">
          <table:table-cell office:value-type="string" calcext:value-type="string">
            <text:p>9782747037792</text:p>
          </table:table-cell>
          <table:table-cell table:formula="of:=[.$B$1]&amp;[.A380]&amp;&quot;/[0:300]&quot;" office:value-type="string" office:string-value="https://reader.izneo.com/read/9782747037792/[0:300]" calcext:value-type="string">
            <text:p>https://reader.izneo.com/read/9782747037792/[0:300]</text:p>
          </table:table-cell>
        </table:table-row>
        <table:table-row table:style-name="ro1">
          <table:table-cell office:value-type="string" calcext:value-type="string">
            <text:p>9782747037808</text:p>
          </table:table-cell>
          <table:table-cell table:formula="of:=[.$B$1]&amp;[.A381]&amp;&quot;/[0:300]&quot;" office:value-type="string" office:string-value="https://reader.izneo.com/read/9782747037808/[0:300]" calcext:value-type="string">
            <text:p>https://reader.izneo.com/read/9782747037808/[0:300]</text:p>
          </table:table-cell>
        </table:table-row>
        <table:table-row table:style-name="ro1">
          <table:table-cell office:value-type="string" calcext:value-type="string">
            <text:p>9782747037815</text:p>
          </table:table-cell>
          <table:table-cell table:formula="of:=[.$B$1]&amp;[.A382]&amp;&quot;/[0:300]&quot;" office:value-type="string" office:string-value="https://reader.izneo.com/read/9782747037815/[0:300]" calcext:value-type="string">
            <text:p>https://reader.izneo.com/read/9782747037815/[0:300]</text:p>
          </table:table-cell>
        </table:table-row>
        <table:table-row table:style-name="ro1">
          <table:table-cell office:value-type="string" calcext:value-type="string">
            <text:p>9782747037822</text:p>
          </table:table-cell>
          <table:table-cell table:formula="of:=[.$B$1]&amp;[.A383]&amp;&quot;/[0:300]&quot;" office:value-type="string" office:string-value="https://reader.izneo.com/read/9782747037822/[0:300]" calcext:value-type="string">
            <text:p>https://reader.izneo.com/read/9782747037822/[0:300]</text:p>
          </table:table-cell>
        </table:table-row>
        <table:table-row table:style-name="ro1">
          <table:table-cell office:value-type="string" calcext:value-type="string">
            <text:p>9782747037839</text:p>
          </table:table-cell>
          <table:table-cell table:formula="of:=[.$B$1]&amp;[.A384]&amp;&quot;/[0:300]&quot;" office:value-type="string" office:string-value="https://reader.izneo.com/read/9782747037839/[0:300]" calcext:value-type="string">
            <text:p>https://reader.izneo.com/read/9782747037839/[0:300]</text:p>
          </table:table-cell>
        </table:table-row>
        <table:table-row table:style-name="ro1">
          <table:table-cell office:value-type="string" calcext:value-type="string">
            <text:p>9782747039048</text:p>
          </table:table-cell>
          <table:table-cell table:formula="of:=[.$B$1]&amp;[.A385]&amp;&quot;/[0:300]&quot;" office:value-type="string" office:string-value="https://reader.izneo.com/read/9782747039048/[0:300]" calcext:value-type="string">
            <text:p>https://reader.izneo.com/read/9782747039048/[0:300]</text:p>
          </table:table-cell>
        </table:table-row>
        <table:table-row table:style-name="ro1">
          <table:table-cell office:value-type="string" calcext:value-type="string">
            <text:p>9782747039079</text:p>
          </table:table-cell>
          <table:table-cell table:formula="of:=[.$B$1]&amp;[.A386]&amp;&quot;/[0:300]&quot;" office:value-type="string" office:string-value="https://reader.izneo.com/read/9782747039079/[0:300]" calcext:value-type="string">
            <text:p>https://reader.izneo.com/read/9782747039079/[0:300]</text:p>
          </table:table-cell>
        </table:table-row>
        <table:table-row table:style-name="ro1">
          <table:table-cell office:value-type="string" calcext:value-type="string">
            <text:p>9782747039796</text:p>
          </table:table-cell>
          <table:table-cell table:formula="of:=[.$B$1]&amp;[.A387]&amp;&quot;/[0:300]&quot;" office:value-type="string" office:string-value="https://reader.izneo.com/read/9782747039796/[0:300]" calcext:value-type="string">
            <text:p>https://reader.izneo.com/read/9782747039796/[0:300]</text:p>
          </table:table-cell>
        </table:table-row>
        <table:table-row table:style-name="ro1">
          <table:table-cell office:value-type="string" calcext:value-type="string">
            <text:p>9782747044622</text:p>
          </table:table-cell>
          <table:table-cell table:formula="of:=[.$B$1]&amp;[.A388]&amp;&quot;/[0:300]&quot;" office:value-type="string" office:string-value="https://reader.izneo.com/read/9782747044622/[0:300]" calcext:value-type="string">
            <text:p>https://reader.izneo.com/read/9782747044622/[0:300]</text:p>
          </table:table-cell>
        </table:table-row>
        <table:table-row table:style-name="ro1">
          <table:table-cell office:value-type="string" calcext:value-type="string">
            <text:p>9782747044639</text:p>
          </table:table-cell>
          <table:table-cell table:formula="of:=[.$B$1]&amp;[.A389]&amp;&quot;/[0:300]&quot;" office:value-type="string" office:string-value="https://reader.izneo.com/read/9782747044639/[0:300]" calcext:value-type="string">
            <text:p>https://reader.izneo.com/read/9782747044639/[0:300]</text:p>
          </table:table-cell>
        </table:table-row>
        <table:table-row table:style-name="ro1">
          <table:table-cell office:value-type="string" calcext:value-type="string">
            <text:p>9782747046237</text:p>
          </table:table-cell>
          <table:table-cell table:formula="of:=[.$B$1]&amp;[.A390]&amp;&quot;/[0:300]&quot;" office:value-type="string" office:string-value="https://reader.izneo.com/read/9782747046237/[0:300]" calcext:value-type="string">
            <text:p>https://reader.izneo.com/read/9782747046237/[0:300]</text:p>
          </table:table-cell>
        </table:table-row>
        <table:table-row table:style-name="ro1">
          <table:table-cell office:value-type="string" calcext:value-type="string">
            <text:p>9782747049597</text:p>
          </table:table-cell>
          <table:table-cell table:formula="of:=[.$B$1]&amp;[.A391]&amp;&quot;/[0:300]&quot;" office:value-type="string" office:string-value="https://reader.izneo.com/read/9782747049597/[0:300]" calcext:value-type="string">
            <text:p>https://reader.izneo.com/read/9782747049597/[0:300]</text:p>
          </table:table-cell>
        </table:table-row>
        <table:table-row table:style-name="ro1">
          <table:table-cell office:value-type="string" calcext:value-type="string">
            <text:p>9782747049603</text:p>
          </table:table-cell>
          <table:table-cell table:formula="of:=[.$B$1]&amp;[.A392]&amp;&quot;/[0:300]&quot;" office:value-type="string" office:string-value="https://reader.izneo.com/read/9782747049603/[0:300]" calcext:value-type="string">
            <text:p>https://reader.izneo.com/read/9782747049603/[0:300]</text:p>
          </table:table-cell>
        </table:table-row>
        <table:table-row table:style-name="ro1">
          <table:table-cell office:value-type="string" calcext:value-type="string">
            <text:p>9782747049627</text:p>
          </table:table-cell>
          <table:table-cell table:formula="of:=[.$B$1]&amp;[.A393]&amp;&quot;/[0:300]&quot;" office:value-type="string" office:string-value="https://reader.izneo.com/read/9782747049627/[0:300]" calcext:value-type="string">
            <text:p>https://reader.izneo.com/read/9782747049627/[0:300]</text:p>
          </table:table-cell>
        </table:table-row>
        <table:table-row table:style-name="ro1">
          <table:table-cell office:value-type="string" calcext:value-type="string">
            <text:p>9782747049634</text:p>
          </table:table-cell>
          <table:table-cell table:formula="of:=[.$B$1]&amp;[.A394]&amp;&quot;/[0:300]&quot;" office:value-type="string" office:string-value="https://reader.izneo.com/read/9782747049634/[0:300]" calcext:value-type="string">
            <text:p>https://reader.izneo.com/read/9782747049634/[0:300]</text:p>
          </table:table-cell>
        </table:table-row>
        <table:table-row table:style-name="ro1">
          <table:table-cell office:value-type="string" calcext:value-type="string">
            <text:p>9782747051002</text:p>
          </table:table-cell>
          <table:table-cell table:formula="of:=[.$B$1]&amp;[.A395]&amp;&quot;/[0:300]&quot;" office:value-type="string" office:string-value="https://reader.izneo.com/read/9782747051002/[0:300]" calcext:value-type="string">
            <text:p>https://reader.izneo.com/read/9782747051002/[0:300]</text:p>
          </table:table-cell>
        </table:table-row>
        <table:table-row table:style-name="ro1">
          <table:table-cell office:value-type="string" calcext:value-type="string">
            <text:p>9782747051019</text:p>
          </table:table-cell>
          <table:table-cell table:formula="of:=[.$B$1]&amp;[.A396]&amp;&quot;/[0:300]&quot;" office:value-type="string" office:string-value="https://reader.izneo.com/read/9782747051019/[0:300]" calcext:value-type="string">
            <text:p>https://reader.izneo.com/read/9782747051019/[0:300]</text:p>
          </table:table-cell>
        </table:table-row>
        <table:table-row table:style-name="ro1">
          <table:table-cell office:value-type="string" calcext:value-type="string">
            <text:p>9782747051026</text:p>
          </table:table-cell>
          <table:table-cell table:formula="of:=[.$B$1]&amp;[.A397]&amp;&quot;/[0:300]&quot;" office:value-type="string" office:string-value="https://reader.izneo.com/read/9782747051026/[0:300]" calcext:value-type="string">
            <text:p>https://reader.izneo.com/read/9782747051026/[0:300]</text:p>
          </table:table-cell>
        </table:table-row>
        <table:table-row table:style-name="ro1">
          <table:table-cell office:value-type="string" calcext:value-type="string">
            <text:p>9782747051033</text:p>
          </table:table-cell>
          <table:table-cell table:formula="of:=[.$B$1]&amp;[.A398]&amp;&quot;/[0:300]&quot;" office:value-type="string" office:string-value="https://reader.izneo.com/read/9782747051033/[0:300]" calcext:value-type="string">
            <text:p>https://reader.izneo.com/read/9782747051033/[0:300]</text:p>
          </table:table-cell>
        </table:table-row>
        <table:table-row table:style-name="ro1">
          <table:table-cell office:value-type="string" calcext:value-type="string">
            <text:p>9782747051699</text:p>
          </table:table-cell>
          <table:table-cell table:formula="of:=[.$B$1]&amp;[.A399]&amp;&quot;/[0:300]&quot;" office:value-type="string" office:string-value="https://reader.izneo.com/read/9782747051699/[0:300]" calcext:value-type="string">
            <text:p>https://reader.izneo.com/read/9782747051699/[0:300]</text:p>
          </table:table-cell>
        </table:table-row>
        <table:table-row table:style-name="ro1">
          <table:table-cell office:value-type="string" calcext:value-type="string">
            <text:p>9782747052993</text:p>
          </table:table-cell>
          <table:table-cell table:formula="of:=[.$B$1]&amp;[.A400]&amp;&quot;/[0:300]&quot;" office:value-type="string" office:string-value="https://reader.izneo.com/read/9782747052993/[0:300]" calcext:value-type="string">
            <text:p>https://reader.izneo.com/read/9782747052993/[0:300]</text:p>
          </table:table-cell>
        </table:table-row>
        <table:table-row table:style-name="ro1">
          <table:table-cell office:value-type="string" calcext:value-type="string">
            <text:p>9782747053006</text:p>
          </table:table-cell>
          <table:table-cell table:formula="of:=[.$B$1]&amp;[.A401]&amp;&quot;/[0:300]&quot;" office:value-type="string" office:string-value="https://reader.izneo.com/read/9782747053006/[0:300]" calcext:value-type="string">
            <text:p>https://reader.izneo.com/read/9782747053006/[0:300]</text:p>
          </table:table-cell>
        </table:table-row>
        <table:table-row table:style-name="ro1">
          <table:table-cell office:value-type="string" calcext:value-type="string">
            <text:p>9782747053013</text:p>
          </table:table-cell>
          <table:table-cell table:formula="of:=[.$B$1]&amp;[.A402]&amp;&quot;/[0:300]&quot;" office:value-type="string" office:string-value="https://reader.izneo.com/read/9782747053013/[0:300]" calcext:value-type="string">
            <text:p>https://reader.izneo.com/read/9782747053013/[0:300]</text:p>
          </table:table-cell>
        </table:table-row>
        <table:table-row table:style-name="ro1">
          <table:table-cell office:value-type="string" calcext:value-type="string">
            <text:p>9782747055536</text:p>
          </table:table-cell>
          <table:table-cell table:formula="of:=[.$B$1]&amp;[.A403]&amp;&quot;/[0:300]&quot;" office:value-type="string" office:string-value="https://reader.izneo.com/read/9782747055536/[0:300]" calcext:value-type="string">
            <text:p>https://reader.izneo.com/read/9782747055536/[0:300]</text:p>
          </table:table-cell>
        </table:table-row>
        <table:table-row table:style-name="ro1">
          <table:table-cell office:value-type="string" calcext:value-type="string">
            <text:p>9782747057097</text:p>
          </table:table-cell>
          <table:table-cell table:formula="of:=[.$B$1]&amp;[.A404]&amp;&quot;/[0:300]&quot;" office:value-type="string" office:string-value="https://reader.izneo.com/read/9782747057097/[0:300]" calcext:value-type="string">
            <text:p>https://reader.izneo.com/read/9782747057097/[0:300]</text:p>
          </table:table-cell>
        </table:table-row>
        <table:table-row table:style-name="ro1">
          <table:table-cell office:value-type="string" calcext:value-type="string">
            <text:p>9782747058681</text:p>
          </table:table-cell>
          <table:table-cell table:formula="of:=[.$B$1]&amp;[.A405]&amp;&quot;/[0:300]&quot;" office:value-type="string" office:string-value="https://reader.izneo.com/read/9782747058681/[0:300]" calcext:value-type="string">
            <text:p>https://reader.izneo.com/read/9782747058681/[0:300]</text:p>
          </table:table-cell>
        </table:table-row>
        <table:table-row table:style-name="ro1">
          <table:table-cell office:value-type="string" calcext:value-type="string">
            <text:p>9782747059237</text:p>
          </table:table-cell>
          <table:table-cell table:formula="of:=[.$B$1]&amp;[.A406]&amp;&quot;/[0:300]&quot;" office:value-type="string" office:string-value="https://reader.izneo.com/read/9782747059237/[0:300]" calcext:value-type="string">
            <text:p>https://reader.izneo.com/read/9782747059237/[0:300]</text:p>
          </table:table-cell>
        </table:table-row>
        <table:table-row table:style-name="ro1">
          <table:table-cell office:value-type="string" calcext:value-type="string">
            <text:p>9782747059244</text:p>
          </table:table-cell>
          <table:table-cell table:formula="of:=[.$B$1]&amp;[.A407]&amp;&quot;/[0:300]&quot;" office:value-type="string" office:string-value="https://reader.izneo.com/read/9782747059244/[0:300]" calcext:value-type="string">
            <text:p>https://reader.izneo.com/read/9782747059244/[0:300]</text:p>
          </table:table-cell>
        </table:table-row>
        <table:table-row table:style-name="ro1">
          <table:table-cell office:value-type="string" calcext:value-type="string">
            <text:p>9782747059268</text:p>
          </table:table-cell>
          <table:table-cell table:formula="of:=[.$B$1]&amp;[.A408]&amp;&quot;/[0:300]&quot;" office:value-type="string" office:string-value="https://reader.izneo.com/read/9782747059268/[0:300]" calcext:value-type="string">
            <text:p>https://reader.izneo.com/read/9782747059268/[0:300]</text:p>
          </table:table-cell>
        </table:table-row>
        <table:table-row table:style-name="ro1">
          <table:table-cell office:value-type="string" calcext:value-type="string">
            <text:p>9782747059282</text:p>
          </table:table-cell>
          <table:table-cell table:formula="of:=[.$B$1]&amp;[.A409]&amp;&quot;/[0:300]&quot;" office:value-type="string" office:string-value="https://reader.izneo.com/read/9782747059282/[0:300]" calcext:value-type="string">
            <text:p>https://reader.izneo.com/read/9782747059282/[0:300]</text:p>
          </table:table-cell>
        </table:table-row>
        <table:table-row table:style-name="ro1">
          <table:table-cell office:value-type="string" calcext:value-type="string">
            <text:p>9782747059299</text:p>
          </table:table-cell>
          <table:table-cell table:formula="of:=[.$B$1]&amp;[.A410]&amp;&quot;/[0:300]&quot;" office:value-type="string" office:string-value="https://reader.izneo.com/read/9782747059299/[0:300]" calcext:value-type="string">
            <text:p>https://reader.izneo.com/read/9782747059299/[0:300]</text:p>
          </table:table-cell>
        </table:table-row>
        <table:table-row table:style-name="ro1">
          <table:table-cell office:value-type="string" calcext:value-type="string">
            <text:p>9782747059343</text:p>
          </table:table-cell>
          <table:table-cell table:formula="of:=[.$B$1]&amp;[.A411]&amp;&quot;/[0:300]&quot;" office:value-type="string" office:string-value="https://reader.izneo.com/read/9782747059343/[0:300]" calcext:value-type="string">
            <text:p>https://reader.izneo.com/read/9782747059343/[0:300]</text:p>
          </table:table-cell>
        </table:table-row>
        <table:table-row table:style-name="ro1">
          <table:table-cell office:value-type="string" calcext:value-type="string">
            <text:p>9782747063449</text:p>
          </table:table-cell>
          <table:table-cell table:formula="of:=[.$B$1]&amp;[.A412]&amp;&quot;/[0:300]&quot;" office:value-type="string" office:string-value="https://reader.izneo.com/read/9782747063449/[0:300]" calcext:value-type="string">
            <text:p>https://reader.izneo.com/read/9782747063449/[0:300]</text:p>
          </table:table-cell>
        </table:table-row>
        <table:table-row table:style-name="ro1">
          <table:table-cell office:value-type="string" calcext:value-type="string">
            <text:p>9782747063456</text:p>
          </table:table-cell>
          <table:table-cell table:formula="of:=[.$B$1]&amp;[.A413]&amp;&quot;/[0:300]&quot;" office:value-type="string" office:string-value="https://reader.izneo.com/read/9782747063456/[0:300]" calcext:value-type="string">
            <text:p>https://reader.izneo.com/read/9782747063456/[0:300]</text:p>
          </table:table-cell>
        </table:table-row>
        <table:table-row table:style-name="ro1">
          <table:table-cell office:value-type="string" calcext:value-type="string">
            <text:p>9782747071154</text:p>
          </table:table-cell>
          <table:table-cell table:formula="of:=[.$B$1]&amp;[.A414]&amp;&quot;/[0:300]&quot;" office:value-type="string" office:string-value="https://reader.izneo.com/read/9782747071154/[0:300]" calcext:value-type="string">
            <text:p>https://reader.izneo.com/read/9782747071154/[0:300]</text:p>
          </table:table-cell>
        </table:table-row>
        <table:table-row table:style-name="ro1">
          <table:table-cell office:value-type="string" calcext:value-type="string">
            <text:p>9782747071192</text:p>
          </table:table-cell>
          <table:table-cell table:formula="of:=[.$B$1]&amp;[.A415]&amp;&quot;/[0:300]&quot;" office:value-type="string" office:string-value="https://reader.izneo.com/read/9782747071192/[0:300]" calcext:value-type="string">
            <text:p>https://reader.izneo.com/read/9782747071192/[0:300]</text:p>
          </table:table-cell>
        </table:table-row>
        <table:table-row table:style-name="ro1">
          <table:table-cell office:value-type="string" calcext:value-type="string">
            <text:p>9782747072496</text:p>
          </table:table-cell>
          <table:table-cell table:formula="of:=[.$B$1]&amp;[.A416]&amp;&quot;/[0:300]&quot;" office:value-type="string" office:string-value="https://reader.izneo.com/read/9782747072496/[0:300]" calcext:value-type="string">
            <text:p>https://reader.izneo.com/read/9782747072496/[0:300]</text:p>
          </table:table-cell>
        </table:table-row>
        <table:table-row table:style-name="ro1">
          <table:table-cell office:value-type="string" calcext:value-type="string">
            <text:p>9782747072502</text:p>
          </table:table-cell>
          <table:table-cell table:formula="of:=[.$B$1]&amp;[.A417]&amp;&quot;/[0:300]&quot;" office:value-type="string" office:string-value="https://reader.izneo.com/read/9782747072502/[0:300]" calcext:value-type="string">
            <text:p>https://reader.izneo.com/read/9782747072502/[0:300]</text:p>
          </table:table-cell>
        </table:table-row>
        <table:table-row table:style-name="ro1">
          <table:table-cell office:value-type="string" calcext:value-type="string">
            <text:p>9782747072939</text:p>
          </table:table-cell>
          <table:table-cell table:formula="of:=[.$B$1]&amp;[.A418]&amp;&quot;/[0:300]&quot;" office:value-type="string" office:string-value="https://reader.izneo.com/read/9782747072939/[0:300]" calcext:value-type="string">
            <text:p>https://reader.izneo.com/read/9782747072939/[0:300]</text:p>
          </table:table-cell>
        </table:table-row>
        <table:table-row table:style-name="ro1">
          <table:table-cell office:value-type="string" calcext:value-type="string">
            <text:p>9782747075596</text:p>
          </table:table-cell>
          <table:table-cell table:formula="of:=[.$B$1]&amp;[.A419]&amp;&quot;/[0:300]&quot;" office:value-type="string" office:string-value="https://reader.izneo.com/read/9782747075596/[0:300]" calcext:value-type="string">
            <text:p>https://reader.izneo.com/read/9782747075596/[0:300]</text:p>
          </table:table-cell>
        </table:table-row>
        <table:table-row table:style-name="ro1">
          <table:table-cell office:value-type="string" calcext:value-type="string">
            <text:p>9782747075725</text:p>
          </table:table-cell>
          <table:table-cell table:formula="of:=[.$B$1]&amp;[.A420]&amp;&quot;/[0:300]&quot;" office:value-type="string" office:string-value="https://reader.izneo.com/read/9782747075725/[0:300]" calcext:value-type="string">
            <text:p>https://reader.izneo.com/read/9782747075725/[0:300]</text:p>
          </table:table-cell>
        </table:table-row>
        <table:table-row table:style-name="ro1">
          <table:table-cell office:value-type="string" calcext:value-type="string">
            <text:p>9782747076340</text:p>
          </table:table-cell>
          <table:table-cell table:formula="of:=[.$B$1]&amp;[.A421]&amp;&quot;/[0:300]&quot;" office:value-type="string" office:string-value="https://reader.izneo.com/read/9782747076340/[0:300]" calcext:value-type="string">
            <text:p>https://reader.izneo.com/read/9782747076340/[0:300]</text:p>
          </table:table-cell>
        </table:table-row>
        <table:table-row table:style-name="ro1">
          <table:table-cell office:value-type="string" calcext:value-type="string">
            <text:p>9782747076364</text:p>
          </table:table-cell>
          <table:table-cell table:formula="of:=[.$B$1]&amp;[.A422]&amp;&quot;/[0:300]&quot;" office:value-type="string" office:string-value="https://reader.izneo.com/read/9782747076364/[0:300]" calcext:value-type="string">
            <text:p>https://reader.izneo.com/read/9782747076364/[0:300]</text:p>
          </table:table-cell>
        </table:table-row>
        <table:table-row table:style-name="ro1">
          <table:table-cell office:value-type="string" calcext:value-type="string">
            <text:p>9782747076449</text:p>
          </table:table-cell>
          <table:table-cell table:formula="of:=[.$B$1]&amp;[.A423]&amp;&quot;/[0:300]&quot;" office:value-type="string" office:string-value="https://reader.izneo.com/read/9782747076449/[0:300]" calcext:value-type="string">
            <text:p>https://reader.izneo.com/read/9782747076449/[0:300]</text:p>
          </table:table-cell>
        </table:table-row>
        <table:table-row table:style-name="ro1">
          <table:table-cell office:value-type="string" calcext:value-type="string">
            <text:p>9782747076500</text:p>
          </table:table-cell>
          <table:table-cell table:formula="of:=[.$B$1]&amp;[.A424]&amp;&quot;/[0:300]&quot;" office:value-type="string" office:string-value="https://reader.izneo.com/read/9782747076500/[0:300]" calcext:value-type="string">
            <text:p>https://reader.izneo.com/read/9782747076500/[0:300]</text:p>
          </table:table-cell>
        </table:table-row>
        <table:table-row table:style-name="ro1">
          <table:table-cell/>
          <table:table-cell table:style-name="ce3" office:value-type="float" office:value="97828189" calcext:value-type="float">
            <text:p>97828189</text:p>
          </table:table-cell>
        </table:table-row>
        <table:table-row table:style-name="ro1">
          <table:table-cell office:value-type="string" calcext:value-type="string">
            <text:p>9782818901656</text:p>
          </table:table-cell>
          <table:table-cell table:formula="of:=[.$B$1]&amp;[.A426]&amp;&quot;/[0:300]&quot;" office:value-type="string" office:string-value="https://reader.izneo.com/read/9782818901656/[0:300]" calcext:value-type="string">
            <text:p>https://reader.izneo.com/read/9782818901656/[0:300]</text:p>
          </table:table-cell>
        </table:table-row>
        <table:table-row table:style-name="ro1">
          <table:table-cell office:value-type="string" calcext:value-type="string">
            <text:p>9782818901663</text:p>
          </table:table-cell>
          <table:table-cell table:formula="of:=[.$B$1]&amp;[.A427]&amp;&quot;/[0:300]&quot;" office:value-type="string" office:string-value="https://reader.izneo.com/read/9782818901663/[0:300]" calcext:value-type="string">
            <text:p>https://reader.izneo.com/read/9782818901663/[0:300]</text:p>
          </table:table-cell>
        </table:table-row>
        <table:table-row table:style-name="ro1">
          <table:table-cell office:value-type="string" calcext:value-type="string">
            <text:p>9782818901670</text:p>
          </table:table-cell>
          <table:table-cell table:formula="of:=[.$B$1]&amp;[.A428]&amp;&quot;/[0:300]&quot;" office:value-type="string" office:string-value="https://reader.izneo.com/read/9782818901670/[0:300]" calcext:value-type="string">
            <text:p>https://reader.izneo.com/read/9782818901670/[0:300]</text:p>
          </table:table-cell>
        </table:table-row>
        <table:table-row table:style-name="ro1">
          <table:table-cell office:value-type="string" calcext:value-type="string">
            <text:p>9782818902530</text:p>
          </table:table-cell>
          <table:table-cell table:formula="of:=[.$B$1]&amp;[.A429]&amp;&quot;/[0:300]&quot;" office:value-type="string" office:string-value="https://reader.izneo.com/read/9782818902530/[0:300]" calcext:value-type="string">
            <text:p>https://reader.izneo.com/read/9782818902530/[0:300]</text:p>
          </table:table-cell>
        </table:table-row>
        <table:table-row table:style-name="ro1">
          <table:table-cell office:value-type="string" calcext:value-type="string">
            <text:p>9782818902660</text:p>
          </table:table-cell>
          <table:table-cell table:formula="of:=[.$B$1]&amp;[.A430]&amp;&quot;/[0:300]&quot;" office:value-type="string" office:string-value="https://reader.izneo.com/read/9782818902660/[0:300]" calcext:value-type="string">
            <text:p>https://reader.izneo.com/read/9782818902660/[0:300]</text:p>
          </table:table-cell>
        </table:table-row>
        <table:table-row table:style-name="ro1">
          <table:table-cell office:value-type="string" calcext:value-type="string">
            <text:p>9782818902882</text:p>
          </table:table-cell>
          <table:table-cell table:formula="of:=[.$B$1]&amp;[.A431]&amp;&quot;/[0:300]&quot;" office:value-type="string" office:string-value="https://reader.izneo.com/read/9782818902882/[0:300]" calcext:value-type="string">
            <text:p>https://reader.izneo.com/read/9782818902882/[0:300]</text:p>
          </table:table-cell>
        </table:table-row>
        <table:table-row table:style-name="ro1">
          <table:table-cell office:value-type="string" calcext:value-type="string">
            <text:p>9782818903155</text:p>
          </table:table-cell>
          <table:table-cell table:formula="of:=[.$B$1]&amp;[.A432]&amp;&quot;/[0:300]&quot;" office:value-type="string" office:string-value="https://reader.izneo.com/read/9782818903155/[0:300]" calcext:value-type="string">
            <text:p>https://reader.izneo.com/read/9782818903155/[0:300]</text:p>
          </table:table-cell>
        </table:table-row>
        <table:table-row table:style-name="ro1">
          <table:table-cell office:value-type="string" calcext:value-type="string">
            <text:p>9782818903162</text:p>
          </table:table-cell>
          <table:table-cell table:formula="of:=[.$B$1]&amp;[.A433]&amp;&quot;/[0:300]&quot;" office:value-type="string" office:string-value="https://reader.izneo.com/read/9782818903162/[0:300]" calcext:value-type="string">
            <text:p>https://reader.izneo.com/read/9782818903162/[0:300]</text:p>
          </table:table-cell>
        </table:table-row>
        <table:table-row table:style-name="ro1">
          <table:table-cell office:value-type="string" calcext:value-type="string">
            <text:p>9782818903551</text:p>
          </table:table-cell>
          <table:table-cell table:formula="of:=[.$B$1]&amp;[.A434]&amp;&quot;/[0:300]&quot;" office:value-type="string" office:string-value="https://reader.izneo.com/read/9782818903551/[0:300]" calcext:value-type="string">
            <text:p>https://reader.izneo.com/read/9782818903551/[0:300]</text:p>
          </table:table-cell>
        </table:table-row>
        <table:table-row table:style-name="ro1">
          <table:table-cell office:value-type="string" calcext:value-type="string">
            <text:p>9782818903599</text:p>
          </table:table-cell>
          <table:table-cell table:formula="of:=[.$B$1]&amp;[.A435]&amp;&quot;/[0:300]&quot;" office:value-type="string" office:string-value="https://reader.izneo.com/read/9782818903599/[0:300]" calcext:value-type="string">
            <text:p>https://reader.izneo.com/read/9782818903599/[0:300]</text:p>
          </table:table-cell>
        </table:table-row>
        <table:table-row table:style-name="ro1">
          <table:table-cell office:value-type="string" calcext:value-type="string">
            <text:p>9782818903605</text:p>
          </table:table-cell>
          <table:table-cell table:formula="of:=[.$B$1]&amp;[.A436]&amp;&quot;/[0:300]&quot;" office:value-type="string" office:string-value="https://reader.izneo.com/read/9782818903605/[0:300]" calcext:value-type="string">
            <text:p>https://reader.izneo.com/read/9782818903605/[0:300]</text:p>
          </table:table-cell>
        </table:table-row>
        <table:table-row table:style-name="ro1">
          <table:table-cell office:value-type="string" calcext:value-type="string">
            <text:p>9782818903681</text:p>
          </table:table-cell>
          <table:table-cell table:formula="of:=[.$B$1]&amp;[.A437]&amp;&quot;/[0:300]&quot;" office:value-type="string" office:string-value="https://reader.izneo.com/read/9782818903681/[0:300]" calcext:value-type="string">
            <text:p>https://reader.izneo.com/read/9782818903681/[0:300]</text:p>
          </table:table-cell>
        </table:table-row>
        <table:table-row table:style-name="ro1">
          <table:table-cell office:value-type="string" calcext:value-type="string">
            <text:p>9782818903773</text:p>
          </table:table-cell>
          <table:table-cell table:formula="of:=[.$B$1]&amp;[.A438]&amp;&quot;/[0:300]&quot;" office:value-type="string" office:string-value="https://reader.izneo.com/read/9782818903773/[0:300]" calcext:value-type="string">
            <text:p>https://reader.izneo.com/read/9782818903773/[0:300]</text:p>
          </table:table-cell>
        </table:table-row>
        <table:table-row table:style-name="ro1">
          <table:table-cell office:value-type="string" calcext:value-type="string">
            <text:p>9782818903780</text:p>
          </table:table-cell>
          <table:table-cell table:formula="of:=[.$B$1]&amp;[.A439]&amp;&quot;/[0:300]&quot;" office:value-type="string" office:string-value="https://reader.izneo.com/read/9782818903780/[0:300]" calcext:value-type="string">
            <text:p>https://reader.izneo.com/read/9782818903780/[0:300]</text:p>
          </table:table-cell>
        </table:table-row>
        <table:table-row table:style-name="ro1">
          <table:table-cell office:value-type="string" calcext:value-type="string">
            <text:p>9782818903797</text:p>
          </table:table-cell>
          <table:table-cell table:formula="of:=[.$B$1]&amp;[.A440]&amp;&quot;/[0:300]&quot;" office:value-type="string" office:string-value="https://reader.izneo.com/read/9782818903797/[0:300]" calcext:value-type="string">
            <text:p>https://reader.izneo.com/read/9782818903797/[0:300]</text:p>
          </table:table-cell>
        </table:table-row>
        <table:table-row table:style-name="ro1">
          <table:table-cell office:value-type="string" calcext:value-type="string">
            <text:p>9782818903803</text:p>
          </table:table-cell>
          <table:table-cell table:formula="of:=[.$B$1]&amp;[.A441]&amp;&quot;/[0:300]&quot;" office:value-type="string" office:string-value="https://reader.izneo.com/read/9782818903803/[0:300]" calcext:value-type="string">
            <text:p>https://reader.izneo.com/read/9782818903803/[0:300]</text:p>
          </table:table-cell>
        </table:table-row>
        <table:table-row table:style-name="ro1">
          <table:table-cell office:value-type="string" calcext:value-type="string">
            <text:p>9782818903810</text:p>
          </table:table-cell>
          <table:table-cell table:formula="of:=[.$B$1]&amp;[.A442]&amp;&quot;/[0:300]&quot;" office:value-type="string" office:string-value="https://reader.izneo.com/read/9782818903810/[0:300]" calcext:value-type="string">
            <text:p>https://reader.izneo.com/read/9782818903810/[0:300]</text:p>
          </table:table-cell>
        </table:table-row>
        <table:table-row table:style-name="ro1">
          <table:table-cell office:value-type="string" calcext:value-type="string">
            <text:p>9782818903919</text:p>
          </table:table-cell>
          <table:table-cell table:formula="of:=[.$B$1]&amp;[.A443]&amp;&quot;/[0:300]&quot;" office:value-type="string" office:string-value="https://reader.izneo.com/read/9782818903919/[0:300]" calcext:value-type="string">
            <text:p>https://reader.izneo.com/read/9782818903919/[0:300]</text:p>
          </table:table-cell>
        </table:table-row>
        <table:table-row table:style-name="ro1">
          <table:table-cell office:value-type="string" calcext:value-type="string">
            <text:p>9782818903926</text:p>
          </table:table-cell>
          <table:table-cell table:formula="of:=[.$B$1]&amp;[.A444]&amp;&quot;/[0:300]&quot;" office:value-type="string" office:string-value="https://reader.izneo.com/read/9782818903926/[0:300]" calcext:value-type="string">
            <text:p>https://reader.izneo.com/read/9782818903926/[0:300]</text:p>
          </table:table-cell>
        </table:table-row>
        <table:table-row table:style-name="ro1">
          <table:table-cell office:value-type="string" calcext:value-type="string">
            <text:p>9782818903933</text:p>
          </table:table-cell>
          <table:table-cell table:formula="of:=[.$B$1]&amp;[.A445]&amp;&quot;/[0:300]&quot;" office:value-type="string" office:string-value="https://reader.izneo.com/read/9782818903933/[0:300]" calcext:value-type="string">
            <text:p>https://reader.izneo.com/read/9782818903933/[0:300]</text:p>
          </table:table-cell>
        </table:table-row>
        <table:table-row table:style-name="ro1">
          <table:table-cell office:value-type="string" calcext:value-type="string">
            <text:p>9782818904077</text:p>
          </table:table-cell>
          <table:table-cell table:formula="of:=[.$B$1]&amp;[.A446]&amp;&quot;/[0:300]&quot;" office:value-type="string" office:string-value="https://reader.izneo.com/read/9782818904077/[0:300]" calcext:value-type="string">
            <text:p>https://reader.izneo.com/read/9782818904077/[0:300]</text:p>
          </table:table-cell>
        </table:table-row>
        <table:table-row table:style-name="ro1">
          <table:table-cell office:value-type="string" calcext:value-type="string">
            <text:p>9782818904114</text:p>
          </table:table-cell>
          <table:table-cell table:formula="of:=[.$B$1]&amp;[.A447]&amp;&quot;/[0:300]&quot;" office:value-type="string" office:string-value="https://reader.izneo.com/read/9782818904114/[0:300]" calcext:value-type="string">
            <text:p>https://reader.izneo.com/read/9782818904114/[0:300]</text:p>
          </table:table-cell>
        </table:table-row>
        <table:table-row table:style-name="ro1">
          <table:table-cell office:value-type="string" calcext:value-type="string">
            <text:p>9782818904152</text:p>
          </table:table-cell>
          <table:table-cell table:formula="of:=[.$B$1]&amp;[.A448]&amp;&quot;/[0:300]&quot;" office:value-type="string" office:string-value="https://reader.izneo.com/read/9782818904152/[0:300]" calcext:value-type="string">
            <text:p>https://reader.izneo.com/read/9782818904152/[0:300]</text:p>
          </table:table-cell>
        </table:table-row>
        <table:table-row table:style-name="ro1">
          <table:table-cell office:value-type="string" calcext:value-type="string">
            <text:p>9782818904176</text:p>
          </table:table-cell>
          <table:table-cell table:formula="of:=[.$B$1]&amp;[.A449]&amp;&quot;/[0:300]&quot;" office:value-type="string" office:string-value="https://reader.izneo.com/read/9782818904176/[0:300]" calcext:value-type="string">
            <text:p>https://reader.izneo.com/read/9782818904176/[0:300]</text:p>
          </table:table-cell>
        </table:table-row>
        <table:table-row table:style-name="ro1">
          <table:table-cell office:value-type="string" calcext:value-type="string">
            <text:p>9782818904183</text:p>
          </table:table-cell>
          <table:table-cell table:formula="of:=[.$B$1]&amp;[.A450]&amp;&quot;/[0:300]&quot;" office:value-type="string" office:string-value="https://reader.izneo.com/read/9782818904183/[0:300]" calcext:value-type="string">
            <text:p>https://reader.izneo.com/read/9782818904183/[0:300]</text:p>
          </table:table-cell>
        </table:table-row>
        <table:table-row table:style-name="ro1">
          <table:table-cell office:value-type="string" calcext:value-type="string">
            <text:p>9782818904190</text:p>
          </table:table-cell>
          <table:table-cell table:formula="of:=[.$B$1]&amp;[.A451]&amp;&quot;/[0:300]&quot;" office:value-type="string" office:string-value="https://reader.izneo.com/read/9782818904190/[0:300]" calcext:value-type="string">
            <text:p>https://reader.izneo.com/read/9782818904190/[0:300]</text:p>
          </table:table-cell>
        </table:table-row>
        <table:table-row table:style-name="ro1">
          <table:table-cell office:value-type="string" calcext:value-type="string">
            <text:p>9782818904299</text:p>
          </table:table-cell>
          <table:table-cell table:formula="of:=[.$B$1]&amp;[.A452]&amp;&quot;/[0:300]&quot;" office:value-type="string" office:string-value="https://reader.izneo.com/read/9782818904299/[0:300]" calcext:value-type="string">
            <text:p>https://reader.izneo.com/read/9782818904299/[0:300]</text:p>
          </table:table-cell>
        </table:table-row>
        <table:table-row table:style-name="ro1">
          <table:table-cell office:value-type="string" calcext:value-type="string">
            <text:p>9782818904305</text:p>
          </table:table-cell>
          <table:table-cell table:formula="of:=[.$B$1]&amp;[.A453]&amp;&quot;/[0:300]&quot;" office:value-type="string" office:string-value="https://reader.izneo.com/read/9782818904305/[0:300]" calcext:value-type="string">
            <text:p>https://reader.izneo.com/read/9782818904305/[0:300]</text:p>
          </table:table-cell>
        </table:table-row>
        <table:table-row table:style-name="ro1">
          <table:table-cell office:value-type="string" calcext:value-type="string">
            <text:p>9782818904336</text:p>
          </table:table-cell>
          <table:table-cell table:formula="of:=[.$B$1]&amp;[.A454]&amp;&quot;/[0:300]&quot;" office:value-type="string" office:string-value="https://reader.izneo.com/read/9782818904336/[0:300]" calcext:value-type="string">
            <text:p>https://reader.izneo.com/read/9782818904336/[0:300]</text:p>
          </table:table-cell>
        </table:table-row>
        <table:table-row table:style-name="ro1">
          <table:table-cell office:value-type="string" calcext:value-type="string">
            <text:p>9782818904404</text:p>
          </table:table-cell>
          <table:table-cell table:formula="of:=[.$B$1]&amp;[.A455]&amp;&quot;/[0:300]&quot;" office:value-type="string" office:string-value="https://reader.izneo.com/read/9782818904404/[0:300]" calcext:value-type="string">
            <text:p>https://reader.izneo.com/read/9782818904404/[0:300]</text:p>
          </table:table-cell>
        </table:table-row>
        <table:table-row table:style-name="ro1">
          <table:table-cell office:value-type="string" calcext:value-type="string">
            <text:p>9782818904411</text:p>
          </table:table-cell>
          <table:table-cell table:formula="of:=[.$B$1]&amp;[.A456]&amp;&quot;/[0:300]&quot;" office:value-type="string" office:string-value="https://reader.izneo.com/read/9782818904411/[0:300]" calcext:value-type="string">
            <text:p>https://reader.izneo.com/read/9782818904411/[0:300]</text:p>
          </table:table-cell>
        </table:table-row>
        <table:table-row table:style-name="ro1">
          <table:table-cell office:value-type="string" calcext:value-type="string">
            <text:p>9782818904459</text:p>
          </table:table-cell>
          <table:table-cell table:formula="of:=[.$B$1]&amp;[.A457]&amp;&quot;/[0:300]&quot;" office:value-type="string" office:string-value="https://reader.izneo.com/read/9782818904459/[0:300]" calcext:value-type="string">
            <text:p>https://reader.izneo.com/read/9782818904459/[0:300]</text:p>
          </table:table-cell>
        </table:table-row>
        <table:table-row table:style-name="ro1">
          <table:table-cell office:value-type="string" calcext:value-type="string">
            <text:p>9782818904541</text:p>
          </table:table-cell>
          <table:table-cell table:formula="of:=[.$B$1]&amp;[.A458]&amp;&quot;/[0:300]&quot;" office:value-type="string" office:string-value="https://reader.izneo.com/read/9782818904541/[0:300]" calcext:value-type="string">
            <text:p>https://reader.izneo.com/read/9782818904541/[0:300]</text:p>
          </table:table-cell>
        </table:table-row>
        <table:table-row table:style-name="ro1">
          <table:table-cell office:value-type="string" calcext:value-type="string">
            <text:p>9782818904558</text:p>
          </table:table-cell>
          <table:table-cell table:formula="of:=[.$B$1]&amp;[.A459]&amp;&quot;/[0:300]&quot;" office:value-type="string" office:string-value="https://reader.izneo.com/read/9782818904558/[0:300]" calcext:value-type="string">
            <text:p>https://reader.izneo.com/read/9782818904558/[0:300]</text:p>
          </table:table-cell>
        </table:table-row>
        <table:table-row table:style-name="ro1">
          <table:table-cell office:value-type="string" calcext:value-type="string">
            <text:p>9782818904565</text:p>
          </table:table-cell>
          <table:table-cell table:formula="of:=[.$B$1]&amp;[.A460]&amp;&quot;/[0:300]&quot;" office:value-type="string" office:string-value="https://reader.izneo.com/read/9782818904565/[0:300]" calcext:value-type="string">
            <text:p>https://reader.izneo.com/read/9782818904565/[0:300]</text:p>
          </table:table-cell>
        </table:table-row>
        <table:table-row table:style-name="ro1">
          <table:table-cell office:value-type="string" calcext:value-type="string">
            <text:p>9782818904602</text:p>
          </table:table-cell>
          <table:table-cell table:formula="of:=[.$B$1]&amp;[.A461]&amp;&quot;/[0:300]&quot;" office:value-type="string" office:string-value="https://reader.izneo.com/read/9782818904602/[0:300]" calcext:value-type="string">
            <text:p>https://reader.izneo.com/read/9782818904602/[0:300]</text:p>
          </table:table-cell>
        </table:table-row>
        <table:table-row table:style-name="ro1">
          <table:table-cell office:value-type="string" calcext:value-type="string">
            <text:p>9782818904695</text:p>
          </table:table-cell>
          <table:table-cell table:formula="of:=[.$B$1]&amp;[.A462]&amp;&quot;/[0:300]&quot;" office:value-type="string" office:string-value="https://reader.izneo.com/read/9782818904695/[0:300]" calcext:value-type="string">
            <text:p>https://reader.izneo.com/read/9782818904695/[0:300]</text:p>
          </table:table-cell>
        </table:table-row>
        <table:table-row table:style-name="ro1">
          <table:table-cell office:value-type="string" calcext:value-type="string">
            <text:p>9782818904701</text:p>
          </table:table-cell>
          <table:table-cell table:formula="of:=[.$B$1]&amp;[.A463]&amp;&quot;/[0:300]&quot;" office:value-type="string" office:string-value="https://reader.izneo.com/read/9782818904701/[0:300]" calcext:value-type="string">
            <text:p>https://reader.izneo.com/read/9782818904701/[0:300]</text:p>
          </table:table-cell>
        </table:table-row>
        <table:table-row table:style-name="ro1">
          <table:table-cell office:value-type="string" calcext:value-type="string">
            <text:p>9782818904718</text:p>
          </table:table-cell>
          <table:table-cell table:formula="of:=[.$B$1]&amp;[.A464]&amp;&quot;/[0:300]&quot;" office:value-type="string" office:string-value="https://reader.izneo.com/read/9782818904718/[0:300]" calcext:value-type="string">
            <text:p>https://reader.izneo.com/read/9782818904718/[0:300]</text:p>
          </table:table-cell>
        </table:table-row>
        <table:table-row table:style-name="ro1">
          <table:table-cell office:value-type="string" calcext:value-type="string">
            <text:p>9782818904725</text:p>
          </table:table-cell>
          <table:table-cell table:formula="of:=[.$B$1]&amp;[.A465]&amp;&quot;/[0:300]&quot;" office:value-type="string" office:string-value="https://reader.izneo.com/read/9782818904725/[0:300]" calcext:value-type="string">
            <text:p>https://reader.izneo.com/read/9782818904725/[0:300]</text:p>
          </table:table-cell>
        </table:table-row>
        <table:table-row table:style-name="ro1">
          <table:table-cell office:value-type="string" calcext:value-type="string">
            <text:p>9782818904787</text:p>
          </table:table-cell>
          <table:table-cell table:formula="of:=[.$B$1]&amp;[.A466]&amp;&quot;/[0:300]&quot;" office:value-type="string" office:string-value="https://reader.izneo.com/read/9782818904787/[0:300]" calcext:value-type="string">
            <text:p>https://reader.izneo.com/read/9782818904787/[0:300]</text:p>
          </table:table-cell>
        </table:table-row>
        <table:table-row table:style-name="ro1">
          <table:table-cell office:value-type="string" calcext:value-type="string">
            <text:p>9782818904794</text:p>
          </table:table-cell>
          <table:table-cell table:formula="of:=[.$B$1]&amp;[.A467]&amp;&quot;/[0:300]&quot;" office:value-type="string" office:string-value="https://reader.izneo.com/read/9782818904794/[0:300]" calcext:value-type="string">
            <text:p>https://reader.izneo.com/read/9782818904794/[0:300]</text:p>
          </table:table-cell>
        </table:table-row>
        <table:table-row table:style-name="ro1">
          <table:table-cell office:value-type="string" calcext:value-type="string">
            <text:p>9782818904886</text:p>
          </table:table-cell>
          <table:table-cell table:formula="of:=[.$B$1]&amp;[.A468]&amp;&quot;/[0:300]&quot;" office:value-type="string" office:string-value="https://reader.izneo.com/read/9782818904886/[0:300]" calcext:value-type="string">
            <text:p>https://reader.izneo.com/read/9782818904886/[0:300]</text:p>
          </table:table-cell>
        </table:table-row>
        <table:table-row table:style-name="ro1">
          <table:table-cell office:value-type="string" calcext:value-type="string">
            <text:p>9782818904893</text:p>
          </table:table-cell>
          <table:table-cell table:formula="of:=[.$B$1]&amp;[.A469]&amp;&quot;/[0:300]&quot;" office:value-type="string" office:string-value="https://reader.izneo.com/read/9782818904893/[0:300]" calcext:value-type="string">
            <text:p>https://reader.izneo.com/read/9782818904893/[0:300]</text:p>
          </table:table-cell>
        </table:table-row>
        <table:table-row table:style-name="ro1">
          <table:table-cell office:value-type="string" calcext:value-type="string">
            <text:p>9782818904909</text:p>
          </table:table-cell>
          <table:table-cell table:formula="of:=[.$B$1]&amp;[.A470]&amp;&quot;/[0:300]&quot;" office:value-type="string" office:string-value="https://reader.izneo.com/read/9782818904909/[0:300]" calcext:value-type="string">
            <text:p>https://reader.izneo.com/read/9782818904909/[0:300]</text:p>
          </table:table-cell>
        </table:table-row>
        <table:table-row table:style-name="ro1">
          <table:table-cell office:value-type="string" calcext:value-type="string">
            <text:p>9782818904916</text:p>
          </table:table-cell>
          <table:table-cell table:formula="of:=[.$B$1]&amp;[.A471]&amp;&quot;/[0:300]&quot;" office:value-type="string" office:string-value="https://reader.izneo.com/read/9782818904916/[0:300]" calcext:value-type="string">
            <text:p>https://reader.izneo.com/read/9782818904916/[0:300]</text:p>
          </table:table-cell>
        </table:table-row>
        <table:table-row table:style-name="ro1">
          <table:table-cell office:value-type="string" calcext:value-type="string">
            <text:p>9782818905012</text:p>
          </table:table-cell>
          <table:table-cell table:formula="of:=[.$B$1]&amp;[.A472]&amp;&quot;/[0:300]&quot;" office:value-type="string" office:string-value="https://reader.izneo.com/read/9782818905012/[0:300]" calcext:value-type="string">
            <text:p>https://reader.izneo.com/read/9782818905012/[0:300]</text:p>
          </table:table-cell>
        </table:table-row>
        <table:table-row table:style-name="ro1">
          <table:table-cell office:value-type="string" calcext:value-type="string">
            <text:p>9782818905098</text:p>
          </table:table-cell>
          <table:table-cell table:formula="of:=[.$B$1]&amp;[.A473]&amp;&quot;/[0:300]&quot;" office:value-type="string" office:string-value="https://reader.izneo.com/read/9782818905098/[0:300]" calcext:value-type="string">
            <text:p>https://reader.izneo.com/read/9782818905098/[0:300]</text:p>
          </table:table-cell>
        </table:table-row>
        <table:table-row table:style-name="ro1">
          <table:table-cell office:value-type="string" calcext:value-type="string">
            <text:p>9782818905104</text:p>
          </table:table-cell>
          <table:table-cell table:formula="of:=[.$B$1]&amp;[.A474]&amp;&quot;/[0:300]&quot;" office:value-type="string" office:string-value="https://reader.izneo.com/read/9782818905104/[0:300]" calcext:value-type="string">
            <text:p>https://reader.izneo.com/read/9782818905104/[0:300]</text:p>
          </table:table-cell>
        </table:table-row>
        <table:table-row table:style-name="ro1">
          <table:table-cell office:value-type="string" calcext:value-type="string">
            <text:p>9782818905197</text:p>
          </table:table-cell>
          <table:table-cell table:formula="of:=[.$B$1]&amp;[.A475]&amp;&quot;/[0:300]&quot;" office:value-type="string" office:string-value="https://reader.izneo.com/read/9782818905197/[0:300]" calcext:value-type="string">
            <text:p>https://reader.izneo.com/read/9782818905197/[0:300]</text:p>
          </table:table-cell>
        </table:table-row>
        <table:table-row table:style-name="ro1">
          <table:table-cell office:value-type="string" calcext:value-type="string">
            <text:p>9782818905203</text:p>
          </table:table-cell>
          <table:table-cell table:formula="of:=[.$B$1]&amp;[.A476]&amp;&quot;/[0:300]&quot;" office:value-type="string" office:string-value="https://reader.izneo.com/read/9782818905203/[0:300]" calcext:value-type="string">
            <text:p>https://reader.izneo.com/read/9782818905203/[0:300]</text:p>
          </table:table-cell>
        </table:table-row>
        <table:table-row table:style-name="ro1">
          <table:table-cell office:value-type="string" calcext:value-type="string">
            <text:p>9782818905241</text:p>
          </table:table-cell>
          <table:table-cell table:formula="of:=[.$B$1]&amp;[.A477]&amp;&quot;/[0:300]&quot;" office:value-type="string" office:string-value="https://reader.izneo.com/read/9782818905241/[0:300]" calcext:value-type="string">
            <text:p>https://reader.izneo.com/read/9782818905241/[0:300]</text:p>
          </table:table-cell>
        </table:table-row>
        <table:table-row table:style-name="ro1">
          <table:table-cell office:value-type="string" calcext:value-type="string">
            <text:p>9782818905258</text:p>
          </table:table-cell>
          <table:table-cell table:formula="of:=[.$B$1]&amp;[.A478]&amp;&quot;/[0:300]&quot;" office:value-type="string" office:string-value="https://reader.izneo.com/read/9782818905258/[0:300]" calcext:value-type="string">
            <text:p>https://reader.izneo.com/read/9782818905258/[0:300]</text:p>
          </table:table-cell>
        </table:table-row>
        <table:table-row table:style-name="ro1">
          <table:table-cell office:value-type="string" calcext:value-type="string">
            <text:p>9782818905364</text:p>
          </table:table-cell>
          <table:table-cell table:formula="of:=[.$B$1]&amp;[.A479]&amp;&quot;/[0:300]&quot;" office:value-type="string" office:string-value="https://reader.izneo.com/read/9782818905364/[0:300]" calcext:value-type="string">
            <text:p>https://reader.izneo.com/read/9782818905364/[0:300]</text:p>
          </table:table-cell>
        </table:table-row>
        <table:table-row table:style-name="ro1">
          <table:table-cell office:value-type="string" calcext:value-type="string">
            <text:p>9782818905371</text:p>
          </table:table-cell>
          <table:table-cell table:formula="of:=[.$B$1]&amp;[.A480]&amp;&quot;/[0:300]&quot;" office:value-type="string" office:string-value="https://reader.izneo.com/read/9782818905371/[0:300]" calcext:value-type="string">
            <text:p>https://reader.izneo.com/read/9782818905371/[0:300]</text:p>
          </table:table-cell>
        </table:table-row>
        <table:table-row table:style-name="ro1">
          <table:table-cell office:value-type="string" calcext:value-type="string">
            <text:p>9782818905388</text:p>
          </table:table-cell>
          <table:table-cell table:formula="of:=[.$B$1]&amp;[.A481]&amp;&quot;/[0:300]&quot;" office:value-type="string" office:string-value="https://reader.izneo.com/read/9782818905388/[0:300]" calcext:value-type="string">
            <text:p>https://reader.izneo.com/read/9782818905388/[0:300]</text:p>
          </table:table-cell>
        </table:table-row>
        <table:table-row table:style-name="ro1">
          <table:table-cell office:value-type="string" calcext:value-type="string">
            <text:p>9782818905449</text:p>
          </table:table-cell>
          <table:table-cell table:formula="of:=[.$B$1]&amp;[.A482]&amp;&quot;/[0:300]&quot;" office:value-type="string" office:string-value="https://reader.izneo.com/read/9782818905449/[0:300]" calcext:value-type="string">
            <text:p>https://reader.izneo.com/read/9782818905449/[0:300]</text:p>
          </table:table-cell>
        </table:table-row>
        <table:table-row table:style-name="ro1">
          <table:table-cell office:value-type="string" calcext:value-type="string">
            <text:p>9782818905487</text:p>
          </table:table-cell>
          <table:table-cell table:formula="of:=[.$B$1]&amp;[.A483]&amp;&quot;/[0:300]&quot;" office:value-type="string" office:string-value="https://reader.izneo.com/read/9782818905487/[0:300]" calcext:value-type="string">
            <text:p>https://reader.izneo.com/read/9782818905487/[0:300]</text:p>
          </table:table-cell>
        </table:table-row>
        <table:table-row table:style-name="ro1">
          <table:table-cell office:value-type="string" calcext:value-type="string">
            <text:p>9782818905494</text:p>
          </table:table-cell>
          <table:table-cell table:formula="of:=[.$B$1]&amp;[.A484]&amp;&quot;/[0:300]&quot;" office:value-type="string" office:string-value="https://reader.izneo.com/read/9782818905494/[0:300]" calcext:value-type="string">
            <text:p>https://reader.izneo.com/read/9782818905494/[0:300]</text:p>
          </table:table-cell>
        </table:table-row>
        <table:table-row table:style-name="ro1">
          <table:table-cell office:value-type="string" calcext:value-type="string">
            <text:p>9782818905531</text:p>
          </table:table-cell>
          <table:table-cell table:formula="of:=[.$B$1]&amp;[.A485]&amp;&quot;/[0:300]&quot;" office:value-type="string" office:string-value="https://reader.izneo.com/read/9782818905531/[0:300]" calcext:value-type="string">
            <text:p>https://reader.izneo.com/read/9782818905531/[0:300]</text:p>
          </table:table-cell>
        </table:table-row>
        <table:table-row table:style-name="ro1">
          <table:table-cell office:value-type="string" calcext:value-type="string">
            <text:p>9782818905548</text:p>
          </table:table-cell>
          <table:table-cell table:formula="of:=[.$B$1]&amp;[.A486]&amp;&quot;/[0:300]&quot;" office:value-type="string" office:string-value="https://reader.izneo.com/read/9782818905548/[0:300]" calcext:value-type="string">
            <text:p>https://reader.izneo.com/read/9782818905548/[0:300]</text:p>
          </table:table-cell>
        </table:table-row>
        <table:table-row table:style-name="ro1">
          <table:table-cell office:value-type="string" calcext:value-type="string">
            <text:p>9782818905555</text:p>
          </table:table-cell>
          <table:table-cell table:formula="of:=[.$B$1]&amp;[.A487]&amp;&quot;/[0:300]&quot;" office:value-type="string" office:string-value="https://reader.izneo.com/read/9782818905555/[0:300]" calcext:value-type="string">
            <text:p>https://reader.izneo.com/read/9782818905555/[0:300]</text:p>
          </table:table-cell>
        </table:table-row>
        <table:table-row table:style-name="ro1">
          <table:table-cell office:value-type="string" calcext:value-type="string">
            <text:p>9782818905593</text:p>
          </table:table-cell>
          <table:table-cell table:formula="of:=[.$B$1]&amp;[.A488]&amp;&quot;/[0:300]&quot;" office:value-type="string" office:string-value="https://reader.izneo.com/read/9782818905593/[0:300]" calcext:value-type="string">
            <text:p>https://reader.izneo.com/read/9782818905593/[0:300]</text:p>
          </table:table-cell>
        </table:table-row>
        <table:table-row table:style-name="ro1">
          <table:table-cell office:value-type="string" calcext:value-type="string">
            <text:p>9782818905678</text:p>
          </table:table-cell>
          <table:table-cell table:formula="of:=[.$B$1]&amp;[.A489]&amp;&quot;/[0:300]&quot;" office:value-type="string" office:string-value="https://reader.izneo.com/read/9782818905678/[0:300]" calcext:value-type="string">
            <text:p>https://reader.izneo.com/read/9782818905678/[0:300]</text:p>
          </table:table-cell>
        </table:table-row>
        <table:table-row table:style-name="ro1">
          <table:table-cell office:value-type="string" calcext:value-type="string">
            <text:p>9782818905807</text:p>
          </table:table-cell>
          <table:table-cell table:formula="of:=[.$B$1]&amp;[.A490]&amp;&quot;/[0:300]&quot;" office:value-type="string" office:string-value="https://reader.izneo.com/read/9782818905807/[0:300]" calcext:value-type="string">
            <text:p>https://reader.izneo.com/read/9782818905807/[0:300]</text:p>
          </table:table-cell>
        </table:table-row>
        <table:table-row table:style-name="ro1">
          <table:table-cell office:value-type="string" calcext:value-type="string">
            <text:p>9782818905951</text:p>
          </table:table-cell>
          <table:table-cell table:formula="of:=[.$B$1]&amp;[.A491]&amp;&quot;/[0:300]&quot;" office:value-type="string" office:string-value="https://reader.izneo.com/read/9782818905951/[0:300]" calcext:value-type="string">
            <text:p>https://reader.izneo.com/read/9782818905951/[0:300]</text:p>
          </table:table-cell>
        </table:table-row>
        <table:table-row table:style-name="ro1">
          <table:table-cell office:value-type="string" calcext:value-type="string">
            <text:p>9782818906101</text:p>
          </table:table-cell>
          <table:table-cell table:formula="of:=[.$B$1]&amp;[.A492]&amp;&quot;/[0:300]&quot;" office:value-type="string" office:string-value="https://reader.izneo.com/read/9782818906101/[0:300]" calcext:value-type="string">
            <text:p>https://reader.izneo.com/read/9782818906101/[0:300]</text:p>
          </table:table-cell>
        </table:table-row>
        <table:table-row table:style-name="ro1">
          <table:table-cell office:value-type="string" calcext:value-type="string">
            <text:p>9782818906125</text:p>
          </table:table-cell>
          <table:table-cell table:formula="of:=[.$B$1]&amp;[.A493]&amp;&quot;/[0:300]&quot;" office:value-type="string" office:string-value="https://reader.izneo.com/read/9782818906125/[0:300]" calcext:value-type="string">
            <text:p>https://reader.izneo.com/read/9782818906125/[0:300]</text:p>
          </table:table-cell>
        </table:table-row>
        <table:table-row table:style-name="ro1">
          <table:table-cell office:value-type="string" calcext:value-type="string">
            <text:p>9782818906156</text:p>
          </table:table-cell>
          <table:table-cell table:formula="of:=[.$B$1]&amp;[.A494]&amp;&quot;/[0:300]&quot;" office:value-type="string" office:string-value="https://reader.izneo.com/read/9782818906156/[0:300]" calcext:value-type="string">
            <text:p>https://reader.izneo.com/read/9782818906156/[0:300]</text:p>
          </table:table-cell>
        </table:table-row>
        <table:table-row table:style-name="ro1">
          <table:table-cell office:value-type="string" calcext:value-type="string">
            <text:p>9782818908365</text:p>
          </table:table-cell>
          <table:table-cell table:formula="of:=[.$B$1]&amp;[.A495]&amp;&quot;/[0:300]&quot;" office:value-type="string" office:string-value="https://reader.izneo.com/read/9782818908365/[0:300]" calcext:value-type="string">
            <text:p>https://reader.izneo.com/read/9782818908365/[0:300]</text:p>
          </table:table-cell>
        </table:table-row>
        <table:table-row table:style-name="ro1">
          <table:table-cell office:value-type="string" calcext:value-type="string">
            <text:p>9782818908402</text:p>
          </table:table-cell>
          <table:table-cell table:formula="of:=[.$B$1]&amp;[.A496]&amp;&quot;/[0:300]&quot;" office:value-type="string" office:string-value="https://reader.izneo.com/read/9782818908402/[0:300]" calcext:value-type="string">
            <text:p>https://reader.izneo.com/read/9782818908402/[0:300]</text:p>
          </table:table-cell>
        </table:table-row>
        <table:table-row table:style-name="ro1">
          <table:table-cell office:value-type="string" calcext:value-type="string">
            <text:p>9782818908426</text:p>
          </table:table-cell>
          <table:table-cell table:formula="of:=[.$B$1]&amp;[.A497]&amp;&quot;/[0:300]&quot;" office:value-type="string" office:string-value="https://reader.izneo.com/read/9782818908426/[0:300]" calcext:value-type="string">
            <text:p>https://reader.izneo.com/read/9782818908426/[0:300]</text:p>
          </table:table-cell>
        </table:table-row>
        <table:table-row table:style-name="ro1">
          <table:table-cell office:value-type="string" calcext:value-type="string">
            <text:p>9782818908433</text:p>
          </table:table-cell>
          <table:table-cell table:formula="of:=[.$B$1]&amp;[.A498]&amp;&quot;/[0:300]&quot;" office:value-type="string" office:string-value="https://reader.izneo.com/read/9782818908433/[0:300]" calcext:value-type="string">
            <text:p>https://reader.izneo.com/read/9782818908433/[0:300]</text:p>
          </table:table-cell>
        </table:table-row>
        <table:table-row table:style-name="ro1">
          <table:table-cell office:value-type="string" calcext:value-type="string">
            <text:p>9782818908495</text:p>
          </table:table-cell>
          <table:table-cell table:formula="of:=[.$B$1]&amp;[.A499]&amp;&quot;/[0:300]&quot;" office:value-type="string" office:string-value="https://reader.izneo.com/read/9782818908495/[0:300]" calcext:value-type="string">
            <text:p>https://reader.izneo.com/read/9782818908495/[0:300]</text:p>
          </table:table-cell>
        </table:table-row>
        <table:table-row table:style-name="ro1">
          <table:table-cell office:value-type="string" calcext:value-type="string">
            <text:p>9782818909003</text:p>
          </table:table-cell>
          <table:table-cell table:formula="of:=[.$B$1]&amp;[.A500]&amp;&quot;/[0:300]&quot;" office:value-type="string" office:string-value="https://reader.izneo.com/read/9782818909003/[0:300]" calcext:value-type="string">
            <text:p>https://reader.izneo.com/read/9782818909003/[0:300]</text:p>
          </table:table-cell>
        </table:table-row>
        <table:table-row table:style-name="ro1">
          <table:table-cell office:value-type="string" calcext:value-type="string">
            <text:p>9782818909034</text:p>
          </table:table-cell>
          <table:table-cell table:formula="of:=[.$B$1]&amp;[.A501]&amp;&quot;/[0:300]&quot;" office:value-type="string" office:string-value="https://reader.izneo.com/read/9782818909034/[0:300]" calcext:value-type="string">
            <text:p>https://reader.izneo.com/read/9782818909034/[0:300]</text:p>
          </table:table-cell>
        </table:table-row>
        <table:table-row table:style-name="ro1">
          <table:table-cell office:value-type="string" calcext:value-type="string">
            <text:p>9782818909041</text:p>
          </table:table-cell>
          <table:table-cell table:formula="of:=[.$B$1]&amp;[.A502]&amp;&quot;/[0:300]&quot;" office:value-type="string" office:string-value="https://reader.izneo.com/read/9782818909041/[0:300]" calcext:value-type="string">
            <text:p>https://reader.izneo.com/read/9782818909041/[0:300]</text:p>
          </table:table-cell>
        </table:table-row>
        <table:table-row table:style-name="ro1">
          <table:table-cell office:value-type="string" calcext:value-type="string">
            <text:p>9782818909133</text:p>
          </table:table-cell>
          <table:table-cell table:formula="of:=[.$B$1]&amp;[.A503]&amp;&quot;/[0:300]&quot;" office:value-type="string" office:string-value="https://reader.izneo.com/read/9782818909133/[0:300]" calcext:value-type="string">
            <text:p>https://reader.izneo.com/read/9782818909133/[0:300]</text:p>
          </table:table-cell>
        </table:table-row>
        <table:table-row table:style-name="ro1">
          <table:table-cell office:value-type="string" calcext:value-type="string">
            <text:p>9782818909638</text:p>
          </table:table-cell>
          <table:table-cell table:formula="of:=[.$B$1]&amp;[.A504]&amp;&quot;/[0:300]&quot;" office:value-type="string" office:string-value="https://reader.izneo.com/read/9782818909638/[0:300]" calcext:value-type="string">
            <text:p>https://reader.izneo.com/read/9782818909638/[0:300]</text:p>
          </table:table-cell>
        </table:table-row>
        <table:table-row table:style-name="ro1">
          <table:table-cell office:value-type="string" calcext:value-type="string">
            <text:p>9782818909706</text:p>
          </table:table-cell>
          <table:table-cell table:formula="of:=[.$B$1]&amp;[.A505]&amp;&quot;/[0:300]&quot;" office:value-type="string" office:string-value="https://reader.izneo.com/read/9782818909706/[0:300]" calcext:value-type="string">
            <text:p>https://reader.izneo.com/read/9782818909706/[0:300]</text:p>
          </table:table-cell>
        </table:table-row>
        <table:table-row table:style-name="ro1">
          <table:table-cell office:value-type="string" calcext:value-type="string">
            <text:p>9782818909713</text:p>
          </table:table-cell>
          <table:table-cell table:formula="of:=[.$B$1]&amp;[.A506]&amp;&quot;/[0:300]&quot;" office:value-type="string" office:string-value="https://reader.izneo.com/read/9782818909713/[0:300]" calcext:value-type="string">
            <text:p>https://reader.izneo.com/read/9782818909713/[0:300]</text:p>
          </table:table-cell>
        </table:table-row>
        <table:table-row table:style-name="ro1">
          <table:table-cell office:value-type="string" calcext:value-type="string">
            <text:p>9782818909836</text:p>
          </table:table-cell>
          <table:table-cell table:formula="of:=[.$B$1]&amp;[.A507]&amp;&quot;/[0:300]&quot;" office:value-type="string" office:string-value="https://reader.izneo.com/read/9782818909836/[0:300]" calcext:value-type="string">
            <text:p>https://reader.izneo.com/read/9782818909836/[0:300]</text:p>
          </table:table-cell>
        </table:table-row>
        <table:table-row table:style-name="ro1">
          <table:table-cell office:value-type="string" calcext:value-type="string">
            <text:p>9782818910672</text:p>
          </table:table-cell>
          <table:table-cell table:formula="of:=[.$B$1]&amp;[.A508]&amp;&quot;/[0:300]&quot;" office:value-type="string" office:string-value="https://reader.izneo.com/read/9782818910672/[0:300]" calcext:value-type="string">
            <text:p>https://reader.izneo.com/read/9782818910672/[0:300]</text:p>
          </table:table-cell>
        </table:table-row>
        <table:table-row table:style-name="ro1">
          <table:table-cell office:value-type="string" calcext:value-type="string">
            <text:p>9782818911433</text:p>
          </table:table-cell>
          <table:table-cell table:formula="of:=[.$B$1]&amp;[.A509]&amp;&quot;/[0:300]&quot;" office:value-type="string" office:string-value="https://reader.izneo.com/read/9782818911433/[0:300]" calcext:value-type="string">
            <text:p>https://reader.izneo.com/read/9782818911433/[0:300]</text:p>
          </table:table-cell>
        </table:table-row>
        <table:table-row table:style-name="ro1">
          <table:table-cell office:value-type="string" calcext:value-type="string">
            <text:p>9782818911648</text:p>
          </table:table-cell>
          <table:table-cell table:formula="of:=[.$B$1]&amp;[.A510]&amp;&quot;/[0:300]&quot;" office:value-type="string" office:string-value="https://reader.izneo.com/read/9782818911648/[0:300]" calcext:value-type="string">
            <text:p>https://reader.izneo.com/read/9782818911648/[0:300]</text:p>
          </table:table-cell>
        </table:table-row>
        <table:table-row table:style-name="ro1">
          <table:table-cell office:value-type="string" calcext:value-type="string">
            <text:p>9782818912010</text:p>
          </table:table-cell>
          <table:table-cell table:formula="of:=[.$B$1]&amp;[.A511]&amp;&quot;/[0:300]&quot;" office:value-type="string" office:string-value="https://reader.izneo.com/read/9782818912010/[0:300]" calcext:value-type="string">
            <text:p>https://reader.izneo.com/read/9782818912010/[0:300]</text:p>
          </table:table-cell>
        </table:table-row>
        <table:table-row table:style-name="ro1">
          <table:table-cell office:value-type="string" calcext:value-type="string">
            <text:p>9782818912669</text:p>
          </table:table-cell>
          <table:table-cell table:formula="of:=[.$B$1]&amp;[.A512]&amp;&quot;/[0:300]&quot;" office:value-type="string" office:string-value="https://reader.izneo.com/read/9782818912669/[0:300]" calcext:value-type="string">
            <text:p>https://reader.izneo.com/read/9782818912669/[0:300]</text:p>
          </table:table-cell>
        </table:table-row>
        <table:table-row table:style-name="ro1">
          <table:table-cell office:value-type="string" calcext:value-type="string">
            <text:p>9782818914892</text:p>
          </table:table-cell>
          <table:table-cell table:formula="of:=[.$B$1]&amp;[.A513]&amp;&quot;/[0:300]&quot;" office:value-type="string" office:string-value="https://reader.izneo.com/read/9782818914892/[0:300]" calcext:value-type="string">
            <text:p>https://reader.izneo.com/read/9782818914892/[0:300]</text:p>
          </table:table-cell>
        </table:table-row>
        <table:table-row table:style-name="ro1">
          <table:table-cell office:value-type="string" calcext:value-type="string">
            <text:p>9782818914953</text:p>
          </table:table-cell>
          <table:table-cell table:formula="of:=[.$B$1]&amp;[.A514]&amp;&quot;/[0:300]&quot;" office:value-type="string" office:string-value="https://reader.izneo.com/read/9782818914953/[0:300]" calcext:value-type="string">
            <text:p>https://reader.izneo.com/read/9782818914953/[0:300]</text:p>
          </table:table-cell>
        </table:table-row>
        <table:table-row table:style-name="ro1">
          <table:table-cell office:value-type="string" calcext:value-type="string">
            <text:p>9782818914984</text:p>
          </table:table-cell>
          <table:table-cell table:formula="of:=[.$B$1]&amp;[.A515]&amp;&quot;/[0:300]&quot;" office:value-type="string" office:string-value="https://reader.izneo.com/read/9782818914984/[0:300]" calcext:value-type="string">
            <text:p>https://reader.izneo.com/read/9782818914984/[0:300]</text:p>
          </table:table-cell>
        </table:table-row>
        <table:table-row table:style-name="ro1">
          <table:table-cell office:value-type="string" calcext:value-type="string">
            <text:p>9782818915226</text:p>
          </table:table-cell>
          <table:table-cell table:formula="of:=[.$B$1]&amp;[.A516]&amp;&quot;/[0:300]&quot;" office:value-type="string" office:string-value="https://reader.izneo.com/read/9782818915226/[0:300]" calcext:value-type="string">
            <text:p>https://reader.izneo.com/read/9782818915226/[0:300]</text:p>
          </table:table-cell>
        </table:table-row>
        <table:table-row table:style-name="ro1">
          <table:table-cell office:value-type="string" calcext:value-type="string">
            <text:p>9782818915400</text:p>
          </table:table-cell>
          <table:table-cell table:formula="of:=[.$B$1]&amp;[.A517]&amp;&quot;/[0:300]&quot;" office:value-type="string" office:string-value="https://reader.izneo.com/read/9782818915400/[0:300]" calcext:value-type="string">
            <text:p>https://reader.izneo.com/read/9782818915400/[0:300]</text:p>
          </table:table-cell>
        </table:table-row>
        <table:table-row table:style-name="ro1">
          <table:table-cell office:value-type="string" calcext:value-type="string">
            <text:p>9782818915523</text:p>
          </table:table-cell>
          <table:table-cell table:formula="of:=[.$B$1]&amp;[.A518]&amp;&quot;/[0:300]&quot;" office:value-type="string" office:string-value="https://reader.izneo.com/read/9782818915523/[0:300]" calcext:value-type="string">
            <text:p>https://reader.izneo.com/read/9782818915523/[0:300]</text:p>
          </table:table-cell>
        </table:table-row>
        <table:table-row table:style-name="ro1">
          <table:table-cell office:value-type="string" calcext:value-type="string">
            <text:p>9782818915738</text:p>
          </table:table-cell>
          <table:table-cell table:formula="of:=[.$B$1]&amp;[.A519]&amp;&quot;/[0:300]&quot;" office:value-type="string" office:string-value="https://reader.izneo.com/read/9782818915738/[0:300]" calcext:value-type="string">
            <text:p>https://reader.izneo.com/read/9782818915738/[0:300]</text:p>
          </table:table-cell>
        </table:table-row>
        <table:table-row table:style-name="ro1">
          <table:table-cell office:value-type="string" calcext:value-type="string">
            <text:p>9782818915769</text:p>
          </table:table-cell>
          <table:table-cell table:formula="of:=[.$B$1]&amp;[.A520]&amp;&quot;/[0:300]&quot;" office:value-type="string" office:string-value="https://reader.izneo.com/read/9782818915769/[0:300]" calcext:value-type="string">
            <text:p>https://reader.izneo.com/read/9782818915769/[0:300]</text:p>
          </table:table-cell>
        </table:table-row>
        <table:table-row table:style-name="ro1">
          <table:table-cell office:value-type="string" calcext:value-type="string">
            <text:p>9782818915912</text:p>
          </table:table-cell>
          <table:table-cell table:formula="of:=[.$B$1]&amp;[.A521]&amp;&quot;/[0:300]&quot;" office:value-type="string" office:string-value="https://reader.izneo.com/read/9782818915912/[0:300]" calcext:value-type="string">
            <text:p>https://reader.izneo.com/read/9782818915912/[0:300]</text:p>
          </table:table-cell>
        </table:table-row>
        <table:table-row table:style-name="ro1">
          <table:table-cell office:value-type="string" calcext:value-type="string">
            <text:p>9782818916001</text:p>
          </table:table-cell>
          <table:table-cell table:formula="of:=[.$B$1]&amp;[.A522]&amp;&quot;/[0:300]&quot;" office:value-type="string" office:string-value="https://reader.izneo.com/read/9782818916001/[0:300]" calcext:value-type="string">
            <text:p>https://reader.izneo.com/read/9782818916001/[0:300]</text:p>
          </table:table-cell>
        </table:table-row>
        <table:table-row table:style-name="ro1">
          <table:table-cell office:value-type="string" calcext:value-type="string">
            <text:p>9782818916216</text:p>
          </table:table-cell>
          <table:table-cell table:formula="of:=[.$B$1]&amp;[.A523]&amp;&quot;/[0:300]&quot;" office:value-type="string" office:string-value="https://reader.izneo.com/read/9782818916216/[0:300]" calcext:value-type="string">
            <text:p>https://reader.izneo.com/read/9782818916216/[0:300]</text:p>
          </table:table-cell>
        </table:table-row>
        <table:table-row table:style-name="ro1">
          <table:table-cell office:value-type="string" calcext:value-type="string">
            <text:p>9782818916421</text:p>
          </table:table-cell>
          <table:table-cell table:formula="of:=[.$B$1]&amp;[.A524]&amp;&quot;/[0:300]&quot;" office:value-type="string" office:string-value="https://reader.izneo.com/read/9782818916421/[0:300]" calcext:value-type="string">
            <text:p>https://reader.izneo.com/read/9782818916421/[0:300]</text:p>
          </table:table-cell>
        </table:table-row>
        <table:table-row table:style-name="ro1">
          <table:table-cell office:value-type="string" calcext:value-type="string">
            <text:p>9782818916537</text:p>
          </table:table-cell>
          <table:table-cell table:formula="of:=[.$B$1]&amp;[.A525]&amp;&quot;/[0:300]&quot;" office:value-type="string" office:string-value="https://reader.izneo.com/read/9782818916537/[0:300]" calcext:value-type="string">
            <text:p>https://reader.izneo.com/read/9782818916537/[0:300]</text:p>
          </table:table-cell>
        </table:table-row>
        <table:table-row table:style-name="ro1">
          <table:table-cell office:value-type="string" calcext:value-type="string">
            <text:p>9782818916766</text:p>
          </table:table-cell>
          <table:table-cell table:formula="of:=[.$B$1]&amp;[.A526]&amp;&quot;/[0:300]&quot;" office:value-type="string" office:string-value="https://reader.izneo.com/read/9782818916766/[0:300]" calcext:value-type="string">
            <text:p>https://reader.izneo.com/read/9782818916766/[0:300]</text:p>
          </table:table-cell>
        </table:table-row>
        <table:table-row table:style-name="ro1">
          <table:table-cell office:value-type="string" calcext:value-type="string">
            <text:p>9782818916803</text:p>
          </table:table-cell>
          <table:table-cell table:formula="of:=[.$B$1]&amp;[.A527]&amp;&quot;/[0:300]&quot;" office:value-type="string" office:string-value="https://reader.izneo.com/read/9782818916803/[0:300]" calcext:value-type="string">
            <text:p>https://reader.izneo.com/read/9782818916803/[0:300]</text:p>
          </table:table-cell>
        </table:table-row>
        <table:table-row table:style-name="ro1">
          <table:table-cell office:value-type="string" calcext:value-type="string">
            <text:p>9782818916841</text:p>
          </table:table-cell>
          <table:table-cell table:formula="of:=[.$B$1]&amp;[.A528]&amp;&quot;/[0:300]&quot;" office:value-type="string" office:string-value="https://reader.izneo.com/read/9782818916841/[0:300]" calcext:value-type="string">
            <text:p>https://reader.izneo.com/read/9782818916841/[0:300]</text:p>
          </table:table-cell>
        </table:table-row>
        <table:table-row table:style-name="ro1">
          <table:table-cell office:value-type="string" calcext:value-type="string">
            <text:p>9782818916865</text:p>
          </table:table-cell>
          <table:table-cell table:formula="of:=[.$B$1]&amp;[.A529]&amp;&quot;/[0:300]&quot;" office:value-type="string" office:string-value="https://reader.izneo.com/read/9782818916865/[0:300]" calcext:value-type="string">
            <text:p>https://reader.izneo.com/read/9782818916865/[0:300]</text:p>
          </table:table-cell>
        </table:table-row>
        <table:table-row table:style-name="ro1">
          <table:table-cell office:value-type="string" calcext:value-type="string">
            <text:p>9782818916940</text:p>
          </table:table-cell>
          <table:table-cell table:formula="of:=[.$B$1]&amp;[.A530]&amp;&quot;/[0:300]&quot;" office:value-type="string" office:string-value="https://reader.izneo.com/read/9782818916940/[0:300]" calcext:value-type="string">
            <text:p>https://reader.izneo.com/read/9782818916940/[0:300]</text:p>
          </table:table-cell>
        </table:table-row>
        <table:table-row table:style-name="ro1">
          <table:table-cell office:value-type="string" calcext:value-type="string">
            <text:p>9782818917244</text:p>
          </table:table-cell>
          <table:table-cell table:formula="of:=[.$B$1]&amp;[.A531]&amp;&quot;/[0:300]&quot;" office:value-type="string" office:string-value="https://reader.izneo.com/read/9782818917244/[0:300]" calcext:value-type="string">
            <text:p>https://reader.izneo.com/read/9782818917244/[0:300]</text:p>
          </table:table-cell>
        </table:table-row>
        <table:table-row table:style-name="ro1">
          <table:table-cell office:value-type="string" calcext:value-type="string">
            <text:p>9782818917275</text:p>
          </table:table-cell>
          <table:table-cell table:formula="of:=[.$B$1]&amp;[.A532]&amp;&quot;/[0:300]&quot;" office:value-type="string" office:string-value="https://reader.izneo.com/read/9782818917275/[0:300]" calcext:value-type="string">
            <text:p>https://reader.izneo.com/read/9782818917275/[0:300]</text:p>
          </table:table-cell>
        </table:table-row>
        <table:table-row table:style-name="ro1">
          <table:table-cell office:value-type="string" calcext:value-type="string">
            <text:p>9782818917305</text:p>
          </table:table-cell>
          <table:table-cell table:formula="of:=[.$B$1]&amp;[.A533]&amp;&quot;/[0:300]&quot;" office:value-type="string" office:string-value="https://reader.izneo.com/read/9782818917305/[0:300]" calcext:value-type="string">
            <text:p>https://reader.izneo.com/read/9782818917305/[0:300]</text:p>
          </table:table-cell>
        </table:table-row>
        <table:table-row table:style-name="ro1">
          <table:table-cell office:value-type="string" calcext:value-type="string">
            <text:p>9782818917374</text:p>
          </table:table-cell>
          <table:table-cell table:formula="of:=[.$B$1]&amp;[.A534]&amp;&quot;/[0:300]&quot;" office:value-type="string" office:string-value="https://reader.izneo.com/read/9782818917374/[0:300]" calcext:value-type="string">
            <text:p>https://reader.izneo.com/read/9782818917374/[0:300]</text:p>
          </table:table-cell>
        </table:table-row>
        <table:table-row table:style-name="ro1">
          <table:table-cell office:value-type="string" calcext:value-type="string">
            <text:p>9782818917404</text:p>
          </table:table-cell>
          <table:table-cell table:formula="of:=[.$B$1]&amp;[.A535]&amp;&quot;/[0:300]&quot;" office:value-type="string" office:string-value="https://reader.izneo.com/read/9782818917404/[0:300]" calcext:value-type="string">
            <text:p>https://reader.izneo.com/read/9782818917404/[0:300]</text:p>
          </table:table-cell>
        </table:table-row>
        <table:table-row table:style-name="ro1">
          <table:table-cell office:value-type="string" calcext:value-type="string">
            <text:p>9782818917671</text:p>
          </table:table-cell>
          <table:table-cell table:formula="of:=[.$B$1]&amp;[.A536]&amp;&quot;/[0:300]&quot;" office:value-type="string" office:string-value="https://reader.izneo.com/read/9782818917671/[0:300]" calcext:value-type="string">
            <text:p>https://reader.izneo.com/read/9782818917671/[0:300]</text:p>
          </table:table-cell>
        </table:table-row>
        <table:table-row table:style-name="ro1">
          <table:table-cell office:value-type="string" calcext:value-type="string">
            <text:p>9782818917947</text:p>
          </table:table-cell>
          <table:table-cell table:formula="of:=[.$B$1]&amp;[.A537]&amp;&quot;/[0:300]&quot;" office:value-type="string" office:string-value="https://reader.izneo.com/read/9782818917947/[0:300]" calcext:value-type="string">
            <text:p>https://reader.izneo.com/read/9782818917947/[0:300]</text:p>
          </table:table-cell>
        </table:table-row>
        <table:table-row table:style-name="ro1">
          <table:table-cell office:value-type="string" calcext:value-type="string">
            <text:p>9782818918067</text:p>
          </table:table-cell>
          <table:table-cell table:formula="of:=[.$B$1]&amp;[.A538]&amp;&quot;/[0:300]&quot;" office:value-type="string" office:string-value="https://reader.izneo.com/read/9782818918067/[0:300]" calcext:value-type="string">
            <text:p>https://reader.izneo.com/read/9782818918067/[0:300]</text:p>
          </table:table-cell>
        </table:table-row>
        <table:table-row table:style-name="ro1">
          <table:table-cell office:value-type="string" calcext:value-type="string">
            <text:p>9782818918098</text:p>
          </table:table-cell>
          <table:table-cell table:formula="of:=[.$B$1]&amp;[.A539]&amp;&quot;/[0:300]&quot;" office:value-type="string" office:string-value="https://reader.izneo.com/read/9782818918098/[0:300]" calcext:value-type="string">
            <text:p>https://reader.izneo.com/read/9782818918098/[0:300]</text:p>
          </table:table-cell>
        </table:table-row>
        <table:table-row table:style-name="ro1">
          <table:table-cell office:value-type="string" calcext:value-type="string">
            <text:p>9782818918876</text:p>
          </table:table-cell>
          <table:table-cell table:formula="of:=[.$B$1]&amp;[.A540]&amp;&quot;/[0:300]&quot;" office:value-type="string" office:string-value="https://reader.izneo.com/read/9782818918876/[0:300]" calcext:value-type="string">
            <text:p>https://reader.izneo.com/read/9782818918876/[0:300]</text:p>
          </table:table-cell>
        </table:table-row>
        <table:table-row table:style-name="ro1">
          <table:table-cell office:value-type="string" calcext:value-type="string">
            <text:p>9782818919606</text:p>
          </table:table-cell>
          <table:table-cell table:formula="of:=[.$B$1]&amp;[.A541]&amp;&quot;/[0:300]&quot;" office:value-type="string" office:string-value="https://reader.izneo.com/read/9782818919606/[0:300]" calcext:value-type="string">
            <text:p>https://reader.izneo.com/read/9782818919606/[0:300]</text:p>
          </table:table-cell>
        </table:table-row>
        <table:table-row table:style-name="ro1">
          <table:table-cell office:value-type="string" calcext:value-type="string">
            <text:p>9782818919811</text:p>
          </table:table-cell>
          <table:table-cell table:formula="of:=[.$B$1]&amp;[.A542]&amp;&quot;/[0:300]&quot;" office:value-type="string" office:string-value="https://reader.izneo.com/read/9782818919811/[0:300]" calcext:value-type="string">
            <text:p>https://reader.izneo.com/read/9782818919811/[0:300]</text:p>
          </table:table-cell>
        </table:table-row>
        <table:table-row table:style-name="ro1">
          <table:table-cell office:value-type="string" calcext:value-type="string">
            <text:p>9782818919842</text:p>
          </table:table-cell>
          <table:table-cell table:formula="of:=[.$B$1]&amp;[.A543]&amp;&quot;/[0:300]&quot;" office:value-type="string" office:string-value="https://reader.izneo.com/read/9782818919842/[0:300]" calcext:value-type="string">
            <text:p>https://reader.izneo.com/read/9782818919842/[0:300]</text:p>
          </table:table-cell>
        </table:table-row>
        <table:table-row table:style-name="ro1">
          <table:table-cell office:value-type="string" calcext:value-type="string">
            <text:p>9782818920367</text:p>
          </table:table-cell>
          <table:table-cell table:formula="of:=[.$B$1]&amp;[.A544]&amp;&quot;/[0:300]&quot;" office:value-type="string" office:string-value="https://reader.izneo.com/read/9782818920367/[0:300]" calcext:value-type="string">
            <text:p>https://reader.izneo.com/read/9782818920367/[0:300]</text:p>
          </table:table-cell>
        </table:table-row>
        <table:table-row table:style-name="ro1">
          <table:table-cell office:value-type="string" calcext:value-type="string">
            <text:p>9782818920442</text:p>
          </table:table-cell>
          <table:table-cell table:formula="of:=[.$B$1]&amp;[.A545]&amp;&quot;/[0:300]&quot;" office:value-type="string" office:string-value="https://reader.izneo.com/read/9782818920442/[0:300]" calcext:value-type="string">
            <text:p>https://reader.izneo.com/read/9782818920442/[0:300]</text:p>
          </table:table-cell>
        </table:table-row>
        <table:table-row table:style-name="ro1">
          <table:table-cell office:value-type="string" calcext:value-type="string">
            <text:p>9782818920534</text:p>
          </table:table-cell>
          <table:table-cell table:formula="of:=[.$B$1]&amp;[.A546]&amp;&quot;/[0:300]&quot;" office:value-type="string" office:string-value="https://reader.izneo.com/read/9782818920534/[0:300]" calcext:value-type="string">
            <text:p>https://reader.izneo.com/read/9782818920534/[0:300]</text:p>
          </table:table-cell>
        </table:table-row>
        <table:table-row table:style-name="ro1">
          <table:table-cell office:value-type="string" calcext:value-type="string">
            <text:p>9782818921463</text:p>
          </table:table-cell>
          <table:table-cell table:formula="of:=[.$B$1]&amp;[.A547]&amp;&quot;/[0:300]&quot;" office:value-type="string" office:string-value="https://reader.izneo.com/read/9782818921463/[0:300]" calcext:value-type="string">
            <text:p>https://reader.izneo.com/read/9782818921463/[0:300]</text:p>
          </table:table-cell>
        </table:table-row>
        <table:table-row table:style-name="ro1">
          <table:table-cell office:value-type="string" calcext:value-type="string">
            <text:p>9782818921524</text:p>
          </table:table-cell>
          <table:table-cell table:formula="of:=[.$B$1]&amp;[.A548]&amp;&quot;/[0:300]&quot;" office:value-type="string" office:string-value="https://reader.izneo.com/read/9782818921524/[0:300]" calcext:value-type="string">
            <text:p>https://reader.izneo.com/read/9782818921524/[0:300]</text:p>
          </table:table-cell>
        </table:table-row>
        <table:table-row table:style-name="ro1">
          <table:table-cell office:value-type="string" calcext:value-type="string">
            <text:p>9782818921579</text:p>
          </table:table-cell>
          <table:table-cell table:formula="of:=[.$B$1]&amp;[.A549]&amp;&quot;/[0:300]&quot;" office:value-type="string" office:string-value="https://reader.izneo.com/read/9782818921579/[0:300]" calcext:value-type="string">
            <text:p>https://reader.izneo.com/read/9782818921579/[0:300]</text:p>
          </table:table-cell>
        </table:table-row>
        <table:table-row table:style-name="ro1">
          <table:table-cell office:value-type="string" calcext:value-type="string">
            <text:p>9782818922200</text:p>
          </table:table-cell>
          <table:table-cell table:formula="of:=[.$B$1]&amp;[.A550]&amp;&quot;/[0:300]&quot;" office:value-type="string" office:string-value="https://reader.izneo.com/read/9782818922200/[0:300]" calcext:value-type="string">
            <text:p>https://reader.izneo.com/read/9782818922200/[0:300]</text:p>
          </table:table-cell>
        </table:table-row>
        <table:table-row table:style-name="ro1">
          <table:table-cell office:value-type="string" calcext:value-type="string">
            <text:p>9782818922217</text:p>
          </table:table-cell>
          <table:table-cell table:formula="of:=[.$B$1]&amp;[.A551]&amp;&quot;/[0:300]&quot;" office:value-type="string" office:string-value="https://reader.izneo.com/read/9782818922217/[0:300]" calcext:value-type="string">
            <text:p>https://reader.izneo.com/read/9782818922217/[0:300]</text:p>
          </table:table-cell>
        </table:table-row>
        <table:table-row table:style-name="ro1">
          <table:table-cell office:value-type="string" calcext:value-type="string">
            <text:p>9782818922316</text:p>
          </table:table-cell>
          <table:table-cell table:formula="of:=[.$B$1]&amp;[.A552]&amp;&quot;/[0:300]&quot;" office:value-type="string" office:string-value="https://reader.izneo.com/read/9782818922316/[0:300]" calcext:value-type="string">
            <text:p>https://reader.izneo.com/read/9782818922316/[0:300]</text:p>
          </table:table-cell>
        </table:table-row>
        <table:table-row table:style-name="ro1">
          <table:table-cell office:value-type="string" calcext:value-type="string">
            <text:p>9782818923054</text:p>
          </table:table-cell>
          <table:table-cell table:formula="of:=[.$B$1]&amp;[.A553]&amp;&quot;/[0:300]&quot;" office:value-type="string" office:string-value="https://reader.izneo.com/read/9782818923054/[0:300]" calcext:value-type="string">
            <text:p>https://reader.izneo.com/read/9782818923054/[0:300]</text:p>
          </table:table-cell>
        </table:table-row>
        <table:table-row table:style-name="ro1">
          <table:table-cell office:value-type="string" calcext:value-type="string">
            <text:p>9782818923061</text:p>
          </table:table-cell>
          <table:table-cell table:formula="of:=[.$B$1]&amp;[.A554]&amp;&quot;/[0:300]&quot;" office:value-type="string" office:string-value="https://reader.izneo.com/read/9782818923061/[0:300]" calcext:value-type="string">
            <text:p>https://reader.izneo.com/read/9782818923061/[0:300]</text:p>
          </table:table-cell>
        </table:table-row>
        <table:table-row table:style-name="ro1">
          <table:table-cell office:value-type="string" calcext:value-type="string">
            <text:p>9782818923078</text:p>
          </table:table-cell>
          <table:table-cell table:formula="of:=[.$B$1]&amp;[.A555]&amp;&quot;/[0:300]&quot;" office:value-type="string" office:string-value="https://reader.izneo.com/read/9782818923078/[0:300]" calcext:value-type="string">
            <text:p>https://reader.izneo.com/read/9782818923078/[0:300]</text:p>
          </table:table-cell>
        </table:table-row>
        <table:table-row table:style-name="ro1">
          <table:table-cell office:value-type="string" calcext:value-type="string">
            <text:p>9782818923160</text:p>
          </table:table-cell>
          <table:table-cell table:formula="of:=[.$B$1]&amp;[.A556]&amp;&quot;/[0:300]&quot;" office:value-type="string" office:string-value="https://reader.izneo.com/read/9782818923160/[0:300]" calcext:value-type="string">
            <text:p>https://reader.izneo.com/read/9782818923160/[0:300]</text:p>
          </table:table-cell>
        </table:table-row>
        <table:table-row table:style-name="ro1">
          <table:table-cell office:value-type="string" calcext:value-type="string">
            <text:p>9782818923191</text:p>
          </table:table-cell>
          <table:table-cell table:formula="of:=[.$B$1]&amp;[.A557]&amp;&quot;/[0:300]&quot;" office:value-type="string" office:string-value="https://reader.izneo.com/read/9782818923191/[0:300]" calcext:value-type="string">
            <text:p>https://reader.izneo.com/read/9782818923191/[0:300]</text:p>
          </table:table-cell>
        </table:table-row>
        <table:table-row table:style-name="ro1">
          <table:table-cell office:value-type="string" calcext:value-type="string">
            <text:p>9782818923832</text:p>
          </table:table-cell>
          <table:table-cell table:formula="of:=[.$B$1]&amp;[.A558]&amp;&quot;/[0:300]&quot;" office:value-type="string" office:string-value="https://reader.izneo.com/read/9782818923832/[0:300]" calcext:value-type="string">
            <text:p>https://reader.izneo.com/read/9782818923832/[0:300]</text:p>
          </table:table-cell>
        </table:table-row>
        <table:table-row table:style-name="ro1">
          <table:table-cell office:value-type="string" calcext:value-type="string">
            <text:p>9782818924068</text:p>
          </table:table-cell>
          <table:table-cell table:formula="of:=[.$B$1]&amp;[.A559]&amp;&quot;/[0:300]&quot;" office:value-type="string" office:string-value="https://reader.izneo.com/read/9782818924068/[0:300]" calcext:value-type="string">
            <text:p>https://reader.izneo.com/read/9782818924068/[0:300]</text:p>
          </table:table-cell>
        </table:table-row>
        <table:table-row table:style-name="ro1">
          <table:table-cell office:value-type="string" calcext:value-type="string">
            <text:p>9782818924075</text:p>
          </table:table-cell>
          <table:table-cell table:formula="of:=[.$B$1]&amp;[.A560]&amp;&quot;/[0:300]&quot;" office:value-type="string" office:string-value="https://reader.izneo.com/read/9782818924075/[0:300]" calcext:value-type="string">
            <text:p>https://reader.izneo.com/read/9782818924075/[0:300]</text:p>
          </table:table-cell>
        </table:table-row>
        <table:table-row table:style-name="ro1">
          <table:table-cell office:value-type="string" calcext:value-type="string">
            <text:p>9782818924631</text:p>
          </table:table-cell>
          <table:table-cell table:formula="of:=[.$B$1]&amp;[.A561]&amp;&quot;/[0:300]&quot;" office:value-type="string" office:string-value="https://reader.izneo.com/read/9782818924631/[0:300]" calcext:value-type="string">
            <text:p>https://reader.izneo.com/read/9782818924631/[0:300]</text:p>
          </table:table-cell>
        </table:table-row>
        <table:table-row table:style-name="ro1">
          <table:table-cell office:value-type="string" calcext:value-type="string">
            <text:p>9782818925539</text:p>
          </table:table-cell>
          <table:table-cell table:formula="of:=[.$B$1]&amp;[.A562]&amp;&quot;/[0:300]&quot;" office:value-type="string" office:string-value="https://reader.izneo.com/read/9782818925539/[0:300]" calcext:value-type="string">
            <text:p>https://reader.izneo.com/read/9782818925539/[0:300]</text:p>
          </table:table-cell>
        </table:table-row>
        <table:table-row table:style-name="ro1">
          <table:table-cell office:value-type="string" calcext:value-type="string">
            <text:p>9782818925652</text:p>
          </table:table-cell>
          <table:table-cell table:formula="of:=[.$B$1]&amp;[.A563]&amp;&quot;/[0:300]&quot;" office:value-type="string" office:string-value="https://reader.izneo.com/read/9782818925652/[0:300]" calcext:value-type="string">
            <text:p>https://reader.izneo.com/read/9782818925652/[0:300]</text:p>
          </table:table-cell>
        </table:table-row>
        <table:table-row table:style-name="ro1">
          <table:table-cell office:value-type="string" calcext:value-type="string">
            <text:p>9782818925669</text:p>
          </table:table-cell>
          <table:table-cell table:formula="of:=[.$B$1]&amp;[.A564]&amp;&quot;/[0:300]&quot;" office:value-type="string" office:string-value="https://reader.izneo.com/read/9782818925669/[0:300]" calcext:value-type="string">
            <text:p>https://reader.izneo.com/read/9782818925669/[0:300]</text:p>
          </table:table-cell>
        </table:table-row>
        <table:table-row table:style-name="ro1">
          <table:table-cell office:value-type="string" calcext:value-type="string">
            <text:p>9782818926574</text:p>
          </table:table-cell>
          <table:table-cell table:formula="of:=[.$B$1]&amp;[.A565]&amp;&quot;/[0:300]&quot;" office:value-type="string" office:string-value="https://reader.izneo.com/read/9782818926574/[0:300]" calcext:value-type="string">
            <text:p>https://reader.izneo.com/read/9782818926574/[0:300]</text:p>
          </table:table-cell>
        </table:table-row>
        <table:table-row table:style-name="ro1">
          <table:table-cell office:value-type="string" calcext:value-type="string">
            <text:p>9782818926581</text:p>
          </table:table-cell>
          <table:table-cell table:formula="of:=[.$B$1]&amp;[.A566]&amp;&quot;/[0:300]&quot;" office:value-type="string" office:string-value="https://reader.izneo.com/read/9782818926581/[0:300]" calcext:value-type="string">
            <text:p>https://reader.izneo.com/read/9782818926581/[0:300]</text:p>
          </table:table-cell>
        </table:table-row>
        <table:table-row table:style-name="ro1">
          <table:table-cell office:value-type="string" calcext:value-type="string">
            <text:p>9782818926604</text:p>
          </table:table-cell>
          <table:table-cell table:formula="of:=[.$B$1]&amp;[.A567]&amp;&quot;/[0:300]&quot;" office:value-type="string" office:string-value="https://reader.izneo.com/read/9782818926604/[0:300]" calcext:value-type="string">
            <text:p>https://reader.izneo.com/read/9782818926604/[0:300]</text:p>
          </table:table-cell>
        </table:table-row>
        <table:table-row table:style-name="ro1">
          <table:table-cell office:value-type="string" calcext:value-type="string">
            <text:p>9782818926666</text:p>
          </table:table-cell>
          <table:table-cell table:formula="of:=[.$B$1]&amp;[.A568]&amp;&quot;/[0:300]&quot;" office:value-type="string" office:string-value="https://reader.izneo.com/read/9782818926666/[0:300]" calcext:value-type="string">
            <text:p>https://reader.izneo.com/read/9782818926666/[0:300]</text:p>
          </table:table-cell>
        </table:table-row>
        <table:table-row table:style-name="ro1">
          <table:table-cell office:value-type="string" calcext:value-type="string">
            <text:p>9782818926796</text:p>
          </table:table-cell>
          <table:table-cell table:formula="of:=[.$B$1]&amp;[.A569]&amp;&quot;/[0:300]&quot;" office:value-type="string" office:string-value="https://reader.izneo.com/read/9782818926796/[0:300]" calcext:value-type="string">
            <text:p>https://reader.izneo.com/read/9782818926796/[0:300]</text:p>
          </table:table-cell>
        </table:table-row>
        <table:table-row table:style-name="ro1">
          <table:table-cell office:value-type="string" calcext:value-type="string">
            <text:p>9782818926888</text:p>
          </table:table-cell>
          <table:table-cell table:formula="of:=[.$B$1]&amp;[.A570]&amp;&quot;/[0:300]&quot;" office:value-type="string" office:string-value="https://reader.izneo.com/read/9782818926888/[0:300]" calcext:value-type="string">
            <text:p>https://reader.izneo.com/read/9782818926888/[0:300]</text:p>
          </table:table-cell>
        </table:table-row>
        <table:table-row table:style-name="ro1">
          <table:table-cell office:value-type="string" calcext:value-type="string">
            <text:p>9782818926918</text:p>
          </table:table-cell>
          <table:table-cell table:formula="of:=[.$B$1]&amp;[.A571]&amp;&quot;/[0:300]&quot;" office:value-type="string" office:string-value="https://reader.izneo.com/read/9782818926918/[0:300]" calcext:value-type="string">
            <text:p>https://reader.izneo.com/read/9782818926918/[0:300]</text:p>
          </table:table-cell>
        </table:table-row>
        <table:table-row table:style-name="ro1">
          <table:table-cell office:value-type="string" calcext:value-type="string">
            <text:p>9782818927021</text:p>
          </table:table-cell>
          <table:table-cell table:formula="of:=[.$B$1]&amp;[.A572]&amp;&quot;/[0:300]&quot;" office:value-type="string" office:string-value="https://reader.izneo.com/read/9782818927021/[0:300]" calcext:value-type="string">
            <text:p>https://reader.izneo.com/read/9782818927021/[0:300]</text:p>
          </table:table-cell>
        </table:table-row>
        <table:table-row table:style-name="ro1">
          <table:table-cell office:value-type="string" calcext:value-type="string">
            <text:p>9782818927052</text:p>
          </table:table-cell>
          <table:table-cell table:formula="of:=[.$B$1]&amp;[.A573]&amp;&quot;/[0:300]&quot;" office:value-type="string" office:string-value="https://reader.izneo.com/read/9782818927052/[0:300]" calcext:value-type="string">
            <text:p>https://reader.izneo.com/read/9782818927052/[0:300]</text:p>
          </table:table-cell>
        </table:table-row>
        <table:table-row table:style-name="ro1">
          <table:table-cell office:value-type="string" calcext:value-type="string">
            <text:p>9782818927212</text:p>
          </table:table-cell>
          <table:table-cell table:formula="of:=[.$B$1]&amp;[.A574]&amp;&quot;/[0:300]&quot;" office:value-type="string" office:string-value="https://reader.izneo.com/read/9782818927212/[0:300]" calcext:value-type="string">
            <text:p>https://reader.izneo.com/read/9782818927212/[0:300]</text:p>
          </table:table-cell>
        </table:table-row>
        <table:table-row table:style-name="ro1">
          <table:table-cell office:value-type="string" calcext:value-type="string">
            <text:p>9782818927304</text:p>
          </table:table-cell>
          <table:table-cell table:formula="of:=[.$B$1]&amp;[.A575]&amp;&quot;/[0:300]&quot;" office:value-type="string" office:string-value="https://reader.izneo.com/read/9782818927304/[0:300]" calcext:value-type="string">
            <text:p>https://reader.izneo.com/read/9782818927304/[0:300]</text:p>
          </table:table-cell>
        </table:table-row>
        <table:table-row table:style-name="ro1">
          <table:table-cell office:value-type="string" calcext:value-type="string">
            <text:p>9782818927441</text:p>
          </table:table-cell>
          <table:table-cell table:formula="of:=[.$B$1]&amp;[.A576]&amp;&quot;/[0:300]&quot;" office:value-type="string" office:string-value="https://reader.izneo.com/read/9782818927441/[0:300]" calcext:value-type="string">
            <text:p>https://reader.izneo.com/read/9782818927441/[0:300]</text:p>
          </table:table-cell>
        </table:table-row>
        <table:table-row table:style-name="ro1">
          <table:table-cell office:value-type="string" calcext:value-type="string">
            <text:p>9782818927625</text:p>
          </table:table-cell>
          <table:table-cell table:formula="of:=[.$B$1]&amp;[.A577]&amp;&quot;/[0:300]&quot;" office:value-type="string" office:string-value="https://reader.izneo.com/read/9782818927625/[0:300]" calcext:value-type="string">
            <text:p>https://reader.izneo.com/read/9782818927625/[0:300]</text:p>
          </table:table-cell>
        </table:table-row>
        <table:table-row table:style-name="ro1">
          <table:table-cell office:value-type="string" calcext:value-type="string">
            <text:p>9782818927748</text:p>
          </table:table-cell>
          <table:table-cell table:formula="of:=[.$B$1]&amp;[.A578]&amp;&quot;/[0:300]&quot;" office:value-type="string" office:string-value="https://reader.izneo.com/read/9782818927748/[0:300]" calcext:value-type="string">
            <text:p>https://reader.izneo.com/read/9782818927748/[0:300]</text:p>
          </table:table-cell>
        </table:table-row>
        <table:table-row table:style-name="ro1">
          <table:table-cell office:value-type="string" calcext:value-type="string">
            <text:p>9782818928097</text:p>
          </table:table-cell>
          <table:table-cell table:formula="of:=[.$B$1]&amp;[.A579]&amp;&quot;/[0:300]&quot;" office:value-type="string" office:string-value="https://reader.izneo.com/read/9782818928097/[0:300]" calcext:value-type="string">
            <text:p>https://reader.izneo.com/read/9782818928097/[0:300]</text:p>
          </table:table-cell>
        </table:table-row>
        <table:table-row table:style-name="ro1">
          <table:table-cell office:value-type="string" calcext:value-type="string">
            <text:p>9782818928127</text:p>
          </table:table-cell>
          <table:table-cell table:formula="of:=[.$B$1]&amp;[.A580]&amp;&quot;/[0:300]&quot;" office:value-type="string" office:string-value="https://reader.izneo.com/read/9782818928127/[0:300]" calcext:value-type="string">
            <text:p>https://reader.izneo.com/read/9782818928127/[0:300]</text:p>
          </table:table-cell>
        </table:table-row>
        <table:table-row table:style-name="ro1">
          <table:table-cell office:value-type="string" calcext:value-type="string">
            <text:p>9782818928448</text:p>
          </table:table-cell>
          <table:table-cell table:formula="of:=[.$B$1]&amp;[.A581]&amp;&quot;/[0:300]&quot;" office:value-type="string" office:string-value="https://reader.izneo.com/read/9782818928448/[0:300]" calcext:value-type="string">
            <text:p>https://reader.izneo.com/read/9782818928448/[0:300]</text:p>
          </table:table-cell>
        </table:table-row>
        <table:table-row table:style-name="ro1">
          <table:table-cell office:value-type="string" calcext:value-type="string">
            <text:p>9782818928479</text:p>
          </table:table-cell>
          <table:table-cell table:formula="of:=[.$B$1]&amp;[.A582]&amp;&quot;/[0:300]&quot;" office:value-type="string" office:string-value="https://reader.izneo.com/read/9782818928479/[0:300]" calcext:value-type="string">
            <text:p>https://reader.izneo.com/read/9782818928479/[0:300]</text:p>
          </table:table-cell>
        </table:table-row>
        <table:table-row table:style-name="ro1">
          <table:table-cell office:value-type="string" calcext:value-type="string">
            <text:p>9782818928509</text:p>
          </table:table-cell>
          <table:table-cell table:formula="of:=[.$B$1]&amp;[.A583]&amp;&quot;/[0:300]&quot;" office:value-type="string" office:string-value="https://reader.izneo.com/read/9782818928509/[0:300]" calcext:value-type="string">
            <text:p>https://reader.izneo.com/read/9782818928509/[0:300]</text:p>
          </table:table-cell>
        </table:table-row>
        <table:table-row table:style-name="ro1">
          <table:table-cell office:value-type="string" calcext:value-type="string">
            <text:p>9782818928738</text:p>
          </table:table-cell>
          <table:table-cell table:formula="of:=[.$B$1]&amp;[.A584]&amp;&quot;/[0:300]&quot;" office:value-type="string" office:string-value="https://reader.izneo.com/read/9782818928738/[0:300]" calcext:value-type="string">
            <text:p>https://reader.izneo.com/read/9782818928738/[0:300]</text:p>
          </table:table-cell>
        </table:table-row>
        <table:table-row table:style-name="ro1">
          <table:table-cell office:value-type="string" calcext:value-type="string">
            <text:p>9782818928998</text:p>
          </table:table-cell>
          <table:table-cell table:formula="of:=[.$B$1]&amp;[.A585]&amp;&quot;/[0:300]&quot;" office:value-type="string" office:string-value="https://reader.izneo.com/read/9782818928998/[0:300]" calcext:value-type="string">
            <text:p>https://reader.izneo.com/read/9782818928998/[0:300]</text:p>
          </table:table-cell>
        </table:table-row>
        <table:table-row table:style-name="ro1">
          <table:table-cell office:value-type="string" calcext:value-type="string">
            <text:p>9782818929032</text:p>
          </table:table-cell>
          <table:table-cell table:formula="of:=[.$B$1]&amp;[.A586]&amp;&quot;/[0:300]&quot;" office:value-type="string" office:string-value="https://reader.izneo.com/read/9782818929032/[0:300]" calcext:value-type="string">
            <text:p>https://reader.izneo.com/read/9782818929032/[0:300]</text:p>
          </table:table-cell>
        </table:table-row>
        <table:table-row table:style-name="ro1">
          <table:table-cell office:value-type="string" calcext:value-type="string">
            <text:p>9782818929131</text:p>
          </table:table-cell>
          <table:table-cell table:formula="of:=[.$B$1]&amp;[.A587]&amp;&quot;/[0:300]&quot;" office:value-type="string" office:string-value="https://reader.izneo.com/read/9782818929131/[0:300]" calcext:value-type="string">
            <text:p>https://reader.izneo.com/read/9782818929131/[0:300]</text:p>
          </table:table-cell>
        </table:table-row>
        <table:table-row table:style-name="ro1">
          <table:table-cell office:value-type="string" calcext:value-type="string">
            <text:p>9782818929193</text:p>
          </table:table-cell>
          <table:table-cell table:formula="of:=[.$B$1]&amp;[.A588]&amp;&quot;/[0:300]&quot;" office:value-type="string" office:string-value="https://reader.izneo.com/read/9782818929193/[0:300]" calcext:value-type="string">
            <text:p>https://reader.izneo.com/read/9782818929193/[0:300]</text:p>
          </table:table-cell>
        </table:table-row>
        <table:table-row table:style-name="ro1">
          <table:table-cell office:value-type="string" calcext:value-type="string">
            <text:p>9782818929216</text:p>
          </table:table-cell>
          <table:table-cell table:formula="of:=[.$B$1]&amp;[.A589]&amp;&quot;/[0:300]&quot;" office:value-type="string" office:string-value="https://reader.izneo.com/read/9782818929216/[0:300]" calcext:value-type="string">
            <text:p>https://reader.izneo.com/read/9782818929216/[0:300]</text:p>
          </table:table-cell>
        </table:table-row>
        <table:table-row table:style-name="ro1">
          <table:table-cell office:value-type="string" calcext:value-type="string">
            <text:p>9782818929230</text:p>
          </table:table-cell>
          <table:table-cell table:formula="of:=[.$B$1]&amp;[.A590]&amp;&quot;/[0:300]&quot;" office:value-type="string" office:string-value="https://reader.izneo.com/read/9782818929230/[0:300]" calcext:value-type="string">
            <text:p>https://reader.izneo.com/read/9782818929230/[0:300]</text:p>
          </table:table-cell>
        </table:table-row>
        <table:table-row table:style-name="ro1">
          <table:table-cell office:value-type="string" calcext:value-type="string">
            <text:p>9782818929254</text:p>
          </table:table-cell>
          <table:table-cell table:formula="of:=[.$B$1]&amp;[.A591]&amp;&quot;/[0:300]&quot;" office:value-type="string" office:string-value="https://reader.izneo.com/read/9782818929254/[0:300]" calcext:value-type="string">
            <text:p>https://reader.izneo.com/read/9782818929254/[0:300]</text:p>
          </table:table-cell>
        </table:table-row>
        <table:table-row table:style-name="ro1">
          <table:table-cell office:value-type="string" calcext:value-type="string">
            <text:p>9782818929315</text:p>
          </table:table-cell>
          <table:table-cell table:formula="of:=[.$B$1]&amp;[.A592]&amp;&quot;/[0:300]&quot;" office:value-type="string" office:string-value="https://reader.izneo.com/read/9782818929315/[0:300]" calcext:value-type="string">
            <text:p>https://reader.izneo.com/read/9782818929315/[0:300]</text:p>
          </table:table-cell>
        </table:table-row>
        <table:table-row table:style-name="ro1">
          <table:table-cell office:value-type="string" calcext:value-type="string">
            <text:p>9782818929476</text:p>
          </table:table-cell>
          <table:table-cell table:formula="of:=[.$B$1]&amp;[.A593]&amp;&quot;/[0:300]&quot;" office:value-type="string" office:string-value="https://reader.izneo.com/read/9782818929476/[0:300]" calcext:value-type="string">
            <text:p>https://reader.izneo.com/read/9782818929476/[0:300]</text:p>
          </table:table-cell>
        </table:table-row>
        <table:table-row table:style-name="ro1">
          <table:table-cell office:value-type="string" calcext:value-type="string">
            <text:p>9782818929490</text:p>
          </table:table-cell>
          <table:table-cell table:formula="of:=[.$B$1]&amp;[.A594]&amp;&quot;/[0:300]&quot;" office:value-type="string" office:string-value="https://reader.izneo.com/read/9782818929490/[0:300]" calcext:value-type="string">
            <text:p>https://reader.izneo.com/read/9782818929490/[0:300]</text:p>
          </table:table-cell>
        </table:table-row>
        <table:table-row table:style-name="ro1">
          <table:table-cell office:value-type="string" calcext:value-type="string">
            <text:p>9782818929711</text:p>
          </table:table-cell>
          <table:table-cell table:formula="of:=[.$B$1]&amp;[.A595]&amp;&quot;/[0:300]&quot;" office:value-type="string" office:string-value="https://reader.izneo.com/read/9782818929711/[0:300]" calcext:value-type="string">
            <text:p>https://reader.izneo.com/read/9782818929711/[0:300]</text:p>
          </table:table-cell>
        </table:table-row>
        <table:table-row table:style-name="ro1">
          <table:table-cell office:value-type="string" calcext:value-type="string">
            <text:p>9782818929810</text:p>
          </table:table-cell>
          <table:table-cell table:formula="of:=[.$B$1]&amp;[.A596]&amp;&quot;/[0:300]&quot;" office:value-type="string" office:string-value="https://reader.izneo.com/read/9782818929810/[0:300]" calcext:value-type="string">
            <text:p>https://reader.izneo.com/read/9782818929810/[0:300]</text:p>
          </table:table-cell>
        </table:table-row>
        <table:table-row table:style-name="ro1">
          <table:table-cell office:value-type="string" calcext:value-type="string">
            <text:p>9782818929834</text:p>
          </table:table-cell>
          <table:table-cell table:formula="of:=[.$B$1]&amp;[.A597]&amp;&quot;/[0:300]&quot;" office:value-type="string" office:string-value="https://reader.izneo.com/read/9782818929834/[0:300]" calcext:value-type="string">
            <text:p>https://reader.izneo.com/read/9782818929834/[0:300]</text:p>
          </table:table-cell>
        </table:table-row>
        <table:table-row table:style-name="ro1">
          <table:table-cell office:value-type="string" calcext:value-type="string">
            <text:p>9782818930038</text:p>
          </table:table-cell>
          <table:table-cell table:formula="of:=[.$B$1]&amp;[.A598]&amp;&quot;/[0:300]&quot;" office:value-type="string" office:string-value="https://reader.izneo.com/read/9782818930038/[0:300]" calcext:value-type="string">
            <text:p>https://reader.izneo.com/read/9782818930038/[0:300]</text:p>
          </table:table-cell>
        </table:table-row>
        <table:table-row table:style-name="ro1">
          <table:table-cell office:value-type="string" calcext:value-type="string">
            <text:p>9782818930052</text:p>
          </table:table-cell>
          <table:table-cell table:formula="of:=[.$B$1]&amp;[.A599]&amp;&quot;/[0:300]&quot;" office:value-type="string" office:string-value="https://reader.izneo.com/read/9782818930052/[0:300]" calcext:value-type="string">
            <text:p>https://reader.izneo.com/read/9782818930052/[0:300]</text:p>
          </table:table-cell>
        </table:table-row>
        <table:table-row table:style-name="ro1">
          <table:table-cell office:value-type="string" calcext:value-type="string">
            <text:p>9782818930533</text:p>
          </table:table-cell>
          <table:table-cell table:formula="of:=[.$B$1]&amp;[.A600]&amp;&quot;/[0:300]&quot;" office:value-type="string" office:string-value="https://reader.izneo.com/read/9782818930533/[0:300]" calcext:value-type="string">
            <text:p>https://reader.izneo.com/read/9782818930533/[0:300]</text:p>
          </table:table-cell>
        </table:table-row>
        <table:table-row table:style-name="ro1">
          <table:table-cell office:value-type="string" calcext:value-type="string">
            <text:p>9782818930854</text:p>
          </table:table-cell>
          <table:table-cell table:formula="of:=[.$B$1]&amp;[.A601]&amp;&quot;/[0:300]&quot;" office:value-type="string" office:string-value="https://reader.izneo.com/read/9782818930854/[0:300]" calcext:value-type="string">
            <text:p>https://reader.izneo.com/read/9782818930854/[0:300]</text:p>
          </table:table-cell>
        </table:table-row>
        <table:table-row table:style-name="ro1">
          <table:table-cell office:value-type="string" calcext:value-type="string">
            <text:p>9782818930878</text:p>
          </table:table-cell>
          <table:table-cell table:formula="of:=[.$B$1]&amp;[.A602]&amp;&quot;/[0:300]&quot;" office:value-type="string" office:string-value="https://reader.izneo.com/read/9782818930878/[0:300]" calcext:value-type="string">
            <text:p>https://reader.izneo.com/read/9782818930878/[0:300]</text:p>
          </table:table-cell>
        </table:table-row>
        <table:table-row table:style-name="ro1">
          <table:table-cell office:value-type="string" calcext:value-type="string">
            <text:p>9782818930892</text:p>
          </table:table-cell>
          <table:table-cell table:formula="of:=[.$B$1]&amp;[.A603]&amp;&quot;/[0:300]&quot;" office:value-type="string" office:string-value="https://reader.izneo.com/read/9782818930892/[0:300]" calcext:value-type="string">
            <text:p>https://reader.izneo.com/read/9782818930892/[0:300]</text:p>
          </table:table-cell>
        </table:table-row>
        <table:table-row table:style-name="ro1">
          <table:table-cell office:value-type="string" calcext:value-type="string">
            <text:p>9782818931134</text:p>
          </table:table-cell>
          <table:table-cell table:formula="of:=[.$B$1]&amp;[.A604]&amp;&quot;/[0:300]&quot;" office:value-type="string" office:string-value="https://reader.izneo.com/read/9782818931134/[0:300]" calcext:value-type="string">
            <text:p>https://reader.izneo.com/read/9782818931134/[0:300]</text:p>
          </table:table-cell>
        </table:table-row>
        <table:table-row table:style-name="ro1">
          <table:table-cell office:value-type="string" calcext:value-type="string">
            <text:p>9782818931233</text:p>
          </table:table-cell>
          <table:table-cell table:formula="of:=[.$B$1]&amp;[.A605]&amp;&quot;/[0:300]&quot;" office:value-type="string" office:string-value="https://reader.izneo.com/read/9782818931233/[0:300]" calcext:value-type="string">
            <text:p>https://reader.izneo.com/read/9782818931233/[0:300]</text:p>
          </table:table-cell>
        </table:table-row>
        <table:table-row table:style-name="ro1">
          <table:table-cell office:value-type="string" calcext:value-type="string">
            <text:p>9782818931240</text:p>
          </table:table-cell>
          <table:table-cell table:formula="of:=[.$B$1]&amp;[.A606]&amp;&quot;/[0:300]&quot;" office:value-type="string" office:string-value="https://reader.izneo.com/read/9782818931240/[0:300]" calcext:value-type="string">
            <text:p>https://reader.izneo.com/read/9782818931240/[0:300]</text:p>
          </table:table-cell>
        </table:table-row>
        <table:table-row table:style-name="ro1">
          <table:table-cell office:value-type="string" calcext:value-type="string">
            <text:p>9782818931257</text:p>
          </table:table-cell>
          <table:table-cell table:formula="of:=[.$B$1]&amp;[.A607]&amp;&quot;/[0:300]&quot;" office:value-type="string" office:string-value="https://reader.izneo.com/read/9782818931257/[0:300]" calcext:value-type="string">
            <text:p>https://reader.izneo.com/read/9782818931257/[0:300]</text:p>
          </table:table-cell>
        </table:table-row>
        <table:table-row table:style-name="ro1">
          <table:table-cell office:value-type="string" calcext:value-type="string">
            <text:p>9782818931264</text:p>
          </table:table-cell>
          <table:table-cell table:formula="of:=[.$B$1]&amp;[.A608]&amp;&quot;/[0:300]&quot;" office:value-type="string" office:string-value="https://reader.izneo.com/read/9782818931264/[0:300]" calcext:value-type="string">
            <text:p>https://reader.izneo.com/read/9782818931264/[0:300]</text:p>
          </table:table-cell>
        </table:table-row>
        <table:table-row table:style-name="ro1">
          <table:table-cell office:value-type="string" calcext:value-type="string">
            <text:p>9782818931653</text:p>
          </table:table-cell>
          <table:table-cell table:formula="of:=[.$B$1]&amp;[.A609]&amp;&quot;/[0:300]&quot;" office:value-type="string" office:string-value="https://reader.izneo.com/read/9782818931653/[0:300]" calcext:value-type="string">
            <text:p>https://reader.izneo.com/read/9782818931653/[0:300]</text:p>
          </table:table-cell>
        </table:table-row>
        <table:table-row table:style-name="ro1">
          <table:table-cell office:value-type="string" calcext:value-type="string">
            <text:p>9782818931882</text:p>
          </table:table-cell>
          <table:table-cell table:formula="of:=[.$B$1]&amp;[.A610]&amp;&quot;/[0:300]&quot;" office:value-type="string" office:string-value="https://reader.izneo.com/read/9782818931882/[0:300]" calcext:value-type="string">
            <text:p>https://reader.izneo.com/read/9782818931882/[0:300]</text:p>
          </table:table-cell>
        </table:table-row>
        <table:table-row table:style-name="ro1">
          <table:table-cell office:value-type="string" calcext:value-type="string">
            <text:p>9782818932155</text:p>
          </table:table-cell>
          <table:table-cell table:formula="of:=[.$B$1]&amp;[.A611]&amp;&quot;/[0:300]&quot;" office:value-type="string" office:string-value="https://reader.izneo.com/read/9782818932155/[0:300]" calcext:value-type="string">
            <text:p>https://reader.izneo.com/read/9782818932155/[0:300]</text:p>
          </table:table-cell>
        </table:table-row>
        <table:table-row table:style-name="ro1">
          <table:table-cell office:value-type="string" calcext:value-type="string">
            <text:p>9782818932339</text:p>
          </table:table-cell>
          <table:table-cell table:formula="of:=[.$B$1]&amp;[.A612]&amp;&quot;/[0:300]&quot;" office:value-type="string" office:string-value="https://reader.izneo.com/read/9782818932339/[0:300]" calcext:value-type="string">
            <text:p>https://reader.izneo.com/read/9782818932339/[0:300]</text:p>
          </table:table-cell>
        </table:table-row>
        <table:table-row table:style-name="ro1">
          <table:table-cell office:value-type="string" calcext:value-type="string">
            <text:p>9782818932353</text:p>
          </table:table-cell>
          <table:table-cell table:formula="of:=[.$B$1]&amp;[.A613]&amp;&quot;/[0:300]&quot;" office:value-type="string" office:string-value="https://reader.izneo.com/read/9782818932353/[0:300]" calcext:value-type="string">
            <text:p>https://reader.izneo.com/read/9782818932353/[0:300]</text:p>
          </table:table-cell>
        </table:table-row>
        <table:table-row table:style-name="ro1">
          <table:table-cell office:value-type="string" calcext:value-type="string">
            <text:p>9782818932377</text:p>
          </table:table-cell>
          <table:table-cell table:formula="of:=[.$B$1]&amp;[.A614]&amp;&quot;/[0:300]&quot;" office:value-type="string" office:string-value="https://reader.izneo.com/read/9782818932377/[0:300]" calcext:value-type="string">
            <text:p>https://reader.izneo.com/read/9782818932377/[0:300]</text:p>
          </table:table-cell>
        </table:table-row>
        <table:table-row table:style-name="ro1">
          <table:table-cell office:value-type="string" calcext:value-type="string">
            <text:p>9782818932865</text:p>
          </table:table-cell>
          <table:table-cell table:formula="of:=[.$B$1]&amp;[.A615]&amp;&quot;/[0:300]&quot;" office:value-type="string" office:string-value="https://reader.izneo.com/read/9782818932865/[0:300]" calcext:value-type="string">
            <text:p>https://reader.izneo.com/read/9782818932865/[0:300]</text:p>
          </table:table-cell>
        </table:table-row>
        <table:table-row table:style-name="ro1">
          <table:table-cell office:value-type="string" calcext:value-type="string">
            <text:p>9782818932957</text:p>
          </table:table-cell>
          <table:table-cell table:formula="of:=[.$B$1]&amp;[.A616]&amp;&quot;/[0:300]&quot;" office:value-type="string" office:string-value="https://reader.izneo.com/read/9782818932957/[0:300]" calcext:value-type="string">
            <text:p>https://reader.izneo.com/read/9782818932957/[0:300]</text:p>
          </table:table-cell>
        </table:table-row>
        <table:table-row table:style-name="ro1">
          <table:table-cell office:value-type="string" calcext:value-type="string">
            <text:p>9782818933077</text:p>
          </table:table-cell>
          <table:table-cell table:formula="of:=[.$B$1]&amp;[.A617]&amp;&quot;/[0:300]&quot;" office:value-type="string" office:string-value="https://reader.izneo.com/read/9782818933077/[0:300]" calcext:value-type="string">
            <text:p>https://reader.izneo.com/read/9782818933077/[0:300]</text:p>
          </table:table-cell>
        </table:table-row>
        <table:table-row table:style-name="ro1">
          <table:table-cell office:value-type="string" calcext:value-type="string">
            <text:p>9782818933336</text:p>
          </table:table-cell>
          <table:table-cell table:formula="of:=[.$B$1]&amp;[.A618]&amp;&quot;/[0:300]&quot;" office:value-type="string" office:string-value="https://reader.izneo.com/read/9782818933336/[0:300]" calcext:value-type="string">
            <text:p>https://reader.izneo.com/read/9782818933336/[0:300]</text:p>
          </table:table-cell>
        </table:table-row>
        <table:table-row table:style-name="ro1">
          <table:table-cell office:value-type="string" calcext:value-type="string">
            <text:p>9782818933534</text:p>
          </table:table-cell>
          <table:table-cell table:formula="of:=[.$B$1]&amp;[.A619]&amp;&quot;/[0:300]&quot;" office:value-type="string" office:string-value="https://reader.izneo.com/read/9782818933534/[0:300]" calcext:value-type="string">
            <text:p>https://reader.izneo.com/read/9782818933534/[0:300]</text:p>
          </table:table-cell>
        </table:table-row>
        <table:table-row table:style-name="ro1">
          <table:table-cell office:value-type="string" calcext:value-type="string">
            <text:p>9782818933947</text:p>
          </table:table-cell>
          <table:table-cell table:formula="of:=[.$B$1]&amp;[.A620]&amp;&quot;/[0:300]&quot;" office:value-type="string" office:string-value="https://reader.izneo.com/read/9782818933947/[0:300]" calcext:value-type="string">
            <text:p>https://reader.izneo.com/read/9782818933947/[0:300]</text:p>
          </table:table-cell>
        </table:table-row>
        <table:table-row table:style-name="ro1">
          <table:table-cell office:value-type="string" calcext:value-type="string">
            <text:p>9782818934524</text:p>
          </table:table-cell>
          <table:table-cell table:formula="of:=[.$B$1]&amp;[.A621]&amp;&quot;/[0:300]&quot;" office:value-type="string" office:string-value="https://reader.izneo.com/read/9782818934524/[0:300]" calcext:value-type="string">
            <text:p>https://reader.izneo.com/read/9782818934524/[0:300]</text:p>
          </table:table-cell>
        </table:table-row>
        <table:table-row table:style-name="ro1">
          <table:table-cell office:value-type="string" calcext:value-type="string">
            <text:p>9782818934722</text:p>
          </table:table-cell>
          <table:table-cell table:formula="of:=[.$B$1]&amp;[.A622]&amp;&quot;/[0:300]&quot;" office:value-type="string" office:string-value="https://reader.izneo.com/read/9782818934722/[0:300]" calcext:value-type="string">
            <text:p>https://reader.izneo.com/read/9782818934722/[0:300]</text:p>
          </table:table-cell>
        </table:table-row>
        <table:table-row table:style-name="ro1">
          <table:table-cell office:value-type="string" calcext:value-type="string">
            <text:p>9782818934753</text:p>
          </table:table-cell>
          <table:table-cell table:formula="of:=[.$B$1]&amp;[.A623]&amp;&quot;/[0:300]&quot;" office:value-type="string" office:string-value="https://reader.izneo.com/read/9782818934753/[0:300]" calcext:value-type="string">
            <text:p>https://reader.izneo.com/read/9782818934753/[0:300]</text:p>
          </table:table-cell>
        </table:table-row>
        <table:table-row table:style-name="ro1">
          <table:table-cell office:value-type="string" calcext:value-type="string">
            <text:p>9782818934777</text:p>
          </table:table-cell>
          <table:table-cell table:formula="of:=[.$B$1]&amp;[.A624]&amp;&quot;/[0:300]&quot;" office:value-type="string" office:string-value="https://reader.izneo.com/read/9782818934777/[0:300]" calcext:value-type="string">
            <text:p>https://reader.izneo.com/read/9782818934777/[0:300]</text:p>
          </table:table-cell>
        </table:table-row>
        <table:table-row table:style-name="ro1">
          <table:table-cell office:value-type="string" calcext:value-type="string">
            <text:p>9782818935521</text:p>
          </table:table-cell>
          <table:table-cell table:formula="of:=[.$B$1]&amp;[.A625]&amp;&quot;/[0:300]&quot;" office:value-type="string" office:string-value="https://reader.izneo.com/read/9782818935521/[0:300]" calcext:value-type="string">
            <text:p>https://reader.izneo.com/read/9782818935521/[0:300]</text:p>
          </table:table-cell>
        </table:table-row>
        <table:table-row table:style-name="ro1">
          <table:table-cell office:value-type="string" calcext:value-type="string">
            <text:p>9782818935538</text:p>
          </table:table-cell>
          <table:table-cell table:formula="of:=[.$B$1]&amp;[.A626]&amp;&quot;/[0:300]&quot;" office:value-type="string" office:string-value="https://reader.izneo.com/read/9782818935538/[0:300]" calcext:value-type="string">
            <text:p>https://reader.izneo.com/read/9782818935538/[0:300]</text:p>
          </table:table-cell>
        </table:table-row>
        <table:table-row table:style-name="ro1">
          <table:table-cell office:value-type="string" calcext:value-type="string">
            <text:p>9782818935637</text:p>
          </table:table-cell>
          <table:table-cell table:formula="of:=[.$B$1]&amp;[.A627]&amp;&quot;/[0:300]&quot;" office:value-type="string" office:string-value="https://reader.izneo.com/read/9782818935637/[0:300]" calcext:value-type="string">
            <text:p>https://reader.izneo.com/read/9782818935637/[0:300]</text:p>
          </table:table-cell>
        </table:table-row>
        <table:table-row table:style-name="ro1">
          <table:table-cell office:value-type="string" calcext:value-type="string">
            <text:p>9782818936184</text:p>
          </table:table-cell>
          <table:table-cell table:formula="of:=[.$B$1]&amp;[.A628]&amp;&quot;/[0:300]&quot;" office:value-type="string" office:string-value="https://reader.izneo.com/read/9782818936184/[0:300]" calcext:value-type="string">
            <text:p>https://reader.izneo.com/read/9782818936184/[0:300]</text:p>
          </table:table-cell>
        </table:table-row>
        <table:table-row table:style-name="ro1">
          <table:table-cell office:value-type="string" calcext:value-type="string">
            <text:p>9782818937006</text:p>
          </table:table-cell>
          <table:table-cell table:formula="of:=[.$B$1]&amp;[.A629]&amp;&quot;/[0:300]&quot;" office:value-type="string" office:string-value="https://reader.izneo.com/read/9782818937006/[0:300]" calcext:value-type="string">
            <text:p>https://reader.izneo.com/read/9782818937006/[0:300]</text:p>
          </table:table-cell>
        </table:table-row>
        <table:table-row table:style-name="ro1">
          <table:table-cell office:value-type="string" calcext:value-type="string">
            <text:p>9782818937211</text:p>
          </table:table-cell>
          <table:table-cell table:formula="of:=[.$B$1]&amp;[.A630]&amp;&quot;/[0:300]&quot;" office:value-type="string" office:string-value="https://reader.izneo.com/read/9782818937211/[0:300]" calcext:value-type="string">
            <text:p>https://reader.izneo.com/read/9782818937211/[0:300]</text:p>
          </table:table-cell>
        </table:table-row>
        <table:table-row table:style-name="ro1">
          <table:table-cell office:value-type="string" calcext:value-type="string">
            <text:p>9782818937525</text:p>
          </table:table-cell>
          <table:table-cell table:formula="of:=[.$B$1]&amp;[.A631]&amp;&quot;/[0:300]&quot;" office:value-type="string" office:string-value="https://reader.izneo.com/read/9782818937525/[0:300]" calcext:value-type="string">
            <text:p>https://reader.izneo.com/read/9782818937525/[0:300]</text:p>
          </table:table-cell>
        </table:table-row>
        <table:table-row table:style-name="ro1">
          <table:table-cell office:value-type="string" calcext:value-type="string">
            <text:p>9782818937563</text:p>
          </table:table-cell>
          <table:table-cell table:formula="of:=[.$B$1]&amp;[.A632]&amp;&quot;/[0:300]&quot;" office:value-type="string" office:string-value="https://reader.izneo.com/read/9782818937563/[0:300]" calcext:value-type="string">
            <text:p>https://reader.izneo.com/read/9782818937563/[0:300]</text:p>
          </table:table-cell>
        </table:table-row>
        <table:table-row table:style-name="ro1">
          <table:table-cell office:value-type="string" calcext:value-type="string">
            <text:p>9782818937587</text:p>
          </table:table-cell>
          <table:table-cell table:formula="of:=[.$B$1]&amp;[.A633]&amp;&quot;/[0:300]&quot;" office:value-type="string" office:string-value="https://reader.izneo.com/read/9782818937587/[0:300]" calcext:value-type="string">
            <text:p>https://reader.izneo.com/read/9782818937587/[0:300]</text:p>
          </table:table-cell>
        </table:table-row>
        <table:table-row table:style-name="ro1">
          <table:table-cell office:value-type="string" calcext:value-type="string">
            <text:p>9782818937600</text:p>
          </table:table-cell>
          <table:table-cell table:formula="of:=[.$B$1]&amp;[.A634]&amp;&quot;/[0:300]&quot;" office:value-type="string" office:string-value="https://reader.izneo.com/read/9782818937600/[0:300]" calcext:value-type="string">
            <text:p>https://reader.izneo.com/read/9782818937600/[0:300]</text:p>
          </table:table-cell>
        </table:table-row>
        <table:table-row table:style-name="ro1">
          <table:table-cell office:value-type="string" calcext:value-type="string">
            <text:p>9782818937969</text:p>
          </table:table-cell>
          <table:table-cell table:formula="of:=[.$B$1]&amp;[.A635]&amp;&quot;/[0:300]&quot;" office:value-type="string" office:string-value="https://reader.izneo.com/read/9782818937969/[0:300]" calcext:value-type="string">
            <text:p>https://reader.izneo.com/read/9782818937969/[0:300]</text:p>
          </table:table-cell>
        </table:table-row>
        <table:table-row table:style-name="ro1">
          <table:table-cell office:value-type="string" calcext:value-type="string">
            <text:p>9782818938041</text:p>
          </table:table-cell>
          <table:table-cell table:formula="of:=[.$B$1]&amp;[.A636]&amp;&quot;/[0:300]&quot;" office:value-type="string" office:string-value="https://reader.izneo.com/read/9782818938041/[0:300]" calcext:value-type="string">
            <text:p>https://reader.izneo.com/read/9782818938041/[0:300]</text:p>
          </table:table-cell>
        </table:table-row>
        <table:table-row table:style-name="ro1">
          <table:table-cell office:value-type="string" calcext:value-type="string">
            <text:p>9782818938386</text:p>
          </table:table-cell>
          <table:table-cell table:formula="of:=[.$B$1]&amp;[.A637]&amp;&quot;/[0:300]&quot;" office:value-type="string" office:string-value="https://reader.izneo.com/read/9782818938386/[0:300]" calcext:value-type="string">
            <text:p>https://reader.izneo.com/read/9782818938386/[0:300]</text:p>
          </table:table-cell>
        </table:table-row>
        <table:table-row table:style-name="ro1">
          <table:table-cell office:value-type="string" calcext:value-type="string">
            <text:p>9782818938850</text:p>
          </table:table-cell>
          <table:table-cell table:formula="of:=[.$B$1]&amp;[.A638]&amp;&quot;/[0:300]&quot;" office:value-type="string" office:string-value="https://reader.izneo.com/read/9782818938850/[0:300]" calcext:value-type="string">
            <text:p>https://reader.izneo.com/read/9782818938850/[0:300]</text:p>
          </table:table-cell>
        </table:table-row>
        <table:table-row table:style-name="ro1">
          <table:table-cell office:value-type="string" calcext:value-type="string">
            <text:p>9782818939031</text:p>
          </table:table-cell>
          <table:table-cell table:formula="of:=[.$B$1]&amp;[.A639]&amp;&quot;/[0:300]&quot;" office:value-type="string" office:string-value="https://reader.izneo.com/read/9782818939031/[0:300]" calcext:value-type="string">
            <text:p>https://reader.izneo.com/read/9782818939031/[0:300]</text:p>
          </table:table-cell>
        </table:table-row>
        <table:table-row table:style-name="ro1">
          <table:table-cell office:value-type="string" calcext:value-type="string">
            <text:p>9782818939192</text:p>
          </table:table-cell>
          <table:table-cell table:formula="of:=[.$B$1]&amp;[.A640]&amp;&quot;/[0:300]&quot;" office:value-type="string" office:string-value="https://reader.izneo.com/read/9782818939192/[0:300]" calcext:value-type="string">
            <text:p>https://reader.izneo.com/read/9782818939192/[0:300]</text:p>
          </table:table-cell>
        </table:table-row>
        <table:table-row table:style-name="ro1">
          <table:table-cell office:value-type="string" calcext:value-type="string">
            <text:p>9782818940297</text:p>
          </table:table-cell>
          <table:table-cell table:formula="of:=[.$B$1]&amp;[.A641]&amp;&quot;/[0:300]&quot;" office:value-type="string" office:string-value="https://reader.izneo.com/read/9782818940297/[0:300]" calcext:value-type="string">
            <text:p>https://reader.izneo.com/read/9782818940297/[0:300]</text:p>
          </table:table-cell>
        </table:table-row>
        <table:table-row table:style-name="ro1">
          <table:table-cell office:value-type="string" calcext:value-type="string">
            <text:p>9782818940389</text:p>
          </table:table-cell>
          <table:table-cell table:formula="of:=[.$B$1]&amp;[.A642]&amp;&quot;/[0:300]&quot;" office:value-type="string" office:string-value="https://reader.izneo.com/read/9782818940389/[0:300]" calcext:value-type="string">
            <text:p>https://reader.izneo.com/read/9782818940389/[0:300]</text:p>
          </table:table-cell>
        </table:table-row>
        <table:table-row table:style-name="ro1">
          <table:table-cell office:value-type="string" calcext:value-type="string">
            <text:p>9782818940488</text:p>
          </table:table-cell>
          <table:table-cell table:formula="of:=[.$B$1]&amp;[.A643]&amp;&quot;/[0:300]&quot;" office:value-type="string" office:string-value="https://reader.izneo.com/read/9782818940488/[0:300]" calcext:value-type="string">
            <text:p>https://reader.izneo.com/read/9782818940488/[0:300]</text:p>
          </table:table-cell>
        </table:table-row>
        <table:table-row table:style-name="ro1">
          <table:table-cell office:value-type="string" calcext:value-type="string">
            <text:p>9782818940822</text:p>
          </table:table-cell>
          <table:table-cell table:formula="of:=[.$B$1]&amp;[.A644]&amp;&quot;/[0:300]&quot;" office:value-type="string" office:string-value="https://reader.izneo.com/read/9782818940822/[0:300]" calcext:value-type="string">
            <text:p>https://reader.izneo.com/read/9782818940822/[0:300]</text:p>
          </table:table-cell>
        </table:table-row>
        <table:table-row table:style-name="ro1">
          <table:table-cell office:value-type="string" calcext:value-type="string">
            <text:p>9782818940914</text:p>
          </table:table-cell>
          <table:table-cell table:formula="of:=[.$B$1]&amp;[.A645]&amp;&quot;/[0:300]&quot;" office:value-type="string" office:string-value="https://reader.izneo.com/read/9782818940914/[0:300]" calcext:value-type="string">
            <text:p>https://reader.izneo.com/read/9782818940914/[0:300]</text:p>
          </table:table-cell>
        </table:table-row>
        <table:table-row table:style-name="ro1">
          <table:table-cell office:value-type="string" calcext:value-type="string">
            <text:p>9782818940983</text:p>
          </table:table-cell>
          <table:table-cell table:formula="of:=[.$B$1]&amp;[.A646]&amp;&quot;/[0:300]&quot;" office:value-type="string" office:string-value="https://reader.izneo.com/read/9782818940983/[0:300]" calcext:value-type="string">
            <text:p>https://reader.izneo.com/read/9782818940983/[0:300]</text:p>
          </table:table-cell>
        </table:table-row>
        <table:table-row table:style-name="ro1">
          <table:table-cell office:value-type="string" calcext:value-type="string">
            <text:p>9782818941942</text:p>
          </table:table-cell>
          <table:table-cell table:formula="of:=[.$B$1]&amp;[.A647]&amp;&quot;/[0:300]&quot;" office:value-type="string" office:string-value="https://reader.izneo.com/read/9782818941942/[0:300]" calcext:value-type="string">
            <text:p>https://reader.izneo.com/read/9782818941942/[0:300]</text:p>
          </table:table-cell>
        </table:table-row>
        <table:table-row table:style-name="ro1">
          <table:table-cell office:value-type="string" calcext:value-type="string">
            <text:p>9782818942086</text:p>
          </table:table-cell>
          <table:table-cell table:formula="of:=[.$B$1]&amp;[.A648]&amp;&quot;/[0:300]&quot;" office:value-type="string" office:string-value="https://reader.izneo.com/read/9782818942086/[0:300]" calcext:value-type="string">
            <text:p>https://reader.izneo.com/read/9782818942086/[0:300]</text:p>
          </table:table-cell>
        </table:table-row>
        <table:table-row table:style-name="ro1">
          <table:table-cell office:value-type="string" calcext:value-type="string">
            <text:p>9782818942123</text:p>
          </table:table-cell>
          <table:table-cell table:formula="of:=[.$B$1]&amp;[.A649]&amp;&quot;/[0:300]&quot;" office:value-type="string" office:string-value="https://reader.izneo.com/read/9782818942123/[0:300]" calcext:value-type="string">
            <text:p>https://reader.izneo.com/read/9782818942123/[0:300]</text:p>
          </table:table-cell>
        </table:table-row>
        <table:table-row table:style-name="ro1">
          <table:table-cell office:value-type="string" calcext:value-type="string">
            <text:p>9782818942406</text:p>
          </table:table-cell>
          <table:table-cell table:formula="of:=[.$B$1]&amp;[.A650]&amp;&quot;/[0:300]&quot;" office:value-type="string" office:string-value="https://reader.izneo.com/read/9782818942406/[0:300]" calcext:value-type="string">
            <text:p>https://reader.izneo.com/read/9782818942406/[0:300]</text:p>
          </table:table-cell>
        </table:table-row>
        <table:table-row table:style-name="ro1">
          <table:table-cell office:value-type="string" calcext:value-type="string">
            <text:p>9782818945452</text:p>
          </table:table-cell>
          <table:table-cell table:formula="of:=[.$B$1]&amp;[.A651]&amp;&quot;/[0:300]&quot;" office:value-type="string" office:string-value="https://reader.izneo.com/read/9782818945452/[0:300]" calcext:value-type="string">
            <text:p>https://reader.izneo.com/read/9782818945452/[0:300]</text:p>
          </table:table-cell>
        </table:table-row>
        <table:table-row table:style-name="ro1">
          <table:table-cell/>
          <table:table-cell table:style-name="ce3" office:value-type="float" office:value="97828222" calcext:value-type="float">
            <text:p>97828222</text:p>
          </table:table-cell>
        </table:table-row>
        <table:table-row table:style-name="ro1">
          <table:table-cell office:value-type="string" calcext:value-type="string">
            <text:p>9782822200202</text:p>
          </table:table-cell>
          <table:table-cell table:formula="of:=[.$B$1]&amp;[.A653]&amp;&quot;/[0:300]&quot;" office:value-type="string" office:string-value="https://reader.izneo.com/read/9782822200202/[0:300]" calcext:value-type="string">
            <text:p>https://reader.izneo.com/read/9782822200202/[0:300]</text:p>
          </table:table-cell>
        </table:table-row>
        <table:table-row table:style-name="ro1">
          <table:table-cell office:value-type="string" calcext:value-type="string">
            <text:p>9782822201292</text:p>
          </table:table-cell>
          <table:table-cell table:formula="of:=[.$B$1]&amp;[.A654]&amp;&quot;/[0:300]&quot;" office:value-type="string" office:string-value="https://reader.izneo.com/read/9782822201292/[0:300]" calcext:value-type="string">
            <text:p>https://reader.izneo.com/read/9782822201292/[0:300]</text:p>
          </table:table-cell>
        </table:table-row>
        <table:table-row table:style-name="ro1">
          <table:table-cell office:value-type="string" calcext:value-type="string">
            <text:p>9782822202411</text:p>
          </table:table-cell>
          <table:table-cell table:formula="of:=[.$B$1]&amp;[.A655]&amp;&quot;/[0:300]&quot;" office:value-type="string" office:string-value="https://reader.izneo.com/read/9782822202411/[0:300]" calcext:value-type="string">
            <text:p>https://reader.izneo.com/read/9782822202411/[0:300]</text:p>
          </table:table-cell>
        </table:table-row>
        <table:table-row table:style-name="ro1">
          <table:table-cell office:value-type="string" calcext:value-type="string">
            <text:p>9782822202428</text:p>
          </table:table-cell>
          <table:table-cell table:formula="of:=[.$B$1]&amp;[.A656]&amp;&quot;/[0:300]&quot;" office:value-type="string" office:string-value="https://reader.izneo.com/read/9782822202428/[0:300]" calcext:value-type="string">
            <text:p>https://reader.izneo.com/read/9782822202428/[0:300]</text:p>
          </table:table-cell>
        </table:table-row>
        <table:table-row table:style-name="ro1">
          <table:table-cell office:value-type="string" calcext:value-type="string">
            <text:p>9782822202565</text:p>
          </table:table-cell>
          <table:table-cell table:formula="of:=[.$B$1]&amp;[.A657]&amp;&quot;/[0:300]&quot;" office:value-type="string" office:string-value="https://reader.izneo.com/read/9782822202565/[0:300]" calcext:value-type="string">
            <text:p>https://reader.izneo.com/read/9782822202565/[0:300]</text:p>
          </table:table-cell>
        </table:table-row>
        <table:table-row table:style-name="ro1">
          <table:table-cell office:value-type="string" calcext:value-type="string">
            <text:p>9782822203258</text:p>
          </table:table-cell>
          <table:table-cell table:formula="of:=[.$B$1]&amp;[.A658]&amp;&quot;/[0:300]&quot;" office:value-type="string" office:string-value="https://reader.izneo.com/read/9782822203258/[0:300]" calcext:value-type="string">
            <text:p>https://reader.izneo.com/read/9782822203258/[0:300]</text:p>
          </table:table-cell>
        </table:table-row>
        <table:table-row table:style-name="ro1">
          <table:table-cell office:value-type="string" calcext:value-type="string">
            <text:p>9782822203715</text:p>
          </table:table-cell>
          <table:table-cell table:formula="of:=[.$B$1]&amp;[.A659]&amp;&quot;/[0:300]&quot;" office:value-type="string" office:string-value="https://reader.izneo.com/read/9782822203715/[0:300]" calcext:value-type="string">
            <text:p>https://reader.izneo.com/read/9782822203715/[0:300]</text:p>
          </table:table-cell>
        </table:table-row>
        <table:table-row table:style-name="ro1">
          <table:table-cell office:value-type="string" calcext:value-type="string">
            <text:p>9782822204194</text:p>
          </table:table-cell>
          <table:table-cell table:formula="of:=[.$B$1]&amp;[.A660]&amp;&quot;/[0:300]&quot;" office:value-type="string" office:string-value="https://reader.izneo.com/read/9782822204194/[0:300]" calcext:value-type="string">
            <text:p>https://reader.izneo.com/read/9782822204194/[0:300]</text:p>
          </table:table-cell>
        </table:table-row>
        <table:table-row table:style-name="ro1">
          <table:table-cell office:value-type="string" calcext:value-type="string">
            <text:p>9782822204521</text:p>
          </table:table-cell>
          <table:table-cell table:formula="of:=[.$B$1]&amp;[.A661]&amp;&quot;/[0:300]&quot;" office:value-type="string" office:string-value="https://reader.izneo.com/read/9782822204521/[0:300]" calcext:value-type="string">
            <text:p>https://reader.izneo.com/read/9782822204521/[0:300]</text:p>
          </table:table-cell>
        </table:table-row>
        <table:table-row table:style-name="ro1">
          <table:table-cell office:value-type="string" calcext:value-type="string">
            <text:p>9782822204774</text:p>
          </table:table-cell>
          <table:table-cell table:formula="of:=[.$B$1]&amp;[.A662]&amp;&quot;/[0:300]&quot;" office:value-type="string" office:string-value="https://reader.izneo.com/read/9782822204774/[0:300]" calcext:value-type="string">
            <text:p>https://reader.izneo.com/read/9782822204774/[0:300]</text:p>
          </table:table-cell>
        </table:table-row>
        <table:table-row table:style-name="ro1">
          <table:table-cell office:value-type="string" calcext:value-type="string">
            <text:p>9782822205269</text:p>
          </table:table-cell>
          <table:table-cell table:formula="of:=[.$B$1]&amp;[.A663]&amp;&quot;/[0:300]&quot;" office:value-type="string" office:string-value="https://reader.izneo.com/read/9782822205269/[0:300]" calcext:value-type="string">
            <text:p>https://reader.izneo.com/read/9782822205269/[0:300]</text:p>
          </table:table-cell>
        </table:table-row>
        <table:table-row table:style-name="ro1">
          <table:table-cell office:value-type="string" calcext:value-type="string">
            <text:p>9782822207614</text:p>
          </table:table-cell>
          <table:table-cell table:formula="of:=[.$B$1]&amp;[.A664]&amp;&quot;/[0:300]&quot;" office:value-type="string" office:string-value="https://reader.izneo.com/read/9782822207614/[0:300]" calcext:value-type="string">
            <text:p>https://reader.izneo.com/read/9782822207614/[0:300]</text:p>
          </table:table-cell>
        </table:table-row>
        <table:table-row table:style-name="ro1">
          <table:table-cell office:value-type="string" calcext:value-type="string">
            <text:p>9782822208062</text:p>
          </table:table-cell>
          <table:table-cell table:formula="of:=[.$B$1]&amp;[.A665]&amp;&quot;/[0:300]&quot;" office:value-type="string" office:string-value="https://reader.izneo.com/read/9782822208062/[0:300]" calcext:value-type="string">
            <text:p>https://reader.izneo.com/read/9782822208062/[0:300]</text:p>
          </table:table-cell>
        </table:table-row>
        <table:table-row table:style-name="ro1">
          <table:table-cell office:value-type="string" calcext:value-type="string">
            <text:p>9782822208147</text:p>
          </table:table-cell>
          <table:table-cell table:formula="of:=[.$B$1]&amp;[.A666]&amp;&quot;/[0:300]&quot;" office:value-type="string" office:string-value="https://reader.izneo.com/read/9782822208147/[0:300]" calcext:value-type="string">
            <text:p>https://reader.izneo.com/read/9782822208147/[0:300]</text:p>
          </table:table-cell>
        </table:table-row>
        <table:table-row table:style-name="ro1">
          <table:table-cell office:value-type="string" calcext:value-type="string">
            <text:p>9782822208161</text:p>
          </table:table-cell>
          <table:table-cell table:formula="of:=[.$B$1]&amp;[.A667]&amp;&quot;/[0:300]&quot;" office:value-type="string" office:string-value="https://reader.izneo.com/read/9782822208161/[0:300]" calcext:value-type="string">
            <text:p>https://reader.izneo.com/read/9782822208161/[0:300]</text:p>
          </table:table-cell>
        </table:table-row>
        <table:table-row table:style-name="ro1">
          <table:table-cell office:value-type="string" calcext:value-type="string">
            <text:p>9782822208178</text:p>
          </table:table-cell>
          <table:table-cell table:formula="of:=[.$B$1]&amp;[.A668]&amp;&quot;/[0:300]&quot;" office:value-type="string" office:string-value="https://reader.izneo.com/read/9782822208178/[0:300]" calcext:value-type="string">
            <text:p>https://reader.izneo.com/read/9782822208178/[0:300]</text:p>
          </table:table-cell>
        </table:table-row>
        <table:table-row table:style-name="ro1">
          <table:table-cell office:value-type="string" calcext:value-type="string">
            <text:p>9782822208246</text:p>
          </table:table-cell>
          <table:table-cell table:formula="of:=[.$B$1]&amp;[.A669]&amp;&quot;/[0:300]&quot;" office:value-type="string" office:string-value="https://reader.izneo.com/read/9782822208246/[0:300]" calcext:value-type="string">
            <text:p>https://reader.izneo.com/read/9782822208246/[0:300]</text:p>
          </table:table-cell>
        </table:table-row>
        <table:table-row table:style-name="ro1">
          <table:table-cell office:value-type="string" calcext:value-type="string">
            <text:p>9782822208871</text:p>
          </table:table-cell>
          <table:table-cell table:formula="of:=[.$B$1]&amp;[.A670]&amp;&quot;/[0:300]&quot;" office:value-type="string" office:string-value="https://reader.izneo.com/read/9782822208871/[0:300]" calcext:value-type="string">
            <text:p>https://reader.izneo.com/read/9782822208871/[0:300]</text:p>
          </table:table-cell>
        </table:table-row>
        <table:table-row table:style-name="ro1">
          <table:table-cell office:value-type="string" calcext:value-type="string">
            <text:p>9782822208970</text:p>
          </table:table-cell>
          <table:table-cell table:formula="of:=[.$B$1]&amp;[.A671]&amp;&quot;/[0:300]&quot;" office:value-type="string" office:string-value="https://reader.izneo.com/read/9782822208970/[0:300]" calcext:value-type="string">
            <text:p>https://reader.izneo.com/read/9782822208970/[0:300]</text:p>
          </table:table-cell>
        </table:table-row>
        <table:table-row table:style-name="ro1">
          <table:table-cell office:value-type="string" calcext:value-type="string">
            <text:p>9782822209045</text:p>
          </table:table-cell>
          <table:table-cell table:formula="of:=[.$B$1]&amp;[.A672]&amp;&quot;/[0:300]&quot;" office:value-type="string" office:string-value="https://reader.izneo.com/read/9782822209045/[0:300]" calcext:value-type="string">
            <text:p>https://reader.izneo.com/read/9782822209045/[0:300]</text:p>
          </table:table-cell>
        </table:table-row>
        <table:table-row table:style-name="ro1">
          <table:table-cell office:value-type="string" calcext:value-type="string">
            <text:p>9782822209076</text:p>
          </table:table-cell>
          <table:table-cell table:formula="of:=[.$B$1]&amp;[.A673]&amp;&quot;/[0:300]&quot;" office:value-type="string" office:string-value="https://reader.izneo.com/read/9782822209076/[0:300]" calcext:value-type="string">
            <text:p>https://reader.izneo.com/read/9782822209076/[0:300]</text:p>
          </table:table-cell>
        </table:table-row>
        <table:table-row table:style-name="ro1">
          <table:table-cell office:value-type="string" calcext:value-type="string">
            <text:p>9782822209281</text:p>
          </table:table-cell>
          <table:table-cell table:formula="of:=[.$B$1]&amp;[.A674]&amp;&quot;/[0:300]&quot;" office:value-type="string" office:string-value="https://reader.izneo.com/read/9782822209281/[0:300]" calcext:value-type="string">
            <text:p>https://reader.izneo.com/read/9782822209281/[0:300]</text:p>
          </table:table-cell>
        </table:table-row>
        <table:table-row table:style-name="ro1">
          <table:table-cell office:value-type="string" calcext:value-type="string">
            <text:p>9782822209571</text:p>
          </table:table-cell>
          <table:table-cell table:formula="of:=[.$B$1]&amp;[.A675]&amp;&quot;/[0:300]&quot;" office:value-type="string" office:string-value="https://reader.izneo.com/read/9782822209571/[0:300]" calcext:value-type="string">
            <text:p>https://reader.izneo.com/read/9782822209571/[0:300]</text:p>
          </table:table-cell>
        </table:table-row>
        <table:table-row table:style-name="ro1">
          <table:table-cell office:value-type="string" calcext:value-type="string">
            <text:p>9782822209854</text:p>
          </table:table-cell>
          <table:table-cell table:formula="of:=[.$B$1]&amp;[.A676]&amp;&quot;/[0:300]&quot;" office:value-type="string" office:string-value="https://reader.izneo.com/read/9782822209854/[0:300]" calcext:value-type="string">
            <text:p>https://reader.izneo.com/read/9782822209854/[0:300]</text:p>
          </table:table-cell>
        </table:table-row>
        <table:table-row table:style-name="ro1">
          <table:table-cell office:value-type="string" calcext:value-type="string">
            <text:p>9782822210065</text:p>
          </table:table-cell>
          <table:table-cell table:formula="of:=[.$B$1]&amp;[.A677]&amp;&quot;/[0:300]&quot;" office:value-type="string" office:string-value="https://reader.izneo.com/read/9782822210065/[0:300]" calcext:value-type="string">
            <text:p>https://reader.izneo.com/read/9782822210065/[0:300]</text:p>
          </table:table-cell>
        </table:table-row>
        <table:table-row table:style-name="ro1">
          <table:table-cell office:value-type="string" calcext:value-type="string">
            <text:p>9782822210249</text:p>
          </table:table-cell>
          <table:table-cell table:formula="of:=[.$B$1]&amp;[.A678]&amp;&quot;/[0:300]&quot;" office:value-type="string" office:string-value="https://reader.izneo.com/read/9782822210249/[0:300]" calcext:value-type="string">
            <text:p>https://reader.izneo.com/read/9782822210249/[0:300]</text:p>
          </table:table-cell>
        </table:table-row>
        <table:table-row table:style-name="ro1">
          <table:table-cell office:value-type="string" calcext:value-type="string">
            <text:p>9782822210331</text:p>
          </table:table-cell>
          <table:table-cell table:formula="of:=[.$B$1]&amp;[.A679]&amp;&quot;/[0:300]&quot;" office:value-type="string" office:string-value="https://reader.izneo.com/read/9782822210331/[0:300]" calcext:value-type="string">
            <text:p>https://reader.izneo.com/read/9782822210331/[0:300]</text:p>
          </table:table-cell>
        </table:table-row>
        <table:table-row table:style-name="ro1">
          <table:table-cell office:value-type="string" calcext:value-type="string">
            <text:p>9782822210393</text:p>
          </table:table-cell>
          <table:table-cell table:formula="of:=[.$B$1]&amp;[.A680]&amp;&quot;/[0:300]&quot;" office:value-type="string" office:string-value="https://reader.izneo.com/read/9782822210393/[0:300]" calcext:value-type="string">
            <text:p>https://reader.izneo.com/read/9782822210393/[0:300]</text:p>
          </table:table-cell>
        </table:table-row>
        <table:table-row table:style-name="ro1">
          <table:table-cell office:value-type="string" calcext:value-type="string">
            <text:p>9782822211062</text:p>
          </table:table-cell>
          <table:table-cell table:formula="of:=[.$B$1]&amp;[.A681]&amp;&quot;/[0:300]&quot;" office:value-type="string" office:string-value="https://reader.izneo.com/read/9782822211062/[0:300]" calcext:value-type="string">
            <text:p>https://reader.izneo.com/read/9782822211062/[0:300]</text:p>
          </table:table-cell>
        </table:table-row>
        <table:table-row table:style-name="ro1">
          <table:table-cell office:value-type="string" calcext:value-type="string">
            <text:p>9782822211284</text:p>
          </table:table-cell>
          <table:table-cell table:formula="of:=[.$B$1]&amp;[.A682]&amp;&quot;/[0:300]&quot;" office:value-type="string" office:string-value="https://reader.izneo.com/read/9782822211284/[0:300]" calcext:value-type="string">
            <text:p>https://reader.izneo.com/read/9782822211284/[0:300]</text:p>
          </table:table-cell>
        </table:table-row>
        <table:table-row table:style-name="ro1">
          <table:table-cell office:value-type="string" calcext:value-type="string">
            <text:p>9782822211383</text:p>
          </table:table-cell>
          <table:table-cell table:formula="of:=[.$B$1]&amp;[.A683]&amp;&quot;/[0:300]&quot;" office:value-type="string" office:string-value="https://reader.izneo.com/read/9782822211383/[0:300]" calcext:value-type="string">
            <text:p>https://reader.izneo.com/read/9782822211383/[0:300]</text:p>
          </table:table-cell>
        </table:table-row>
        <table:table-row table:style-name="ro1">
          <table:table-cell office:value-type="string" calcext:value-type="string">
            <text:p>9782822211864</text:p>
          </table:table-cell>
          <table:table-cell table:formula="of:=[.$B$1]&amp;[.A684]&amp;&quot;/[0:300]&quot;" office:value-type="string" office:string-value="https://reader.izneo.com/read/9782822211864/[0:300]" calcext:value-type="string">
            <text:p>https://reader.izneo.com/read/9782822211864/[0:300]</text:p>
          </table:table-cell>
        </table:table-row>
        <table:table-row table:style-name="ro1">
          <table:table-cell office:value-type="string" calcext:value-type="string">
            <text:p>9782822211918</text:p>
          </table:table-cell>
          <table:table-cell table:formula="of:=[.$B$1]&amp;[.A685]&amp;&quot;/[0:300]&quot;" office:value-type="string" office:string-value="https://reader.izneo.com/read/9782822211918/[0:300]" calcext:value-type="string">
            <text:p>https://reader.izneo.com/read/9782822211918/[0:300]</text:p>
          </table:table-cell>
        </table:table-row>
        <table:table-row table:style-name="ro1">
          <table:table-cell office:value-type="string" calcext:value-type="string">
            <text:p>9782822211949</text:p>
          </table:table-cell>
          <table:table-cell table:formula="of:=[.$B$1]&amp;[.A686]&amp;&quot;/[0:300]&quot;" office:value-type="string" office:string-value="https://reader.izneo.com/read/9782822211949/[0:300]" calcext:value-type="string">
            <text:p>https://reader.izneo.com/read/9782822211949/[0:300]</text:p>
          </table:table-cell>
        </table:table-row>
        <table:table-row table:style-name="ro1">
          <table:table-cell office:value-type="string" calcext:value-type="string">
            <text:p>9782822212281</text:p>
          </table:table-cell>
          <table:table-cell table:formula="of:=[.$B$1]&amp;[.A687]&amp;&quot;/[0:300]&quot;" office:value-type="string" office:string-value="https://reader.izneo.com/read/9782822212281/[0:300]" calcext:value-type="string">
            <text:p>https://reader.izneo.com/read/9782822212281/[0:300]</text:p>
          </table:table-cell>
        </table:table-row>
        <table:table-row table:style-name="ro1">
          <table:table-cell office:value-type="string" calcext:value-type="string">
            <text:p>9782822212434</text:p>
          </table:table-cell>
          <table:table-cell table:formula="of:=[.$B$1]&amp;[.A688]&amp;&quot;/[0:300]&quot;" office:value-type="string" office:string-value="https://reader.izneo.com/read/9782822212434/[0:300]" calcext:value-type="string">
            <text:p>https://reader.izneo.com/read/9782822212434/[0:300]</text:p>
          </table:table-cell>
        </table:table-row>
        <table:table-row table:style-name="ro1">
          <table:table-cell office:value-type="string" calcext:value-type="string">
            <text:p>9782822212779</text:p>
          </table:table-cell>
          <table:table-cell table:formula="of:=[.$B$1]&amp;[.A689]&amp;&quot;/[0:300]&quot;" office:value-type="string" office:string-value="https://reader.izneo.com/read/9782822212779/[0:300]" calcext:value-type="string">
            <text:p>https://reader.izneo.com/read/9782822212779/[0:300]</text:p>
          </table:table-cell>
        </table:table-row>
        <table:table-row table:style-name="ro1">
          <table:table-cell office:value-type="string" calcext:value-type="string">
            <text:p>9782822212946</text:p>
          </table:table-cell>
          <table:table-cell table:formula="of:=[.$B$1]&amp;[.A690]&amp;&quot;/[0:300]&quot;" office:value-type="string" office:string-value="https://reader.izneo.com/read/9782822212946/[0:300]" calcext:value-type="string">
            <text:p>https://reader.izneo.com/read/9782822212946/[0:300]</text:p>
          </table:table-cell>
        </table:table-row>
        <table:table-row table:style-name="ro1">
          <table:table-cell office:value-type="string" calcext:value-type="string">
            <text:p>9782822213097</text:p>
          </table:table-cell>
          <table:table-cell table:formula="of:=[.$B$1]&amp;[.A691]&amp;&quot;/[0:300]&quot;" office:value-type="string" office:string-value="https://reader.izneo.com/read/9782822213097/[0:300]" calcext:value-type="string">
            <text:p>https://reader.izneo.com/read/9782822213097/[0:300]</text:p>
          </table:table-cell>
        </table:table-row>
        <table:table-row table:style-name="ro1">
          <table:table-cell office:value-type="string" calcext:value-type="string">
            <text:p>9782822213127</text:p>
          </table:table-cell>
          <table:table-cell table:formula="of:=[.$B$1]&amp;[.A692]&amp;&quot;/[0:300]&quot;" office:value-type="string" office:string-value="https://reader.izneo.com/read/9782822213127/[0:300]" calcext:value-type="string">
            <text:p>https://reader.izneo.com/read/9782822213127/[0:300]</text:p>
          </table:table-cell>
        </table:table-row>
        <table:table-row table:style-name="ro1">
          <table:table-cell office:value-type="string" calcext:value-type="string">
            <text:p>9782822213189</text:p>
          </table:table-cell>
          <table:table-cell table:formula="of:=[.$B$1]&amp;[.A693]&amp;&quot;/[0:300]&quot;" office:value-type="string" office:string-value="https://reader.izneo.com/read/9782822213189/[0:300]" calcext:value-type="string">
            <text:p>https://reader.izneo.com/read/9782822213189/[0:300]</text:p>
          </table:table-cell>
        </table:table-row>
        <table:table-row table:style-name="ro1">
          <table:table-cell office:value-type="string" calcext:value-type="string">
            <text:p>9782822213240</text:p>
          </table:table-cell>
          <table:table-cell table:formula="of:=[.$B$1]&amp;[.A694]&amp;&quot;/[0:300]&quot;" office:value-type="string" office:string-value="https://reader.izneo.com/read/9782822213240/[0:300]" calcext:value-type="string">
            <text:p>https://reader.izneo.com/read/9782822213240/[0:300]</text:p>
          </table:table-cell>
        </table:table-row>
        <table:table-row table:style-name="ro1">
          <table:table-cell office:value-type="string" calcext:value-type="string">
            <text:p>9782822213356</text:p>
          </table:table-cell>
          <table:table-cell table:formula="of:=[.$B$1]&amp;[.A695]&amp;&quot;/[0:300]&quot;" office:value-type="string" office:string-value="https://reader.izneo.com/read/9782822213356/[0:300]" calcext:value-type="string">
            <text:p>https://reader.izneo.com/read/9782822213356/[0:300]</text:p>
          </table:table-cell>
        </table:table-row>
        <table:table-row table:style-name="ro1">
          <table:table-cell office:value-type="string" calcext:value-type="string">
            <text:p>9782822213448</text:p>
          </table:table-cell>
          <table:table-cell table:formula="of:=[.$B$1]&amp;[.A696]&amp;&quot;/[0:300]&quot;" office:value-type="string" office:string-value="https://reader.izneo.com/read/9782822213448/[0:300]" calcext:value-type="string">
            <text:p>https://reader.izneo.com/read/9782822213448/[0:300]</text:p>
          </table:table-cell>
        </table:table-row>
        <table:table-row table:style-name="ro1">
          <table:table-cell office:value-type="string" calcext:value-type="string">
            <text:p>9782822213851</text:p>
          </table:table-cell>
          <table:table-cell table:formula="of:=[.$B$1]&amp;[.A697]&amp;&quot;/[0:300]&quot;" office:value-type="string" office:string-value="https://reader.izneo.com/read/9782822213851/[0:300]" calcext:value-type="string">
            <text:p>https://reader.izneo.com/read/9782822213851/[0:300]</text:p>
          </table:table-cell>
        </table:table-row>
        <table:table-row table:style-name="ro1">
          <table:table-cell office:value-type="string" calcext:value-type="string">
            <text:p>9782822213974</text:p>
          </table:table-cell>
          <table:table-cell table:formula="of:=[.$B$1]&amp;[.A698]&amp;&quot;/[0:300]&quot;" office:value-type="string" office:string-value="https://reader.izneo.com/read/9782822213974/[0:300]" calcext:value-type="string">
            <text:p>https://reader.izneo.com/read/9782822213974/[0:300]</text:p>
          </table:table-cell>
        </table:table-row>
        <table:table-row table:style-name="ro1">
          <table:table-cell office:value-type="string" calcext:value-type="string">
            <text:p>9782822214063</text:p>
          </table:table-cell>
          <table:table-cell table:formula="of:=[.$B$1]&amp;[.A699]&amp;&quot;/[0:300]&quot;" office:value-type="string" office:string-value="https://reader.izneo.com/read/9782822214063/[0:300]" calcext:value-type="string">
            <text:p>https://reader.izneo.com/read/9782822214063/[0:300]</text:p>
          </table:table-cell>
        </table:table-row>
        <table:table-row table:style-name="ro1">
          <table:table-cell office:value-type="string" calcext:value-type="string">
            <text:p>9782822214308</text:p>
          </table:table-cell>
          <table:table-cell table:formula="of:=[.$B$1]&amp;[.A700]&amp;&quot;/[0:300]&quot;" office:value-type="string" office:string-value="https://reader.izneo.com/read/9782822214308/[0:300]" calcext:value-type="string">
            <text:p>https://reader.izneo.com/read/9782822214308/[0:300]</text:p>
          </table:table-cell>
        </table:table-row>
        <table:table-row table:style-name="ro1">
          <table:table-cell office:value-type="string" calcext:value-type="string">
            <text:p>9782822214315</text:p>
          </table:table-cell>
          <table:table-cell table:formula="of:=[.$B$1]&amp;[.A701]&amp;&quot;/[0:300]&quot;" office:value-type="string" office:string-value="https://reader.izneo.com/read/9782822214315/[0:300]" calcext:value-type="string">
            <text:p>https://reader.izneo.com/read/9782822214315/[0:300]</text:p>
          </table:table-cell>
        </table:table-row>
        <table:table-row table:style-name="ro1">
          <table:table-cell office:value-type="string" calcext:value-type="string">
            <text:p>9782822214322</text:p>
          </table:table-cell>
          <table:table-cell table:formula="of:=[.$B$1]&amp;[.A702]&amp;&quot;/[0:300]&quot;" office:value-type="string" office:string-value="https://reader.izneo.com/read/9782822214322/[0:300]" calcext:value-type="string">
            <text:p>https://reader.izneo.com/read/9782822214322/[0:300]</text:p>
          </table:table-cell>
        </table:table-row>
        <table:table-row table:style-name="ro1">
          <table:table-cell office:value-type="string" calcext:value-type="string">
            <text:p>9782822214391</text:p>
          </table:table-cell>
          <table:table-cell table:formula="of:=[.$B$1]&amp;[.A703]&amp;&quot;/[0:300]&quot;" office:value-type="string" office:string-value="https://reader.izneo.com/read/9782822214391/[0:300]" calcext:value-type="string">
            <text:p>https://reader.izneo.com/read/9782822214391/[0:300]</text:p>
          </table:table-cell>
        </table:table-row>
        <table:table-row table:style-name="ro1">
          <table:table-cell office:value-type="string" calcext:value-type="string">
            <text:p>9782822214483</text:p>
          </table:table-cell>
          <table:table-cell table:formula="of:=[.$B$1]&amp;[.A704]&amp;&quot;/[0:300]&quot;" office:value-type="string" office:string-value="https://reader.izneo.com/read/9782822214483/[0:300]" calcext:value-type="string">
            <text:p>https://reader.izneo.com/read/9782822214483/[0:300]</text:p>
          </table:table-cell>
        </table:table-row>
        <table:table-row table:style-name="ro1">
          <table:table-cell office:value-type="string" calcext:value-type="string">
            <text:p>9782822214667</text:p>
          </table:table-cell>
          <table:table-cell table:formula="of:=[.$B$1]&amp;[.A705]&amp;&quot;/[0:300]&quot;" office:value-type="string" office:string-value="https://reader.izneo.com/read/9782822214667/[0:300]" calcext:value-type="string">
            <text:p>https://reader.izneo.com/read/9782822214667/[0:300]</text:p>
          </table:table-cell>
        </table:table-row>
        <table:table-row table:style-name="ro1">
          <table:table-cell office:value-type="string" calcext:value-type="string">
            <text:p>9782822215022</text:p>
          </table:table-cell>
          <table:table-cell table:formula="of:=[.$B$1]&amp;[.A706]&amp;&quot;/[0:300]&quot;" office:value-type="string" office:string-value="https://reader.izneo.com/read/9782822215022/[0:300]" calcext:value-type="string">
            <text:p>https://reader.izneo.com/read/9782822215022/[0:300]</text:p>
          </table:table-cell>
        </table:table-row>
        <table:table-row table:style-name="ro1">
          <table:table-cell office:value-type="string" calcext:value-type="string">
            <text:p>9782822215183</text:p>
          </table:table-cell>
          <table:table-cell table:formula="of:=[.$B$1]&amp;[.A707]&amp;&quot;/[0:300]&quot;" office:value-type="string" office:string-value="https://reader.izneo.com/read/9782822215183/[0:300]" calcext:value-type="string">
            <text:p>https://reader.izneo.com/read/9782822215183/[0:300]</text:p>
          </table:table-cell>
        </table:table-row>
        <table:table-row table:style-name="ro1">
          <table:table-cell office:value-type="string" calcext:value-type="string">
            <text:p>9782822215244</text:p>
          </table:table-cell>
          <table:table-cell table:formula="of:=[.$B$1]&amp;[.A708]&amp;&quot;/[0:300]&quot;" office:value-type="string" office:string-value="https://reader.izneo.com/read/9782822215244/[0:300]" calcext:value-type="string">
            <text:p>https://reader.izneo.com/read/9782822215244/[0:300]</text:p>
          </table:table-cell>
        </table:table-row>
        <table:table-row table:style-name="ro1">
          <table:table-cell office:value-type="string" calcext:value-type="string">
            <text:p>9782822215299</text:p>
          </table:table-cell>
          <table:table-cell table:formula="of:=[.$B$1]&amp;[.A709]&amp;&quot;/[0:300]&quot;" office:value-type="string" office:string-value="https://reader.izneo.com/read/9782822215299/[0:300]" calcext:value-type="string">
            <text:p>https://reader.izneo.com/read/9782822215299/[0:300]</text:p>
          </table:table-cell>
        </table:table-row>
        <table:table-row table:style-name="ro1">
          <table:table-cell office:value-type="string" calcext:value-type="string">
            <text:p>9782822215466</text:p>
          </table:table-cell>
          <table:table-cell table:formula="of:=[.$B$1]&amp;[.A710]&amp;&quot;/[0:300]&quot;" office:value-type="string" office:string-value="https://reader.izneo.com/read/9782822215466/[0:300]" calcext:value-type="string">
            <text:p>https://reader.izneo.com/read/9782822215466/[0:300]</text:p>
          </table:table-cell>
        </table:table-row>
        <table:table-row table:style-name="ro1">
          <table:table-cell office:value-type="string" calcext:value-type="string">
            <text:p>9782822215527</text:p>
          </table:table-cell>
          <table:table-cell table:formula="of:=[.$B$1]&amp;[.A711]&amp;&quot;/[0:300]&quot;" office:value-type="string" office:string-value="https://reader.izneo.com/read/9782822215527/[0:300]" calcext:value-type="string">
            <text:p>https://reader.izneo.com/read/9782822215527/[0:300]</text:p>
          </table:table-cell>
        </table:table-row>
        <table:table-row table:style-name="ro1">
          <table:table-cell office:value-type="string" calcext:value-type="string">
            <text:p>9782822215602</text:p>
          </table:table-cell>
          <table:table-cell table:formula="of:=[.$B$1]&amp;[.A712]&amp;&quot;/[0:300]&quot;" office:value-type="string" office:string-value="https://reader.izneo.com/read/9782822215602/[0:300]" calcext:value-type="string">
            <text:p>https://reader.izneo.com/read/9782822215602/[0:300]</text:p>
          </table:table-cell>
        </table:table-row>
        <table:table-row table:style-name="ro1">
          <table:table-cell office:value-type="string" calcext:value-type="string">
            <text:p>9782822215657</text:p>
          </table:table-cell>
          <table:table-cell table:formula="of:=[.$B$1]&amp;[.A713]&amp;&quot;/[0:300]&quot;" office:value-type="string" office:string-value="https://reader.izneo.com/read/9782822215657/[0:300]" calcext:value-type="string">
            <text:p>https://reader.izneo.com/read/9782822215657/[0:300]</text:p>
          </table:table-cell>
        </table:table-row>
        <table:table-row table:style-name="ro1">
          <table:table-cell office:value-type="string" calcext:value-type="string">
            <text:p>9782822215770</text:p>
          </table:table-cell>
          <table:table-cell table:formula="of:=[.$B$1]&amp;[.A714]&amp;&quot;/[0:300]&quot;" office:value-type="string" office:string-value="https://reader.izneo.com/read/9782822215770/[0:300]" calcext:value-type="string">
            <text:p>https://reader.izneo.com/read/9782822215770/[0:300]</text:p>
          </table:table-cell>
        </table:table-row>
        <table:table-row table:style-name="ro1">
          <table:table-cell office:value-type="string" calcext:value-type="string">
            <text:p>9782822215831</text:p>
          </table:table-cell>
          <table:table-cell table:formula="of:=[.$B$1]&amp;[.A715]&amp;&quot;/[0:300]&quot;" office:value-type="string" office:string-value="https://reader.izneo.com/read/9782822215831/[0:300]" calcext:value-type="string">
            <text:p>https://reader.izneo.com/read/9782822215831/[0:300]</text:p>
          </table:table-cell>
        </table:table-row>
        <table:table-row table:style-name="ro1">
          <table:table-cell office:value-type="string" calcext:value-type="string">
            <text:p>9782822216074</text:p>
          </table:table-cell>
          <table:table-cell table:formula="of:=[.$B$1]&amp;[.A716]&amp;&quot;/[0:300]&quot;" office:value-type="string" office:string-value="https://reader.izneo.com/read/9782822216074/[0:300]" calcext:value-type="string">
            <text:p>https://reader.izneo.com/read/9782822216074/[0:300]</text:p>
          </table:table-cell>
        </table:table-row>
        <table:table-row table:style-name="ro1">
          <table:table-cell office:value-type="string" calcext:value-type="string">
            <text:p>9782822216104</text:p>
          </table:table-cell>
          <table:table-cell table:formula="of:=[.$B$1]&amp;[.A717]&amp;&quot;/[0:300]&quot;" office:value-type="string" office:string-value="https://reader.izneo.com/read/9782822216104/[0:300]" calcext:value-type="string">
            <text:p>https://reader.izneo.com/read/9782822216104/[0:300]</text:p>
          </table:table-cell>
        </table:table-row>
        <table:table-row table:style-name="ro1">
          <table:table-cell office:value-type="string" calcext:value-type="string">
            <text:p>9782822219655</text:p>
          </table:table-cell>
          <table:table-cell table:formula="of:=[.$B$1]&amp;[.A718]&amp;&quot;/[0:300]&quot;" office:value-type="string" office:string-value="https://reader.izneo.com/read/9782822219655/[0:300]" calcext:value-type="string">
            <text:p>https://reader.izneo.com/read/9782822219655/[0:300]</text:p>
          </table:table-cell>
        </table:table-row>
        <table:table-row table:style-name="ro1">
          <table:table-cell office:value-type="string" calcext:value-type="string">
            <text:p>9782822219747</text:p>
          </table:table-cell>
          <table:table-cell table:formula="of:=[.$B$1]&amp;[.A719]&amp;&quot;/[0:300]&quot;" office:value-type="string" office:string-value="https://reader.izneo.com/read/9782822219747/[0:300]" calcext:value-type="string">
            <text:p>https://reader.izneo.com/read/9782822219747/[0:300]</text:p>
          </table:table-cell>
        </table:table-row>
        <table:table-row table:style-name="ro1">
          <table:table-cell office:value-type="string" calcext:value-type="string">
            <text:p>9782822219778</text:p>
          </table:table-cell>
          <table:table-cell table:formula="of:=[.$B$1]&amp;[.A720]&amp;&quot;/[0:300]&quot;" office:value-type="string" office:string-value="https://reader.izneo.com/read/9782822219778/[0:300]" calcext:value-type="string">
            <text:p>https://reader.izneo.com/read/9782822219778/[0:300]</text:p>
          </table:table-cell>
        </table:table-row>
        <table:table-row table:style-name="ro1">
          <table:table-cell office:value-type="string" calcext:value-type="string">
            <text:p>9782822219860</text:p>
          </table:table-cell>
          <table:table-cell table:formula="of:=[.$B$1]&amp;[.A721]&amp;&quot;/[0:300]&quot;" office:value-type="string" office:string-value="https://reader.izneo.com/read/9782822219860/[0:300]" calcext:value-type="string">
            <text:p>https://reader.izneo.com/read/9782822219860/[0:300]</text:p>
          </table:table-cell>
        </table:table-row>
        <table:table-row table:style-name="ro1">
          <table:table-cell office:value-type="string" calcext:value-type="string">
            <text:p>9782822219914</text:p>
          </table:table-cell>
          <table:table-cell table:formula="of:=[.$B$1]&amp;[.A722]&amp;&quot;/[0:300]&quot;" office:value-type="string" office:string-value="https://reader.izneo.com/read/9782822219914/[0:300]" calcext:value-type="string">
            <text:p>https://reader.izneo.com/read/9782822219914/[0:300]</text:p>
          </table:table-cell>
        </table:table-row>
        <table:table-row table:style-name="ro1">
          <table:table-cell office:value-type="string" calcext:value-type="string">
            <text:p>9782822220392</text:p>
          </table:table-cell>
          <table:table-cell table:formula="of:=[.$B$1]&amp;[.A723]&amp;&quot;/[0:300]&quot;" office:value-type="string" office:string-value="https://reader.izneo.com/read/9782822220392/[0:300]" calcext:value-type="string">
            <text:p>https://reader.izneo.com/read/9782822220392/[0:300]</text:p>
          </table:table-cell>
        </table:table-row>
        <table:table-row table:style-name="ro1">
          <table:table-cell office:value-type="string" calcext:value-type="string">
            <text:p>9782822220439</text:p>
          </table:table-cell>
          <table:table-cell table:formula="of:=[.$B$1]&amp;[.A724]&amp;&quot;/[0:300]&quot;" office:value-type="string" office:string-value="https://reader.izneo.com/read/9782822220439/[0:300]" calcext:value-type="string">
            <text:p>https://reader.izneo.com/read/9782822220439/[0:300]</text:p>
          </table:table-cell>
        </table:table-row>
        <table:table-row table:style-name="ro1">
          <table:table-cell office:value-type="string" calcext:value-type="string">
            <text:p>9782822220583</text:p>
          </table:table-cell>
          <table:table-cell table:formula="of:=[.$B$1]&amp;[.A725]&amp;&quot;/[0:300]&quot;" office:value-type="string" office:string-value="https://reader.izneo.com/read/9782822220583/[0:300]" calcext:value-type="string">
            <text:p>https://reader.izneo.com/read/9782822220583/[0:300]</text:p>
          </table:table-cell>
        </table:table-row>
        <table:table-row table:style-name="ro1">
          <table:table-cell office:value-type="string" calcext:value-type="string">
            <text:p>9782822220613</text:p>
          </table:table-cell>
          <table:table-cell table:formula="of:=[.$B$1]&amp;[.A726]&amp;&quot;/[0:300]&quot;" office:value-type="string" office:string-value="https://reader.izneo.com/read/9782822220613/[0:300]" calcext:value-type="string">
            <text:p>https://reader.izneo.com/read/9782822220613/[0:300]</text:p>
          </table:table-cell>
        </table:table-row>
        <table:table-row table:style-name="ro1">
          <table:table-cell office:value-type="string" calcext:value-type="string">
            <text:p>9782822220705</text:p>
          </table:table-cell>
          <table:table-cell table:formula="of:=[.$B$1]&amp;[.A727]&amp;&quot;/[0:300]&quot;" office:value-type="string" office:string-value="https://reader.izneo.com/read/9782822220705/[0:300]" calcext:value-type="string">
            <text:p>https://reader.izneo.com/read/9782822220705/[0:300]</text:p>
          </table:table-cell>
        </table:table-row>
        <table:table-row table:style-name="ro1">
          <table:table-cell office:value-type="string" calcext:value-type="string">
            <text:p>9782822220828</text:p>
          </table:table-cell>
          <table:table-cell table:formula="of:=[.$B$1]&amp;[.A728]&amp;&quot;/[0:300]&quot;" office:value-type="string" office:string-value="https://reader.izneo.com/read/9782822220828/[0:300]" calcext:value-type="string">
            <text:p>https://reader.izneo.com/read/9782822220828/[0:300]</text:p>
          </table:table-cell>
        </table:table-row>
        <table:table-row table:style-name="ro1">
          <table:table-cell office:value-type="string" calcext:value-type="string">
            <text:p>9782822220866</text:p>
          </table:table-cell>
          <table:table-cell table:formula="of:=[.$B$1]&amp;[.A729]&amp;&quot;/[0:300]&quot;" office:value-type="string" office:string-value="https://reader.izneo.com/read/9782822220866/[0:300]" calcext:value-type="string">
            <text:p>https://reader.izneo.com/read/9782822220866/[0:300]</text:p>
          </table:table-cell>
        </table:table-row>
        <table:table-row table:style-name="ro1">
          <table:table-cell office:value-type="string" calcext:value-type="string">
            <text:p>9782822221191</text:p>
          </table:table-cell>
          <table:table-cell table:formula="of:=[.$B$1]&amp;[.A730]&amp;&quot;/[0:300]&quot;" office:value-type="string" office:string-value="https://reader.izneo.com/read/9782822221191/[0:300]" calcext:value-type="string">
            <text:p>https://reader.izneo.com/read/9782822221191/[0:300]</text:p>
          </table:table-cell>
        </table:table-row>
        <table:table-row table:style-name="ro1">
          <table:table-cell office:value-type="string" calcext:value-type="string">
            <text:p>9782822221412</text:p>
          </table:table-cell>
          <table:table-cell table:formula="of:=[.$B$1]&amp;[.A731]&amp;&quot;/[0:300]&quot;" office:value-type="string" office:string-value="https://reader.izneo.com/read/9782822221412/[0:300]" calcext:value-type="string">
            <text:p>https://reader.izneo.com/read/9782822221412/[0:300]</text:p>
          </table:table-cell>
        </table:table-row>
        <table:table-row table:style-name="ro1">
          <table:table-cell office:value-type="string" calcext:value-type="string">
            <text:p>9782822221474</text:p>
          </table:table-cell>
          <table:table-cell table:formula="of:=[.$B$1]&amp;[.A732]&amp;&quot;/[0:300]&quot;" office:value-type="string" office:string-value="https://reader.izneo.com/read/9782822221474/[0:300]" calcext:value-type="string">
            <text:p>https://reader.izneo.com/read/9782822221474/[0:300]</text:p>
          </table:table-cell>
        </table:table-row>
        <table:table-row table:style-name="ro1">
          <table:table-cell office:value-type="string" calcext:value-type="string">
            <text:p>9782822221504</text:p>
          </table:table-cell>
          <table:table-cell table:formula="of:=[.$B$1]&amp;[.A733]&amp;&quot;/[0:300]&quot;" office:value-type="string" office:string-value="https://reader.izneo.com/read/9782822221504/[0:300]" calcext:value-type="string">
            <text:p>https://reader.izneo.com/read/9782822221504/[0:300]</text:p>
          </table:table-cell>
        </table:table-row>
        <table:table-row table:style-name="ro1">
          <table:table-cell office:value-type="string" calcext:value-type="string">
            <text:p>9782822222181</text:p>
          </table:table-cell>
          <table:table-cell table:formula="of:=[.$B$1]&amp;[.A734]&amp;&quot;/[0:300]&quot;" office:value-type="string" office:string-value="https://reader.izneo.com/read/9782822222181/[0:300]" calcext:value-type="string">
            <text:p>https://reader.izneo.com/read/9782822222181/[0:300]</text:p>
          </table:table-cell>
        </table:table-row>
        <table:table-row table:style-name="ro1">
          <table:table-cell/>
          <table:table-cell table:style-name="ce3" office:value-type="float" office:value="97828709" calcext:value-type="float">
            <text:p>97828709</text:p>
          </table:table-cell>
        </table:table-row>
        <table:table-row table:style-name="ro1">
          <table:table-cell office:value-type="string" calcext:value-type="string">
            <text:p>9782870970027</text:p>
          </table:table-cell>
          <table:table-cell table:formula="of:=[.$B$1]&amp;[.A736]&amp;&quot;/[0:300]&quot;" office:value-type="string" office:string-value="https://reader.izneo.com/read/9782870970027/[0:300]" calcext:value-type="string">
            <text:p>https://reader.izneo.com/read/9782870970027/[0:300]</text:p>
          </table:table-cell>
        </table:table-row>
        <table:table-row table:style-name="ro1">
          <table:table-cell office:value-type="string" calcext:value-type="string">
            <text:p>9782870970041</text:p>
          </table:table-cell>
          <table:table-cell table:formula="of:=[.$B$1]&amp;[.A737]&amp;&quot;/[0:300]&quot;" office:value-type="string" office:string-value="https://reader.izneo.com/read/9782870970041/[0:300]" calcext:value-type="string">
            <text:p>https://reader.izneo.com/read/9782870970041/[0:300]</text:p>
          </table:table-cell>
        </table:table-row>
        <table:table-row table:style-name="ro1">
          <table:table-cell office:value-type="string" calcext:value-type="string">
            <text:p>9782870970058</text:p>
          </table:table-cell>
          <table:table-cell table:formula="of:=[.$B$1]&amp;[.A738]&amp;&quot;/[0:300]&quot;" office:value-type="string" office:string-value="https://reader.izneo.com/read/9782870970058/[0:300]" calcext:value-type="string">
            <text:p>https://reader.izneo.com/read/9782870970058/[0:300]</text:p>
          </table:table-cell>
        </table:table-row>
        <table:table-row table:style-name="ro1">
          <table:table-cell office:value-type="string" calcext:value-type="string">
            <text:p>9782870970089</text:p>
          </table:table-cell>
          <table:table-cell table:formula="of:=[.$B$1]&amp;[.A739]&amp;&quot;/[0:300]&quot;" office:value-type="string" office:string-value="https://reader.izneo.com/read/9782870970089/[0:300]" calcext:value-type="string">
            <text:p>https://reader.izneo.com/read/9782870970089/[0:300]</text:p>
          </table:table-cell>
        </table:table-row>
        <table:table-row table:style-name="ro1">
          <table:table-cell office:value-type="string" calcext:value-type="string">
            <text:p>9782870970096</text:p>
          </table:table-cell>
          <table:table-cell table:formula="of:=[.$B$1]&amp;[.A740]&amp;&quot;/[0:300]&quot;" office:value-type="string" office:string-value="https://reader.izneo.com/read/9782870970096/[0:300]" calcext:value-type="string">
            <text:p>https://reader.izneo.com/read/9782870970096/[0:300]</text:p>
          </table:table-cell>
        </table:table-row>
        <table:table-row table:style-name="ro1">
          <table:table-cell office:value-type="string" calcext:value-type="string">
            <text:p>9782870970102</text:p>
          </table:table-cell>
          <table:table-cell table:formula="of:=[.$B$1]&amp;[.A741]&amp;&quot;/[0:300]&quot;" office:value-type="string" office:string-value="https://reader.izneo.com/read/9782870970102/[0:300]" calcext:value-type="string">
            <text:p>https://reader.izneo.com/read/9782870970102/[0:300]</text:p>
          </table:table-cell>
        </table:table-row>
        <table:table-row table:style-name="ro1">
          <table:table-cell office:value-type="string" calcext:value-type="string">
            <text:p>9782870970133</text:p>
          </table:table-cell>
          <table:table-cell table:formula="of:=[.$B$1]&amp;[.A742]&amp;&quot;/[0:300]&quot;" office:value-type="string" office:string-value="https://reader.izneo.com/read/9782870970133/[0:300]" calcext:value-type="string">
            <text:p>https://reader.izneo.com/read/9782870970133/[0:300]</text:p>
          </table:table-cell>
        </table:table-row>
        <table:table-row table:style-name="ro1">
          <table:table-cell office:value-type="string" calcext:value-type="string">
            <text:p>9782870970157</text:p>
          </table:table-cell>
          <table:table-cell table:formula="of:=[.$B$1]&amp;[.A743]&amp;&quot;/[0:300]&quot;" office:value-type="string" office:string-value="https://reader.izneo.com/read/9782870970157/[0:300]" calcext:value-type="string">
            <text:p>https://reader.izneo.com/read/9782870970157/[0:300]</text:p>
          </table:table-cell>
        </table:table-row>
        <table:table-row table:style-name="ro1">
          <table:table-cell office:value-type="string" calcext:value-type="string">
            <text:p>9782870970164</text:p>
          </table:table-cell>
          <table:table-cell table:formula="of:=[.$B$1]&amp;[.A744]&amp;&quot;/[0:300]&quot;" office:value-type="string" office:string-value="https://reader.izneo.com/read/9782870970164/[0:300]" calcext:value-type="string">
            <text:p>https://reader.izneo.com/read/9782870970164/[0:300]</text:p>
          </table:table-cell>
        </table:table-row>
        <table:table-row table:style-name="ro1">
          <table:table-cell office:value-type="string" calcext:value-type="string">
            <text:p>9782870970171</text:p>
          </table:table-cell>
          <table:table-cell table:formula="of:=[.$B$1]&amp;[.A745]&amp;&quot;/[0:300]&quot;" office:value-type="string" office:string-value="https://reader.izneo.com/read/9782870970171/[0:300]" calcext:value-type="string">
            <text:p>https://reader.izneo.com/read/9782870970171/[0:300]</text:p>
          </table:table-cell>
        </table:table-row>
        <table:table-row table:style-name="ro1">
          <table:table-cell office:value-type="string" calcext:value-type="string">
            <text:p>9782870970201</text:p>
          </table:table-cell>
          <table:table-cell table:formula="of:=[.$B$1]&amp;[.A746]&amp;&quot;/[0:300]&quot;" office:value-type="string" office:string-value="https://reader.izneo.com/read/9782870970201/[0:300]" calcext:value-type="string">
            <text:p>https://reader.izneo.com/read/9782870970201/[0:300]</text:p>
          </table:table-cell>
        </table:table-row>
        <table:table-row table:style-name="ro1">
          <table:table-cell office:value-type="string" calcext:value-type="string">
            <text:p>9782870970256</text:p>
          </table:table-cell>
          <table:table-cell table:formula="of:=[.$B$1]&amp;[.A747]&amp;&quot;/[0:300]&quot;" office:value-type="string" office:string-value="https://reader.izneo.com/read/9782870970256/[0:300]" calcext:value-type="string">
            <text:p>https://reader.izneo.com/read/9782870970256/[0:300]</text:p>
          </table:table-cell>
        </table:table-row>
        <table:table-row table:style-name="ro1">
          <table:table-cell office:value-type="string" calcext:value-type="string">
            <text:p>9782870970515</text:p>
          </table:table-cell>
          <table:table-cell table:formula="of:=[.$B$1]&amp;[.A748]&amp;&quot;/[0:300]&quot;" office:value-type="string" office:string-value="https://reader.izneo.com/read/9782870970515/[0:300]" calcext:value-type="string">
            <text:p>https://reader.izneo.com/read/9782870970515/[0:300]</text:p>
          </table:table-cell>
        </table:table-row>
        <table:table-row table:style-name="ro1">
          <table:table-cell office:value-type="string" calcext:value-type="string">
            <text:p>9782870970577</text:p>
          </table:table-cell>
          <table:table-cell table:formula="of:=[.$B$1]&amp;[.A749]&amp;&quot;/[0:300]&quot;" office:value-type="string" office:string-value="https://reader.izneo.com/read/9782870970577/[0:300]" calcext:value-type="string">
            <text:p>https://reader.izneo.com/read/9782870970577/[0:300]</text:p>
          </table:table-cell>
        </table:table-row>
        <table:table-row table:style-name="ro1">
          <table:table-cell office:value-type="string" calcext:value-type="string">
            <text:p>9782870970591</text:p>
          </table:table-cell>
          <table:table-cell table:formula="of:=[.$B$1]&amp;[.A750]&amp;&quot;/[0:300]&quot;" office:value-type="string" office:string-value="https://reader.izneo.com/read/9782870970591/[0:300]" calcext:value-type="string">
            <text:p>https://reader.izneo.com/read/9782870970591/[0:300]</text:p>
          </table:table-cell>
        </table:table-row>
        <table:table-row table:style-name="ro1">
          <table:table-cell office:value-type="string" calcext:value-type="string">
            <text:p>9782870970669</text:p>
          </table:table-cell>
          <table:table-cell table:formula="of:=[.$B$1]&amp;[.A751]&amp;&quot;/[0:300]&quot;" office:value-type="string" office:string-value="https://reader.izneo.com/read/9782870970669/[0:300]" calcext:value-type="string">
            <text:p>https://reader.izneo.com/read/9782870970669/[0:300]</text:p>
          </table:table-cell>
        </table:table-row>
        <table:table-row table:style-name="ro1">
          <table:table-cell office:value-type="string" calcext:value-type="string">
            <text:p>9782870970683</text:p>
          </table:table-cell>
          <table:table-cell table:formula="of:=[.$B$1]&amp;[.A752]&amp;&quot;/[0:300]&quot;" office:value-type="string" office:string-value="https://reader.izneo.com/read/9782870970683/[0:300]" calcext:value-type="string">
            <text:p>https://reader.izneo.com/read/9782870970683/[0:300]</text:p>
          </table:table-cell>
        </table:table-row>
        <table:table-row table:style-name="ro1">
          <table:table-cell office:value-type="string" calcext:value-type="string">
            <text:p>9782870970874</text:p>
          </table:table-cell>
          <table:table-cell table:formula="of:=[.$B$1]&amp;[.A753]&amp;&quot;/[0:300]&quot;" office:value-type="string" office:string-value="https://reader.izneo.com/read/9782870970874/[0:300]" calcext:value-type="string">
            <text:p>https://reader.izneo.com/read/9782870970874/[0:300]</text:p>
          </table:table-cell>
        </table:table-row>
        <table:table-row table:style-name="ro1">
          <table:table-cell office:value-type="string" calcext:value-type="string">
            <text:p>9782870971154</text:p>
          </table:table-cell>
          <table:table-cell table:formula="of:=[.$B$1]&amp;[.A754]&amp;&quot;/[0:300]&quot;" office:value-type="string" office:string-value="https://reader.izneo.com/read/9782870971154/[0:300]" calcext:value-type="string">
            <text:p>https://reader.izneo.com/read/9782870971154/[0:300]</text:p>
          </table:table-cell>
        </table:table-row>
        <table:table-row table:style-name="ro1">
          <table:table-cell office:value-type="string" calcext:value-type="string">
            <text:p>9782870971185</text:p>
          </table:table-cell>
          <table:table-cell table:formula="of:=[.$B$1]&amp;[.A755]&amp;&quot;/[0:300]&quot;" office:value-type="string" office:string-value="https://reader.izneo.com/read/9782870971185/[0:300]" calcext:value-type="string">
            <text:p>https://reader.izneo.com/read/9782870971185/[0:300]</text:p>
          </table:table-cell>
        </table:table-row>
        <table:table-row table:style-name="ro1">
          <table:table-cell office:value-type="string" calcext:value-type="string">
            <text:p>9782870971581</text:p>
          </table:table-cell>
          <table:table-cell table:formula="of:=[.$B$1]&amp;[.A756]&amp;&quot;/[0:300]&quot;" office:value-type="string" office:string-value="https://reader.izneo.com/read/9782870971581/[0:300]" calcext:value-type="string">
            <text:p>https://reader.izneo.com/read/9782870971581/[0:300]</text:p>
          </table:table-cell>
        </table:table-row>
        <table:table-row table:style-name="ro1">
          <table:table-cell office:value-type="string" calcext:value-type="string">
            <text:p>9782870971642</text:p>
          </table:table-cell>
          <table:table-cell table:formula="of:=[.$B$1]&amp;[.A757]&amp;&quot;/[0:300]&quot;" office:value-type="string" office:string-value="https://reader.izneo.com/read/9782870971642/[0:300]" calcext:value-type="string">
            <text:p>https://reader.izneo.com/read/9782870971642/[0:300]</text:p>
          </table:table-cell>
        </table:table-row>
        <table:table-row table:style-name="ro1">
          <table:table-cell office:value-type="string" calcext:value-type="string">
            <text:p>9782870971871</text:p>
          </table:table-cell>
          <table:table-cell table:formula="of:=[.$B$1]&amp;[.A758]&amp;&quot;/[0:300]&quot;" office:value-type="string" office:string-value="https://reader.izneo.com/read/9782870971871/[0:300]" calcext:value-type="string">
            <text:p>https://reader.izneo.com/read/9782870971871/[0:300]</text:p>
          </table:table-cell>
        </table:table-row>
        <table:table-row table:style-name="ro1">
          <table:table-cell office:value-type="string" calcext:value-type="string">
            <text:p>9782870971895</text:p>
          </table:table-cell>
          <table:table-cell table:formula="of:=[.$B$1]&amp;[.A759]&amp;&quot;/[0:300]&quot;" office:value-type="string" office:string-value="https://reader.izneo.com/read/9782870971895/[0:300]" calcext:value-type="string">
            <text:p>https://reader.izneo.com/read/9782870971895/[0:300]</text:p>
          </table:table-cell>
        </table:table-row>
        <table:table-row table:style-name="ro1">
          <table:table-cell office:value-type="string" calcext:value-type="string">
            <text:p>9782870971932</text:p>
          </table:table-cell>
          <table:table-cell table:formula="of:=[.$B$1]&amp;[.A760]&amp;&quot;/[0:300]&quot;" office:value-type="string" office:string-value="https://reader.izneo.com/read/9782870971932/[0:300]" calcext:value-type="string">
            <text:p>https://reader.izneo.com/read/9782870971932/[0:300]</text:p>
          </table:table-cell>
        </table:table-row>
        <table:table-row table:style-name="ro1">
          <table:table-cell office:value-type="string" calcext:value-type="string">
            <text:p>9782870972151</text:p>
          </table:table-cell>
          <table:table-cell table:formula="of:=[.$B$1]&amp;[.A761]&amp;&quot;/[0:300]&quot;" office:value-type="string" office:string-value="https://reader.izneo.com/read/9782870972151/[0:300]" calcext:value-type="string">
            <text:p>https://reader.izneo.com/read/9782870972151/[0:300]</text:p>
          </table:table-cell>
        </table:table-row>
        <table:table-row table:style-name="ro1">
          <table:table-cell office:value-type="string" calcext:value-type="string">
            <text:p>9782870972168</text:p>
          </table:table-cell>
          <table:table-cell table:formula="of:=[.$B$1]&amp;[.A762]&amp;&quot;/[0:300]&quot;" office:value-type="string" office:string-value="https://reader.izneo.com/read/9782870972168/[0:300]" calcext:value-type="string">
            <text:p>https://reader.izneo.com/read/9782870972168/[0:300]</text:p>
          </table:table-cell>
        </table:table-row>
        <table:table-row table:style-name="ro1">
          <table:table-cell office:value-type="string" calcext:value-type="string">
            <text:p>9782870972175</text:p>
          </table:table-cell>
          <table:table-cell table:formula="of:=[.$B$1]&amp;[.A763]&amp;&quot;/[0:300]&quot;" office:value-type="string" office:string-value="https://reader.izneo.com/read/9782870972175/[0:300]" calcext:value-type="string">
            <text:p>https://reader.izneo.com/read/9782870972175/[0:300]</text:p>
          </table:table-cell>
        </table:table-row>
        <table:table-row table:style-name="ro1">
          <table:table-cell office:value-type="string" calcext:value-type="string">
            <text:p>9782870972182</text:p>
          </table:table-cell>
          <table:table-cell table:formula="of:=[.$B$1]&amp;[.A764]&amp;&quot;/[0:300]&quot;" office:value-type="string" office:string-value="https://reader.izneo.com/read/9782870972182/[0:300]" calcext:value-type="string">
            <text:p>https://reader.izneo.com/read/9782870972182/[0:300]</text:p>
          </table:table-cell>
        </table:table-row>
        <table:table-row table:style-name="ro1">
          <table:table-cell office:value-type="string" calcext:value-type="string">
            <text:p>9782870972199</text:p>
          </table:table-cell>
          <table:table-cell table:formula="of:=[.$B$1]&amp;[.A765]&amp;&quot;/[0:300]&quot;" office:value-type="string" office:string-value="https://reader.izneo.com/read/9782870972199/[0:300]" calcext:value-type="string">
            <text:p>https://reader.izneo.com/read/9782870972199/[0:300]</text:p>
          </table:table-cell>
        </table:table-row>
        <table:table-row table:style-name="ro1">
          <table:table-cell office:value-type="string" calcext:value-type="string">
            <text:p>9782870972205</text:p>
          </table:table-cell>
          <table:table-cell table:formula="of:=[.$B$1]&amp;[.A766]&amp;&quot;/[0:300]&quot;" office:value-type="string" office:string-value="https://reader.izneo.com/read/9782870972205/[0:300]" calcext:value-type="string">
            <text:p>https://reader.izneo.com/read/9782870972205/[0:300]</text:p>
          </table:table-cell>
        </table:table-row>
        <table:table-row table:style-name="ro1">
          <table:table-cell office:value-type="string" calcext:value-type="string">
            <text:p>9782870972212</text:p>
          </table:table-cell>
          <table:table-cell table:formula="of:=[.$B$1]&amp;[.A767]&amp;&quot;/[0:300]&quot;" office:value-type="string" office:string-value="https://reader.izneo.com/read/9782870972212/[0:300]" calcext:value-type="string">
            <text:p>https://reader.izneo.com/read/9782870972212/[0:300]</text:p>
          </table:table-cell>
        </table:table-row>
        <table:table-row table:style-name="ro1">
          <table:table-cell office:value-type="string" calcext:value-type="string">
            <text:p>9782870972229</text:p>
          </table:table-cell>
          <table:table-cell table:formula="of:=[.$B$1]&amp;[.A768]&amp;&quot;/[0:300]&quot;" office:value-type="string" office:string-value="https://reader.izneo.com/read/9782870972229/[0:300]" calcext:value-type="string">
            <text:p>https://reader.izneo.com/read/9782870972229/[0:300]</text:p>
          </table:table-cell>
        </table:table-row>
        <table:table-row table:style-name="ro1">
          <table:table-cell office:value-type="string" calcext:value-type="string">
            <text:p>9782870972236</text:p>
          </table:table-cell>
          <table:table-cell table:formula="of:=[.$B$1]&amp;[.A769]&amp;&quot;/[0:300]&quot;" office:value-type="string" office:string-value="https://reader.izneo.com/read/9782870972236/[0:300]" calcext:value-type="string">
            <text:p>https://reader.izneo.com/read/9782870972236/[0:300]</text:p>
          </table:table-cell>
        </table:table-row>
        <table:table-row table:style-name="ro1">
          <table:table-cell office:value-type="string" calcext:value-type="string">
            <text:p>9782870972243</text:p>
          </table:table-cell>
          <table:table-cell table:formula="of:=[.$B$1]&amp;[.A770]&amp;&quot;/[0:300]&quot;" office:value-type="string" office:string-value="https://reader.izneo.com/read/9782870972243/[0:300]" calcext:value-type="string">
            <text:p>https://reader.izneo.com/read/9782870972243/[0:300]</text:p>
          </table:table-cell>
        </table:table-row>
        <table:table-row table:style-name="ro1">
          <table:table-cell office:value-type="string" calcext:value-type="string">
            <text:p>9782870972250</text:p>
          </table:table-cell>
          <table:table-cell table:formula="of:=[.$B$1]&amp;[.A771]&amp;&quot;/[0:300]&quot;" office:value-type="string" office:string-value="https://reader.izneo.com/read/9782870972250/[0:300]" calcext:value-type="string">
            <text:p>https://reader.izneo.com/read/9782870972250/[0:300]</text:p>
          </table:table-cell>
        </table:table-row>
        <table:table-row table:style-name="ro1">
          <table:table-cell office:value-type="string" calcext:value-type="string">
            <text:p>9782870972267</text:p>
          </table:table-cell>
          <table:table-cell table:formula="of:=[.$B$1]&amp;[.A772]&amp;&quot;/[0:300]&quot;" office:value-type="string" office:string-value="https://reader.izneo.com/read/9782870972267/[0:300]" calcext:value-type="string">
            <text:p>https://reader.izneo.com/read/9782870972267/[0:300]</text:p>
          </table:table-cell>
        </table:table-row>
        <table:table-row table:style-name="ro1">
          <table:table-cell office:value-type="string" calcext:value-type="string">
            <text:p>9782870972274</text:p>
          </table:table-cell>
          <table:table-cell table:formula="of:=[.$B$1]&amp;[.A773]&amp;&quot;/[0:300]&quot;" office:value-type="string" office:string-value="https://reader.izneo.com/read/9782870972274/[0:300]" calcext:value-type="string">
            <text:p>https://reader.izneo.com/read/9782870972274/[0:300]</text:p>
          </table:table-cell>
        </table:table-row>
        <table:table-row table:style-name="ro1">
          <table:table-cell office:value-type="string" calcext:value-type="string">
            <text:p>9782870972281</text:p>
          </table:table-cell>
          <table:table-cell table:formula="of:=[.$B$1]&amp;[.A774]&amp;&quot;/[0:300]&quot;" office:value-type="string" office:string-value="https://reader.izneo.com/read/9782870972281/[0:300]" calcext:value-type="string">
            <text:p>https://reader.izneo.com/read/9782870972281/[0:300]</text:p>
          </table:table-cell>
        </table:table-row>
        <table:table-row table:style-name="ro1">
          <table:table-cell office:value-type="string" calcext:value-type="string">
            <text:p>9782870972298</text:p>
          </table:table-cell>
          <table:table-cell table:formula="of:=[.$B$1]&amp;[.A775]&amp;&quot;/[0:300]&quot;" office:value-type="string" office:string-value="https://reader.izneo.com/read/9782870972298/[0:300]" calcext:value-type="string">
            <text:p>https://reader.izneo.com/read/9782870972298/[0:300]</text:p>
          </table:table-cell>
        </table:table-row>
        <table:table-row table:style-name="ro1">
          <table:table-cell office:value-type="string" calcext:value-type="string">
            <text:p>9782870972304</text:p>
          </table:table-cell>
          <table:table-cell table:formula="of:=[.$B$1]&amp;[.A776]&amp;&quot;/[0:300]&quot;" office:value-type="string" office:string-value="https://reader.izneo.com/read/9782870972304/[0:300]" calcext:value-type="string">
            <text:p>https://reader.izneo.com/read/9782870972304/[0:300]</text:p>
          </table:table-cell>
        </table:table-row>
        <table:table-row table:style-name="ro1">
          <table:table-cell office:value-type="string" calcext:value-type="string">
            <text:p>9782870972311</text:p>
          </table:table-cell>
          <table:table-cell table:formula="of:=[.$B$1]&amp;[.A777]&amp;&quot;/[0:300]&quot;" office:value-type="string" office:string-value="https://reader.izneo.com/read/9782870972311/[0:300]" calcext:value-type="string">
            <text:p>https://reader.izneo.com/read/9782870972311/[0:300]</text:p>
          </table:table-cell>
        </table:table-row>
        <table:table-row table:style-name="ro1">
          <table:table-cell office:value-type="string" calcext:value-type="string">
            <text:p>9782870972328</text:p>
          </table:table-cell>
          <table:table-cell table:formula="of:=[.$B$1]&amp;[.A778]&amp;&quot;/[0:300]&quot;" office:value-type="string" office:string-value="https://reader.izneo.com/read/9782870972328/[0:300]" calcext:value-type="string">
            <text:p>https://reader.izneo.com/read/9782870972328/[0:300]</text:p>
          </table:table-cell>
        </table:table-row>
        <table:table-row table:style-name="ro1">
          <table:table-cell office:value-type="string" calcext:value-type="string">
            <text:p>9782870972335</text:p>
          </table:table-cell>
          <table:table-cell table:formula="of:=[.$B$1]&amp;[.A779]&amp;&quot;/[0:300]&quot;" office:value-type="string" office:string-value="https://reader.izneo.com/read/9782870972335/[0:300]" calcext:value-type="string">
            <text:p>https://reader.izneo.com/read/9782870972335/[0:300]</text:p>
          </table:table-cell>
        </table:table-row>
        <table:table-row table:style-name="ro1">
          <table:table-cell office:value-type="string" calcext:value-type="string">
            <text:p>9782870972342</text:p>
          </table:table-cell>
          <table:table-cell table:formula="of:=[.$B$1]&amp;[.A780]&amp;&quot;/[0:300]&quot;" office:value-type="string" office:string-value="https://reader.izneo.com/read/9782870972342/[0:300]" calcext:value-type="string">
            <text:p>https://reader.izneo.com/read/9782870972342/[0:300]</text:p>
          </table:table-cell>
        </table:table-row>
        <table:table-row table:style-name="ro1">
          <table:table-cell/>
          <table:table-cell table:style-name="ce3" office:value-type="float" office:value="97828712" calcext:value-type="float">
            <text:p>97828712</text:p>
          </table:table-cell>
        </table:table-row>
        <table:table-row table:style-name="ro1">
          <table:table-cell office:value-type="string" calcext:value-type="string">
            <text:p>9782871290001</text:p>
          </table:table-cell>
          <table:table-cell table:formula="of:=[.$B$1]&amp;[.A782]&amp;&quot;/[0:300]&quot;" office:value-type="string" office:string-value="https://reader.izneo.com/read/9782871290001/[0:300]" calcext:value-type="string">
            <text:p>https://reader.izneo.com/read/9782871290001/[0:300]</text:p>
          </table:table-cell>
        </table:table-row>
        <table:table-row table:style-name="ro1">
          <table:table-cell office:value-type="string" calcext:value-type="string">
            <text:p>9782871290018</text:p>
          </table:table-cell>
          <table:table-cell table:formula="of:=[.$B$1]&amp;[.A783]&amp;&quot;/[0:300]&quot;" office:value-type="string" office:string-value="https://reader.izneo.com/read/9782871290018/[0:300]" calcext:value-type="string">
            <text:p>https://reader.izneo.com/read/9782871290018/[0:300]</text:p>
          </table:table-cell>
        </table:table-row>
        <table:table-row table:style-name="ro1">
          <table:table-cell office:value-type="string" calcext:value-type="string">
            <text:p>9782871290087</text:p>
          </table:table-cell>
          <table:table-cell table:formula="of:=[.$B$1]&amp;[.A784]&amp;&quot;/[0:300]&quot;" office:value-type="string" office:string-value="https://reader.izneo.com/read/9782871290087/[0:300]" calcext:value-type="string">
            <text:p>https://reader.izneo.com/read/9782871290087/[0:300]</text:p>
          </table:table-cell>
        </table:table-row>
        <table:table-row table:style-name="ro1">
          <table:table-cell office:value-type="string" calcext:value-type="string">
            <text:p>9782871290230</text:p>
          </table:table-cell>
          <table:table-cell table:formula="of:=[.$B$1]&amp;[.A785]&amp;&quot;/[0:300]&quot;" office:value-type="string" office:string-value="https://reader.izneo.com/read/9782871290230/[0:300]" calcext:value-type="string">
            <text:p>https://reader.izneo.com/read/9782871290230/[0:300]</text:p>
          </table:table-cell>
        </table:table-row>
        <table:table-row table:style-name="ro1">
          <table:table-cell office:value-type="string" calcext:value-type="string">
            <text:p>9782871290445</text:p>
          </table:table-cell>
          <table:table-cell table:formula="of:=[.$B$1]&amp;[.A786]&amp;&quot;/[0:300]&quot;" office:value-type="string" office:string-value="https://reader.izneo.com/read/9782871290445/[0:300]" calcext:value-type="string">
            <text:p>https://reader.izneo.com/read/9782871290445/[0:300]</text:p>
          </table:table-cell>
        </table:table-row>
        <table:table-row table:style-name="ro1">
          <table:table-cell office:value-type="string" calcext:value-type="string">
            <text:p>9782871290599</text:p>
          </table:table-cell>
          <table:table-cell table:formula="of:=[.$B$1]&amp;[.A787]&amp;&quot;/[0:300]&quot;" office:value-type="string" office:string-value="https://reader.izneo.com/read/9782871290599/[0:300]" calcext:value-type="string">
            <text:p>https://reader.izneo.com/read/9782871290599/[0:300]</text:p>
          </table:table-cell>
        </table:table-row>
        <table:table-row table:style-name="ro1">
          <table:table-cell office:value-type="string" calcext:value-type="string">
            <text:p>9782871290629</text:p>
          </table:table-cell>
          <table:table-cell table:formula="of:=[.$B$1]&amp;[.A788]&amp;&quot;/[0:300]&quot;" office:value-type="string" office:string-value="https://reader.izneo.com/read/9782871290629/[0:300]" calcext:value-type="string">
            <text:p>https://reader.izneo.com/read/9782871290629/[0:300]</text:p>
          </table:table-cell>
        </table:table-row>
        <table:table-row table:style-name="ro1">
          <table:table-cell office:value-type="string" calcext:value-type="string">
            <text:p>9782871290650</text:p>
          </table:table-cell>
          <table:table-cell table:formula="of:=[.$B$1]&amp;[.A789]&amp;&quot;/[0:300]&quot;" office:value-type="string" office:string-value="https://reader.izneo.com/read/9782871290650/[0:300]" calcext:value-type="string">
            <text:p>https://reader.izneo.com/read/9782871290650/[0:300]</text:p>
          </table:table-cell>
        </table:table-row>
        <table:table-row table:style-name="ro1">
          <table:table-cell office:value-type="string" calcext:value-type="string">
            <text:p>9782871290667</text:p>
          </table:table-cell>
          <table:table-cell table:formula="of:=[.$B$1]&amp;[.A790]&amp;&quot;/[0:300]&quot;" office:value-type="string" office:string-value="https://reader.izneo.com/read/9782871290667/[0:300]" calcext:value-type="string">
            <text:p>https://reader.izneo.com/read/9782871290667/[0:300]</text:p>
          </table:table-cell>
        </table:table-row>
        <table:table-row table:style-name="ro1">
          <table:table-cell office:value-type="string" calcext:value-type="string">
            <text:p>9782871290728</text:p>
          </table:table-cell>
          <table:table-cell table:formula="of:=[.$B$1]&amp;[.A791]&amp;&quot;/[0:300]&quot;" office:value-type="string" office:string-value="https://reader.izneo.com/read/9782871290728/[0:300]" calcext:value-type="string">
            <text:p>https://reader.izneo.com/read/9782871290728/[0:300]</text:p>
          </table:table-cell>
        </table:table-row>
        <table:table-row table:style-name="ro1">
          <table:table-cell office:value-type="string" calcext:value-type="string">
            <text:p>9782871290803</text:p>
          </table:table-cell>
          <table:table-cell table:formula="of:=[.$B$1]&amp;[.A792]&amp;&quot;/[0:300]&quot;" office:value-type="string" office:string-value="https://reader.izneo.com/read/9782871290803/[0:300]" calcext:value-type="string">
            <text:p>https://reader.izneo.com/read/9782871290803/[0:300]</text:p>
          </table:table-cell>
        </table:table-row>
        <table:table-row table:style-name="ro1">
          <table:table-cell office:value-type="string" calcext:value-type="string">
            <text:p>9782871290810</text:p>
          </table:table-cell>
          <table:table-cell table:formula="of:=[.$B$1]&amp;[.A793]&amp;&quot;/[0:300]&quot;" office:value-type="string" office:string-value="https://reader.izneo.com/read/9782871290810/[0:300]" calcext:value-type="string">
            <text:p>https://reader.izneo.com/read/9782871290810/[0:300]</text:p>
          </table:table-cell>
        </table:table-row>
        <table:table-row table:style-name="ro1">
          <table:table-cell office:value-type="string" calcext:value-type="string">
            <text:p>9782871290858</text:p>
          </table:table-cell>
          <table:table-cell table:formula="of:=[.$B$1]&amp;[.A794]&amp;&quot;/[0:300]&quot;" office:value-type="string" office:string-value="https://reader.izneo.com/read/9782871290858/[0:300]" calcext:value-type="string">
            <text:p>https://reader.izneo.com/read/9782871290858/[0:300]</text:p>
          </table:table-cell>
        </table:table-row>
        <table:table-row table:style-name="ro1">
          <table:table-cell office:value-type="string" calcext:value-type="string">
            <text:p>9782871290919</text:p>
          </table:table-cell>
          <table:table-cell table:formula="of:=[.$B$1]&amp;[.A795]&amp;&quot;/[0:300]&quot;" office:value-type="string" office:string-value="https://reader.izneo.com/read/9782871290919/[0:300]" calcext:value-type="string">
            <text:p>https://reader.izneo.com/read/9782871290919/[0:300]</text:p>
          </table:table-cell>
        </table:table-row>
        <table:table-row table:style-name="ro1">
          <table:table-cell office:value-type="string" calcext:value-type="string">
            <text:p>9782871291091</text:p>
          </table:table-cell>
          <table:table-cell table:formula="of:=[.$B$1]&amp;[.A796]&amp;&quot;/[0:300]&quot;" office:value-type="string" office:string-value="https://reader.izneo.com/read/9782871291091/[0:300]" calcext:value-type="string">
            <text:p>https://reader.izneo.com/read/9782871291091/[0:300]</text:p>
          </table:table-cell>
        </table:table-row>
        <table:table-row table:style-name="ro1">
          <table:table-cell office:value-type="string" calcext:value-type="string">
            <text:p>9782871291176</text:p>
          </table:table-cell>
          <table:table-cell table:formula="of:=[.$B$1]&amp;[.A797]&amp;&quot;/[0:300]&quot;" office:value-type="string" office:string-value="https://reader.izneo.com/read/9782871291176/[0:300]" calcext:value-type="string">
            <text:p>https://reader.izneo.com/read/9782871291176/[0:300]</text:p>
          </table:table-cell>
        </table:table-row>
        <table:table-row table:style-name="ro1">
          <table:table-cell office:value-type="string" calcext:value-type="string">
            <text:p>9782871291251</text:p>
          </table:table-cell>
          <table:table-cell table:formula="of:=[.$B$1]&amp;[.A798]&amp;&quot;/[0:300]&quot;" office:value-type="string" office:string-value="https://reader.izneo.com/read/9782871291251/[0:300]" calcext:value-type="string">
            <text:p>https://reader.izneo.com/read/9782871291251/[0:300]</text:p>
          </table:table-cell>
        </table:table-row>
        <table:table-row table:style-name="ro1">
          <table:table-cell office:value-type="string" calcext:value-type="string">
            <text:p>9782871291299</text:p>
          </table:table-cell>
          <table:table-cell table:formula="of:=[.$B$1]&amp;[.A799]&amp;&quot;/[0:300]&quot;" office:value-type="string" office:string-value="https://reader.izneo.com/read/9782871291299/[0:300]" calcext:value-type="string">
            <text:p>https://reader.izneo.com/read/9782871291299/[0:300]</text:p>
          </table:table-cell>
        </table:table-row>
        <table:table-row table:style-name="ro1">
          <table:table-cell office:value-type="string" calcext:value-type="string">
            <text:p>9782871291350</text:p>
          </table:table-cell>
          <table:table-cell table:formula="of:=[.$B$1]&amp;[.A800]&amp;&quot;/[0:300]&quot;" office:value-type="string" office:string-value="https://reader.izneo.com/read/9782871291350/[0:300]" calcext:value-type="string">
            <text:p>https://reader.izneo.com/read/9782871291350/[0:300]</text:p>
          </table:table-cell>
        </table:table-row>
        <table:table-row table:style-name="ro1">
          <table:table-cell office:value-type="string" calcext:value-type="string">
            <text:p>9782871291404</text:p>
          </table:table-cell>
          <table:table-cell table:formula="of:=[.$B$1]&amp;[.A801]&amp;&quot;/[0:300]&quot;" office:value-type="string" office:string-value="https://reader.izneo.com/read/9782871291404/[0:300]" calcext:value-type="string">
            <text:p>https://reader.izneo.com/read/9782871291404/[0:300]</text:p>
          </table:table-cell>
        </table:table-row>
        <table:table-row table:style-name="ro1">
          <table:table-cell office:value-type="string" calcext:value-type="string">
            <text:p>9782871291510</text:p>
          </table:table-cell>
          <table:table-cell table:formula="of:=[.$B$1]&amp;[.A802]&amp;&quot;/[0:300]&quot;" office:value-type="string" office:string-value="https://reader.izneo.com/read/9782871291510/[0:300]" calcext:value-type="string">
            <text:p>https://reader.izneo.com/read/9782871291510/[0:300]</text:p>
          </table:table-cell>
        </table:table-row>
        <table:table-row table:style-name="ro1">
          <table:table-cell office:value-type="string" calcext:value-type="string">
            <text:p>9782871291534</text:p>
          </table:table-cell>
          <table:table-cell table:formula="of:=[.$B$1]&amp;[.A803]&amp;&quot;/[0:300]&quot;" office:value-type="string" office:string-value="https://reader.izneo.com/read/9782871291534/[0:300]" calcext:value-type="string">
            <text:p>https://reader.izneo.com/read/9782871291534/[0:300]</text:p>
          </table:table-cell>
        </table:table-row>
        <table:table-row table:style-name="ro1">
          <table:table-cell office:value-type="string" calcext:value-type="string">
            <text:p>9782871291640</text:p>
          </table:table-cell>
          <table:table-cell table:formula="of:=[.$B$1]&amp;[.A804]&amp;&quot;/[0:300]&quot;" office:value-type="string" office:string-value="https://reader.izneo.com/read/9782871291640/[0:300]" calcext:value-type="string">
            <text:p>https://reader.izneo.com/read/9782871291640/[0:300]</text:p>
          </table:table-cell>
        </table:table-row>
        <table:table-row table:style-name="ro1">
          <table:table-cell office:value-type="string" calcext:value-type="string">
            <text:p>9782871291657</text:p>
          </table:table-cell>
          <table:table-cell table:formula="of:=[.$B$1]&amp;[.A805]&amp;&quot;/[0:300]&quot;" office:value-type="string" office:string-value="https://reader.izneo.com/read/9782871291657/[0:300]" calcext:value-type="string">
            <text:p>https://reader.izneo.com/read/9782871291657/[0:300]</text:p>
          </table:table-cell>
        </table:table-row>
        <table:table-row table:style-name="ro1">
          <table:table-cell office:value-type="string" calcext:value-type="string">
            <text:p>9782871291732</text:p>
          </table:table-cell>
          <table:table-cell table:formula="of:=[.$B$1]&amp;[.A806]&amp;&quot;/[0:300]&quot;" office:value-type="string" office:string-value="https://reader.izneo.com/read/9782871291732/[0:300]" calcext:value-type="string">
            <text:p>https://reader.izneo.com/read/9782871291732/[0:300]</text:p>
          </table:table-cell>
        </table:table-row>
        <table:table-row table:style-name="ro1">
          <table:table-cell office:value-type="string" calcext:value-type="string">
            <text:p>9782871291794</text:p>
          </table:table-cell>
          <table:table-cell table:formula="of:=[.$B$1]&amp;[.A807]&amp;&quot;/[0:300]&quot;" office:value-type="string" office:string-value="https://reader.izneo.com/read/9782871291794/[0:300]" calcext:value-type="string">
            <text:p>https://reader.izneo.com/read/9782871291794/[0:300]</text:p>
          </table:table-cell>
        </table:table-row>
        <table:table-row table:style-name="ro1">
          <table:table-cell office:value-type="string" calcext:value-type="string">
            <text:p>9782871291831</text:p>
          </table:table-cell>
          <table:table-cell table:formula="of:=[.$B$1]&amp;[.A808]&amp;&quot;/[0:300]&quot;" office:value-type="string" office:string-value="https://reader.izneo.com/read/9782871291831/[0:300]" calcext:value-type="string">
            <text:p>https://reader.izneo.com/read/9782871291831/[0:300]</text:p>
          </table:table-cell>
        </table:table-row>
        <table:table-row table:style-name="ro1">
          <table:table-cell office:value-type="string" calcext:value-type="string">
            <text:p>9782871292159</text:p>
          </table:table-cell>
          <table:table-cell table:formula="of:=[.$B$1]&amp;[.A809]&amp;&quot;/[0:300]&quot;" office:value-type="string" office:string-value="https://reader.izneo.com/read/9782871292159/[0:300]" calcext:value-type="string">
            <text:p>https://reader.izneo.com/read/9782871292159/[0:300]</text:p>
          </table:table-cell>
        </table:table-row>
        <table:table-row table:style-name="ro1">
          <table:table-cell office:value-type="string" calcext:value-type="string">
            <text:p>9782871292166</text:p>
          </table:table-cell>
          <table:table-cell table:formula="of:=[.$B$1]&amp;[.A810]&amp;&quot;/[0:300]&quot;" office:value-type="string" office:string-value="https://reader.izneo.com/read/9782871292166/[0:300]" calcext:value-type="string">
            <text:p>https://reader.izneo.com/read/9782871292166/[0:300]</text:p>
          </table:table-cell>
        </table:table-row>
        <table:table-row table:style-name="ro1">
          <table:table-cell office:value-type="string" calcext:value-type="string">
            <text:p>9782871292173</text:p>
          </table:table-cell>
          <table:table-cell table:formula="of:=[.$B$1]&amp;[.A811]&amp;&quot;/[0:300]&quot;" office:value-type="string" office:string-value="https://reader.izneo.com/read/9782871292173/[0:300]" calcext:value-type="string">
            <text:p>https://reader.izneo.com/read/9782871292173/[0:300]</text:p>
          </table:table-cell>
        </table:table-row>
        <table:table-row table:style-name="ro1">
          <table:table-cell office:value-type="string" calcext:value-type="string">
            <text:p>9782871292180</text:p>
          </table:table-cell>
          <table:table-cell table:formula="of:=[.$B$1]&amp;[.A812]&amp;&quot;/[0:300]&quot;" office:value-type="string" office:string-value="https://reader.izneo.com/read/9782871292180/[0:300]" calcext:value-type="string">
            <text:p>https://reader.izneo.com/read/9782871292180/[0:300]</text:p>
          </table:table-cell>
        </table:table-row>
        <table:table-row table:style-name="ro1">
          <table:table-cell office:value-type="string" calcext:value-type="string">
            <text:p>9782871292197</text:p>
          </table:table-cell>
          <table:table-cell table:formula="of:=[.$B$1]&amp;[.A813]&amp;&quot;/[0:300]&quot;" office:value-type="string" office:string-value="https://reader.izneo.com/read/9782871292197/[0:300]" calcext:value-type="string">
            <text:p>https://reader.izneo.com/read/9782871292197/[0:300]</text:p>
          </table:table-cell>
        </table:table-row>
        <table:table-row table:style-name="ro1">
          <table:table-cell office:value-type="string" calcext:value-type="string">
            <text:p>9782871292203</text:p>
          </table:table-cell>
          <table:table-cell table:formula="of:=[.$B$1]&amp;[.A814]&amp;&quot;/[0:300]&quot;" office:value-type="string" office:string-value="https://reader.izneo.com/read/9782871292203/[0:300]" calcext:value-type="string">
            <text:p>https://reader.izneo.com/read/9782871292203/[0:300]</text:p>
          </table:table-cell>
        </table:table-row>
        <table:table-row table:style-name="ro1">
          <table:table-cell office:value-type="string" calcext:value-type="string">
            <text:p>9782871292210</text:p>
          </table:table-cell>
          <table:table-cell table:formula="of:=[.$B$1]&amp;[.A815]&amp;&quot;/[0:300]&quot;" office:value-type="string" office:string-value="https://reader.izneo.com/read/9782871292210/[0:300]" calcext:value-type="string">
            <text:p>https://reader.izneo.com/read/9782871292210/[0:300]</text:p>
          </table:table-cell>
        </table:table-row>
        <table:table-row table:style-name="ro1">
          <table:table-cell office:value-type="string" calcext:value-type="string">
            <text:p>9782871292227</text:p>
          </table:table-cell>
          <table:table-cell table:formula="of:=[.$B$1]&amp;[.A816]&amp;&quot;/[0:300]&quot;" office:value-type="string" office:string-value="https://reader.izneo.com/read/9782871292227/[0:300]" calcext:value-type="string">
            <text:p>https://reader.izneo.com/read/9782871292227/[0:300]</text:p>
          </table:table-cell>
        </table:table-row>
        <table:table-row table:style-name="ro1">
          <table:table-cell office:value-type="string" calcext:value-type="string">
            <text:p>9782871292494</text:p>
          </table:table-cell>
          <table:table-cell table:formula="of:=[.$B$1]&amp;[.A817]&amp;&quot;/[0:300]&quot;" office:value-type="string" office:string-value="https://reader.izneo.com/read/9782871292494/[0:300]" calcext:value-type="string">
            <text:p>https://reader.izneo.com/read/9782871292494/[0:300]</text:p>
          </table:table-cell>
        </table:table-row>
        <table:table-row table:style-name="ro1">
          <table:table-cell office:value-type="string" calcext:value-type="string">
            <text:p>9782871292661</text:p>
          </table:table-cell>
          <table:table-cell table:formula="of:=[.$B$1]&amp;[.A818]&amp;&quot;/[0:300]&quot;" office:value-type="string" office:string-value="https://reader.izneo.com/read/9782871292661/[0:300]" calcext:value-type="string">
            <text:p>https://reader.izneo.com/read/9782871292661/[0:300]</text:p>
          </table:table-cell>
        </table:table-row>
        <table:table-row table:style-name="ro1">
          <table:table-cell office:value-type="string" calcext:value-type="string">
            <text:p>9782871292678</text:p>
          </table:table-cell>
          <table:table-cell table:formula="of:=[.$B$1]&amp;[.A819]&amp;&quot;/[0:300]&quot;" office:value-type="string" office:string-value="https://reader.izneo.com/read/9782871292678/[0:300]" calcext:value-type="string">
            <text:p>https://reader.izneo.com/read/9782871292678/[0:300]</text:p>
          </table:table-cell>
        </table:table-row>
        <table:table-row table:style-name="ro1">
          <table:table-cell office:value-type="string" calcext:value-type="string">
            <text:p>9782871292685</text:p>
          </table:table-cell>
          <table:table-cell table:formula="of:=[.$B$1]&amp;[.A820]&amp;&quot;/[0:300]&quot;" office:value-type="string" office:string-value="https://reader.izneo.com/read/9782871292685/[0:300]" calcext:value-type="string">
            <text:p>https://reader.izneo.com/read/9782871292685/[0:300]</text:p>
          </table:table-cell>
        </table:table-row>
        <table:table-row table:style-name="ro1">
          <table:table-cell office:value-type="string" calcext:value-type="string">
            <text:p>9782871292692</text:p>
          </table:table-cell>
          <table:table-cell table:formula="of:=[.$B$1]&amp;[.A821]&amp;&quot;/[0:300]&quot;" office:value-type="string" office:string-value="https://reader.izneo.com/read/9782871292692/[0:300]" calcext:value-type="string">
            <text:p>https://reader.izneo.com/read/9782871292692/[0:300]</text:p>
          </table:table-cell>
        </table:table-row>
        <table:table-row table:style-name="ro1">
          <table:table-cell office:value-type="string" calcext:value-type="string">
            <text:p>9782871292708</text:p>
          </table:table-cell>
          <table:table-cell table:formula="of:=[.$B$1]&amp;[.A822]&amp;&quot;/[0:300]&quot;" office:value-type="string" office:string-value="https://reader.izneo.com/read/9782871292708/[0:300]" calcext:value-type="string">
            <text:p>https://reader.izneo.com/read/9782871292708/[0:300]</text:p>
          </table:table-cell>
        </table:table-row>
        <table:table-row table:style-name="ro1">
          <table:table-cell office:value-type="string" calcext:value-type="string">
            <text:p>9782871292951</text:p>
          </table:table-cell>
          <table:table-cell table:formula="of:=[.$B$1]&amp;[.A823]&amp;&quot;/[0:300]&quot;" office:value-type="string" office:string-value="https://reader.izneo.com/read/9782871292951/[0:300]" calcext:value-type="string">
            <text:p>https://reader.izneo.com/read/9782871292951/[0:300]</text:p>
          </table:table-cell>
        </table:table-row>
        <table:table-row table:style-name="ro1">
          <table:table-cell office:value-type="string" calcext:value-type="string">
            <text:p>9782871292975</text:p>
          </table:table-cell>
          <table:table-cell table:formula="of:=[.$B$1]&amp;[.A824]&amp;&quot;/[0:300]&quot;" office:value-type="string" office:string-value="https://reader.izneo.com/read/9782871292975/[0:300]" calcext:value-type="string">
            <text:p>https://reader.izneo.com/read/9782871292975/[0:300]</text:p>
          </table:table-cell>
        </table:table-row>
        <table:table-row table:style-name="ro1">
          <table:table-cell office:value-type="string" calcext:value-type="string">
            <text:p>9782871293026</text:p>
          </table:table-cell>
          <table:table-cell table:formula="of:=[.$B$1]&amp;[.A825]&amp;&quot;/[0:300]&quot;" office:value-type="string" office:string-value="https://reader.izneo.com/read/9782871293026/[0:300]" calcext:value-type="string">
            <text:p>https://reader.izneo.com/read/9782871293026/[0:300]</text:p>
          </table:table-cell>
        </table:table-row>
        <table:table-row table:style-name="ro1">
          <table:table-cell office:value-type="string" calcext:value-type="string">
            <text:p>9782871293163</text:p>
          </table:table-cell>
          <table:table-cell table:formula="of:=[.$B$1]&amp;[.A826]&amp;&quot;/[0:300]&quot;" office:value-type="string" office:string-value="https://reader.izneo.com/read/9782871293163/[0:300]" calcext:value-type="string">
            <text:p>https://reader.izneo.com/read/9782871293163/[0:300]</text:p>
          </table:table-cell>
        </table:table-row>
        <table:table-row table:style-name="ro1">
          <table:table-cell office:value-type="string" calcext:value-type="string">
            <text:p>9782871293217</text:p>
          </table:table-cell>
          <table:table-cell table:formula="of:=[.$B$1]&amp;[.A827]&amp;&quot;/[0:300]&quot;" office:value-type="string" office:string-value="https://reader.izneo.com/read/9782871293217/[0:300]" calcext:value-type="string">
            <text:p>https://reader.izneo.com/read/9782871293217/[0:300]</text:p>
          </table:table-cell>
        </table:table-row>
        <table:table-row table:style-name="ro1">
          <table:table-cell office:value-type="string" calcext:value-type="string">
            <text:p>9782871293224</text:p>
          </table:table-cell>
          <table:table-cell table:formula="of:=[.$B$1]&amp;[.A828]&amp;&quot;/[0:300]&quot;" office:value-type="string" office:string-value="https://reader.izneo.com/read/9782871293224/[0:300]" calcext:value-type="string">
            <text:p>https://reader.izneo.com/read/9782871293224/[0:300]</text:p>
          </table:table-cell>
        </table:table-row>
        <table:table-row table:style-name="ro1">
          <table:table-cell office:value-type="string" calcext:value-type="string">
            <text:p>9782871293231</text:p>
          </table:table-cell>
          <table:table-cell table:formula="of:=[.$B$1]&amp;[.A829]&amp;&quot;/[0:300]&quot;" office:value-type="string" office:string-value="https://reader.izneo.com/read/9782871293231/[0:300]" calcext:value-type="string">
            <text:p>https://reader.izneo.com/read/9782871293231/[0:300]</text:p>
          </table:table-cell>
        </table:table-row>
        <table:table-row table:style-name="ro1">
          <table:table-cell office:value-type="string" calcext:value-type="string">
            <text:p>9782871293248</text:p>
          </table:table-cell>
          <table:table-cell table:formula="of:=[.$B$1]&amp;[.A830]&amp;&quot;/[0:300]&quot;" office:value-type="string" office:string-value="https://reader.izneo.com/read/9782871293248/[0:300]" calcext:value-type="string">
            <text:p>https://reader.izneo.com/read/9782871293248/[0:300]</text:p>
          </table:table-cell>
        </table:table-row>
        <table:table-row table:style-name="ro1">
          <table:table-cell office:value-type="string" calcext:value-type="string">
            <text:p>9782871293255</text:p>
          </table:table-cell>
          <table:table-cell table:formula="of:=[.$B$1]&amp;[.A831]&amp;&quot;/[0:300]&quot;" office:value-type="string" office:string-value="https://reader.izneo.com/read/9782871293255/[0:300]" calcext:value-type="string">
            <text:p>https://reader.izneo.com/read/9782871293255/[0:300]</text:p>
          </table:table-cell>
        </table:table-row>
        <table:table-row table:style-name="ro1">
          <table:table-cell office:value-type="string" calcext:value-type="string">
            <text:p>9782871293460</text:p>
          </table:table-cell>
          <table:table-cell table:formula="of:=[.$B$1]&amp;[.A832]&amp;&quot;/[0:300]&quot;" office:value-type="string" office:string-value="https://reader.izneo.com/read/9782871293460/[0:300]" calcext:value-type="string">
            <text:p>https://reader.izneo.com/read/9782871293460/[0:300]</text:p>
          </table:table-cell>
        </table:table-row>
        <table:table-row table:style-name="ro1">
          <table:table-cell office:value-type="string" calcext:value-type="string">
            <text:p>9782871293477</text:p>
          </table:table-cell>
          <table:table-cell table:formula="of:=[.$B$1]&amp;[.A833]&amp;&quot;/[0:300]&quot;" office:value-type="string" office:string-value="https://reader.izneo.com/read/9782871293477/[0:300]" calcext:value-type="string">
            <text:p>https://reader.izneo.com/read/9782871293477/[0:300]</text:p>
          </table:table-cell>
        </table:table-row>
        <table:table-row table:style-name="ro1">
          <table:table-cell office:value-type="string" calcext:value-type="string">
            <text:p>9782871293484</text:p>
          </table:table-cell>
          <table:table-cell table:formula="of:=[.$B$1]&amp;[.A834]&amp;&quot;/[0:300]&quot;" office:value-type="string" office:string-value="https://reader.izneo.com/read/9782871293484/[0:300]" calcext:value-type="string">
            <text:p>https://reader.izneo.com/read/9782871293484/[0:300]</text:p>
          </table:table-cell>
        </table:table-row>
        <table:table-row table:style-name="ro1">
          <table:table-cell office:value-type="string" calcext:value-type="string">
            <text:p>9782871293521</text:p>
          </table:table-cell>
          <table:table-cell table:formula="of:=[.$B$1]&amp;[.A835]&amp;&quot;/[0:300]&quot;" office:value-type="string" office:string-value="https://reader.izneo.com/read/9782871293521/[0:300]" calcext:value-type="string">
            <text:p>https://reader.izneo.com/read/9782871293521/[0:300]</text:p>
          </table:table-cell>
        </table:table-row>
        <table:table-row table:style-name="ro1">
          <table:table-cell office:value-type="string" calcext:value-type="string">
            <text:p>9782871293538</text:p>
          </table:table-cell>
          <table:table-cell table:formula="of:=[.$B$1]&amp;[.A836]&amp;&quot;/[0:300]&quot;" office:value-type="string" office:string-value="https://reader.izneo.com/read/9782871293538/[0:300]" calcext:value-type="string">
            <text:p>https://reader.izneo.com/read/9782871293538/[0:300]</text:p>
          </table:table-cell>
        </table:table-row>
        <table:table-row table:style-name="ro1">
          <table:table-cell office:value-type="string" calcext:value-type="string">
            <text:p>9782871293729</text:p>
          </table:table-cell>
          <table:table-cell table:formula="of:=[.$B$1]&amp;[.A837]&amp;&quot;/[0:300]&quot;" office:value-type="string" office:string-value="https://reader.izneo.com/read/9782871293729/[0:300]" calcext:value-type="string">
            <text:p>https://reader.izneo.com/read/9782871293729/[0:300]</text:p>
          </table:table-cell>
        </table:table-row>
        <table:table-row table:style-name="ro1">
          <table:table-cell office:value-type="string" calcext:value-type="string">
            <text:p>9782871293736</text:p>
          </table:table-cell>
          <table:table-cell table:formula="of:=[.$B$1]&amp;[.A838]&amp;&quot;/[0:300]&quot;" office:value-type="string" office:string-value="https://reader.izneo.com/read/9782871293736/[0:300]" calcext:value-type="string">
            <text:p>https://reader.izneo.com/read/9782871293736/[0:300]</text:p>
          </table:table-cell>
        </table:table-row>
        <table:table-row table:style-name="ro1">
          <table:table-cell office:value-type="string" calcext:value-type="string">
            <text:p>9782871293767</text:p>
          </table:table-cell>
          <table:table-cell table:formula="of:=[.$B$1]&amp;[.A839]&amp;&quot;/[0:300]&quot;" office:value-type="string" office:string-value="https://reader.izneo.com/read/9782871293767/[0:300]" calcext:value-type="string">
            <text:p>https://reader.izneo.com/read/9782871293767/[0:300]</text:p>
          </table:table-cell>
        </table:table-row>
        <table:table-row table:style-name="ro1">
          <table:table-cell office:value-type="string" calcext:value-type="string">
            <text:p>9782871293774</text:p>
          </table:table-cell>
          <table:table-cell table:formula="of:=[.$B$1]&amp;[.A840]&amp;&quot;/[0:300]&quot;" office:value-type="string" office:string-value="https://reader.izneo.com/read/9782871293774/[0:300]" calcext:value-type="string">
            <text:p>https://reader.izneo.com/read/9782871293774/[0:300]</text:p>
          </table:table-cell>
        </table:table-row>
        <table:table-row table:style-name="ro1">
          <table:table-cell office:value-type="string" calcext:value-type="string">
            <text:p>9782871294009</text:p>
          </table:table-cell>
          <table:table-cell table:formula="of:=[.$B$1]&amp;[.A841]&amp;&quot;/[0:300]&quot;" office:value-type="string" office:string-value="https://reader.izneo.com/read/9782871294009/[0:300]" calcext:value-type="string">
            <text:p>https://reader.izneo.com/read/9782871294009/[0:300]</text:p>
          </table:table-cell>
        </table:table-row>
        <table:table-row table:style-name="ro1">
          <table:table-cell office:value-type="string" calcext:value-type="string">
            <text:p>9782871294023</text:p>
          </table:table-cell>
          <table:table-cell table:formula="of:=[.$B$1]&amp;[.A842]&amp;&quot;/[0:300]&quot;" office:value-type="string" office:string-value="https://reader.izneo.com/read/9782871294023/[0:300]" calcext:value-type="string">
            <text:p>https://reader.izneo.com/read/9782871294023/[0:300]</text:p>
          </table:table-cell>
        </table:table-row>
        <table:table-row table:style-name="ro1">
          <table:table-cell office:value-type="string" calcext:value-type="string">
            <text:p>9782871294146</text:p>
          </table:table-cell>
          <table:table-cell table:formula="of:=[.$B$1]&amp;[.A843]&amp;&quot;/[0:300]&quot;" office:value-type="string" office:string-value="https://reader.izneo.com/read/9782871294146/[0:300]" calcext:value-type="string">
            <text:p>https://reader.izneo.com/read/9782871294146/[0:300]</text:p>
          </table:table-cell>
        </table:table-row>
        <table:table-row table:style-name="ro1">
          <table:table-cell office:value-type="string" calcext:value-type="string">
            <text:p>9782871294153</text:p>
          </table:table-cell>
          <table:table-cell table:formula="of:=[.$B$1]&amp;[.A844]&amp;&quot;/[0:300]&quot;" office:value-type="string" office:string-value="https://reader.izneo.com/read/9782871294153/[0:300]" calcext:value-type="string">
            <text:p>https://reader.izneo.com/read/9782871294153/[0:300]</text:p>
          </table:table-cell>
        </table:table-row>
        <table:table-row table:style-name="ro1">
          <table:table-cell office:value-type="string" calcext:value-type="string">
            <text:p>9782871294177</text:p>
          </table:table-cell>
          <table:table-cell table:formula="of:=[.$B$1]&amp;[.A845]&amp;&quot;/[0:300]&quot;" office:value-type="string" office:string-value="https://reader.izneo.com/read/9782871294177/[0:300]" calcext:value-type="string">
            <text:p>https://reader.izneo.com/read/9782871294177/[0:300]</text:p>
          </table:table-cell>
        </table:table-row>
        <table:table-row table:style-name="ro1">
          <table:table-cell office:value-type="string" calcext:value-type="string">
            <text:p>9782871294276</text:p>
          </table:table-cell>
          <table:table-cell table:formula="of:=[.$B$1]&amp;[.A846]&amp;&quot;/[0:300]&quot;" office:value-type="string" office:string-value="https://reader.izneo.com/read/9782871294276/[0:300]" calcext:value-type="string">
            <text:p>https://reader.izneo.com/read/9782871294276/[0:300]</text:p>
          </table:table-cell>
        </table:table-row>
        <table:table-row table:style-name="ro1">
          <table:table-cell office:value-type="string" calcext:value-type="string">
            <text:p>9782871294290</text:p>
          </table:table-cell>
          <table:table-cell table:formula="of:=[.$B$1]&amp;[.A847]&amp;&quot;/[0:300]&quot;" office:value-type="string" office:string-value="https://reader.izneo.com/read/9782871294290/[0:300]" calcext:value-type="string">
            <text:p>https://reader.izneo.com/read/9782871294290/[0:300]</text:p>
          </table:table-cell>
        </table:table-row>
        <table:table-row table:style-name="ro1">
          <table:table-cell office:value-type="string" calcext:value-type="string">
            <text:p>9782871294412</text:p>
          </table:table-cell>
          <table:table-cell table:formula="of:=[.$B$1]&amp;[.A848]&amp;&quot;/[0:300]&quot;" office:value-type="string" office:string-value="https://reader.izneo.com/read/9782871294412/[0:300]" calcext:value-type="string">
            <text:p>https://reader.izneo.com/read/9782871294412/[0:300]</text:p>
          </table:table-cell>
        </table:table-row>
        <table:table-row table:style-name="ro1">
          <table:table-cell office:value-type="string" calcext:value-type="string">
            <text:p>9782871294429</text:p>
          </table:table-cell>
          <table:table-cell table:formula="of:=[.$B$1]&amp;[.A849]&amp;&quot;/[0:300]&quot;" office:value-type="string" office:string-value="https://reader.izneo.com/read/9782871294429/[0:300]" calcext:value-type="string">
            <text:p>https://reader.izneo.com/read/9782871294429/[0:300]</text:p>
          </table:table-cell>
        </table:table-row>
        <table:table-row table:style-name="ro1">
          <table:table-cell office:value-type="string" calcext:value-type="string">
            <text:p>9782871294511</text:p>
          </table:table-cell>
          <table:table-cell table:formula="of:=[.$B$1]&amp;[.A850]&amp;&quot;/[0:300]&quot;" office:value-type="string" office:string-value="https://reader.izneo.com/read/9782871294511/[0:300]" calcext:value-type="string">
            <text:p>https://reader.izneo.com/read/9782871294511/[0:300]</text:p>
          </table:table-cell>
        </table:table-row>
        <table:table-row table:style-name="ro1">
          <table:table-cell office:value-type="string" calcext:value-type="string">
            <text:p>9782871294528</text:p>
          </table:table-cell>
          <table:table-cell table:formula="of:=[.$B$1]&amp;[.A851]&amp;&quot;/[0:300]&quot;" office:value-type="string" office:string-value="https://reader.izneo.com/read/9782871294528/[0:300]" calcext:value-type="string">
            <text:p>https://reader.izneo.com/read/9782871294528/[0:300]</text:p>
          </table:table-cell>
        </table:table-row>
        <table:table-row table:style-name="ro1">
          <table:table-cell office:value-type="string" calcext:value-type="string">
            <text:p>9782871294559</text:p>
          </table:table-cell>
          <table:table-cell table:formula="of:=[.$B$1]&amp;[.A852]&amp;&quot;/[0:300]&quot;" office:value-type="string" office:string-value="https://reader.izneo.com/read/9782871294559/[0:300]" calcext:value-type="string">
            <text:p>https://reader.izneo.com/read/9782871294559/[0:300]</text:p>
          </table:table-cell>
        </table:table-row>
        <table:table-row table:style-name="ro1">
          <table:table-cell office:value-type="string" calcext:value-type="string">
            <text:p>9782871294573</text:p>
          </table:table-cell>
          <table:table-cell table:formula="of:=[.$B$1]&amp;[.A853]&amp;&quot;/[0:300]&quot;" office:value-type="string" office:string-value="https://reader.izneo.com/read/9782871294573/[0:300]" calcext:value-type="string">
            <text:p>https://reader.izneo.com/read/9782871294573/[0:300]</text:p>
          </table:table-cell>
        </table:table-row>
        <table:table-row table:style-name="ro1">
          <table:table-cell office:value-type="string" calcext:value-type="string">
            <text:p>9782871294597</text:p>
          </table:table-cell>
          <table:table-cell table:formula="of:=[.$B$1]&amp;[.A854]&amp;&quot;/[0:300]&quot;" office:value-type="string" office:string-value="https://reader.izneo.com/read/9782871294597/[0:300]" calcext:value-type="string">
            <text:p>https://reader.izneo.com/read/9782871294597/[0:300]</text:p>
          </table:table-cell>
        </table:table-row>
        <table:table-row table:style-name="ro1">
          <table:table-cell office:value-type="string" calcext:value-type="string">
            <text:p>9782871294603</text:p>
          </table:table-cell>
          <table:table-cell table:formula="of:=[.$B$1]&amp;[.A855]&amp;&quot;/[0:300]&quot;" office:value-type="string" office:string-value="https://reader.izneo.com/read/9782871294603/[0:300]" calcext:value-type="string">
            <text:p>https://reader.izneo.com/read/9782871294603/[0:300]</text:p>
          </table:table-cell>
        </table:table-row>
        <table:table-row table:style-name="ro1">
          <table:table-cell office:value-type="string" calcext:value-type="string">
            <text:p>9782871294634</text:p>
          </table:table-cell>
          <table:table-cell table:formula="of:=[.$B$1]&amp;[.A856]&amp;&quot;/[0:300]&quot;" office:value-type="string" office:string-value="https://reader.izneo.com/read/9782871294634/[0:300]" calcext:value-type="string">
            <text:p>https://reader.izneo.com/read/9782871294634/[0:300]</text:p>
          </table:table-cell>
        </table:table-row>
        <table:table-row table:style-name="ro1">
          <table:table-cell office:value-type="string" calcext:value-type="string">
            <text:p>9782871294917</text:p>
          </table:table-cell>
          <table:table-cell table:formula="of:=[.$B$1]&amp;[.A857]&amp;&quot;/[0:300]&quot;" office:value-type="string" office:string-value="https://reader.izneo.com/read/9782871294917/[0:300]" calcext:value-type="string">
            <text:p>https://reader.izneo.com/read/9782871294917/[0:300]</text:p>
          </table:table-cell>
        </table:table-row>
        <table:table-row table:style-name="ro1">
          <table:table-cell office:value-type="string" calcext:value-type="string">
            <text:p>9782871294993</text:p>
          </table:table-cell>
          <table:table-cell table:formula="of:=[.$B$1]&amp;[.A858]&amp;&quot;/[0:300]&quot;" office:value-type="string" office:string-value="https://reader.izneo.com/read/9782871294993/[0:300]" calcext:value-type="string">
            <text:p>https://reader.izneo.com/read/9782871294993/[0:300]</text:p>
          </table:table-cell>
        </table:table-row>
        <table:table-row table:style-name="ro1">
          <table:table-cell office:value-type="string" calcext:value-type="string">
            <text:p>9782871295006</text:p>
          </table:table-cell>
          <table:table-cell table:formula="of:=[.$B$1]&amp;[.A859]&amp;&quot;/[0:300]&quot;" office:value-type="string" office:string-value="https://reader.izneo.com/read/9782871295006/[0:300]" calcext:value-type="string">
            <text:p>https://reader.izneo.com/read/9782871295006/[0:300]</text:p>
          </table:table-cell>
        </table:table-row>
        <table:table-row table:style-name="ro1">
          <table:table-cell office:value-type="string" calcext:value-type="string">
            <text:p>9782871295013</text:p>
          </table:table-cell>
          <table:table-cell table:formula="of:=[.$B$1]&amp;[.A860]&amp;&quot;/[0:300]&quot;" office:value-type="string" office:string-value="https://reader.izneo.com/read/9782871295013/[0:300]" calcext:value-type="string">
            <text:p>https://reader.izneo.com/read/9782871295013/[0:300]</text:p>
          </table:table-cell>
        </table:table-row>
        <table:table-row table:style-name="ro1">
          <table:table-cell office:value-type="string" calcext:value-type="string">
            <text:p>9782871295020</text:p>
          </table:table-cell>
          <table:table-cell table:formula="of:=[.$B$1]&amp;[.A861]&amp;&quot;/[0:300]&quot;" office:value-type="string" office:string-value="https://reader.izneo.com/read/9782871295020/[0:300]" calcext:value-type="string">
            <text:p>https://reader.izneo.com/read/9782871295020/[0:300]</text:p>
          </table:table-cell>
        </table:table-row>
        <table:table-row table:style-name="ro1">
          <table:table-cell office:value-type="string" calcext:value-type="string">
            <text:p>9782871295099</text:p>
          </table:table-cell>
          <table:table-cell table:formula="of:=[.$B$1]&amp;[.A862]&amp;&quot;/[0:300]&quot;" office:value-type="string" office:string-value="https://reader.izneo.com/read/9782871295099/[0:300]" calcext:value-type="string">
            <text:p>https://reader.izneo.com/read/9782871295099/[0:300]</text:p>
          </table:table-cell>
        </table:table-row>
        <table:table-row table:style-name="ro1">
          <table:table-cell office:value-type="string" calcext:value-type="string">
            <text:p>9782871295112</text:p>
          </table:table-cell>
          <table:table-cell table:formula="of:=[.$B$1]&amp;[.A863]&amp;&quot;/[0:300]&quot;" office:value-type="string" office:string-value="https://reader.izneo.com/read/9782871295112/[0:300]" calcext:value-type="string">
            <text:p>https://reader.izneo.com/read/9782871295112/[0:300]</text:p>
          </table:table-cell>
        </table:table-row>
        <table:table-row table:style-name="ro1">
          <table:table-cell office:value-type="string" calcext:value-type="string">
            <text:p>9782871295174</text:p>
          </table:table-cell>
          <table:table-cell table:formula="of:=[.$B$1]&amp;[.A864]&amp;&quot;/[0:300]&quot;" office:value-type="string" office:string-value="https://reader.izneo.com/read/9782871295174/[0:300]" calcext:value-type="string">
            <text:p>https://reader.izneo.com/read/9782871295174/[0:300]</text:p>
          </table:table-cell>
        </table:table-row>
        <table:table-row table:style-name="ro1">
          <table:table-cell office:value-type="string" calcext:value-type="string">
            <text:p>9782871295358</text:p>
          </table:table-cell>
          <table:table-cell table:formula="of:=[.$B$1]&amp;[.A865]&amp;&quot;/[0:300]&quot;" office:value-type="string" office:string-value="https://reader.izneo.com/read/9782871295358/[0:300]" calcext:value-type="string">
            <text:p>https://reader.izneo.com/read/9782871295358/[0:300]</text:p>
          </table:table-cell>
        </table:table-row>
        <table:table-row table:style-name="ro1">
          <table:table-cell office:value-type="string" calcext:value-type="string">
            <text:p>9782871295365</text:p>
          </table:table-cell>
          <table:table-cell table:formula="of:=[.$B$1]&amp;[.A866]&amp;&quot;/[0:300]&quot;" office:value-type="string" office:string-value="https://reader.izneo.com/read/9782871295365/[0:300]" calcext:value-type="string">
            <text:p>https://reader.izneo.com/read/9782871295365/[0:300]</text:p>
          </table:table-cell>
        </table:table-row>
        <table:table-row table:style-name="ro1">
          <table:table-cell office:value-type="string" calcext:value-type="string">
            <text:p>9782871295372</text:p>
          </table:table-cell>
          <table:table-cell table:formula="of:=[.$B$1]&amp;[.A867]&amp;&quot;/[0:300]&quot;" office:value-type="string" office:string-value="https://reader.izneo.com/read/9782871295372/[0:300]" calcext:value-type="string">
            <text:p>https://reader.izneo.com/read/9782871295372/[0:300]</text:p>
          </table:table-cell>
        </table:table-row>
        <table:table-row table:style-name="ro1">
          <table:table-cell office:value-type="string" calcext:value-type="string">
            <text:p>9782871295426</text:p>
          </table:table-cell>
          <table:table-cell table:formula="of:=[.$B$1]&amp;[.A868]&amp;&quot;/[0:300]&quot;" office:value-type="string" office:string-value="https://reader.izneo.com/read/9782871295426/[0:300]" calcext:value-type="string">
            <text:p>https://reader.izneo.com/read/9782871295426/[0:300]</text:p>
          </table:table-cell>
        </table:table-row>
        <table:table-row table:style-name="ro1">
          <table:table-cell office:value-type="string" calcext:value-type="string">
            <text:p>9782871295525</text:p>
          </table:table-cell>
          <table:table-cell table:formula="of:=[.$B$1]&amp;[.A869]&amp;&quot;/[0:300]&quot;" office:value-type="string" office:string-value="https://reader.izneo.com/read/9782871295525/[0:300]" calcext:value-type="string">
            <text:p>https://reader.izneo.com/read/9782871295525/[0:300]</text:p>
          </table:table-cell>
        </table:table-row>
        <table:table-row table:style-name="ro1">
          <table:table-cell office:value-type="string" calcext:value-type="string">
            <text:p>9782871295624</text:p>
          </table:table-cell>
          <table:table-cell table:formula="of:=[.$B$1]&amp;[.A870]&amp;&quot;/[0:300]&quot;" office:value-type="string" office:string-value="https://reader.izneo.com/read/9782871295624/[0:300]" calcext:value-type="string">
            <text:p>https://reader.izneo.com/read/9782871295624/[0:300]</text:p>
          </table:table-cell>
        </table:table-row>
        <table:table-row table:style-name="ro1">
          <table:table-cell office:value-type="string" calcext:value-type="string">
            <text:p>9782871295662</text:p>
          </table:table-cell>
          <table:table-cell table:formula="of:=[.$B$1]&amp;[.A871]&amp;&quot;/[0:300]&quot;" office:value-type="string" office:string-value="https://reader.izneo.com/read/9782871295662/[0:300]" calcext:value-type="string">
            <text:p>https://reader.izneo.com/read/9782871295662/[0:300]</text:p>
          </table:table-cell>
        </table:table-row>
        <table:table-row table:style-name="ro1">
          <table:table-cell office:value-type="string" calcext:value-type="string">
            <text:p>9782871295679</text:p>
          </table:table-cell>
          <table:table-cell table:formula="of:=[.$B$1]&amp;[.A872]&amp;&quot;/[0:300]&quot;" office:value-type="string" office:string-value="https://reader.izneo.com/read/9782871295679/[0:300]" calcext:value-type="string">
            <text:p>https://reader.izneo.com/read/9782871295679/[0:300]</text:p>
          </table:table-cell>
        </table:table-row>
        <table:table-row table:style-name="ro1">
          <table:table-cell office:value-type="string" calcext:value-type="string">
            <text:p>9782871295709</text:p>
          </table:table-cell>
          <table:table-cell table:formula="of:=[.$B$1]&amp;[.A873]&amp;&quot;/[0:300]&quot;" office:value-type="string" office:string-value="https://reader.izneo.com/read/9782871295709/[0:300]" calcext:value-type="string">
            <text:p>https://reader.izneo.com/read/9782871295709/[0:300]</text:p>
          </table:table-cell>
        </table:table-row>
        <table:table-row table:style-name="ro1">
          <table:table-cell office:value-type="string" calcext:value-type="string">
            <text:p>9782871295716</text:p>
          </table:table-cell>
          <table:table-cell table:formula="of:=[.$B$1]&amp;[.A874]&amp;&quot;/[0:300]&quot;" office:value-type="string" office:string-value="https://reader.izneo.com/read/9782871295716/[0:300]" calcext:value-type="string">
            <text:p>https://reader.izneo.com/read/9782871295716/[0:300]</text:p>
          </table:table-cell>
        </table:table-row>
        <table:table-row table:style-name="ro1">
          <table:table-cell office:value-type="string" calcext:value-type="string">
            <text:p>9782871295914</text:p>
          </table:table-cell>
          <table:table-cell table:formula="of:=[.$B$1]&amp;[.A875]&amp;&quot;/[0:300]&quot;" office:value-type="string" office:string-value="https://reader.izneo.com/read/9782871295914/[0:300]" calcext:value-type="string">
            <text:p>https://reader.izneo.com/read/9782871295914/[0:300]</text:p>
          </table:table-cell>
        </table:table-row>
        <table:table-row table:style-name="ro1">
          <table:table-cell office:value-type="string" calcext:value-type="string">
            <text:p>9782871295921</text:p>
          </table:table-cell>
          <table:table-cell table:formula="of:=[.$B$1]&amp;[.A876]&amp;&quot;/[0:300]&quot;" office:value-type="string" office:string-value="https://reader.izneo.com/read/9782871295921/[0:300]" calcext:value-type="string">
            <text:p>https://reader.izneo.com/read/9782871295921/[0:300]</text:p>
          </table:table-cell>
        </table:table-row>
        <table:table-row table:style-name="ro1">
          <table:table-cell office:value-type="string" calcext:value-type="string">
            <text:p>9782871295938</text:p>
          </table:table-cell>
          <table:table-cell table:formula="of:=[.$B$1]&amp;[.A877]&amp;&quot;/[0:300]&quot;" office:value-type="string" office:string-value="https://reader.izneo.com/read/9782871295938/[0:300]" calcext:value-type="string">
            <text:p>https://reader.izneo.com/read/9782871295938/[0:300]</text:p>
          </table:table-cell>
        </table:table-row>
        <table:table-row table:style-name="ro1">
          <table:table-cell office:value-type="string" calcext:value-type="string">
            <text:p>9782871295945</text:p>
          </table:table-cell>
          <table:table-cell table:formula="of:=[.$B$1]&amp;[.A878]&amp;&quot;/[0:300]&quot;" office:value-type="string" office:string-value="https://reader.izneo.com/read/9782871295945/[0:300]" calcext:value-type="string">
            <text:p>https://reader.izneo.com/read/9782871295945/[0:300]</text:p>
          </table:table-cell>
        </table:table-row>
        <table:table-row table:style-name="ro1">
          <table:table-cell office:value-type="string" calcext:value-type="string">
            <text:p>9782871295952</text:p>
          </table:table-cell>
          <table:table-cell table:formula="of:=[.$B$1]&amp;[.A879]&amp;&quot;/[0:300]&quot;" office:value-type="string" office:string-value="https://reader.izneo.com/read/9782871295952/[0:300]" calcext:value-type="string">
            <text:p>https://reader.izneo.com/read/9782871295952/[0:300]</text:p>
          </table:table-cell>
        </table:table-row>
        <table:table-row table:style-name="ro1">
          <table:table-cell office:value-type="string" calcext:value-type="string">
            <text:p>9782871295990</text:p>
          </table:table-cell>
          <table:table-cell table:formula="of:=[.$B$1]&amp;[.A880]&amp;&quot;/[0:300]&quot;" office:value-type="string" office:string-value="https://reader.izneo.com/read/9782871295990/[0:300]" calcext:value-type="string">
            <text:p>https://reader.izneo.com/read/9782871295990/[0:300]</text:p>
          </table:table-cell>
        </table:table-row>
        <table:table-row table:style-name="ro1">
          <table:table-cell office:value-type="string" calcext:value-type="string">
            <text:p>9782871296027</text:p>
          </table:table-cell>
          <table:table-cell table:formula="of:=[.$B$1]&amp;[.A881]&amp;&quot;/[0:300]&quot;" office:value-type="string" office:string-value="https://reader.izneo.com/read/9782871296027/[0:300]" calcext:value-type="string">
            <text:p>https://reader.izneo.com/read/9782871296027/[0:300]</text:p>
          </table:table-cell>
        </table:table-row>
        <table:table-row table:style-name="ro1">
          <table:table-cell office:value-type="string" calcext:value-type="string">
            <text:p>9782871296034</text:p>
          </table:table-cell>
          <table:table-cell table:formula="of:=[.$B$1]&amp;[.A882]&amp;&quot;/[0:300]&quot;" office:value-type="string" office:string-value="https://reader.izneo.com/read/9782871296034/[0:300]" calcext:value-type="string">
            <text:p>https://reader.izneo.com/read/9782871296034/[0:300]</text:p>
          </table:table-cell>
        </table:table-row>
        <table:table-row table:style-name="ro1">
          <table:table-cell office:value-type="string" calcext:value-type="string">
            <text:p>9782871296140</text:p>
          </table:table-cell>
          <table:table-cell table:formula="of:=[.$B$1]&amp;[.A883]&amp;&quot;/[0:300]&quot;" office:value-type="string" office:string-value="https://reader.izneo.com/read/9782871296140/[0:300]" calcext:value-type="string">
            <text:p>https://reader.izneo.com/read/9782871296140/[0:300]</text:p>
          </table:table-cell>
        </table:table-row>
        <table:table-row table:style-name="ro1">
          <table:table-cell office:value-type="string" calcext:value-type="string">
            <text:p>9782871296249</text:p>
          </table:table-cell>
          <table:table-cell table:formula="of:=[.$B$1]&amp;[.A884]&amp;&quot;/[0:300]&quot;" office:value-type="string" office:string-value="https://reader.izneo.com/read/9782871296249/[0:300]" calcext:value-type="string">
            <text:p>https://reader.izneo.com/read/9782871296249/[0:300]</text:p>
          </table:table-cell>
        </table:table-row>
        <table:table-row table:style-name="ro1">
          <table:table-cell office:value-type="string" calcext:value-type="string">
            <text:p>9782871296355</text:p>
          </table:table-cell>
          <table:table-cell table:formula="of:=[.$B$1]&amp;[.A885]&amp;&quot;/[0:300]&quot;" office:value-type="string" office:string-value="https://reader.izneo.com/read/9782871296355/[0:300]" calcext:value-type="string">
            <text:p>https://reader.izneo.com/read/9782871296355/[0:300]</text:p>
          </table:table-cell>
        </table:table-row>
        <table:table-row table:style-name="ro1">
          <table:table-cell office:value-type="string" calcext:value-type="string">
            <text:p>9782871296423</text:p>
          </table:table-cell>
          <table:table-cell table:formula="of:=[.$B$1]&amp;[.A886]&amp;&quot;/[0:300]&quot;" office:value-type="string" office:string-value="https://reader.izneo.com/read/9782871296423/[0:300]" calcext:value-type="string">
            <text:p>https://reader.izneo.com/read/9782871296423/[0:300]</text:p>
          </table:table-cell>
        </table:table-row>
        <table:table-row table:style-name="ro1">
          <table:table-cell office:value-type="string" calcext:value-type="string">
            <text:p>9782871296461</text:p>
          </table:table-cell>
          <table:table-cell table:formula="of:=[.$B$1]&amp;[.A887]&amp;&quot;/[0:300]&quot;" office:value-type="string" office:string-value="https://reader.izneo.com/read/9782871296461/[0:300]" calcext:value-type="string">
            <text:p>https://reader.izneo.com/read/9782871296461/[0:300]</text:p>
          </table:table-cell>
        </table:table-row>
        <table:table-row table:style-name="ro1">
          <table:table-cell office:value-type="string" calcext:value-type="string">
            <text:p>9782871296577</text:p>
          </table:table-cell>
          <table:table-cell table:formula="of:=[.$B$1]&amp;[.A888]&amp;&quot;/[0:300]&quot;" office:value-type="string" office:string-value="https://reader.izneo.com/read/9782871296577/[0:300]" calcext:value-type="string">
            <text:p>https://reader.izneo.com/read/9782871296577/[0:300]</text:p>
          </table:table-cell>
        </table:table-row>
        <table:table-row table:style-name="ro1">
          <table:table-cell office:value-type="string" calcext:value-type="string">
            <text:p>9782871296744</text:p>
          </table:table-cell>
          <table:table-cell table:formula="of:=[.$B$1]&amp;[.A889]&amp;&quot;/[0:300]&quot;" office:value-type="string" office:string-value="https://reader.izneo.com/read/9782871296744/[0:300]" calcext:value-type="string">
            <text:p>https://reader.izneo.com/read/9782871296744/[0:300]</text:p>
          </table:table-cell>
        </table:table-row>
        <table:table-row table:style-name="ro1">
          <table:table-cell office:value-type="string" calcext:value-type="string">
            <text:p>9782871296775</text:p>
          </table:table-cell>
          <table:table-cell table:formula="of:=[.$B$1]&amp;[.A890]&amp;&quot;/[0:300]&quot;" office:value-type="string" office:string-value="https://reader.izneo.com/read/9782871296775/[0:300]" calcext:value-type="string">
            <text:p>https://reader.izneo.com/read/9782871296775/[0:300]</text:p>
          </table:table-cell>
        </table:table-row>
        <table:table-row table:style-name="ro1">
          <table:table-cell office:value-type="string" calcext:value-type="string">
            <text:p>9782871296799</text:p>
          </table:table-cell>
          <table:table-cell table:formula="of:=[.$B$1]&amp;[.A891]&amp;&quot;/[0:300]&quot;" office:value-type="string" office:string-value="https://reader.izneo.com/read/9782871296799/[0:300]" calcext:value-type="string">
            <text:p>https://reader.izneo.com/read/9782871296799/[0:300]</text:p>
          </table:table-cell>
        </table:table-row>
        <table:table-row table:style-name="ro1">
          <table:table-cell office:value-type="string" calcext:value-type="string">
            <text:p>9782871296829</text:p>
          </table:table-cell>
          <table:table-cell table:formula="of:=[.$B$1]&amp;[.A892]&amp;&quot;/[0:300]&quot;" office:value-type="string" office:string-value="https://reader.izneo.com/read/9782871296829/[0:300]" calcext:value-type="string">
            <text:p>https://reader.izneo.com/read/9782871296829/[0:300]</text:p>
          </table:table-cell>
        </table:table-row>
        <table:table-row table:style-name="ro1">
          <table:table-cell office:value-type="string" calcext:value-type="string">
            <text:p>9782871296850</text:p>
          </table:table-cell>
          <table:table-cell table:formula="of:=[.$B$1]&amp;[.A893]&amp;&quot;/[0:300]&quot;" office:value-type="string" office:string-value="https://reader.izneo.com/read/9782871296850/[0:300]" calcext:value-type="string">
            <text:p>https://reader.izneo.com/read/9782871296850/[0:300]</text:p>
          </table:table-cell>
        </table:table-row>
        <table:table-row table:style-name="ro1">
          <table:table-cell office:value-type="string" calcext:value-type="string">
            <text:p>9782871297048</text:p>
          </table:table-cell>
          <table:table-cell table:formula="of:=[.$B$1]&amp;[.A894]&amp;&quot;/[0:300]&quot;" office:value-type="string" office:string-value="https://reader.izneo.com/read/9782871297048/[0:300]" calcext:value-type="string">
            <text:p>https://reader.izneo.com/read/9782871297048/[0:300]</text:p>
          </table:table-cell>
        </table:table-row>
        <table:table-row table:style-name="ro1">
          <table:table-cell office:value-type="string" calcext:value-type="string">
            <text:p>9782871297239</text:p>
          </table:table-cell>
          <table:table-cell table:formula="of:=[.$B$1]&amp;[.A895]&amp;&quot;/[0:300]&quot;" office:value-type="string" office:string-value="https://reader.izneo.com/read/9782871297239/[0:300]" calcext:value-type="string">
            <text:p>https://reader.izneo.com/read/9782871297239/[0:300]</text:p>
          </table:table-cell>
        </table:table-row>
        <table:table-row table:style-name="ro1">
          <table:table-cell office:value-type="string" calcext:value-type="string">
            <text:p>9782871297277</text:p>
          </table:table-cell>
          <table:table-cell table:formula="of:=[.$B$1]&amp;[.A896]&amp;&quot;/[0:300]&quot;" office:value-type="string" office:string-value="https://reader.izneo.com/read/9782871297277/[0:300]" calcext:value-type="string">
            <text:p>https://reader.izneo.com/read/9782871297277/[0:300]</text:p>
          </table:table-cell>
        </table:table-row>
        <table:table-row table:style-name="ro1">
          <table:table-cell office:value-type="string" calcext:value-type="string">
            <text:p>9782871297284</text:p>
          </table:table-cell>
          <table:table-cell table:formula="of:=[.$B$1]&amp;[.A897]&amp;&quot;/[0:300]&quot;" office:value-type="string" office:string-value="https://reader.izneo.com/read/9782871297284/[0:300]" calcext:value-type="string">
            <text:p>https://reader.izneo.com/read/9782871297284/[0:300]</text:p>
          </table:table-cell>
        </table:table-row>
        <table:table-row table:style-name="ro1">
          <table:table-cell office:value-type="string" calcext:value-type="string">
            <text:p>9782871297307</text:p>
          </table:table-cell>
          <table:table-cell table:formula="of:=[.$B$1]&amp;[.A898]&amp;&quot;/[0:300]&quot;" office:value-type="string" office:string-value="https://reader.izneo.com/read/9782871297307/[0:300]" calcext:value-type="string">
            <text:p>https://reader.izneo.com/read/9782871297307/[0:300]</text:p>
          </table:table-cell>
        </table:table-row>
        <table:table-row table:style-name="ro1">
          <table:table-cell office:value-type="string" calcext:value-type="string">
            <text:p>9782871297314</text:p>
          </table:table-cell>
          <table:table-cell table:formula="of:=[.$B$1]&amp;[.A899]&amp;&quot;/[0:300]&quot;" office:value-type="string" office:string-value="https://reader.izneo.com/read/9782871297314/[0:300]" calcext:value-type="string">
            <text:p>https://reader.izneo.com/read/9782871297314/[0:300]</text:p>
          </table:table-cell>
        </table:table-row>
        <table:table-row table:style-name="ro1">
          <table:table-cell office:value-type="string" calcext:value-type="string">
            <text:p>9782871297321</text:p>
          </table:table-cell>
          <table:table-cell table:formula="of:=[.$B$1]&amp;[.A900]&amp;&quot;/[0:300]&quot;" office:value-type="string" office:string-value="https://reader.izneo.com/read/9782871297321/[0:300]" calcext:value-type="string">
            <text:p>https://reader.izneo.com/read/9782871297321/[0:300]</text:p>
          </table:table-cell>
        </table:table-row>
        <table:table-row table:style-name="ro1">
          <table:table-cell office:value-type="string" calcext:value-type="string">
            <text:p>9782871297376</text:p>
          </table:table-cell>
          <table:table-cell table:formula="of:=[.$B$1]&amp;[.A901]&amp;&quot;/[0:300]&quot;" office:value-type="string" office:string-value="https://reader.izneo.com/read/9782871297376/[0:300]" calcext:value-type="string">
            <text:p>https://reader.izneo.com/read/9782871297376/[0:300]</text:p>
          </table:table-cell>
        </table:table-row>
        <table:table-row table:style-name="ro1">
          <table:table-cell office:value-type="string" calcext:value-type="string">
            <text:p>9782871297390</text:p>
          </table:table-cell>
          <table:table-cell table:formula="of:=[.$B$1]&amp;[.A902]&amp;&quot;/[0:300]&quot;" office:value-type="string" office:string-value="https://reader.izneo.com/read/9782871297390/[0:300]" calcext:value-type="string">
            <text:p>https://reader.izneo.com/read/9782871297390/[0:300]</text:p>
          </table:table-cell>
        </table:table-row>
        <table:table-row table:style-name="ro1">
          <table:table-cell office:value-type="string" calcext:value-type="string">
            <text:p>9782871297413</text:p>
          </table:table-cell>
          <table:table-cell table:formula="of:=[.$B$1]&amp;[.A903]&amp;&quot;/[0:300]&quot;" office:value-type="string" office:string-value="https://reader.izneo.com/read/9782871297413/[0:300]" calcext:value-type="string">
            <text:p>https://reader.izneo.com/read/9782871297413/[0:300]</text:p>
          </table:table-cell>
        </table:table-row>
        <table:table-row table:style-name="ro1">
          <table:table-cell office:value-type="string" calcext:value-type="string">
            <text:p>9782871297437</text:p>
          </table:table-cell>
          <table:table-cell table:formula="of:=[.$B$1]&amp;[.A904]&amp;&quot;/[0:300]&quot;" office:value-type="string" office:string-value="https://reader.izneo.com/read/9782871297437/[0:300]" calcext:value-type="string">
            <text:p>https://reader.izneo.com/read/9782871297437/[0:300]</text:p>
          </table:table-cell>
        </table:table-row>
        <table:table-row table:style-name="ro1">
          <table:table-cell office:value-type="string" calcext:value-type="string">
            <text:p>9782871297444</text:p>
          </table:table-cell>
          <table:table-cell table:formula="of:=[.$B$1]&amp;[.A905]&amp;&quot;/[0:300]&quot;" office:value-type="string" office:string-value="https://reader.izneo.com/read/9782871297444/[0:300]" calcext:value-type="string">
            <text:p>https://reader.izneo.com/read/9782871297444/[0:300]</text:p>
          </table:table-cell>
        </table:table-row>
        <table:table-row table:style-name="ro1">
          <table:table-cell office:value-type="string" calcext:value-type="string">
            <text:p>9782871297550</text:p>
          </table:table-cell>
          <table:table-cell table:formula="of:=[.$B$1]&amp;[.A906]&amp;&quot;/[0:300]&quot;" office:value-type="string" office:string-value="https://reader.izneo.com/read/9782871297550/[0:300]" calcext:value-type="string">
            <text:p>https://reader.izneo.com/read/9782871297550/[0:300]</text:p>
          </table:table-cell>
        </table:table-row>
        <table:table-row table:style-name="ro1">
          <table:table-cell office:value-type="string" calcext:value-type="string">
            <text:p>9782871297574</text:p>
          </table:table-cell>
          <table:table-cell table:formula="of:=[.$B$1]&amp;[.A907]&amp;&quot;/[0:300]&quot;" office:value-type="string" office:string-value="https://reader.izneo.com/read/9782871297574/[0:300]" calcext:value-type="string">
            <text:p>https://reader.izneo.com/read/9782871297574/[0:300]</text:p>
          </table:table-cell>
        </table:table-row>
        <table:table-row table:style-name="ro1">
          <table:table-cell office:value-type="string" calcext:value-type="string">
            <text:p>9782871297604</text:p>
          </table:table-cell>
          <table:table-cell table:formula="of:=[.$B$1]&amp;[.A908]&amp;&quot;/[0:300]&quot;" office:value-type="string" office:string-value="https://reader.izneo.com/read/9782871297604/[0:300]" calcext:value-type="string">
            <text:p>https://reader.izneo.com/read/9782871297604/[0:300]</text:p>
          </table:table-cell>
        </table:table-row>
        <table:table-row table:style-name="ro1">
          <table:table-cell office:value-type="string" calcext:value-type="string">
            <text:p>9782871297611</text:p>
          </table:table-cell>
          <table:table-cell table:formula="of:=[.$B$1]&amp;[.A909]&amp;&quot;/[0:300]&quot;" office:value-type="string" office:string-value="https://reader.izneo.com/read/9782871297611/[0:300]" calcext:value-type="string">
            <text:p>https://reader.izneo.com/read/9782871297611/[0:300]</text:p>
          </table:table-cell>
        </table:table-row>
        <table:table-row table:style-name="ro1">
          <table:table-cell office:value-type="string" calcext:value-type="string">
            <text:p>9782871297628</text:p>
          </table:table-cell>
          <table:table-cell table:formula="of:=[.$B$1]&amp;[.A910]&amp;&quot;/[0:300]&quot;" office:value-type="string" office:string-value="https://reader.izneo.com/read/9782871297628/[0:300]" calcext:value-type="string">
            <text:p>https://reader.izneo.com/read/9782871297628/[0:300]</text:p>
          </table:table-cell>
        </table:table-row>
        <table:table-row table:style-name="ro1">
          <table:table-cell office:value-type="string" calcext:value-type="string">
            <text:p>9782871297635</text:p>
          </table:table-cell>
          <table:table-cell table:formula="of:=[.$B$1]&amp;[.A911]&amp;&quot;/[0:300]&quot;" office:value-type="string" office:string-value="https://reader.izneo.com/read/9782871297635/[0:300]" calcext:value-type="string">
            <text:p>https://reader.izneo.com/read/9782871297635/[0:300]</text:p>
          </table:table-cell>
        </table:table-row>
        <table:table-row table:style-name="ro1">
          <table:table-cell office:value-type="string" calcext:value-type="string">
            <text:p>9782871297819</text:p>
          </table:table-cell>
          <table:table-cell table:formula="of:=[.$B$1]&amp;[.A912]&amp;&quot;/[0:300]&quot;" office:value-type="string" office:string-value="https://reader.izneo.com/read/9782871297819/[0:300]" calcext:value-type="string">
            <text:p>https://reader.izneo.com/read/9782871297819/[0:300]</text:p>
          </table:table-cell>
        </table:table-row>
        <table:table-row table:style-name="ro1">
          <table:table-cell office:value-type="string" calcext:value-type="string">
            <text:p>9782871297918</text:p>
          </table:table-cell>
          <table:table-cell table:formula="of:=[.$B$1]&amp;[.A913]&amp;&quot;/[0:300]&quot;" office:value-type="string" office:string-value="https://reader.izneo.com/read/9782871297918/[0:300]" calcext:value-type="string">
            <text:p>https://reader.izneo.com/read/9782871297918/[0:300]</text:p>
          </table:table-cell>
        </table:table-row>
        <table:table-row table:style-name="ro1">
          <table:table-cell office:value-type="string" calcext:value-type="string">
            <text:p>9782871297970</text:p>
          </table:table-cell>
          <table:table-cell table:formula="of:=[.$B$1]&amp;[.A914]&amp;&quot;/[0:300]&quot;" office:value-type="string" office:string-value="https://reader.izneo.com/read/9782871297970/[0:300]" calcext:value-type="string">
            <text:p>https://reader.izneo.com/read/9782871297970/[0:300]</text:p>
          </table:table-cell>
        </table:table-row>
        <table:table-row table:style-name="ro1">
          <table:table-cell office:value-type="string" calcext:value-type="string">
            <text:p>9782871298021</text:p>
          </table:table-cell>
          <table:table-cell table:formula="of:=[.$B$1]&amp;[.A915]&amp;&quot;/[0:300]&quot;" office:value-type="string" office:string-value="https://reader.izneo.com/read/9782871298021/[0:300]" calcext:value-type="string">
            <text:p>https://reader.izneo.com/read/9782871298021/[0:300]</text:p>
          </table:table-cell>
        </table:table-row>
        <table:table-row table:style-name="ro1">
          <table:table-cell office:value-type="string" calcext:value-type="string">
            <text:p>9782871298168</text:p>
          </table:table-cell>
          <table:table-cell table:formula="of:=[.$B$1]&amp;[.A916]&amp;&quot;/[0:300]&quot;" office:value-type="string" office:string-value="https://reader.izneo.com/read/9782871298168/[0:300]" calcext:value-type="string">
            <text:p>https://reader.izneo.com/read/9782871298168/[0:300]</text:p>
          </table:table-cell>
        </table:table-row>
        <table:table-row table:style-name="ro1">
          <table:table-cell office:value-type="string" calcext:value-type="string">
            <text:p>9782871298199</text:p>
          </table:table-cell>
          <table:table-cell table:formula="of:=[.$B$1]&amp;[.A917]&amp;&quot;/[0:300]&quot;" office:value-type="string" office:string-value="https://reader.izneo.com/read/9782871298199/[0:300]" calcext:value-type="string">
            <text:p>https://reader.izneo.com/read/9782871298199/[0:300]</text:p>
          </table:table-cell>
        </table:table-row>
        <table:table-row table:style-name="ro1">
          <table:table-cell office:value-type="string" calcext:value-type="string">
            <text:p>9782871298342</text:p>
          </table:table-cell>
          <table:table-cell table:formula="of:=[.$B$1]&amp;[.A918]&amp;&quot;/[0:300]&quot;" office:value-type="string" office:string-value="https://reader.izneo.com/read/9782871298342/[0:300]" calcext:value-type="string">
            <text:p>https://reader.izneo.com/read/9782871298342/[0:300]</text:p>
          </table:table-cell>
        </table:table-row>
        <table:table-row table:style-name="ro1">
          <table:table-cell office:value-type="string" calcext:value-type="string">
            <text:p>9782871298595</text:p>
          </table:table-cell>
          <table:table-cell table:formula="of:=[.$B$1]&amp;[.A919]&amp;&quot;/[0:300]&quot;" office:value-type="string" office:string-value="https://reader.izneo.com/read/9782871298595/[0:300]" calcext:value-type="string">
            <text:p>https://reader.izneo.com/read/9782871298595/[0:300]</text:p>
          </table:table-cell>
        </table:table-row>
        <table:table-row table:style-name="ro1">
          <table:table-cell office:value-type="string" calcext:value-type="string">
            <text:p>9782871298601</text:p>
          </table:table-cell>
          <table:table-cell table:formula="of:=[.$B$1]&amp;[.A920]&amp;&quot;/[0:300]&quot;" office:value-type="string" office:string-value="https://reader.izneo.com/read/9782871298601/[0:300]" calcext:value-type="string">
            <text:p>https://reader.izneo.com/read/9782871298601/[0:300]</text:p>
          </table:table-cell>
        </table:table-row>
        <table:table-row table:style-name="ro1">
          <table:table-cell office:value-type="string" calcext:value-type="string">
            <text:p>9782871298793</text:p>
          </table:table-cell>
          <table:table-cell table:formula="of:=[.$B$1]&amp;[.A921]&amp;&quot;/[0:300]&quot;" office:value-type="string" office:string-value="https://reader.izneo.com/read/9782871298793/[0:300]" calcext:value-type="string">
            <text:p>https://reader.izneo.com/read/9782871298793/[0:300]</text:p>
          </table:table-cell>
        </table:table-row>
        <table:table-row table:style-name="ro1">
          <table:table-cell office:value-type="string" calcext:value-type="string">
            <text:p>9782871298816</text:p>
          </table:table-cell>
          <table:table-cell table:formula="of:=[.$B$1]&amp;[.A922]&amp;&quot;/[0:300]&quot;" office:value-type="string" office:string-value="https://reader.izneo.com/read/9782871298816/[0:300]" calcext:value-type="string">
            <text:p>https://reader.izneo.com/read/9782871298816/[0:300]</text:p>
          </table:table-cell>
        </table:table-row>
        <table:table-row table:style-name="ro1">
          <table:table-cell office:value-type="string" calcext:value-type="string">
            <text:p>9782871298847</text:p>
          </table:table-cell>
          <table:table-cell table:formula="of:=[.$B$1]&amp;[.A923]&amp;&quot;/[0:300]&quot;" office:value-type="string" office:string-value="https://reader.izneo.com/read/9782871298847/[0:300]" calcext:value-type="string">
            <text:p>https://reader.izneo.com/read/9782871298847/[0:300]</text:p>
          </table:table-cell>
        </table:table-row>
        <table:table-row table:style-name="ro1">
          <table:table-cell office:value-type="string" calcext:value-type="string">
            <text:p>9782871298854</text:p>
          </table:table-cell>
          <table:table-cell table:formula="of:=[.$B$1]&amp;[.A924]&amp;&quot;/[0:300]&quot;" office:value-type="string" office:string-value="https://reader.izneo.com/read/9782871298854/[0:300]" calcext:value-type="string">
            <text:p>https://reader.izneo.com/read/9782871298854/[0:300]</text:p>
          </table:table-cell>
        </table:table-row>
        <table:table-row table:style-name="ro1">
          <table:table-cell office:value-type="string" calcext:value-type="string">
            <text:p>9782871298908</text:p>
          </table:table-cell>
          <table:table-cell table:formula="of:=[.$B$1]&amp;[.A925]&amp;&quot;/[0:300]&quot;" office:value-type="string" office:string-value="https://reader.izneo.com/read/9782871298908/[0:300]" calcext:value-type="string">
            <text:p>https://reader.izneo.com/read/9782871298908/[0:300]</text:p>
          </table:table-cell>
        </table:table-row>
        <table:table-row table:style-name="ro1">
          <table:table-cell office:value-type="string" calcext:value-type="string">
            <text:p>9782871298984</text:p>
          </table:table-cell>
          <table:table-cell table:formula="of:=[.$B$1]&amp;[.A926]&amp;&quot;/[0:300]&quot;" office:value-type="string" office:string-value="https://reader.izneo.com/read/9782871298984/[0:300]" calcext:value-type="string">
            <text:p>https://reader.izneo.com/read/9782871298984/[0:300]</text:p>
          </table:table-cell>
        </table:table-row>
        <table:table-row table:style-name="ro1">
          <table:table-cell office:value-type="string" calcext:value-type="string">
            <text:p>9782871298991</text:p>
          </table:table-cell>
          <table:table-cell table:formula="of:=[.$B$1]&amp;[.A927]&amp;&quot;/[0:300]&quot;" office:value-type="string" office:string-value="https://reader.izneo.com/read/9782871298991/[0:300]" calcext:value-type="string">
            <text:p>https://reader.izneo.com/read/9782871298991/[0:300]</text:p>
          </table:table-cell>
        </table:table-row>
        <table:table-row table:style-name="ro1">
          <table:table-cell office:value-type="string" calcext:value-type="string">
            <text:p>9782871299110</text:p>
          </table:table-cell>
          <table:table-cell table:formula="of:=[.$B$1]&amp;[.A928]&amp;&quot;/[0:300]&quot;" office:value-type="string" office:string-value="https://reader.izneo.com/read/9782871299110/[0:300]" calcext:value-type="string">
            <text:p>https://reader.izneo.com/read/9782871299110/[0:300]</text:p>
          </table:table-cell>
        </table:table-row>
        <table:table-row table:style-name="ro1">
          <table:table-cell office:value-type="string" calcext:value-type="string">
            <text:p>9782871299172</text:p>
          </table:table-cell>
          <table:table-cell table:formula="of:=[.$B$1]&amp;[.A929]&amp;&quot;/[0:300]&quot;" office:value-type="string" office:string-value="https://reader.izneo.com/read/9782871299172/[0:300]" calcext:value-type="string">
            <text:p>https://reader.izneo.com/read/9782871299172/[0:300]</text:p>
          </table:table-cell>
        </table:table-row>
        <table:table-row table:style-name="ro1">
          <table:table-cell office:value-type="string" calcext:value-type="string">
            <text:p>9782871299264</text:p>
          </table:table-cell>
          <table:table-cell table:formula="of:=[.$B$1]&amp;[.A930]&amp;&quot;/[0:300]&quot;" office:value-type="string" office:string-value="https://reader.izneo.com/read/9782871299264/[0:300]" calcext:value-type="string">
            <text:p>https://reader.izneo.com/read/9782871299264/[0:300]</text:p>
          </table:table-cell>
        </table:table-row>
        <table:table-row table:style-name="ro1">
          <table:table-cell office:value-type="string" calcext:value-type="string">
            <text:p>9782871299318</text:p>
          </table:table-cell>
          <table:table-cell table:formula="of:=[.$B$1]&amp;[.A931]&amp;&quot;/[0:300]&quot;" office:value-type="string" office:string-value="https://reader.izneo.com/read/9782871299318/[0:300]" calcext:value-type="string">
            <text:p>https://reader.izneo.com/read/9782871299318/[0:300]</text:p>
          </table:table-cell>
        </table:table-row>
        <table:table-row table:style-name="ro1">
          <table:table-cell office:value-type="string" calcext:value-type="string">
            <text:p>9782871299370</text:p>
          </table:table-cell>
          <table:table-cell table:formula="of:=[.$B$1]&amp;[.A932]&amp;&quot;/[0:300]&quot;" office:value-type="string" office:string-value="https://reader.izneo.com/read/9782871299370/[0:300]" calcext:value-type="string">
            <text:p>https://reader.izneo.com/read/9782871299370/[0:300]</text:p>
          </table:table-cell>
        </table:table-row>
        <table:table-row table:style-name="ro1">
          <table:table-cell office:value-type="string" calcext:value-type="string">
            <text:p>9782871299479</text:p>
          </table:table-cell>
          <table:table-cell table:formula="of:=[.$B$1]&amp;[.A933]&amp;&quot;/[0:300]&quot;" office:value-type="string" office:string-value="https://reader.izneo.com/read/9782871299479/[0:300]" calcext:value-type="string">
            <text:p>https://reader.izneo.com/read/9782871299479/[0:300]</text:p>
          </table:table-cell>
        </table:table-row>
        <table:table-row table:style-name="ro1">
          <table:table-cell office:value-type="string" calcext:value-type="string">
            <text:p>9782871299554</text:p>
          </table:table-cell>
          <table:table-cell table:formula="of:=[.$B$1]&amp;[.A934]&amp;&quot;/[0:300]&quot;" office:value-type="string" office:string-value="https://reader.izneo.com/read/9782871299554/[0:300]" calcext:value-type="string">
            <text:p>https://reader.izneo.com/read/9782871299554/[0:300]</text:p>
          </table:table-cell>
        </table:table-row>
        <table:table-row table:style-name="ro1">
          <table:table-cell office:value-type="string" calcext:value-type="string">
            <text:p>9782871299592</text:p>
          </table:table-cell>
          <table:table-cell table:formula="of:=[.$B$1]&amp;[.A935]&amp;&quot;/[0:300]&quot;" office:value-type="string" office:string-value="https://reader.izneo.com/read/9782871299592/[0:300]" calcext:value-type="string">
            <text:p>https://reader.izneo.com/read/9782871299592/[0:300]</text:p>
          </table:table-cell>
        </table:table-row>
        <table:table-row table:style-name="ro1">
          <table:table-cell office:value-type="string" calcext:value-type="string">
            <text:p>9782871299615</text:p>
          </table:table-cell>
          <table:table-cell table:formula="of:=[.$B$1]&amp;[.A936]&amp;&quot;/[0:300]&quot;" office:value-type="string" office:string-value="https://reader.izneo.com/read/9782871299615/[0:300]" calcext:value-type="string">
            <text:p>https://reader.izneo.com/read/9782871299615/[0:300]</text:p>
          </table:table-cell>
        </table:table-row>
        <table:table-row table:style-name="ro1">
          <table:table-cell office:value-type="string" calcext:value-type="string">
            <text:p>9782871299776</text:p>
          </table:table-cell>
          <table:table-cell table:formula="of:=[.$B$1]&amp;[.A937]&amp;&quot;/[0:300]&quot;" office:value-type="string" office:string-value="https://reader.izneo.com/read/9782871299776/[0:300]" calcext:value-type="string">
            <text:p>https://reader.izneo.com/read/9782871299776/[0:300]</text:p>
          </table:table-cell>
        </table:table-row>
        <table:table-row table:style-name="ro1">
          <table:table-cell office:value-type="string" calcext:value-type="string">
            <text:p>9782871299875</text:p>
          </table:table-cell>
          <table:table-cell table:formula="of:=[.$B$1]&amp;[.A938]&amp;&quot;/[0:300]&quot;" office:value-type="string" office:string-value="https://reader.izneo.com/read/9782871299875/[0:300]" calcext:value-type="string">
            <text:p>https://reader.izneo.com/read/9782871299875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828847</text:p>
          </table:table-cell>
        </table:table-row>
        <table:table-row table:style-name="ro1">
          <table:table-cell office:value-type="string" calcext:value-type="string">
            <text:p>9782884710053</text:p>
          </table:table-cell>
          <table:table-cell table:formula="of:=[.$B$1]&amp;[.A940]&amp;&quot;/[0:300]&quot;" office:value-type="string" office:string-value="https://reader.izneo.com/read/9782884710053/[0:300]" calcext:value-type="string">
            <text:p>https://reader.izneo.com/read/9782884710053/[0:300]</text:p>
          </table:table-cell>
        </table:table-row>
        <table:table-row table:style-name="ro1">
          <table:table-cell office:value-type="string" calcext:value-type="string">
            <text:p>9782884710060</text:p>
          </table:table-cell>
          <table:table-cell table:formula="of:=[.$B$1]&amp;[.A941]&amp;&quot;/[0:300]&quot;" office:value-type="string" office:string-value="https://reader.izneo.com/read/9782884710060/[0:300]" calcext:value-type="string">
            <text:p>https://reader.izneo.com/read/9782884710060/[0:300]</text:p>
          </table:table-cell>
        </table:table-row>
        <table:table-row table:style-name="ro1">
          <table:table-cell office:value-type="string" calcext:value-type="string">
            <text:p>9782884710077</text:p>
          </table:table-cell>
          <table:table-cell table:formula="of:=[.$B$1]&amp;[.A942]&amp;&quot;/[0:300]&quot;" office:value-type="string" office:string-value="https://reader.izneo.com/read/9782884710077/[0:300]" calcext:value-type="string">
            <text:p>https://reader.izneo.com/read/9782884710077/[0:300]</text:p>
          </table:table-cell>
        </table:table-row>
        <table:table-row table:style-name="ro1">
          <table:table-cell office:value-type="string" calcext:value-type="string">
            <text:p>9782884710084</text:p>
          </table:table-cell>
          <table:table-cell table:formula="of:=[.$B$1]&amp;[.A943]&amp;&quot;/[0:300]&quot;" office:value-type="string" office:string-value="https://reader.izneo.com/read/9782884710084/[0:300]" calcext:value-type="string">
            <text:p>https://reader.izneo.com/read/9782884710084/[0:300]</text:p>
          </table:table-cell>
        </table:table-row>
        <table:table-row table:style-name="ro1">
          <table:table-cell office:value-type="string" calcext:value-type="string">
            <text:p>9782884710091</text:p>
          </table:table-cell>
          <table:table-cell table:formula="of:=[.$B$1]&amp;[.A944]&amp;&quot;/[0:300]&quot;" office:value-type="string" office:string-value="https://reader.izneo.com/read/9782884710091/[0:300]" calcext:value-type="string">
            <text:p>https://reader.izneo.com/read/9782884710091/[0:300]</text:p>
          </table:table-cell>
        </table:table-row>
        <table:table-row table:style-name="ro1">
          <table:table-cell office:value-type="string" calcext:value-type="string">
            <text:p>9782884710107</text:p>
          </table:table-cell>
          <table:table-cell table:formula="of:=[.$B$1]&amp;[.A945]&amp;&quot;/[0:300]&quot;" office:value-type="string" office:string-value="https://reader.izneo.com/read/9782884710107/[0:300]" calcext:value-type="string">
            <text:p>https://reader.izneo.com/read/9782884710107/[0:300]</text:p>
          </table:table-cell>
        </table:table-row>
        <table:table-row table:style-name="ro1">
          <table:table-cell office:value-type="string" calcext:value-type="string">
            <text:p>9782884710114</text:p>
          </table:table-cell>
          <table:table-cell table:formula="of:=[.$B$1]&amp;[.A946]&amp;&quot;/[0:300]&quot;" office:value-type="string" office:string-value="https://reader.izneo.com/read/9782884710114/[0:300]" calcext:value-type="string">
            <text:p>https://reader.izneo.com/read/9782884710114/[0:300]</text:p>
          </table:table-cell>
        </table:table-row>
        <table:table-row table:style-name="ro1">
          <table:table-cell office:value-type="string" calcext:value-type="string">
            <text:p>9782884710138</text:p>
          </table:table-cell>
          <table:table-cell table:formula="of:=[.$B$1]&amp;[.A947]&amp;&quot;/[0:300]&quot;" office:value-type="string" office:string-value="https://reader.izneo.com/read/9782884710138/[0:300]" calcext:value-type="string">
            <text:p>https://reader.izneo.com/read/9782884710138/[0:300]</text:p>
          </table:table-cell>
        </table:table-row>
        <table:table-row table:style-name="ro1">
          <table:table-cell office:value-type="string" calcext:value-type="string">
            <text:p>9782884710145</text:p>
          </table:table-cell>
          <table:table-cell table:formula="of:=[.$B$1]&amp;[.A948]&amp;&quot;/[0:300]&quot;" office:value-type="string" office:string-value="https://reader.izneo.com/read/9782884710145/[0:300]" calcext:value-type="string">
            <text:p>https://reader.izneo.com/read/9782884710145/[0:300]</text:p>
          </table:table-cell>
        </table:table-row>
        <table:table-row table:style-name="ro1">
          <table:table-cell office:value-type="string" calcext:value-type="string">
            <text:p>9782884710152</text:p>
          </table:table-cell>
          <table:table-cell table:formula="of:=[.$B$1]&amp;[.A949]&amp;&quot;/[0:300]&quot;" office:value-type="string" office:string-value="https://reader.izneo.com/read/9782884710152/[0:300]" calcext:value-type="string">
            <text:p>https://reader.izneo.com/read/9782884710152/[0:300]</text:p>
          </table:table-cell>
        </table:table-row>
        <table:table-row table:style-name="ro1">
          <table:table-cell office:value-type="string" calcext:value-type="string">
            <text:p>9782884710237</text:p>
          </table:table-cell>
          <table:table-cell table:formula="of:=[.$B$1]&amp;[.A950]&amp;&quot;/[0:300]&quot;" office:value-type="string" office:string-value="https://reader.izneo.com/read/9782884710237/[0:300]" calcext:value-type="string">
            <text:p>https://reader.izneo.com/read/9782884710237/[0:300]</text:p>
          </table:table-cell>
        </table:table-row>
        <table:table-row table:style-name="ro1">
          <table:table-cell office:value-type="string" calcext:value-type="string">
            <text:p>9782884710244</text:p>
          </table:table-cell>
          <table:table-cell table:formula="of:=[.$B$1]&amp;[.A951]&amp;&quot;/[0:300]&quot;" office:value-type="string" office:string-value="https://reader.izneo.com/read/9782884710244/[0:300]" calcext:value-type="string">
            <text:p>https://reader.izneo.com/read/9782884710244/[0:300]</text:p>
          </table:table-cell>
        </table:table-row>
        <table:table-row table:style-name="ro1">
          <table:table-cell office:value-type="string" calcext:value-type="string">
            <text:p>9782884710251</text:p>
          </table:table-cell>
          <table:table-cell table:formula="of:=[.$B$1]&amp;[.A952]&amp;&quot;/[0:300]&quot;" office:value-type="string" office:string-value="https://reader.izneo.com/read/9782884710251/[0:300]" calcext:value-type="string">
            <text:p>https://reader.izneo.com/read/9782884710251/[0:300]</text:p>
          </table:table-cell>
        </table:table-row>
        <table:table-row table:style-name="ro1">
          <table:table-cell office:value-type="string" calcext:value-type="string">
            <text:p>9782884710268</text:p>
          </table:table-cell>
          <table:table-cell table:formula="of:=[.$B$1]&amp;[.A953]&amp;&quot;/[0:300]&quot;" office:value-type="string" office:string-value="https://reader.izneo.com/read/9782884710268/[0:300]" calcext:value-type="string">
            <text:p>https://reader.izneo.com/read/9782884710268/[0:300]</text:p>
          </table:table-cell>
        </table:table-row>
        <table:table-row table:style-name="ro1">
          <table:table-cell office:value-type="string" calcext:value-type="string">
            <text:p>9782884710275</text:p>
          </table:table-cell>
          <table:table-cell table:formula="of:=[.$B$1]&amp;[.A954]&amp;&quot;/[0:300]&quot;" office:value-type="string" office:string-value="https://reader.izneo.com/read/9782884710275/[0:300]" calcext:value-type="string">
            <text:p>https://reader.izneo.com/read/9782884710275/[0:300]</text:p>
          </table:table-cell>
        </table:table-row>
        <table:table-row table:style-name="ro1">
          <table:table-cell office:value-type="string" calcext:value-type="string">
            <text:p>9782884710282</text:p>
          </table:table-cell>
          <table:table-cell table:formula="of:=[.$B$1]&amp;[.A955]&amp;&quot;/[0:300]&quot;" office:value-type="string" office:string-value="https://reader.izneo.com/read/9782884710282/[0:300]" calcext:value-type="string">
            <text:p>https://reader.izneo.com/read/9782884710282/[0:300]</text:p>
          </table:table-cell>
        </table:table-row>
        <table:table-row table:style-name="ro1">
          <table:table-cell office:value-type="string" calcext:value-type="string">
            <text:p>9782884710299</text:p>
          </table:table-cell>
          <table:table-cell table:formula="of:=[.$B$1]&amp;[.A956]&amp;&quot;/[0:300]&quot;" office:value-type="string" office:string-value="https://reader.izneo.com/read/9782884710299/[0:300]" calcext:value-type="string">
            <text:p>https://reader.izneo.com/read/9782884710299/[0:300]</text:p>
          </table:table-cell>
        </table:table-row>
        <table:table-row table:style-name="ro1">
          <table:table-cell office:value-type="string" calcext:value-type="string">
            <text:p>9782884710305</text:p>
          </table:table-cell>
          <table:table-cell table:formula="of:=[.$B$1]&amp;[.A957]&amp;&quot;/[0:300]&quot;" office:value-type="string" office:string-value="https://reader.izneo.com/read/9782884710305/[0:300]" calcext:value-type="string">
            <text:p>https://reader.izneo.com/read/9782884710305/[0:300]</text:p>
          </table:table-cell>
        </table:table-row>
        <table:table-row table:style-name="ro1">
          <table:table-cell office:value-type="string" calcext:value-type="string">
            <text:p>9782884710312</text:p>
          </table:table-cell>
          <table:table-cell table:formula="of:=[.$B$1]&amp;[.A958]&amp;&quot;/[0:300]&quot;" office:value-type="string" office:string-value="https://reader.izneo.com/read/9782884710312/[0:300]" calcext:value-type="string">
            <text:p>https://reader.izneo.com/read/9782884710312/[0:300]</text:p>
          </table:table-cell>
        </table:table-row>
        <table:table-row table:style-name="ro1">
          <table:table-cell office:value-type="string" calcext:value-type="string">
            <text:p>9782884710329</text:p>
          </table:table-cell>
          <table:table-cell table:formula="of:=[.$B$1]&amp;[.A959]&amp;&quot;/[0:300]&quot;" office:value-type="string" office:string-value="https://reader.izneo.com/read/9782884710329/[0:300]" calcext:value-type="string">
            <text:p>https://reader.izneo.com/read/9782884710329/[0:300]</text:p>
          </table:table-cell>
        </table:table-row>
        <table:table-row table:style-name="ro1">
          <table:table-cell office:value-type="string" calcext:value-type="string">
            <text:p>9782884710336</text:p>
          </table:table-cell>
          <table:table-cell table:formula="of:=[.$B$1]&amp;[.A960]&amp;&quot;/[0:300]&quot;" office:value-type="string" office:string-value="https://reader.izneo.com/read/9782884710336/[0:300]" calcext:value-type="string">
            <text:p>https://reader.izneo.com/read/9782884710336/[0:300]</text:p>
          </table:table-cell>
        </table:table-row>
        <table:table-row table:style-name="ro1">
          <table:table-cell office:value-type="string" calcext:value-type="string">
            <text:p>9782884710343</text:p>
          </table:table-cell>
          <table:table-cell table:formula="of:=[.$B$1]&amp;[.A961]&amp;&quot;/[0:300]&quot;" office:value-type="string" office:string-value="https://reader.izneo.com/read/9782884710343/[0:300]" calcext:value-type="string">
            <text:p>https://reader.izneo.com/read/9782884710343/[0:300]</text:p>
          </table:table-cell>
        </table:table-row>
        <table:table-row table:style-name="ro1">
          <table:table-cell office:value-type="string" calcext:value-type="string">
            <text:p>9782884710350</text:p>
          </table:table-cell>
          <table:table-cell table:formula="of:=[.$B$1]&amp;[.A962]&amp;&quot;/[0:300]&quot;" office:value-type="string" office:string-value="https://reader.izneo.com/read/9782884710350/[0:300]" calcext:value-type="string">
            <text:p>https://reader.izneo.com/read/9782884710350/[0:300]</text:p>
          </table:table-cell>
        </table:table-row>
        <table:table-row table:style-name="ro1">
          <table:table-cell office:value-type="string" calcext:value-type="string">
            <text:p>9782884710367</text:p>
          </table:table-cell>
          <table:table-cell table:formula="of:=[.$B$1]&amp;[.A963]&amp;&quot;/[0:300]&quot;" office:value-type="string" office:string-value="https://reader.izneo.com/read/9782884710367/[0:300]" calcext:value-type="string">
            <text:p>https://reader.izneo.com/read/9782884710367/[0:300]</text:p>
          </table:table-cell>
        </table:table-row>
        <table:table-row table:style-name="ro1">
          <table:table-cell office:value-type="string" calcext:value-type="string">
            <text:p>9782884710374</text:p>
          </table:table-cell>
          <table:table-cell table:formula="of:=[.$B$1]&amp;[.A964]&amp;&quot;/[0:300]&quot;" office:value-type="string" office:string-value="https://reader.izneo.com/read/9782884710374/[0:300]" calcext:value-type="string">
            <text:p>https://reader.izneo.com/read/9782884710374/[0:300]</text:p>
          </table:table-cell>
        </table:table-row>
        <table:table-row table:style-name="ro1">
          <table:table-cell office:value-type="string" calcext:value-type="string">
            <text:p>9782884710381</text:p>
          </table:table-cell>
          <table:table-cell table:formula="of:=[.$B$1]&amp;[.A965]&amp;&quot;/[0:300]&quot;" office:value-type="string" office:string-value="https://reader.izneo.com/read/9782884710381/[0:300]" calcext:value-type="string">
            <text:p>https://reader.izneo.com/read/9782884710381/[0:300]</text:p>
          </table:table-cell>
        </table:table-row>
        <table:table-row table:style-name="ro1">
          <table:table-cell office:value-type="string" calcext:value-type="string">
            <text:p>9782884710404</text:p>
          </table:table-cell>
          <table:table-cell table:formula="of:=[.$B$1]&amp;[.A966]&amp;&quot;/[0:300]&quot;" office:value-type="string" office:string-value="https://reader.izneo.com/read/9782884710404/[0:300]" calcext:value-type="string">
            <text:p>https://reader.izneo.com/read/9782884710404/[0:300]</text:p>
          </table:table-cell>
        </table:table-row>
        <table:table-row table:style-name="ro1">
          <table:table-cell office:value-type="string" calcext:value-type="string">
            <text:p>9782884710411</text:p>
          </table:table-cell>
          <table:table-cell table:formula="of:=[.$B$1]&amp;[.A967]&amp;&quot;/[0:300]&quot;" office:value-type="string" office:string-value="https://reader.izneo.com/read/9782884710411/[0:300]" calcext:value-type="string">
            <text:p>https://reader.izneo.com/read/9782884710411/[0:300]</text:p>
          </table:table-cell>
        </table:table-row>
        <table:table-row table:style-name="ro1">
          <table:table-cell office:value-type="string" calcext:value-type="string">
            <text:p>9782884710428</text:p>
          </table:table-cell>
          <table:table-cell table:formula="of:=[.$B$1]&amp;[.A968]&amp;&quot;/[0:300]&quot;" office:value-type="string" office:string-value="https://reader.izneo.com/read/9782884710428/[0:300]" calcext:value-type="string">
            <text:p>https://reader.izneo.com/read/9782884710428/[0:300]</text:p>
          </table:table-cell>
        </table:table-row>
        <table:table-row table:style-name="ro1">
          <table:table-cell office:value-type="string" calcext:value-type="string">
            <text:p>9782884710435</text:p>
          </table:table-cell>
          <table:table-cell table:formula="of:=[.$B$1]&amp;[.A969]&amp;&quot;/[0:300]&quot;" office:value-type="string" office:string-value="https://reader.izneo.com/read/9782884710435/[0:300]" calcext:value-type="string">
            <text:p>https://reader.izneo.com/read/9782884710435/[0:300]</text:p>
          </table:table-cell>
        </table:table-row>
        <table:table-row table:style-name="ro1">
          <table:table-cell office:value-type="string" calcext:value-type="string">
            <text:p>9782884710442</text:p>
          </table:table-cell>
          <table:table-cell table:formula="of:=[.$B$1]&amp;[.A970]&amp;&quot;/[0:300]&quot;" office:value-type="string" office:string-value="https://reader.izneo.com/read/9782884710442/[0:300]" calcext:value-type="string">
            <text:p>https://reader.izneo.com/read/9782884710442/[0:300]</text:p>
          </table:table-cell>
        </table:table-row>
        <table:table-row table:style-name="ro1">
          <table:table-cell office:value-type="string" calcext:value-type="string">
            <text:p>9782884710459</text:p>
          </table:table-cell>
          <table:table-cell table:formula="of:=[.$B$1]&amp;[.A971]&amp;&quot;/[0:300]&quot;" office:value-type="string" office:string-value="https://reader.izneo.com/read/9782884710459/[0:300]" calcext:value-type="string">
            <text:p>https://reader.izneo.com/read/9782884710459/[0:300]</text:p>
          </table:table-cell>
        </table:table-row>
        <table:table-row table:style-name="ro1">
          <table:table-cell office:value-type="string" calcext:value-type="string">
            <text:p>9782884710466</text:p>
          </table:table-cell>
          <table:table-cell table:formula="of:=[.$B$1]&amp;[.A972]&amp;&quot;/[0:300]&quot;" office:value-type="string" office:string-value="https://reader.izneo.com/read/9782884710466/[0:300]" calcext:value-type="string">
            <text:p>https://reader.izneo.com/read/9782884710466/[0:300]</text:p>
          </table:table-cell>
        </table:table-row>
        <table:table-row table:style-name="ro1">
          <table:table-cell office:value-type="string" calcext:value-type="string">
            <text:p>9782884710473</text:p>
          </table:table-cell>
          <table:table-cell table:formula="of:=[.$B$1]&amp;[.A973]&amp;&quot;/[0:300]&quot;" office:value-type="string" office:string-value="https://reader.izneo.com/read/9782884710473/[0:300]" calcext:value-type="string">
            <text:p>https://reader.izneo.com/read/9782884710473/[0:300]</text:p>
          </table:table-cell>
        </table:table-row>
        <table:table-row table:style-name="ro1">
          <table:table-cell office:value-type="string" calcext:value-type="string">
            <text:p>9782884710497</text:p>
          </table:table-cell>
          <table:table-cell table:formula="of:=[.$B$1]&amp;[.A974]&amp;&quot;/[0:300]&quot;" office:value-type="string" office:string-value="https://reader.izneo.com/read/9782884710497/[0:300]" calcext:value-type="string">
            <text:p>https://reader.izneo.com/read/9782884710497/[0:300]</text:p>
          </table:table-cell>
        </table:table-row>
        <table:table-row table:style-name="ro1">
          <table:table-cell office:value-type="string" calcext:value-type="string">
            <text:p>9782884710961</text:p>
          </table:table-cell>
          <table:table-cell table:formula="of:=[.$B$1]&amp;[.A975]&amp;&quot;/[0:300]&quot;" office:value-type="string" office:string-value="https://reader.izneo.com/read/9782884710961/[0:300]" calcext:value-type="string">
            <text:p>https://reader.izneo.com/read/9782884710961/[0:300]</text:p>
          </table:table-cell>
        </table:table-row>
        <table:table-row table:style-name="ro1">
          <table:table-cell office:value-type="string" calcext:value-type="string">
            <text:p>9782884711166</text:p>
          </table:table-cell>
          <table:table-cell table:formula="of:=[.$B$1]&amp;[.A976]&amp;&quot;/[0:300]&quot;" office:value-type="string" office:string-value="https://reader.izneo.com/read/9782884711166/[0:300]" calcext:value-type="string">
            <text:p>https://reader.izneo.com/read/9782884711166/[0:300]</text:p>
          </table:table-cell>
        </table:table-row>
        <table:table-row table:style-name="ro1">
          <table:table-cell office:value-type="string" calcext:value-type="string">
            <text:p>9782884711357</text:p>
          </table:table-cell>
          <table:table-cell table:formula="of:=[.$B$1]&amp;[.A977]&amp;&quot;/[0:300]&quot;" office:value-type="string" office:string-value="https://reader.izneo.com/read/9782884711357/[0:300]" calcext:value-type="string">
            <text:p>https://reader.izneo.com/read/9782884711357/[0:300]</text:p>
          </table:table-cell>
        </table:table-row>
        <table:table-row table:style-name="ro1">
          <table:table-cell office:value-type="string" calcext:value-type="string">
            <text:p>9782884711777</text:p>
          </table:table-cell>
          <table:table-cell table:formula="of:=[.$B$1]&amp;[.A978]&amp;&quot;/[0:300]&quot;" office:value-type="string" office:string-value="https://reader.izneo.com/read/9782884711777/[0:300]" calcext:value-type="string">
            <text:p>https://reader.izneo.com/read/9782884711777/[0:300]</text:p>
          </table:table-cell>
        </table:table-row>
        <table:table-row table:style-name="ro1">
          <table:table-cell office:value-type="string" calcext:value-type="string">
            <text:p>9782884712392</text:p>
          </table:table-cell>
          <table:table-cell table:formula="of:=[.$B$1]&amp;[.A979]&amp;&quot;/[0:300]&quot;" office:value-type="string" office:string-value="https://reader.izneo.com/read/9782884712392/[0:300]" calcext:value-type="string">
            <text:p>https://reader.izneo.com/read/9782884712392/[0:300]</text:p>
          </table:table-cell>
        </table:table-row>
        <table:table-row table:style-name="ro1">
          <table:table-cell office:value-type="string" calcext:value-type="string">
            <text:p>9782884712576</text:p>
          </table:table-cell>
          <table:table-cell table:formula="of:=[.$B$1]&amp;[.A980]&amp;&quot;/[0:300]&quot;" office:value-type="string" office:string-value="https://reader.izneo.com/read/9782884712576/[0:300]" calcext:value-type="string">
            <text:p>https://reader.izneo.com/read/9782884712576/[0:300]</text:p>
          </table:table-cell>
        </table:table-row>
        <table:table-row table:style-name="ro1">
          <table:table-cell office:value-type="string" calcext:value-type="string">
            <text:p>9782884713177</text:p>
          </table:table-cell>
          <table:table-cell table:formula="of:=[.$B$1]&amp;[.A981]&amp;&quot;/[0:300]&quot;" office:value-type="string" office:string-value="https://reader.izneo.com/read/9782884713177/[0:300]" calcext:value-type="string">
            <text:p>https://reader.izneo.com/read/9782884713177/[0:300]</text:p>
          </table:table-cell>
        </table:table-row>
        <table:table-row table:style-name="ro1">
          <table:table-cell office:value-type="string" calcext:value-type="string">
            <text:p>9782884713221</text:p>
          </table:table-cell>
          <table:table-cell table:formula="of:=[.$B$1]&amp;[.A982]&amp;&quot;/[0:300]&quot;" office:value-type="string" office:string-value="https://reader.izneo.com/read/9782884713221/[0:300]" calcext:value-type="string">
            <text:p>https://reader.izneo.com/read/9782884713221/[0:300]</text:p>
          </table:table-cell>
        </table:table-row>
        <table:table-row table:style-name="ro1">
          <table:table-cell office:value-type="string" calcext:value-type="string">
            <text:p>9782884713436</text:p>
          </table:table-cell>
          <table:table-cell table:formula="of:=[.$B$1]&amp;[.A983]&amp;&quot;/[0:300]&quot;" office:value-type="string" office:string-value="https://reader.izneo.com/read/9782884713436/[0:300]" calcext:value-type="string">
            <text:p>https://reader.izneo.com/read/9782884713436/[0:300]</text:p>
          </table:table-cell>
        </table:table-row>
        <table:table-row table:style-name="ro1">
          <table:table-cell office:value-type="string" calcext:value-type="string">
            <text:p>9782884713580</text:p>
          </table:table-cell>
          <table:table-cell table:formula="of:=[.$B$1]&amp;[.A984]&amp;&quot;/[0:300]&quot;" office:value-type="string" office:string-value="https://reader.izneo.com/read/9782884713580/[0:300]" calcext:value-type="string">
            <text:p>https://reader.izneo.com/read/9782884713580/[0:300]</text:p>
          </table:table-cell>
        </table:table-row>
        <table:table-row table:style-name="ro1">
          <table:table-cell office:value-type="string" calcext:value-type="string">
            <text:p>9782884713634</text:p>
          </table:table-cell>
          <table:table-cell table:formula="of:=[.$B$1]&amp;[.A985]&amp;&quot;/[0:300]&quot;" office:value-type="string" office:string-value="https://reader.izneo.com/read/9782884713634/[0:300]" calcext:value-type="string">
            <text:p>https://reader.izneo.com/read/9782884713634/[0:300]</text:p>
          </table:table-cell>
        </table:table-row>
        <table:table-row table:style-name="ro1">
          <table:table-cell office:value-type="string" calcext:value-type="string">
            <text:p>9782884713665</text:p>
          </table:table-cell>
          <table:table-cell table:formula="of:=[.$B$1]&amp;[.A986]&amp;&quot;/[0:300]&quot;" office:value-type="string" office:string-value="https://reader.izneo.com/read/9782884713665/[0:300]" calcext:value-type="string">
            <text:p>https://reader.izneo.com/read/9782884713665/[0:300]</text:p>
          </table:table-cell>
        </table:table-row>
        <table:table-row table:style-name="ro1">
          <table:table-cell office:value-type="string" calcext:value-type="string">
            <text:p>9782884714266</text:p>
          </table:table-cell>
          <table:table-cell table:formula="of:=[.$B$1]&amp;[.A987]&amp;&quot;/[0:300]&quot;" office:value-type="string" office:string-value="https://reader.izneo.com/read/9782884714266/[0:300]" calcext:value-type="string">
            <text:p>https://reader.izneo.com/read/9782884714266/[0:300]</text:p>
          </table:table-cell>
        </table:table-row>
        <table:table-row table:style-name="ro1">
          <table:table-cell office:value-type="string" calcext:value-type="string">
            <text:p>9782884717007</text:p>
          </table:table-cell>
          <table:table-cell table:formula="of:=[.$B$1]&amp;[.A988]&amp;&quot;/[0:300]&quot;" office:value-type="string" office:string-value="https://reader.izneo.com/read/9782884717007/[0:300]" calcext:value-type="string">
            <text:p>https://reader.izneo.com/read/9782884717007/[0:300]</text:p>
          </table:table-cell>
        </table:table-row>
        <table:table-row table:style-name="ro1">
          <table:table-cell office:value-type="string" calcext:value-type="string">
            <text:p>9782884717014</text:p>
          </table:table-cell>
          <table:table-cell table:formula="of:=[.$B$1]&amp;[.A989]&amp;&quot;/[0:300]&quot;" office:value-type="string" office:string-value="https://reader.izneo.com/read/9782884717014/[0:300]" calcext:value-type="string">
            <text:p>https://reader.izneo.com/read/9782884717014/[0:300]</text:p>
          </table:table-cell>
        </table:table-row>
        <table:table-row table:style-name="ro1">
          <table:table-cell office:value-type="string" calcext:value-type="string">
            <text:p>9782884717021</text:p>
          </table:table-cell>
          <table:table-cell table:formula="of:=[.$B$1]&amp;[.A990]&amp;&quot;/[0:300]&quot;" office:value-type="string" office:string-value="https://reader.izneo.com/read/9782884717021/[0:300]" calcext:value-type="string">
            <text:p>https://reader.izneo.com/read/9782884717021/[0:300]</text:p>
          </table:table-cell>
        </table:table-row>
        <table:table-row table:style-name="ro1">
          <table:table-cell office:value-type="string" calcext:value-type="string">
            <text:p>9782884717038</text:p>
          </table:table-cell>
          <table:table-cell table:formula="of:=[.$B$1]&amp;[.A991]&amp;&quot;/[0:300]&quot;" office:value-type="string" office:string-value="https://reader.izneo.com/read/9782884717038/[0:300]" calcext:value-type="string">
            <text:p>https://reader.izneo.com/read/9782884717038/[0:300]</text:p>
          </table:table-cell>
        </table:table-row>
        <table:table-row table:style-name="ro1">
          <table:table-cell office:value-type="string" calcext:value-type="string">
            <text:p>9782884717045</text:p>
          </table:table-cell>
          <table:table-cell table:formula="of:=[.$B$1]&amp;[.A992]&amp;&quot;/[0:300]&quot;" office:value-type="string" office:string-value="https://reader.izneo.com/read/9782884717045/[0:300]" calcext:value-type="string">
            <text:p>https://reader.izneo.com/read/9782884717045/[0:300]</text:p>
          </table:table-cell>
        </table:table-row>
        <table:table-row table:style-name="ro1">
          <table:table-cell office:value-type="string" calcext:value-type="string">
            <text:p>9782884717052</text:p>
          </table:table-cell>
          <table:table-cell table:formula="of:=[.$B$1]&amp;[.A993]&amp;&quot;/[0:300]&quot;" office:value-type="string" office:string-value="https://reader.izneo.com/read/9782884717052/[0:300]" calcext:value-type="string">
            <text:p>https://reader.izneo.com/read/9782884717052/[0:300]</text:p>
          </table:table-cell>
        </table:table-row>
        <table:table-row table:style-name="ro1">
          <table:table-cell office:value-type="string" calcext:value-type="string">
            <text:p>9782884717069</text:p>
          </table:table-cell>
          <table:table-cell table:formula="of:=[.$B$1]&amp;[.A994]&amp;&quot;/[0:300]&quot;" office:value-type="string" office:string-value="https://reader.izneo.com/read/9782884717069/[0:300]" calcext:value-type="string">
            <text:p>https://reader.izneo.com/read/9782884717069/[0:300]</text:p>
          </table:table-cell>
        </table:table-row>
        <table:table-row table:style-name="ro1">
          <table:table-cell office:value-type="string" calcext:value-type="string">
            <text:p>9782884717076</text:p>
          </table:table-cell>
          <table:table-cell table:formula="of:=[.$B$1]&amp;[.A995]&amp;&quot;/[0:300]&quot;" office:value-type="string" office:string-value="https://reader.izneo.com/read/9782884717076/[0:300]" calcext:value-type="string">
            <text:p>https://reader.izneo.com/read/9782884717076/[0:300]</text:p>
          </table:table-cell>
        </table:table-row>
        <table:table-row table:style-name="ro1">
          <table:table-cell office:value-type="string" calcext:value-type="string">
            <text:p>9782884717083</text:p>
          </table:table-cell>
          <table:table-cell table:formula="of:=[.$B$1]&amp;[.A996]&amp;&quot;/[0:300]&quot;" office:value-type="string" office:string-value="https://reader.izneo.com/read/9782884717083/[0:300]" calcext:value-type="string">
            <text:p>https://reader.izneo.com/read/9782884717083/[0:300]</text:p>
          </table:table-cell>
        </table:table-row>
        <table:table-row table:style-name="ro1">
          <table:table-cell office:value-type="string" calcext:value-type="string">
            <text:p>9782884717090</text:p>
          </table:table-cell>
          <table:table-cell table:formula="of:=[.$B$1]&amp;[.A997]&amp;&quot;/[0:300]&quot;" office:value-type="string" office:string-value="https://reader.izneo.com/read/9782884717090/[0:300]" calcext:value-type="string">
            <text:p>https://reader.izneo.com/read/9782884717090/[0:300]</text:p>
          </table:table-cell>
        </table:table-row>
        <table:table-row table:style-name="ro1">
          <table:table-cell office:value-type="string" calcext:value-type="string">
            <text:p>9782884717106</text:p>
          </table:table-cell>
          <table:table-cell table:formula="of:=[.$B$1]&amp;[.A998]&amp;&quot;/[0:300]&quot;" office:value-type="string" office:string-value="https://reader.izneo.com/read/9782884717106/[0:300]" calcext:value-type="string">
            <text:p>https://reader.izneo.com/read/9782884717106/[0:300]</text:p>
          </table:table-cell>
        </table:table-row>
        <table:table-row table:style-name="ro1">
          <table:table-cell office:value-type="string" calcext:value-type="string">
            <text:p>9782884717113</text:p>
          </table:table-cell>
          <table:table-cell table:formula="of:=[.$B$1]&amp;[.A999]&amp;&quot;/[0:300]&quot;" office:value-type="string" office:string-value="https://reader.izneo.com/read/9782884717113/[0:300]" calcext:value-type="string">
            <text:p>https://reader.izneo.com/read/9782884717113/[0:300]</text:p>
          </table:table-cell>
        </table:table-row>
        <table:table-row table:style-name="ro1">
          <table:table-cell office:value-type="string" calcext:value-type="string">
            <text:p>9782884717120</text:p>
          </table:table-cell>
          <table:table-cell table:formula="of:=[.$B$1]&amp;[.A1000]&amp;&quot;/[0:300]&quot;" office:value-type="string" office:string-value="https://reader.izneo.com/read/9782884717120/[0:300]" calcext:value-type="string">
            <text:p>https://reader.izneo.com/read/9782884717120/[0:300]</text:p>
          </table:table-cell>
        </table:table-row>
        <table:table-row table:style-name="ro1">
          <table:table-cell office:value-type="string" calcext:value-type="string">
            <text:p>9782884717137</text:p>
          </table:table-cell>
          <table:table-cell table:formula="of:=[.$B$1]&amp;[.A1001]&amp;&quot;/[0:300]&quot;" office:value-type="string" office:string-value="https://reader.izneo.com/read/9782884717137/[0:300]" calcext:value-type="string">
            <text:p>https://reader.izneo.com/read/9782884717137/[0:300]</text:p>
          </table:table-cell>
        </table:table-row>
        <table:table-row table:style-name="ro1">
          <table:table-cell office:value-type="string" calcext:value-type="string">
            <text:p>9782884717144</text:p>
          </table:table-cell>
          <table:table-cell table:formula="of:=[.$B$1]&amp;[.A1002]&amp;&quot;/[0:300]&quot;" office:value-type="string" office:string-value="https://reader.izneo.com/read/9782884717144/[0:300]" calcext:value-type="string">
            <text:p>https://reader.izneo.com/read/9782884717144/[0:300]</text:p>
          </table:table-cell>
        </table:table-row>
        <table:table-row table:style-name="ro1">
          <table:table-cell office:value-type="string" calcext:value-type="string">
            <text:p>9782884717151</text:p>
          </table:table-cell>
          <table:table-cell table:formula="of:=[.$B$1]&amp;[.A1003]&amp;&quot;/[0:300]&quot;" office:value-type="string" office:string-value="https://reader.izneo.com/read/9782884717151/[0:300]" calcext:value-type="string">
            <text:p>https://reader.izneo.com/read/9782884717151/[0:300]</text:p>
          </table:table-cell>
        </table:table-row>
        <table:table-row table:style-name="ro1">
          <table:table-cell office:value-type="string" calcext:value-type="string">
            <text:p>9782884717168</text:p>
          </table:table-cell>
          <table:table-cell table:formula="of:=[.$B$1]&amp;[.A1004]&amp;&quot;/[0:300]&quot;" office:value-type="string" office:string-value="https://reader.izneo.com/read/9782884717168/[0:300]" calcext:value-type="string">
            <text:p>https://reader.izneo.com/read/9782884717168/[0:300]</text:p>
          </table:table-cell>
        </table:table-row>
        <table:table-row table:style-name="ro1">
          <table:table-cell office:value-type="string" calcext:value-type="string">
            <text:p>9782884717175</text:p>
          </table:table-cell>
          <table:table-cell table:formula="of:=[.$B$1]&amp;[.A1005]&amp;&quot;/[0:300]&quot;" office:value-type="string" office:string-value="https://reader.izneo.com/read/9782884717175/[0:300]" calcext:value-type="string">
            <text:p>https://reader.izneo.com/read/9782884717175/[0:300]</text:p>
          </table:table-cell>
        </table:table-row>
        <table:table-row table:style-name="ro1">
          <table:table-cell office:value-type="string" calcext:value-type="string">
            <text:p>9782884717182</text:p>
          </table:table-cell>
          <table:table-cell table:formula="of:=[.$B$1]&amp;[.A1006]&amp;&quot;/[0:300]&quot;" office:value-type="string" office:string-value="https://reader.izneo.com/read/9782884717182/[0:300]" calcext:value-type="string">
            <text:p>https://reader.izneo.com/read/9782884717182/[0:300]</text:p>
          </table:table-cell>
        </table:table-row>
        <table:table-row table:style-name="ro1">
          <table:table-cell office:value-type="string" calcext:value-type="string">
            <text:p>9782884717199</text:p>
          </table:table-cell>
          <table:table-cell table:formula="of:=[.$B$1]&amp;[.A1007]&amp;&quot;/[0:300]&quot;" office:value-type="string" office:string-value="https://reader.izneo.com/read/9782884717199/[0:300]" calcext:value-type="string">
            <text:p>https://reader.izneo.com/read/9782884717199/[0:300]</text:p>
          </table:table-cell>
        </table:table-row>
        <table:table-row table:style-name="ro1">
          <table:table-cell office:value-type="string" calcext:value-type="string">
            <text:p>9782884717205</text:p>
          </table:table-cell>
          <table:table-cell table:formula="of:=[.$B$1]&amp;[.A1008]&amp;&quot;/[0:300]&quot;" office:value-type="string" office:string-value="https://reader.izneo.com/read/9782884717205/[0:300]" calcext:value-type="string">
            <text:p>https://reader.izneo.com/read/9782884717205/[0:300]</text:p>
          </table:table-cell>
        </table:table-row>
        <table:table-row table:style-name="ro1">
          <table:table-cell office:value-type="string" calcext:value-type="string">
            <text:p>9782884717212</text:p>
          </table:table-cell>
          <table:table-cell table:formula="of:=[.$B$1]&amp;[.A1009]&amp;&quot;/[0:300]&quot;" office:value-type="string" office:string-value="https://reader.izneo.com/read/9782884717212/[0:300]" calcext:value-type="string">
            <text:p>https://reader.izneo.com/read/9782884717212/[0:300]</text:p>
          </table:table-cell>
        </table:table-row>
        <table:table-row table:style-name="ro1">
          <table:table-cell office:value-type="string" calcext:value-type="string">
            <text:p>9782884717229</text:p>
          </table:table-cell>
          <table:table-cell table:formula="of:=[.$B$1]&amp;[.A1010]&amp;&quot;/[0:300]&quot;" office:value-type="string" office:string-value="https://reader.izneo.com/read/9782884717229/[0:300]" calcext:value-type="string">
            <text:p>https://reader.izneo.com/read/9782884717229/[0:300]</text:p>
          </table:table-cell>
        </table:table-row>
        <table:table-row table:style-name="ro1">
          <table:table-cell office:value-type="string" calcext:value-type="string">
            <text:p>9782884717236</text:p>
          </table:table-cell>
          <table:table-cell table:formula="of:=[.$B$1]&amp;[.A1011]&amp;&quot;/[0:300]&quot;" office:value-type="string" office:string-value="https://reader.izneo.com/read/9782884717236/[0:300]" calcext:value-type="string">
            <text:p>https://reader.izneo.com/read/9782884717236/[0:300]</text:p>
          </table:table-cell>
        </table:table-row>
        <table:table-row table:style-name="ro1">
          <table:table-cell office:value-type="string" calcext:value-type="string">
            <text:p>9782884717243</text:p>
          </table:table-cell>
          <table:table-cell table:formula="of:=[.$B$1]&amp;[.A1012]&amp;&quot;/[0:300]&quot;" office:value-type="string" office:string-value="https://reader.izneo.com/read/9782884717243/[0:300]" calcext:value-type="string">
            <text:p>https://reader.izneo.com/read/9782884717243/[0:300]</text:p>
          </table:table-cell>
        </table:table-row>
        <table:table-row table:style-name="ro1">
          <table:table-cell office:value-type="string" calcext:value-type="string">
            <text:p>9782884717250</text:p>
          </table:table-cell>
          <table:table-cell table:formula="of:=[.$B$1]&amp;[.A1013]&amp;&quot;/[0:300]&quot;" office:value-type="string" office:string-value="https://reader.izneo.com/read/9782884717250/[0:300]" calcext:value-type="string">
            <text:p>https://reader.izneo.com/read/9782884717250/[0:300]</text:p>
          </table:table-cell>
        </table:table-row>
        <table:table-row table:style-name="ro1">
          <table:table-cell office:value-type="string" calcext:value-type="string">
            <text:p>9782884717267</text:p>
          </table:table-cell>
          <table:table-cell table:formula="of:=[.$B$1]&amp;[.A1014]&amp;&quot;/[0:300]&quot;" office:value-type="string" office:string-value="https://reader.izneo.com/read/9782884717267/[0:300]" calcext:value-type="string">
            <text:p>https://reader.izneo.com/read/9782884717267/[0:300]</text:p>
          </table:table-cell>
        </table:table-row>
        <table:table-row table:style-name="ro1">
          <table:table-cell office:value-type="string" calcext:value-type="string">
            <text:p>9782884717274</text:p>
          </table:table-cell>
          <table:table-cell table:formula="of:=[.$B$1]&amp;[.A1015]&amp;&quot;/[0:300]&quot;" office:value-type="string" office:string-value="https://reader.izneo.com/read/9782884717274/[0:300]" calcext:value-type="string">
            <text:p>https://reader.izneo.com/read/9782884717274/[0:300]</text:p>
          </table:table-cell>
        </table:table-row>
        <table:table-row table:style-name="ro1">
          <table:table-cell office:value-type="string" calcext:value-type="string">
            <text:p>9782884717281</text:p>
          </table:table-cell>
          <table:table-cell table:formula="of:=[.$B$1]&amp;[.A1016]&amp;&quot;/[0:300]&quot;" office:value-type="string" office:string-value="https://reader.izneo.com/read/9782884717281/[0:300]" calcext:value-type="string">
            <text:p>https://reader.izneo.com/read/9782884717281/[0:300]</text:p>
          </table:table-cell>
        </table:table-row>
        <table:table-row table:style-name="ro1">
          <table:table-cell office:value-type="string" calcext:value-type="string">
            <text:p>9782884717298</text:p>
          </table:table-cell>
          <table:table-cell table:formula="of:=[.$B$1]&amp;[.A1017]&amp;&quot;/[0:300]&quot;" office:value-type="string" office:string-value="https://reader.izneo.com/read/9782884717298/[0:300]" calcext:value-type="string">
            <text:p>https://reader.izneo.com/read/9782884717298/[0:300]</text:p>
          </table:table-cell>
        </table:table-row>
        <table:table-row table:style-name="ro1">
          <table:table-cell office:value-type="string" calcext:value-type="string">
            <text:p>9782884717304</text:p>
          </table:table-cell>
          <table:table-cell table:formula="of:=[.$B$1]&amp;[.A1018]&amp;&quot;/[0:300]&quot;" office:value-type="string" office:string-value="https://reader.izneo.com/read/9782884717304/[0:300]" calcext:value-type="string">
            <text:p>https://reader.izneo.com/read/9782884717304/[0:300]</text:p>
          </table:table-cell>
        </table:table-row>
        <table:table-row table:style-name="ro1">
          <table:table-cell office:value-type="string" calcext:value-type="string">
            <text:p>9782884717311</text:p>
          </table:table-cell>
          <table:table-cell table:formula="of:=[.$B$1]&amp;[.A1019]&amp;&quot;/[0:300]&quot;" office:value-type="string" office:string-value="https://reader.izneo.com/read/9782884717311/[0:300]" calcext:value-type="string">
            <text:p>https://reader.izneo.com/read/9782884717311/[0:300]</text:p>
          </table:table-cell>
        </table:table-row>
        <table:table-row table:style-name="ro1">
          <table:table-cell office:value-type="string" calcext:value-type="string">
            <text:p>9782884717328</text:p>
          </table:table-cell>
          <table:table-cell table:formula="of:=[.$B$1]&amp;[.A1020]&amp;&quot;/[0:300]&quot;" office:value-type="string" office:string-value="https://reader.izneo.com/read/9782884717328/[0:300]" calcext:value-type="string">
            <text:p>https://reader.izneo.com/read/9782884717328/[0:300]</text:p>
          </table:table-cell>
        </table:table-row>
        <table:table-row table:style-name="ro1">
          <table:table-cell office:value-type="string" calcext:value-type="string">
            <text:p>9782884717335</text:p>
          </table:table-cell>
          <table:table-cell table:formula="of:=[.$B$1]&amp;[.A1021]&amp;&quot;/[0:300]&quot;" office:value-type="string" office:string-value="https://reader.izneo.com/read/9782884717335/[0:300]" calcext:value-type="string">
            <text:p>https://reader.izneo.com/read/9782884717335/[0:300]</text:p>
          </table:table-cell>
        </table:table-row>
        <table:table-row table:style-name="ro1">
          <table:table-cell office:value-type="string" calcext:value-type="string">
            <text:p>9782884717342</text:p>
          </table:table-cell>
          <table:table-cell table:formula="of:=[.$B$1]&amp;[.A1022]&amp;&quot;/[0:300]&quot;" office:value-type="string" office:string-value="https://reader.izneo.com/read/9782884717342/[0:300]" calcext:value-type="string">
            <text:p>https://reader.izneo.com/read/9782884717342/[0:300]</text:p>
          </table:table-cell>
        </table:table-row>
        <table:table-row table:style-name="ro1">
          <table:table-cell office:value-type="string" calcext:value-type="string">
            <text:p>9782884717359</text:p>
          </table:table-cell>
          <table:table-cell table:formula="of:=[.$B$1]&amp;[.A1023]&amp;&quot;/[0:300]&quot;" office:value-type="string" office:string-value="https://reader.izneo.com/read/9782884717359/[0:300]" calcext:value-type="string">
            <text:p>https://reader.izneo.com/read/9782884717359/[0:300]</text:p>
          </table:table-cell>
        </table:table-row>
        <table:table-row table:style-name="ro1">
          <table:table-cell office:value-type="string" calcext:value-type="string">
            <text:p>9782884717366</text:p>
          </table:table-cell>
          <table:table-cell table:formula="of:=[.$B$1]&amp;[.A1024]&amp;&quot;/[0:300]&quot;" office:value-type="string" office:string-value="https://reader.izneo.com/read/9782884717366/[0:300]" calcext:value-type="string">
            <text:p>https://reader.izneo.com/read/9782884717366/[0:300]</text:p>
          </table:table-cell>
        </table:table-row>
        <table:table-row table:style-name="ro1">
          <table:table-cell office:value-type="string" calcext:value-type="string">
            <text:p>9782884717373</text:p>
          </table:table-cell>
          <table:table-cell table:formula="of:=[.$B$1]&amp;[.A1025]&amp;&quot;/[0:300]&quot;" office:value-type="string" office:string-value="https://reader.izneo.com/read/9782884717373/[0:300]" calcext:value-type="string">
            <text:p>https://reader.izneo.com/read/9782884717373/[0:300]</text:p>
          </table:table-cell>
        </table:table-row>
        <table:table-row table:style-name="ro1">
          <table:table-cell office:value-type="string" calcext:value-type="string">
            <text:p>9782884717380</text:p>
          </table:table-cell>
          <table:table-cell table:formula="of:=[.$B$1]&amp;[.A1026]&amp;&quot;/[0:300]&quot;" office:value-type="string" office:string-value="https://reader.izneo.com/read/9782884717380/[0:300]" calcext:value-type="string">
            <text:p>https://reader.izneo.com/read/9782884717380/[0:300]</text:p>
          </table:table-cell>
        </table:table-row>
        <table:table-row table:style-name="ro1">
          <table:table-cell office:value-type="string" calcext:value-type="string">
            <text:p>9782884717397</text:p>
          </table:table-cell>
          <table:table-cell table:formula="of:=[.$B$1]&amp;[.A1027]&amp;&quot;/[0:300]&quot;" office:value-type="string" office:string-value="https://reader.izneo.com/read/9782884717397/[0:300]" calcext:value-type="string">
            <text:p>https://reader.izneo.com/read/9782884717397/[0:300]</text:p>
          </table:table-cell>
        </table:table-row>
        <table:table-row table:style-name="ro1">
          <table:table-cell office:value-type="string" calcext:value-type="string">
            <text:p>9782884717403</text:p>
          </table:table-cell>
          <table:table-cell table:formula="of:=[.$B$1]&amp;[.A1028]&amp;&quot;/[0:300]&quot;" office:value-type="string" office:string-value="https://reader.izneo.com/read/9782884717403/[0:300]" calcext:value-type="string">
            <text:p>https://reader.izneo.com/read/9782884717403/[0:300]</text:p>
          </table:table-cell>
        </table:table-row>
        <table:table-row table:style-name="ro1">
          <table:table-cell office:value-type="string" calcext:value-type="string">
            <text:p>9782884717410</text:p>
          </table:table-cell>
          <table:table-cell table:formula="of:=[.$B$1]&amp;[.A1029]&amp;&quot;/[0:300]&quot;" office:value-type="string" office:string-value="https://reader.izneo.com/read/9782884717410/[0:300]" calcext:value-type="string">
            <text:p>https://reader.izneo.com/read/9782884717410/[0:300]</text:p>
          </table:table-cell>
        </table:table-row>
        <table:table-row table:style-name="ro1">
          <table:table-cell office:value-type="string" calcext:value-type="string">
            <text:p>9782884717427</text:p>
          </table:table-cell>
          <table:table-cell table:formula="of:=[.$B$1]&amp;[.A1030]&amp;&quot;/[0:300]&quot;" office:value-type="string" office:string-value="https://reader.izneo.com/read/9782884717427/[0:300]" calcext:value-type="string">
            <text:p>https://reader.izneo.com/read/9782884717427/[0:300]</text:p>
          </table:table-cell>
        </table:table-row>
        <table:table-row table:style-name="ro1">
          <table:table-cell office:value-type="string" calcext:value-type="string">
            <text:p>9782884717434</text:p>
          </table:table-cell>
          <table:table-cell table:formula="of:=[.$B$1]&amp;[.A1031]&amp;&quot;/[0:300]&quot;" office:value-type="string" office:string-value="https://reader.izneo.com/read/9782884717434/[0:300]" calcext:value-type="string">
            <text:p>https://reader.izneo.com/read/9782884717434/[0:300]</text:p>
          </table:table-cell>
        </table:table-row>
        <table:table-row table:style-name="ro1">
          <table:table-cell office:value-type="string" calcext:value-type="string">
            <text:p>9782884717441</text:p>
          </table:table-cell>
          <table:table-cell table:formula="of:=[.$B$1]&amp;[.A1032]&amp;&quot;/[0:300]&quot;" office:value-type="string" office:string-value="https://reader.izneo.com/read/9782884717441/[0:300]" calcext:value-type="string">
            <text:p>https://reader.izneo.com/read/9782884717441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829084</text:p>
          </table:table-cell>
        </table:table-row>
        <table:table-row table:style-name="ro1">
          <table:table-cell office:value-type="string" calcext:value-type="string">
            <text:p>9782908462098</text:p>
          </table:table-cell>
          <table:table-cell table:formula="of:=[.$B$1]&amp;[.A1034]&amp;&quot;/[0:300]&quot;" office:value-type="string" office:string-value="https://reader.izneo.com/read/9782908462098/[0:300]" calcext:value-type="string">
            <text:p>https://reader.izneo.com/read/9782908462098/[0:300]</text:p>
          </table:table-cell>
        </table:table-row>
        <table:table-row table:style-name="ro1">
          <table:table-cell office:value-type="string" calcext:value-type="string">
            <text:p>9782908462104</text:p>
          </table:table-cell>
          <table:table-cell table:formula="of:=[.$B$1]&amp;[.A1035]&amp;&quot;/[0:300]&quot;" office:value-type="string" office:string-value="https://reader.izneo.com/read/9782908462104/[0:300]" calcext:value-type="string">
            <text:p>https://reader.izneo.com/read/9782908462104/[0:300]</text:p>
          </table:table-cell>
        </table:table-row>
        <table:table-row table:style-name="ro1">
          <table:table-cell office:value-type="string" calcext:value-type="string">
            <text:p>9782908462111</text:p>
          </table:table-cell>
          <table:table-cell table:formula="of:=[.$B$1]&amp;[.A1036]&amp;&quot;/[0:300]&quot;" office:value-type="string" office:string-value="https://reader.izneo.com/read/9782908462111/[0:300]" calcext:value-type="string">
            <text:p>https://reader.izneo.com/read/9782908462111/[0:300]</text:p>
          </table:table-cell>
        </table:table-row>
        <table:table-row table:style-name="ro1">
          <table:table-cell office:value-type="string" calcext:value-type="string">
            <text:p>9782908462128</text:p>
          </table:table-cell>
          <table:table-cell table:formula="of:=[.$B$1]&amp;[.A1037]&amp;&quot;/[0:300]&quot;" office:value-type="string" office:string-value="https://reader.izneo.com/read/9782908462128/[0:300]" calcext:value-type="string">
            <text:p>https://reader.izneo.com/read/9782908462128/[0:300]</text:p>
          </table:table-cell>
        </table:table-row>
        <table:table-row table:style-name="ro1">
          <table:table-cell office:value-type="string" calcext:value-type="string">
            <text:p>9782908462135</text:p>
          </table:table-cell>
          <table:table-cell table:formula="of:=[.$B$1]&amp;[.A1038]&amp;&quot;/[0:300]&quot;" office:value-type="string" office:string-value="https://reader.izneo.com/read/9782908462135/[0:300]" calcext:value-type="string">
            <text:p>https://reader.izneo.com/read/9782908462135/[0:300]</text:p>
          </table:table-cell>
        </table:table-row>
        <table:table-row table:style-name="ro1">
          <table:table-cell office:value-type="string" calcext:value-type="string">
            <text:p>9782908462258</text:p>
          </table:table-cell>
          <table:table-cell table:formula="of:=[.$B$1]&amp;[.A1039]&amp;&quot;/[0:300]&quot;" office:value-type="string" office:string-value="https://reader.izneo.com/read/9782908462258/[0:300]" calcext:value-type="string">
            <text:p>https://reader.izneo.com/read/9782908462258/[0:300]</text:p>
          </table:table-cell>
        </table:table-row>
        <table:table-row table:style-name="ro1">
          <table:table-cell office:value-type="string" calcext:value-type="string">
            <text:p>9782908462470</text:p>
          </table:table-cell>
          <table:table-cell table:formula="of:=[.$B$1]&amp;[.A1040]&amp;&quot;/[0:300]&quot;" office:value-type="string" office:string-value="https://reader.izneo.com/read/9782908462470/[0:300]" calcext:value-type="string">
            <text:p>https://reader.izneo.com/read/9782908462470/[0:300]</text:p>
          </table:table-cell>
        </table:table-row>
        <table:table-row table:style-name="ro1">
          <table:table-cell office:value-type="string" calcext:value-type="string">
            <text:p>9782908462555</text:p>
          </table:table-cell>
          <table:table-cell table:formula="of:=[.$B$1]&amp;[.A1041]&amp;&quot;/[0:300]&quot;" office:value-type="string" office:string-value="https://reader.izneo.com/read/9782908462555/[0:300]" calcext:value-type="string">
            <text:p>https://reader.izneo.com/read/9782908462555/[0:300]</text:p>
          </table:table-cell>
        </table:table-row>
        <table:table-row table:style-name="ro1">
          <table:table-cell office:value-type="string" calcext:value-type="string">
            <text:p>9782908462654</text:p>
          </table:table-cell>
          <table:table-cell table:formula="of:=[.$B$1]&amp;[.A1042]&amp;&quot;/[0:300]&quot;" office:value-type="string" office:string-value="https://reader.izneo.com/read/9782908462654/[0:300]" calcext:value-type="string">
            <text:p>https://reader.izneo.com/read/9782908462654/[0:300]</text:p>
          </table:table-cell>
        </table:table-row>
        <table:table-row table:style-name="ro1">
          <table:table-cell office:value-type="string" calcext:value-type="string">
            <text:p>9782908462715</text:p>
          </table:table-cell>
          <table:table-cell table:formula="of:=[.$B$1]&amp;[.A1043]&amp;&quot;/[0:300]&quot;" office:value-type="string" office:string-value="https://reader.izneo.com/read/9782908462715/[0:300]" calcext:value-type="string">
            <text:p>https://reader.izneo.com/read/9782908462715/[0:300]</text:p>
          </table:table-cell>
        </table:table-row>
        <table:table-row table:style-name="ro1">
          <table:table-cell office:value-type="string" calcext:value-type="string">
            <text:p>9782908462814</text:p>
          </table:table-cell>
          <table:table-cell table:formula="of:=[.$B$1]&amp;[.A1044]&amp;&quot;/[0:300]&quot;" office:value-type="string" office:string-value="https://reader.izneo.com/read/9782908462814/[0:300]" calcext:value-type="string">
            <text:p>https://reader.izneo.com/read/9782908462814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829127</text:p>
          </table:table-cell>
        </table:table-row>
        <table:table-row table:style-name="ro1">
          <table:table-cell office:value-type="string" calcext:value-type="string">
            <text:p>9782912715012</text:p>
          </table:table-cell>
          <table:table-cell table:formula="of:=[.$B$1]&amp;[.A1046]&amp;&quot;/[0:300]&quot;" office:value-type="string" office:string-value="https://reader.izneo.com/read/9782912715012/[0:300]" calcext:value-type="string">
            <text:p>https://reader.izneo.com/read/9782912715012/[0:300]</text:p>
          </table:table-cell>
        </table:table-row>
        <table:table-row table:style-name="ro1">
          <table:table-cell office:value-type="string" calcext:value-type="string">
            <text:p>9782912715029</text:p>
          </table:table-cell>
          <table:table-cell table:formula="of:=[.$B$1]&amp;[.A1047]&amp;&quot;/[0:300]&quot;" office:value-type="string" office:string-value="https://reader.izneo.com/read/9782912715029/[0:300]" calcext:value-type="string">
            <text:p>https://reader.izneo.com/read/9782912715029/[0:300]</text:p>
          </table:table-cell>
        </table:table-row>
        <table:table-row table:style-name="ro1">
          <table:table-cell office:value-type="string" calcext:value-type="string">
            <text:p>9782912715128</text:p>
          </table:table-cell>
          <table:table-cell table:formula="of:=[.$B$1]&amp;[.A1048]&amp;&quot;/[0:300]&quot;" office:value-type="string" office:string-value="https://reader.izneo.com/read/9782912715128/[0:300]" calcext:value-type="string">
            <text:p>https://reader.izneo.com/read/9782912715128/[0:300]</text:p>
          </table:table-cell>
        </table:table-row>
        <table:table-row table:style-name="ro1">
          <table:table-cell office:value-type="string" calcext:value-type="string">
            <text:p>9782912715180</text:p>
          </table:table-cell>
          <table:table-cell table:formula="of:=[.$B$1]&amp;[.A1049]&amp;&quot;/[0:300]&quot;" office:value-type="string" office:string-value="https://reader.izneo.com/read/9782912715180/[0:300]" calcext:value-type="string">
            <text:p>https://reader.izneo.com/read/9782912715180/[0:300]</text:p>
          </table:table-cell>
        </table:table-row>
        <table:table-row table:style-name="ro1">
          <table:table-cell office:value-type="string" calcext:value-type="string">
            <text:p>9782912715227</text:p>
          </table:table-cell>
          <table:table-cell table:formula="of:=[.$B$1]&amp;[.A1050]&amp;&quot;/[0:300]&quot;" office:value-type="string" office:string-value="https://reader.izneo.com/read/9782912715227/[0:300]" calcext:value-type="string">
            <text:p>https://reader.izneo.com/read/9782912715227/[0:300]</text:p>
          </table:table-cell>
        </table:table-row>
        <table:table-row table:style-name="ro1">
          <table:table-cell office:value-type="string" calcext:value-type="string">
            <text:p>9782912715234</text:p>
          </table:table-cell>
          <table:table-cell table:formula="of:=[.$B$1]&amp;[.A1051]&amp;&quot;/[0:300]&quot;" office:value-type="string" office:string-value="https://reader.izneo.com/read/9782912715234/[0:300]" calcext:value-type="string">
            <text:p>https://reader.izneo.com/read/9782912715234/[0:300]</text:p>
          </table:table-cell>
        </table:table-row>
        <table:table-row table:style-name="ro1">
          <table:table-cell office:value-type="string" calcext:value-type="string">
            <text:p>9782912715241</text:p>
          </table:table-cell>
          <table:table-cell table:formula="of:=[.$B$1]&amp;[.A1052]&amp;&quot;/[0:300]&quot;" office:value-type="string" office:string-value="https://reader.izneo.com/read/9782912715241/[0:300]" calcext:value-type="string">
            <text:p>https://reader.izneo.com/read/9782912715241/[0:300]</text:p>
          </table:table-cell>
        </table:table-row>
        <table:table-row table:style-name="ro1">
          <table:table-cell office:value-type="string" calcext:value-type="string">
            <text:p>9782912715302</text:p>
          </table:table-cell>
          <table:table-cell table:formula="of:=[.$B$1]&amp;[.A1053]&amp;&quot;/[0:300]&quot;" office:value-type="string" office:string-value="https://reader.izneo.com/read/9782912715302/[0:300]" calcext:value-type="string">
            <text:p>https://reader.izneo.com/read/9782912715302/[0:300]</text:p>
          </table:table-cell>
        </table:table-row>
        <table:table-row table:style-name="ro1">
          <table:table-cell office:value-type="string" calcext:value-type="string">
            <text:p>9782912715319</text:p>
          </table:table-cell>
          <table:table-cell table:formula="of:=[.$B$1]&amp;[.A1054]&amp;&quot;/[0:300]&quot;" office:value-type="string" office:string-value="https://reader.izneo.com/read/9782912715319/[0:300]" calcext:value-type="string">
            <text:p>https://reader.izneo.com/read/9782912715319/[0:300]</text:p>
          </table:table-cell>
        </table:table-row>
        <table:table-row table:style-name="ro1">
          <table:table-cell office:value-type="string" calcext:value-type="string">
            <text:p>9782912715326</text:p>
          </table:table-cell>
          <table:table-cell table:formula="of:=[.$B$1]&amp;[.A1055]&amp;&quot;/[0:300]&quot;" office:value-type="string" office:string-value="https://reader.izneo.com/read/9782912715326/[0:300]" calcext:value-type="string">
            <text:p>https://reader.izneo.com/read/9782912715326/[0:300]</text:p>
          </table:table-cell>
        </table:table-row>
        <table:table-row table:style-name="ro1">
          <table:table-cell office:value-type="string" calcext:value-type="string">
            <text:p>9782912715470</text:p>
          </table:table-cell>
          <table:table-cell table:formula="of:=[.$B$1]&amp;[.A1056]&amp;&quot;/[0:300]&quot;" office:value-type="string" office:string-value="https://reader.izneo.com/read/9782912715470/[0:300]" calcext:value-type="string">
            <text:p>https://reader.izneo.com/read/9782912715470/[0:300]</text:p>
          </table:table-cell>
        </table:table-row>
        <table:table-row table:style-name="ro1">
          <table:table-cell office:value-type="string" calcext:value-type="string">
            <text:p>9782912715517</text:p>
          </table:table-cell>
          <table:table-cell table:formula="of:=[.$B$1]&amp;[.A1057]&amp;&quot;/[0:300]&quot;" office:value-type="string" office:string-value="https://reader.izneo.com/read/9782912715517/[0:300]" calcext:value-type="string">
            <text:p>https://reader.izneo.com/read/9782912715517/[0:300]</text:p>
          </table:table-cell>
        </table:table-row>
        <table:table-row table:style-name="ro1">
          <table:table-cell office:value-type="string" calcext:value-type="string">
            <text:p>9782912715524</text:p>
          </table:table-cell>
          <table:table-cell table:formula="of:=[.$B$1]&amp;[.A1058]&amp;&quot;/[0:300]&quot;" office:value-type="string" office:string-value="https://reader.izneo.com/read/9782912715524/[0:300]" calcext:value-type="string">
            <text:p>https://reader.izneo.com/read/9782912715524/[0:300]</text:p>
          </table:table-cell>
        </table:table-row>
        <table:table-row table:style-name="ro1">
          <table:table-cell office:value-type="string" calcext:value-type="string">
            <text:p>9782912715548</text:p>
          </table:table-cell>
          <table:table-cell table:formula="of:=[.$B$1]&amp;[.A1059]&amp;&quot;/[0:300]&quot;" office:value-type="string" office:string-value="https://reader.izneo.com/read/9782912715548/[0:300]" calcext:value-type="string">
            <text:p>https://reader.izneo.com/read/9782912715548/[0:300]</text:p>
          </table:table-cell>
        </table:table-row>
        <table:table-row table:style-name="ro1">
          <table:table-cell office:value-type="string" calcext:value-type="string">
            <text:p>9782912715555</text:p>
          </table:table-cell>
          <table:table-cell table:formula="of:=[.$B$1]&amp;[.A1060]&amp;&quot;/[0:300]&quot;" office:value-type="string" office:string-value="https://reader.izneo.com/read/9782912715555/[0:300]" calcext:value-type="string">
            <text:p>https://reader.izneo.com/read/9782912715555/[0:300]</text:p>
          </table:table-cell>
        </table:table-row>
        <table:table-row table:style-name="ro1">
          <table:table-cell office:value-type="string" calcext:value-type="string">
            <text:p>9782912715562</text:p>
          </table:table-cell>
          <table:table-cell table:formula="of:=[.$B$1]&amp;[.A1061]&amp;&quot;/[0:300]&quot;" office:value-type="string" office:string-value="https://reader.izneo.com/read/9782912715562/[0:300]" calcext:value-type="string">
            <text:p>https://reader.izneo.com/read/9782912715562/[0:300]</text:p>
          </table:table-cell>
        </table:table-row>
        <table:table-row table:style-name="ro1">
          <table:table-cell office:value-type="string" calcext:value-type="string">
            <text:p>9782912715876</text:p>
          </table:table-cell>
          <table:table-cell table:formula="of:=[.$B$1]&amp;[.A1062]&amp;&quot;/[0:300]&quot;" office:value-type="string" office:string-value="https://reader.izneo.com/read/9782912715876/[0:300]" calcext:value-type="string">
            <text:p>https://reader.izneo.com/read/9782912715876/[0:300]</text:p>
          </table:table-cell>
        </table:table-row>
        <table:table-row table:style-name="ro1">
          <table:table-cell office:value-type="string" calcext:value-type="string">
            <text:p>9782912715920</text:p>
          </table:table-cell>
          <table:table-cell table:formula="of:=[.$B$1]&amp;[.A1063]&amp;&quot;/[0:300]&quot;" office:value-type="string" office:string-value="https://reader.izneo.com/read/9782912715920/[0:300]" calcext:value-type="string">
            <text:p>https://reader.izneo.com/read/9782912715920/[0:300]</text:p>
          </table:table-cell>
        </table:table-row>
        <table:table-row table:style-name="ro1">
          <table:table-cell office:value-type="string" calcext:value-type="string">
            <text:p>9782912715975</text:p>
          </table:table-cell>
          <table:table-cell table:formula="of:=[.$B$1]&amp;[.A1064]&amp;&quot;/[0:300]&quot;" office:value-type="string" office:string-value="https://reader.izneo.com/read/9782912715975/[0:300]" calcext:value-type="string">
            <text:p>https://reader.izneo.com/read/9782912715975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910268</text:p>
          </table:table-cell>
        </table:table-row>
        <table:table-row table:style-name="ro1">
          <table:table-cell office:value-type="string" calcext:value-type="string">
            <text:p>9791026800156</text:p>
          </table:table-cell>
          <table:table-cell table:formula="of:=[.$B$1]&amp;[.A1066]&amp;&quot;/[0:300]&quot;" office:value-type="string" office:string-value="https://reader.izneo.com/read/9791026800156/[0:300]" calcext:value-type="string">
            <text:p>https://reader.izneo.com/read/9791026800156/[0:300]</text:p>
          </table:table-cell>
        </table:table-row>
        <table:table-row table:style-name="ro1">
          <table:table-cell office:value-type="string" calcext:value-type="string">
            <text:p>9791026800187</text:p>
          </table:table-cell>
          <table:table-cell table:formula="of:=[.$B$1]&amp;[.A1067]&amp;&quot;/[0:300]&quot;" office:value-type="string" office:string-value="https://reader.izneo.com/read/9791026800187/[0:300]" calcext:value-type="string">
            <text:p>https://reader.izneo.com/read/9791026800187/[0:300]</text:p>
          </table:table-cell>
        </table:table-row>
        <table:table-row table:style-name="ro1">
          <table:table-cell office:value-type="string" calcext:value-type="string">
            <text:p>9791026800217</text:p>
          </table:table-cell>
          <table:table-cell table:formula="of:=[.$B$1]&amp;[.A1068]&amp;&quot;/[0:300]&quot;" office:value-type="string" office:string-value="https://reader.izneo.com/read/9791026800217/[0:300]" calcext:value-type="string">
            <text:p>https://reader.izneo.com/read/9791026800217/[0:300]</text:p>
          </table:table-cell>
        </table:table-row>
        <table:table-row table:style-name="ro1">
          <table:table-cell office:value-type="string" calcext:value-type="string">
            <text:p>9791026800248</text:p>
          </table:table-cell>
          <table:table-cell table:formula="of:=[.$B$1]&amp;[.A1069]&amp;&quot;/[0:300]&quot;" office:value-type="string" office:string-value="https://reader.izneo.com/read/9791026800248/[0:300]" calcext:value-type="string">
            <text:p>https://reader.izneo.com/read/9791026800248/[0:300]</text:p>
          </table:table-cell>
        </table:table-row>
        <table:table-row table:style-name="ro1">
          <table:table-cell office:value-type="string" calcext:value-type="string">
            <text:p>9791026800484</text:p>
          </table:table-cell>
          <table:table-cell table:formula="of:=[.$B$1]&amp;[.A1070]&amp;&quot;/[0:300]&quot;" office:value-type="string" office:string-value="https://reader.izneo.com/read/9791026800484/[0:300]" calcext:value-type="string">
            <text:p>https://reader.izneo.com/read/9791026800484/[0:300]</text:p>
          </table:table-cell>
        </table:table-row>
        <table:table-row table:style-name="ro1">
          <table:table-cell office:value-type="string" calcext:value-type="string">
            <text:p>9791026800545</text:p>
          </table:table-cell>
          <table:table-cell table:formula="of:=[.$B$1]&amp;[.A1071]&amp;&quot;/[0:300]&quot;" office:value-type="string" office:string-value="https://reader.izneo.com/read/9791026800545/[0:300]" calcext:value-type="string">
            <text:p>https://reader.izneo.com/read/9791026800545/[0:300]</text:p>
          </table:table-cell>
        </table:table-row>
        <table:table-row table:style-name="ro1">
          <table:table-cell office:value-type="string" calcext:value-type="string">
            <text:p>9791026800552</text:p>
          </table:table-cell>
          <table:table-cell table:formula="of:=[.$B$1]&amp;[.A1072]&amp;&quot;/[0:300]&quot;" office:value-type="string" office:string-value="https://reader.izneo.com/read/9791026800552/[0:300]" calcext:value-type="string">
            <text:p>https://reader.izneo.com/read/9791026800552/[0:300]</text:p>
          </table:table-cell>
        </table:table-row>
        <table:table-row table:style-name="ro1">
          <table:table-cell office:value-type="string" calcext:value-type="string">
            <text:p>9791026800569</text:p>
          </table:table-cell>
          <table:table-cell table:formula="of:=[.$B$1]&amp;[.A1073]&amp;&quot;/[0:300]&quot;" office:value-type="string" office:string-value="https://reader.izneo.com/read/9791026800569/[0:300]" calcext:value-type="string">
            <text:p>https://reader.izneo.com/read/9791026800569/[0:300]</text:p>
          </table:table-cell>
        </table:table-row>
        <table:table-row table:style-name="ro1">
          <table:table-cell office:value-type="string" calcext:value-type="string">
            <text:p>9791026800576</text:p>
          </table:table-cell>
          <table:table-cell table:formula="of:=[.$B$1]&amp;[.A1074]&amp;&quot;/[0:300]&quot;" office:value-type="string" office:string-value="https://reader.izneo.com/read/9791026800576/[0:300]" calcext:value-type="string">
            <text:p>https://reader.izneo.com/read/9791026800576/[0:300]</text:p>
          </table:table-cell>
        </table:table-row>
        <table:table-row table:style-name="ro1">
          <table:table-cell office:value-type="string" calcext:value-type="string">
            <text:p>9791026800583</text:p>
          </table:table-cell>
          <table:table-cell table:formula="of:=[.$B$1]&amp;[.A1075]&amp;&quot;/[0:300]&quot;" office:value-type="string" office:string-value="https://reader.izneo.com/read/9791026800583/[0:300]" calcext:value-type="string">
            <text:p>https://reader.izneo.com/read/9791026800583/[0:300]</text:p>
          </table:table-cell>
        </table:table-row>
        <table:table-row table:style-name="ro1">
          <table:table-cell office:value-type="string" calcext:value-type="string">
            <text:p>9791026800590</text:p>
          </table:table-cell>
          <table:table-cell table:formula="of:=[.$B$1]&amp;[.A1076]&amp;&quot;/[0:300]&quot;" office:value-type="string" office:string-value="https://reader.izneo.com/read/9791026800590/[0:300]" calcext:value-type="string">
            <text:p>https://reader.izneo.com/read/9791026800590/[0:300]</text:p>
          </table:table-cell>
        </table:table-row>
        <table:table-row table:style-name="ro1">
          <table:table-cell office:value-type="string" calcext:value-type="string">
            <text:p>9791026800606</text:p>
          </table:table-cell>
          <table:table-cell table:formula="of:=[.$B$1]&amp;[.A1077]&amp;&quot;/[0:300]&quot;" office:value-type="string" office:string-value="https://reader.izneo.com/read/9791026800606/[0:300]" calcext:value-type="string">
            <text:p>https://reader.izneo.com/read/9791026800606/[0:300]</text:p>
          </table:table-cell>
        </table:table-row>
        <table:table-row table:style-name="ro1">
          <table:table-cell office:value-type="string" calcext:value-type="string">
            <text:p>9791026800613</text:p>
          </table:table-cell>
          <table:table-cell table:formula="of:=[.$B$1]&amp;[.A1078]&amp;&quot;/[0:300]&quot;" office:value-type="string" office:string-value="https://reader.izneo.com/read/9791026800613/[0:300]" calcext:value-type="string">
            <text:p>https://reader.izneo.com/read/9791026800613/[0:300]</text:p>
          </table:table-cell>
        </table:table-row>
        <table:table-row table:style-name="ro1">
          <table:table-cell office:value-type="string" calcext:value-type="string">
            <text:p>9791026800620</text:p>
          </table:table-cell>
          <table:table-cell table:formula="of:=[.$B$1]&amp;[.A1079]&amp;&quot;/[0:300]&quot;" office:value-type="string" office:string-value="https://reader.izneo.com/read/9791026800620/[0:300]" calcext:value-type="string">
            <text:p>https://reader.izneo.com/read/9791026800620/[0:300]</text:p>
          </table:table-cell>
        </table:table-row>
        <table:table-row table:style-name="ro1">
          <table:table-cell office:value-type="string" calcext:value-type="string">
            <text:p>9791026800750</text:p>
          </table:table-cell>
          <table:table-cell table:formula="of:=[.$B$1]&amp;[.A1080]&amp;&quot;/[0:300]&quot;" office:value-type="string" office:string-value="https://reader.izneo.com/read/9791026800750/[0:300]" calcext:value-type="string">
            <text:p>https://reader.izneo.com/read/9791026800750/[0:300]</text:p>
          </table:table-cell>
        </table:table-row>
        <table:table-row table:style-name="ro1">
          <table:table-cell office:value-type="string" calcext:value-type="string">
            <text:p>9791026800828</text:p>
          </table:table-cell>
          <table:table-cell table:formula="of:=[.$B$1]&amp;[.A1081]&amp;&quot;/[0:300]&quot;" office:value-type="string" office:string-value="https://reader.izneo.com/read/9791026800828/[0:300]" calcext:value-type="string">
            <text:p>https://reader.izneo.com/read/9791026800828/[0:300]</text:p>
          </table:table-cell>
        </table:table-row>
        <table:table-row table:style-name="ro1">
          <table:table-cell office:value-type="string" calcext:value-type="string">
            <text:p>9791026800880</text:p>
          </table:table-cell>
          <table:table-cell table:formula="of:=[.$B$1]&amp;[.A1082]&amp;&quot;/[0:300]&quot;" office:value-type="string" office:string-value="https://reader.izneo.com/read/9791026800880/[0:300]" calcext:value-type="string">
            <text:p>https://reader.izneo.com/read/9791026800880/[0:300]</text:p>
          </table:table-cell>
        </table:table-row>
        <table:table-row table:style-name="ro1">
          <table:table-cell office:value-type="string" calcext:value-type="string">
            <text:p>9791026800941</text:p>
          </table:table-cell>
          <table:table-cell table:formula="of:=[.$B$1]&amp;[.A1083]&amp;&quot;/[0:300]&quot;" office:value-type="string" office:string-value="https://reader.izneo.com/read/9791026800941/[0:300]" calcext:value-type="string">
            <text:p>https://reader.izneo.com/read/9791026800941/[0:300]</text:p>
          </table:table-cell>
        </table:table-row>
        <table:table-row table:style-name="ro1">
          <table:table-cell office:value-type="string" calcext:value-type="string">
            <text:p>9791026800958</text:p>
          </table:table-cell>
          <table:table-cell table:formula="of:=[.$B$1]&amp;[.A1084]&amp;&quot;/[0:300]&quot;" office:value-type="string" office:string-value="https://reader.izneo.com/read/9791026800958/[0:300]" calcext:value-type="string">
            <text:p>https://reader.izneo.com/read/9791026800958/[0:300]</text:p>
          </table:table-cell>
        </table:table-row>
        <table:table-row table:style-name="ro1">
          <table:table-cell office:value-type="string" calcext:value-type="string">
            <text:p>9791026800965</text:p>
          </table:table-cell>
          <table:table-cell table:formula="of:=[.$B$1]&amp;[.A1085]&amp;&quot;/[0:300]&quot;" office:value-type="string" office:string-value="https://reader.izneo.com/read/9791026800965/[0:300]" calcext:value-type="string">
            <text:p>https://reader.izneo.com/read/9791026800965/[0:300]</text:p>
          </table:table-cell>
        </table:table-row>
        <table:table-row table:style-name="ro1">
          <table:table-cell office:value-type="string" calcext:value-type="string">
            <text:p>9791026800972</text:p>
          </table:table-cell>
          <table:table-cell table:formula="of:=[.$B$1]&amp;[.A1086]&amp;&quot;/[0:300]&quot;" office:value-type="string" office:string-value="https://reader.izneo.com/read/9791026800972/[0:300]" calcext:value-type="string">
            <text:p>https://reader.izneo.com/read/9791026800972/[0:300]</text:p>
          </table:table-cell>
        </table:table-row>
        <table:table-row table:style-name="ro1">
          <table:table-cell office:value-type="string" calcext:value-type="string">
            <text:p>9791026801047</text:p>
          </table:table-cell>
          <table:table-cell table:formula="of:=[.$B$1]&amp;[.A1087]&amp;&quot;/[0:300]&quot;" office:value-type="string" office:string-value="https://reader.izneo.com/read/9791026801047/[0:300]" calcext:value-type="string">
            <text:p>https://reader.izneo.com/read/9791026801047/[0:300]</text:p>
          </table:table-cell>
        </table:table-row>
        <table:table-row table:style-name="ro1">
          <table:table-cell office:value-type="string" calcext:value-type="string">
            <text:p>9791026801054</text:p>
          </table:table-cell>
          <table:table-cell table:formula="of:=[.$B$1]&amp;[.A1088]&amp;&quot;/[0:300]&quot;" office:value-type="string" office:string-value="https://reader.izneo.com/read/9791026801054/[0:300]" calcext:value-type="string">
            <text:p>https://reader.izneo.com/read/9791026801054/[0:300]</text:p>
          </table:table-cell>
        </table:table-row>
        <table:table-row table:style-name="ro1">
          <table:table-cell office:value-type="string" calcext:value-type="string">
            <text:p>9791026801061</text:p>
          </table:table-cell>
          <table:table-cell table:formula="of:=[.$B$1]&amp;[.A1089]&amp;&quot;/[0:300]&quot;" office:value-type="string" office:string-value="https://reader.izneo.com/read/9791026801061/[0:300]" calcext:value-type="string">
            <text:p>https://reader.izneo.com/read/9791026801061/[0:300]</text:p>
          </table:table-cell>
        </table:table-row>
        <table:table-row table:style-name="ro1">
          <table:table-cell office:value-type="string" calcext:value-type="string">
            <text:p>9791026801078</text:p>
          </table:table-cell>
          <table:table-cell table:formula="of:=[.$B$1]&amp;[.A1090]&amp;&quot;/[0:300]&quot;" office:value-type="string" office:string-value="https://reader.izneo.com/read/9791026801078/[0:300]" calcext:value-type="string">
            <text:p>https://reader.izneo.com/read/9791026801078/[0:300]</text:p>
          </table:table-cell>
        </table:table-row>
        <table:table-row table:style-name="ro1">
          <table:table-cell office:value-type="string" calcext:value-type="string">
            <text:p>9791026801146</text:p>
          </table:table-cell>
          <table:table-cell table:formula="of:=[.$B$1]&amp;[.A1091]&amp;&quot;/[0:300]&quot;" office:value-type="string" office:string-value="https://reader.izneo.com/read/9791026801146/[0:300]" calcext:value-type="string">
            <text:p>https://reader.izneo.com/read/9791026801146/[0:300]</text:p>
          </table:table-cell>
        </table:table-row>
        <table:table-row table:style-name="ro1">
          <table:table-cell office:value-type="string" calcext:value-type="string">
            <text:p>9791026801153</text:p>
          </table:table-cell>
          <table:table-cell table:formula="of:=[.$B$1]&amp;[.A1092]&amp;&quot;/[0:300]&quot;" office:value-type="string" office:string-value="https://reader.izneo.com/read/9791026801153/[0:300]" calcext:value-type="string">
            <text:p>https://reader.izneo.com/read/9791026801153/[0:300]</text:p>
          </table:table-cell>
        </table:table-row>
        <table:table-row table:style-name="ro1">
          <table:table-cell office:value-type="string" calcext:value-type="string">
            <text:p>9791026801177</text:p>
          </table:table-cell>
          <table:table-cell table:formula="of:=[.$B$1]&amp;[.A1093]&amp;&quot;/[0:300]&quot;" office:value-type="string" office:string-value="https://reader.izneo.com/read/9791026801177/[0:300]" calcext:value-type="string">
            <text:p>https://reader.izneo.com/read/9791026801177/[0:300]</text:p>
          </table:table-cell>
        </table:table-row>
        <table:table-row table:style-name="ro1">
          <table:table-cell office:value-type="string" calcext:value-type="string">
            <text:p>9791026801184</text:p>
          </table:table-cell>
          <table:table-cell table:formula="of:=[.$B$1]&amp;[.A1094]&amp;&quot;/[0:300]&quot;" office:value-type="string" office:string-value="https://reader.izneo.com/read/9791026801184/[0:300]" calcext:value-type="string">
            <text:p>https://reader.izneo.com/read/9791026801184/[0:300]</text:p>
          </table:table-cell>
        </table:table-row>
        <table:table-row table:style-name="ro1">
          <table:table-cell office:value-type="string" calcext:value-type="string">
            <text:p>9791026801191</text:p>
          </table:table-cell>
          <table:table-cell table:formula="of:=[.$B$1]&amp;[.A1095]&amp;&quot;/[0:300]&quot;" office:value-type="string" office:string-value="https://reader.izneo.com/read/9791026801191/[0:300]" calcext:value-type="string">
            <text:p>https://reader.izneo.com/read/9791026801191/[0:300]</text:p>
          </table:table-cell>
        </table:table-row>
        <table:table-row table:style-name="ro1">
          <table:table-cell office:value-type="string" calcext:value-type="string">
            <text:p>9791026801207</text:p>
          </table:table-cell>
          <table:table-cell table:formula="of:=[.$B$1]&amp;[.A1096]&amp;&quot;/[0:300]&quot;" office:value-type="string" office:string-value="https://reader.izneo.com/read/9791026801207/[0:300]" calcext:value-type="string">
            <text:p>https://reader.izneo.com/read/9791026801207/[0:300]</text:p>
          </table:table-cell>
        </table:table-row>
        <table:table-row table:style-name="ro1">
          <table:table-cell office:value-type="string" calcext:value-type="string">
            <text:p>9791026801214</text:p>
          </table:table-cell>
          <table:table-cell table:formula="of:=[.$B$1]&amp;[.A1097]&amp;&quot;/[0:300]&quot;" office:value-type="string" office:string-value="https://reader.izneo.com/read/9791026801214/[0:300]" calcext:value-type="string">
            <text:p>https://reader.izneo.com/read/9791026801214/[0:300]</text:p>
          </table:table-cell>
        </table:table-row>
        <table:table-row table:style-name="ro1">
          <table:table-cell office:value-type="string" calcext:value-type="string">
            <text:p>9791026801221</text:p>
          </table:table-cell>
          <table:table-cell table:formula="of:=[.$B$1]&amp;[.A1098]&amp;&quot;/[0:300]&quot;" office:value-type="string" office:string-value="https://reader.izneo.com/read/9791026801221/[0:300]" calcext:value-type="string">
            <text:p>https://reader.izneo.com/read/9791026801221/[0:300]</text:p>
          </table:table-cell>
        </table:table-row>
        <table:table-row table:style-name="ro1">
          <table:table-cell office:value-type="string" calcext:value-type="string">
            <text:p>9791026801351</text:p>
          </table:table-cell>
          <table:table-cell table:formula="of:=[.$B$1]&amp;[.A1099]&amp;&quot;/[0:300]&quot;" office:value-type="string" office:string-value="https://reader.izneo.com/read/9791026801351/[0:300]" calcext:value-type="string">
            <text:p>https://reader.izneo.com/read/9791026801351/[0:300]</text:p>
          </table:table-cell>
        </table:table-row>
        <table:table-row table:style-name="ro1">
          <table:table-cell office:value-type="string" calcext:value-type="string">
            <text:p>9791026801368</text:p>
          </table:table-cell>
          <table:table-cell table:formula="of:=[.$B$1]&amp;[.A1100]&amp;&quot;/[0:300]&quot;" office:value-type="string" office:string-value="https://reader.izneo.com/read/9791026801368/[0:300]" calcext:value-type="string">
            <text:p>https://reader.izneo.com/read/9791026801368/[0:300]</text:p>
          </table:table-cell>
        </table:table-row>
        <table:table-row table:style-name="ro1">
          <table:table-cell office:value-type="string" calcext:value-type="string">
            <text:p>9791026801375</text:p>
          </table:table-cell>
          <table:table-cell table:formula="of:=[.$B$1]&amp;[.A1101]&amp;&quot;/[0:300]&quot;" office:value-type="string" office:string-value="https://reader.izneo.com/read/9791026801375/[0:300]" calcext:value-type="string">
            <text:p>https://reader.izneo.com/read/9791026801375/[0:300]</text:p>
          </table:table-cell>
        </table:table-row>
        <table:table-row table:style-name="ro1">
          <table:table-cell office:value-type="string" calcext:value-type="string">
            <text:p>9791026801382</text:p>
          </table:table-cell>
          <table:table-cell table:formula="of:=[.$B$1]&amp;[.A1102]&amp;&quot;/[0:300]&quot;" office:value-type="string" office:string-value="https://reader.izneo.com/read/9791026801382/[0:300]" calcext:value-type="string">
            <text:p>https://reader.izneo.com/read/9791026801382/[0:300]</text:p>
          </table:table-cell>
        </table:table-row>
        <table:table-row table:style-name="ro1">
          <table:table-cell office:value-type="string" calcext:value-type="string">
            <text:p>9791026801399</text:p>
          </table:table-cell>
          <table:table-cell table:formula="of:=[.$B$1]&amp;[.A1103]&amp;&quot;/[0:300]&quot;" office:value-type="string" office:string-value="https://reader.izneo.com/read/9791026801399/[0:300]" calcext:value-type="string">
            <text:p>https://reader.izneo.com/read/9791026801399/[0:300]</text:p>
          </table:table-cell>
        </table:table-row>
        <table:table-row table:style-name="ro1">
          <table:table-cell office:value-type="string" calcext:value-type="string">
            <text:p>9791026801467</text:p>
          </table:table-cell>
          <table:table-cell table:formula="of:=[.$B$1]&amp;[.A1104]&amp;&quot;/[0:300]&quot;" office:value-type="string" office:string-value="https://reader.izneo.com/read/9791026801467/[0:300]" calcext:value-type="string">
            <text:p>https://reader.izneo.com/read/9791026801467/[0:300]</text:p>
          </table:table-cell>
        </table:table-row>
        <table:table-row table:style-name="ro1">
          <table:table-cell office:value-type="string" calcext:value-type="string">
            <text:p>9791026801474</text:p>
          </table:table-cell>
          <table:table-cell table:formula="of:=[.$B$1]&amp;[.A1105]&amp;&quot;/[0:300]&quot;" office:value-type="string" office:string-value="https://reader.izneo.com/read/9791026801474/[0:300]" calcext:value-type="string">
            <text:p>https://reader.izneo.com/read/9791026801474/[0:300]</text:p>
          </table:table-cell>
        </table:table-row>
        <table:table-row table:style-name="ro1">
          <table:table-cell office:value-type="string" calcext:value-type="string">
            <text:p>9791026801481</text:p>
          </table:table-cell>
          <table:table-cell table:formula="of:=[.$B$1]&amp;[.A1106]&amp;&quot;/[0:300]&quot;" office:value-type="string" office:string-value="https://reader.izneo.com/read/9791026801481/[0:300]" calcext:value-type="string">
            <text:p>https://reader.izneo.com/read/9791026801481/[0:300]</text:p>
          </table:table-cell>
        </table:table-row>
        <table:table-row table:style-name="ro1">
          <table:table-cell office:value-type="string" calcext:value-type="string">
            <text:p>9791026801498</text:p>
          </table:table-cell>
          <table:table-cell table:formula="of:=[.$B$1]&amp;[.A1107]&amp;&quot;/[0:300]&quot;" office:value-type="string" office:string-value="https://reader.izneo.com/read/9791026801498/[0:300]" calcext:value-type="string">
            <text:p>https://reader.izneo.com/read/9791026801498/[0:300]</text:p>
          </table:table-cell>
        </table:table-row>
        <table:table-row table:style-name="ro1">
          <table:table-cell office:value-type="string" calcext:value-type="string">
            <text:p>9791026801504</text:p>
          </table:table-cell>
          <table:table-cell table:formula="of:=[.$B$1]&amp;[.A1108]&amp;&quot;/[0:300]&quot;" office:value-type="string" office:string-value="https://reader.izneo.com/read/9791026801504/[0:300]" calcext:value-type="string">
            <text:p>https://reader.izneo.com/read/9791026801504/[0:300]</text:p>
          </table:table-cell>
        </table:table-row>
        <table:table-row table:style-name="ro1">
          <table:table-cell office:value-type="string" calcext:value-type="string">
            <text:p>9791026801511</text:p>
          </table:table-cell>
          <table:table-cell table:formula="of:=[.$B$1]&amp;[.A1109]&amp;&quot;/[0:300]&quot;" office:value-type="string" office:string-value="https://reader.izneo.com/read/9791026801511/[0:300]" calcext:value-type="string">
            <text:p>https://reader.izneo.com/read/9791026801511/[0:300]</text:p>
          </table:table-cell>
        </table:table-row>
        <table:table-row table:style-name="ro1">
          <table:table-cell office:value-type="string" calcext:value-type="string">
            <text:p>9791026801528</text:p>
          </table:table-cell>
          <table:table-cell table:formula="of:=[.$B$1]&amp;[.A1110]&amp;&quot;/[0:300]&quot;" office:value-type="string" office:string-value="https://reader.izneo.com/read/9791026801528/[0:300]" calcext:value-type="string">
            <text:p>https://reader.izneo.com/read/9791026801528/[0:300]</text:p>
          </table:table-cell>
        </table:table-row>
        <table:table-row table:style-name="ro1">
          <table:table-cell office:value-type="string" calcext:value-type="string">
            <text:p>9791026801535</text:p>
          </table:table-cell>
          <table:table-cell table:formula="of:=[.$B$1]&amp;[.A1111]&amp;&quot;/[0:300]&quot;" office:value-type="string" office:string-value="https://reader.izneo.com/read/9791026801535/[0:300]" calcext:value-type="string">
            <text:p>https://reader.izneo.com/read/9791026801535/[0:300]</text:p>
          </table:table-cell>
        </table:table-row>
        <table:table-row table:style-name="ro1">
          <table:table-cell office:value-type="string" calcext:value-type="string">
            <text:p>9791026801542</text:p>
          </table:table-cell>
          <table:table-cell table:formula="of:=[.$B$1]&amp;[.A1112]&amp;&quot;/[0:300]&quot;" office:value-type="string" office:string-value="https://reader.izneo.com/read/9791026801542/[0:300]" calcext:value-type="string">
            <text:p>https://reader.izneo.com/read/9791026801542/[0:300]</text:p>
          </table:table-cell>
        </table:table-row>
        <table:table-row table:style-name="ro1">
          <table:table-cell office:value-type="string" calcext:value-type="string">
            <text:p>9791026801559</text:p>
          </table:table-cell>
          <table:table-cell table:formula="of:=[.$B$1]&amp;[.A1113]&amp;&quot;/[0:300]&quot;" office:value-type="string" office:string-value="https://reader.izneo.com/read/9791026801559/[0:300]" calcext:value-type="string">
            <text:p>https://reader.izneo.com/read/9791026801559/[0:300]</text:p>
          </table:table-cell>
        </table:table-row>
        <table:table-row table:style-name="ro1">
          <table:table-cell office:value-type="string" calcext:value-type="string">
            <text:p>9791026801566</text:p>
          </table:table-cell>
          <table:table-cell table:formula="of:=[.$B$1]&amp;[.A1114]&amp;&quot;/[0:300]&quot;" office:value-type="string" office:string-value="https://reader.izneo.com/read/9791026801566/[0:300]" calcext:value-type="string">
            <text:p>https://reader.izneo.com/read/9791026801566/[0:300]</text:p>
          </table:table-cell>
        </table:table-row>
        <table:table-row table:style-name="ro1">
          <table:table-cell office:value-type="string" calcext:value-type="string">
            <text:p>9791026801580</text:p>
          </table:table-cell>
          <table:table-cell table:formula="of:=[.$B$1]&amp;[.A1115]&amp;&quot;/[0:300]&quot;" office:value-type="string" office:string-value="https://reader.izneo.com/read/9791026801580/[0:300]" calcext:value-type="string">
            <text:p>https://reader.izneo.com/read/9791026801580/[0:300]</text:p>
          </table:table-cell>
        </table:table-row>
        <table:table-row table:style-name="ro1">
          <table:table-cell office:value-type="string" calcext:value-type="string">
            <text:p>9791026801597</text:p>
          </table:table-cell>
          <table:table-cell table:formula="of:=[.$B$1]&amp;[.A1116]&amp;&quot;/[0:300]&quot;" office:value-type="string" office:string-value="https://reader.izneo.com/read/9791026801597/[0:300]" calcext:value-type="string">
            <text:p>https://reader.izneo.com/read/9791026801597/[0:300]</text:p>
          </table:table-cell>
        </table:table-row>
        <table:table-row table:style-name="ro1">
          <table:table-cell office:value-type="string" calcext:value-type="string">
            <text:p>9791026801603</text:p>
          </table:table-cell>
          <table:table-cell table:formula="of:=[.$B$1]&amp;[.A1117]&amp;&quot;/[0:300]&quot;" office:value-type="string" office:string-value="https://reader.izneo.com/read/9791026801603/[0:300]" calcext:value-type="string">
            <text:p>https://reader.izneo.com/read/9791026801603/[0:300]</text:p>
          </table:table-cell>
        </table:table-row>
        <table:table-row table:style-name="ro1">
          <table:table-cell office:value-type="string" calcext:value-type="string">
            <text:p>9791026801610</text:p>
          </table:table-cell>
          <table:table-cell table:formula="of:=[.$B$1]&amp;[.A1118]&amp;&quot;/[0:300]&quot;" office:value-type="string" office:string-value="https://reader.izneo.com/read/9791026801610/[0:300]" calcext:value-type="string">
            <text:p>https://reader.izneo.com/read/9791026801610/[0:300]</text:p>
          </table:table-cell>
        </table:table-row>
        <table:table-row table:style-name="ro1">
          <table:table-cell office:value-type="string" calcext:value-type="string">
            <text:p>9791026801627</text:p>
          </table:table-cell>
          <table:table-cell table:formula="of:=[.$B$1]&amp;[.A1119]&amp;&quot;/[0:300]&quot;" office:value-type="string" office:string-value="https://reader.izneo.com/read/9791026801627/[0:300]" calcext:value-type="string">
            <text:p>https://reader.izneo.com/read/9791026801627/[0:300]</text:p>
          </table:table-cell>
        </table:table-row>
        <table:table-row table:style-name="ro1">
          <table:table-cell office:value-type="string" calcext:value-type="string">
            <text:p>9791026801634</text:p>
          </table:table-cell>
          <table:table-cell table:formula="of:=[.$B$1]&amp;[.A1120]&amp;&quot;/[0:300]&quot;" office:value-type="string" office:string-value="https://reader.izneo.com/read/9791026801634/[0:300]" calcext:value-type="string">
            <text:p>https://reader.izneo.com/read/9791026801634/[0:300]</text:p>
          </table:table-cell>
        </table:table-row>
        <table:table-row table:style-name="ro1">
          <table:table-cell office:value-type="string" calcext:value-type="string">
            <text:p>9791026801641</text:p>
          </table:table-cell>
          <table:table-cell table:formula="of:=[.$B$1]&amp;[.A1121]&amp;&quot;/[0:300]&quot;" office:value-type="string" office:string-value="https://reader.izneo.com/read/9791026801641/[0:300]" calcext:value-type="string">
            <text:p>https://reader.izneo.com/read/9791026801641/[0:300]</text:p>
          </table:table-cell>
        </table:table-row>
        <table:table-row table:style-name="ro1">
          <table:table-cell office:value-type="string" calcext:value-type="string">
            <text:p>9791026801658</text:p>
          </table:table-cell>
          <table:table-cell table:formula="of:=[.$B$1]&amp;[.A1122]&amp;&quot;/[0:300]&quot;" office:value-type="string" office:string-value="https://reader.izneo.com/read/9791026801658/[0:300]" calcext:value-type="string">
            <text:p>https://reader.izneo.com/read/9791026801658/[0:300]</text:p>
          </table:table-cell>
        </table:table-row>
        <table:table-row table:style-name="ro1">
          <table:table-cell office:value-type="string" calcext:value-type="string">
            <text:p>9791026801665</text:p>
          </table:table-cell>
          <table:table-cell table:formula="of:=[.$B$1]&amp;[.A1123]&amp;&quot;/[0:300]&quot;" office:value-type="string" office:string-value="https://reader.izneo.com/read/9791026801665/[0:300]" calcext:value-type="string">
            <text:p>https://reader.izneo.com/read/9791026801665/[0:300]</text:p>
          </table:table-cell>
        </table:table-row>
        <table:table-row table:style-name="ro1">
          <table:table-cell office:value-type="string" calcext:value-type="string">
            <text:p>9791026801672</text:p>
          </table:table-cell>
          <table:table-cell table:formula="of:=[.$B$1]&amp;[.A1124]&amp;&quot;/[0:300]&quot;" office:value-type="string" office:string-value="https://reader.izneo.com/read/9791026801672/[0:300]" calcext:value-type="string">
            <text:p>https://reader.izneo.com/read/9791026801672/[0:300]</text:p>
          </table:table-cell>
        </table:table-row>
        <table:table-row table:style-name="ro1">
          <table:table-cell office:value-type="string" calcext:value-type="string">
            <text:p>9791026801689</text:p>
          </table:table-cell>
          <table:table-cell table:formula="of:=[.$B$1]&amp;[.A1125]&amp;&quot;/[0:300]&quot;" office:value-type="string" office:string-value="https://reader.izneo.com/read/9791026801689/[0:300]" calcext:value-type="string">
            <text:p>https://reader.izneo.com/read/9791026801689/[0:300]</text:p>
          </table:table-cell>
        </table:table-row>
        <table:table-row table:style-name="ro1">
          <table:table-cell office:value-type="string" calcext:value-type="string">
            <text:p>9791026801696</text:p>
          </table:table-cell>
          <table:table-cell table:formula="of:=[.$B$1]&amp;[.A1126]&amp;&quot;/[0:300]&quot;" office:value-type="string" office:string-value="https://reader.izneo.com/read/9791026801696/[0:300]" calcext:value-type="string">
            <text:p>https://reader.izneo.com/read/9791026801696/[0:300]</text:p>
          </table:table-cell>
        </table:table-row>
        <table:table-row table:style-name="ro1">
          <table:table-cell office:value-type="string" calcext:value-type="string">
            <text:p>9791026801702</text:p>
          </table:table-cell>
          <table:table-cell table:formula="of:=[.$B$1]&amp;[.A1127]&amp;&quot;/[0:300]&quot;" office:value-type="string" office:string-value="https://reader.izneo.com/read/9791026801702/[0:300]" calcext:value-type="string">
            <text:p>https://reader.izneo.com/read/9791026801702/[0:300]</text:p>
          </table:table-cell>
        </table:table-row>
        <table:table-row table:style-name="ro1">
          <table:table-cell office:value-type="string" calcext:value-type="string">
            <text:p>9791026801719</text:p>
          </table:table-cell>
          <table:table-cell table:formula="of:=[.$B$1]&amp;[.A1128]&amp;&quot;/[0:300]&quot;" office:value-type="string" office:string-value="https://reader.izneo.com/read/9791026801719/[0:300]" calcext:value-type="string">
            <text:p>https://reader.izneo.com/read/9791026801719/[0:300]</text:p>
          </table:table-cell>
        </table:table-row>
        <table:table-row table:style-name="ro1">
          <table:table-cell office:value-type="string" calcext:value-type="string">
            <text:p>9791026801726</text:p>
          </table:table-cell>
          <table:table-cell table:formula="of:=[.$B$1]&amp;[.A1129]&amp;&quot;/[0:300]&quot;" office:value-type="string" office:string-value="https://reader.izneo.com/read/9791026801726/[0:300]" calcext:value-type="string">
            <text:p>https://reader.izneo.com/read/9791026801726/[0:300]</text:p>
          </table:table-cell>
        </table:table-row>
        <table:table-row table:style-name="ro1">
          <table:table-cell office:value-type="string" calcext:value-type="string">
            <text:p>9791026801733</text:p>
          </table:table-cell>
          <table:table-cell table:formula="of:=[.$B$1]&amp;[.A1130]&amp;&quot;/[0:300]&quot;" office:value-type="string" office:string-value="https://reader.izneo.com/read/9791026801733/[0:300]" calcext:value-type="string">
            <text:p>https://reader.izneo.com/read/9791026801733/[0:300]</text:p>
          </table:table-cell>
        </table:table-row>
        <table:table-row table:style-name="ro1">
          <table:table-cell office:value-type="string" calcext:value-type="string">
            <text:p>9791026801764</text:p>
          </table:table-cell>
          <table:table-cell table:formula="of:=[.$B$1]&amp;[.A1131]&amp;&quot;/[0:300]&quot;" office:value-type="string" office:string-value="https://reader.izneo.com/read/9791026801764/[0:300]" calcext:value-type="string">
            <text:p>https://reader.izneo.com/read/9791026801764/[0:300]</text:p>
          </table:table-cell>
        </table:table-row>
        <table:table-row table:style-name="ro1">
          <table:table-cell office:value-type="string" calcext:value-type="string">
            <text:p>9791026801771</text:p>
          </table:table-cell>
          <table:table-cell table:formula="of:=[.$B$1]&amp;[.A1132]&amp;&quot;/[0:300]&quot;" office:value-type="string" office:string-value="https://reader.izneo.com/read/9791026801771/[0:300]" calcext:value-type="string">
            <text:p>https://reader.izneo.com/read/9791026801771/[0:300]</text:p>
          </table:table-cell>
        </table:table-row>
        <table:table-row table:style-name="ro1">
          <table:table-cell office:value-type="string" calcext:value-type="string">
            <text:p>9791026801788</text:p>
          </table:table-cell>
          <table:table-cell table:formula="of:=[.$B$1]&amp;[.A1133]&amp;&quot;/[0:300]&quot;" office:value-type="string" office:string-value="https://reader.izneo.com/read/9791026801788/[0:300]" calcext:value-type="string">
            <text:p>https://reader.izneo.com/read/9791026801788/[0:300]</text:p>
          </table:table-cell>
        </table:table-row>
        <table:table-row table:style-name="ro1">
          <table:table-cell office:value-type="string" calcext:value-type="string">
            <text:p>9791026801801</text:p>
          </table:table-cell>
          <table:table-cell table:formula="of:=[.$B$1]&amp;[.A1134]&amp;&quot;/[0:300]&quot;" office:value-type="string" office:string-value="https://reader.izneo.com/read/9791026801801/[0:300]" calcext:value-type="string">
            <text:p>https://reader.izneo.com/read/9791026801801/[0:300]</text:p>
          </table:table-cell>
        </table:table-row>
        <table:table-row table:style-name="ro1">
          <table:table-cell office:value-type="string" calcext:value-type="string">
            <text:p>9791026801818</text:p>
          </table:table-cell>
          <table:table-cell table:formula="of:=[.$B$1]&amp;[.A1135]&amp;&quot;/[0:300]&quot;" office:value-type="string" office:string-value="https://reader.izneo.com/read/9791026801818/[0:300]" calcext:value-type="string">
            <text:p>https://reader.izneo.com/read/9791026801818/[0:300]</text:p>
          </table:table-cell>
        </table:table-row>
        <table:table-row table:style-name="ro1">
          <table:table-cell office:value-type="string" calcext:value-type="string">
            <text:p>9791026801825</text:p>
          </table:table-cell>
          <table:table-cell table:formula="of:=[.$B$1]&amp;[.A1136]&amp;&quot;/[0:300]&quot;" office:value-type="string" office:string-value="https://reader.izneo.com/read/9791026801825/[0:300]" calcext:value-type="string">
            <text:p>https://reader.izneo.com/read/9791026801825/[0:300]</text:p>
          </table:table-cell>
        </table:table-row>
        <table:table-row table:style-name="ro1">
          <table:table-cell office:value-type="string" calcext:value-type="string">
            <text:p>9791026801856</text:p>
          </table:table-cell>
          <table:table-cell table:formula="of:=[.$B$1]&amp;[.A1137]&amp;&quot;/[0:300]&quot;" office:value-type="string" office:string-value="https://reader.izneo.com/read/9791026801856/[0:300]" calcext:value-type="string">
            <text:p>https://reader.izneo.com/read/9791026801856/[0:300]</text:p>
          </table:table-cell>
        </table:table-row>
        <table:table-row table:style-name="ro1">
          <table:table-cell office:value-type="string" calcext:value-type="string">
            <text:p>9791026801863</text:p>
          </table:table-cell>
          <table:table-cell table:formula="of:=[.$B$1]&amp;[.A1138]&amp;&quot;/[0:300]&quot;" office:value-type="string" office:string-value="https://reader.izneo.com/read/9791026801863/[0:300]" calcext:value-type="string">
            <text:p>https://reader.izneo.com/read/9791026801863/[0:300]</text:p>
          </table:table-cell>
        </table:table-row>
        <table:table-row table:style-name="ro1">
          <table:table-cell office:value-type="string" calcext:value-type="string">
            <text:p>9791026801870</text:p>
          </table:table-cell>
          <table:table-cell table:formula="of:=[.$B$1]&amp;[.A1139]&amp;&quot;/[0:300]&quot;" office:value-type="string" office:string-value="https://reader.izneo.com/read/9791026801870/[0:300]" calcext:value-type="string">
            <text:p>https://reader.izneo.com/read/9791026801870/[0:300]</text:p>
          </table:table-cell>
        </table:table-row>
        <table:table-row table:style-name="ro1">
          <table:table-cell office:value-type="string" calcext:value-type="string">
            <text:p>9791026801887</text:p>
          </table:table-cell>
          <table:table-cell table:formula="of:=[.$B$1]&amp;[.A1140]&amp;&quot;/[0:300]&quot;" office:value-type="string" office:string-value="https://reader.izneo.com/read/9791026801887/[0:300]" calcext:value-type="string">
            <text:p>https://reader.izneo.com/read/9791026801887/[0:300]</text:p>
          </table:table-cell>
        </table:table-row>
        <table:table-row table:style-name="ro1">
          <table:table-cell office:value-type="string" calcext:value-type="string">
            <text:p>9791026801962</text:p>
          </table:table-cell>
          <table:table-cell table:formula="of:=[.$B$1]&amp;[.A1141]&amp;&quot;/[0:300]&quot;" office:value-type="string" office:string-value="https://reader.izneo.com/read/9791026801962/[0:300]" calcext:value-type="string">
            <text:p>https://reader.izneo.com/read/9791026801962/[0:300]</text:p>
          </table:table-cell>
        </table:table-row>
        <table:table-row table:style-name="ro1">
          <table:table-cell office:value-type="string" calcext:value-type="string">
            <text:p>9791026801979</text:p>
          </table:table-cell>
          <table:table-cell table:formula="of:=[.$B$1]&amp;[.A1142]&amp;&quot;/[0:300]&quot;" office:value-type="string" office:string-value="https://reader.izneo.com/read/9791026801979/[0:300]" calcext:value-type="string">
            <text:p>https://reader.izneo.com/read/9791026801979/[0:300]</text:p>
          </table:table-cell>
        </table:table-row>
        <table:table-row table:style-name="ro1">
          <table:table-cell office:value-type="string" calcext:value-type="string">
            <text:p>9791026801986</text:p>
          </table:table-cell>
          <table:table-cell table:formula="of:=[.$B$1]&amp;[.A1143]&amp;&quot;/[0:300]&quot;" office:value-type="string" office:string-value="https://reader.izneo.com/read/9791026801986/[0:300]" calcext:value-type="string">
            <text:p>https://reader.izneo.com/read/9791026801986/[0:300]</text:p>
          </table:table-cell>
        </table:table-row>
        <table:table-row table:style-name="ro1">
          <table:table-cell office:value-type="string" calcext:value-type="string">
            <text:p>9791026802082</text:p>
          </table:table-cell>
          <table:table-cell table:formula="of:=[.$B$1]&amp;[.A1144]&amp;&quot;/[0:300]&quot;" office:value-type="string" office:string-value="https://reader.izneo.com/read/9791026802082/[0:300]" calcext:value-type="string">
            <text:p>https://reader.izneo.com/read/9791026802082/[0:300]</text:p>
          </table:table-cell>
        </table:table-row>
        <table:table-row table:style-name="ro1">
          <table:table-cell office:value-type="string" calcext:value-type="string">
            <text:p>9791026802112</text:p>
          </table:table-cell>
          <table:table-cell table:formula="of:=[.$B$1]&amp;[.A1145]&amp;&quot;/[0:300]&quot;" office:value-type="string" office:string-value="https://reader.izneo.com/read/9791026802112/[0:300]" calcext:value-type="string">
            <text:p>https://reader.izneo.com/read/9791026802112/[0:300]</text:p>
          </table:table-cell>
        </table:table-row>
        <table:table-row table:style-name="ro1">
          <table:table-cell office:value-type="string" calcext:value-type="string">
            <text:p>9791026803829</text:p>
          </table:table-cell>
          <table:table-cell table:formula="of:=[.$B$1]&amp;[.A1146]&amp;&quot;/[0:300]&quot;" office:value-type="string" office:string-value="https://reader.izneo.com/read/9791026803829/[0:300]" calcext:value-type="string">
            <text:p>https://reader.izneo.com/read/9791026803829/[0:300]</text:p>
          </table:table-cell>
        </table:table-row>
        <table:table-row table:style-name="ro1">
          <table:table-cell office:value-type="string" calcext:value-type="string">
            <text:p>9791026804086</text:p>
          </table:table-cell>
          <table:table-cell table:formula="of:=[.$B$1]&amp;[.A1147]&amp;&quot;/[0:300]&quot;" office:value-type="string" office:string-value="https://reader.izneo.com/read/9791026804086/[0:300]" calcext:value-type="string">
            <text:p>https://reader.izneo.com/read/9791026804086/[0:300]</text:p>
          </table:table-cell>
        </table:table-row>
        <table:table-row table:style-name="ro1">
          <table:table-cell office:value-type="string" calcext:value-type="string">
            <text:p>9791026810193</text:p>
          </table:table-cell>
          <table:table-cell table:formula="of:=[.$B$1]&amp;[.A1148]&amp;&quot;/[0:300]&quot;" office:value-type="string" office:string-value="https://reader.izneo.com/read/9791026810193/[0:300]" calcext:value-type="string">
            <text:p>https://reader.izneo.com/read/9791026810193/[0:300]</text:p>
          </table:table-cell>
        </table:table-row>
        <table:table-row table:style-name="ro1">
          <table:table-cell office:value-type="string" calcext:value-type="string">
            <text:p>9791026810278</text:p>
          </table:table-cell>
          <table:table-cell table:formula="of:=[.$B$1]&amp;[.A1149]&amp;&quot;/[0:300]&quot;" office:value-type="string" office:string-value="https://reader.izneo.com/read/9791026810278/[0:300]" calcext:value-type="string">
            <text:p>https://reader.izneo.com/read/9791026810278/[0:300]</text:p>
          </table:table-cell>
        </table:table-row>
        <table:table-row table:style-name="ro1">
          <table:table-cell office:value-type="string" calcext:value-type="string">
            <text:p>9791026810452</text:p>
          </table:table-cell>
          <table:table-cell table:formula="of:=[.$B$1]&amp;[.A1150]&amp;&quot;/[0:300]&quot;" office:value-type="string" office:string-value="https://reader.izneo.com/read/9791026810452/[0:300]" calcext:value-type="string">
            <text:p>https://reader.izneo.com/read/9791026810452/[0:300]</text:p>
          </table:table-cell>
        </table:table-row>
        <table:table-row table:style-name="ro1">
          <table:table-cell office:value-type="string" calcext:value-type="string">
            <text:p>9791026811268</text:p>
          </table:table-cell>
          <table:table-cell table:formula="of:=[.$B$1]&amp;[.A1151]&amp;&quot;/[0:300]&quot;" office:value-type="string" office:string-value="https://reader.izneo.com/read/9791026811268/[0:300]" calcext:value-type="string">
            <text:p>https://reader.izneo.com/read/9791026811268/[0:300]</text:p>
          </table:table-cell>
        </table:table-row>
        <table:table-row table:style-name="ro1">
          <table:table-cell office:value-type="string" calcext:value-type="string">
            <text:p>9791026811602</text:p>
          </table:table-cell>
          <table:table-cell table:formula="of:=[.$B$1]&amp;[.A1152]&amp;&quot;/[0:300]&quot;" office:value-type="string" office:string-value="https://reader.izneo.com/read/9791026811602/[0:300]" calcext:value-type="string">
            <text:p>https://reader.izneo.com/read/9791026811602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910335</text:p>
          </table:table-cell>
        </table:table-row>
        <table:table-row table:style-name="ro1">
          <table:table-cell office:value-type="string" calcext:value-type="string">
            <text:p>9791033500018</text:p>
          </table:table-cell>
          <table:table-cell table:formula="of:=[.$B$1]&amp;[.A1154]&amp;&quot;/[0:300]&quot;" office:value-type="string" office:string-value="https://reader.izneo.com/read/9791033500018/[0:300]" calcext:value-type="string">
            <text:p>https://reader.izneo.com/read/9791033500018/[0:300]</text:p>
          </table:table-cell>
        </table:table-row>
        <table:table-row table:style-name="ro1">
          <table:table-cell office:value-type="string" calcext:value-type="string">
            <text:p>9791033500063</text:p>
          </table:table-cell>
          <table:table-cell table:formula="of:=[.$B$1]&amp;[.A1155]&amp;&quot;/[0:300]&quot;" office:value-type="string" office:string-value="https://reader.izneo.com/read/9791033500063/[0:300]" calcext:value-type="string">
            <text:p>https://reader.izneo.com/read/9791033500063/[0:300]</text:p>
          </table:table-cell>
        </table:table-row>
        <table:table-row table:style-name="ro1">
          <table:table-cell office:value-type="string" calcext:value-type="string">
            <text:p>9791033500087</text:p>
          </table:table-cell>
          <table:table-cell table:formula="of:=[.$B$1]&amp;[.A1156]&amp;&quot;/[0:300]&quot;" office:value-type="string" office:string-value="https://reader.izneo.com/read/9791033500087/[0:300]" calcext:value-type="string">
            <text:p>https://reader.izneo.com/read/9791033500087/[0:300]</text:p>
          </table:table-cell>
        </table:table-row>
        <table:table-row table:style-name="ro1">
          <table:table-cell office:value-type="string" calcext:value-type="string">
            <text:p>9791033500117</text:p>
          </table:table-cell>
          <table:table-cell table:formula="of:=[.$B$1]&amp;[.A1157]&amp;&quot;/[0:300]&quot;" office:value-type="string" office:string-value="https://reader.izneo.com/read/9791033500117/[0:300]" calcext:value-type="string">
            <text:p>https://reader.izneo.com/read/9791033500117/[0:300]</text:p>
          </table:table-cell>
        </table:table-row>
        <table:table-row table:style-name="ro1">
          <table:table-cell office:value-type="string" calcext:value-type="string">
            <text:p>9791033500315</text:p>
          </table:table-cell>
          <table:table-cell table:formula="of:=[.$B$1]&amp;[.A1158]&amp;&quot;/[0:300]&quot;" office:value-type="string" office:string-value="https://reader.izneo.com/read/9791033500315/[0:300]" calcext:value-type="string">
            <text:p>https://reader.izneo.com/read/9791033500315/[0:300]</text:p>
          </table:table-cell>
        </table:table-row>
        <table:table-row table:style-name="ro1">
          <table:table-cell office:value-type="string" calcext:value-type="string">
            <text:p>9791033500339</text:p>
          </table:table-cell>
          <table:table-cell table:formula="of:=[.$B$1]&amp;[.A1159]&amp;&quot;/[0:300]&quot;" office:value-type="string" office:string-value="https://reader.izneo.com/read/9791033500339/[0:300]" calcext:value-type="string">
            <text:p>https://reader.izneo.com/read/9791033500339/[0:300]</text:p>
          </table:table-cell>
        </table:table-row>
        <table:table-row table:style-name="ro1">
          <table:table-cell office:value-type="string" calcext:value-type="string">
            <text:p>9791033500353</text:p>
          </table:table-cell>
          <table:table-cell table:formula="of:=[.$B$1]&amp;[.A1160]&amp;&quot;/[0:300]&quot;" office:value-type="string" office:string-value="https://reader.izneo.com/read/9791033500353/[0:300]" calcext:value-type="string">
            <text:p>https://reader.izneo.com/read/9791033500353/[0:300]</text:p>
          </table:table-cell>
        </table:table-row>
        <table:table-row table:style-name="ro1">
          <table:table-cell office:value-type="string" calcext:value-type="string">
            <text:p>9791033500377</text:p>
          </table:table-cell>
          <table:table-cell table:formula="of:=[.$B$1]&amp;[.A1161]&amp;&quot;/[0:300]&quot;" office:value-type="string" office:string-value="https://reader.izneo.com/read/9791033500377/[0:300]" calcext:value-type="string">
            <text:p>https://reader.izneo.com/read/9791033500377/[0:300]</text:p>
          </table:table-cell>
        </table:table-row>
        <table:table-row table:style-name="ro1">
          <table:table-cell office:value-type="string" calcext:value-type="string">
            <text:p>9791033500957</text:p>
          </table:table-cell>
          <table:table-cell table:formula="of:=[.$B$1]&amp;[.A1162]&amp;&quot;/[0:300]&quot;" office:value-type="string" office:string-value="https://reader.izneo.com/read/9791033500957/[0:300]" calcext:value-type="string">
            <text:p>https://reader.izneo.com/read/9791033500957/[0:300]</text:p>
          </table:table-cell>
        </table:table-row>
        <table:table-row table:style-name="ro1">
          <table:table-cell office:value-type="string" calcext:value-type="string">
            <text:p>9791033500964</text:p>
          </table:table-cell>
          <table:table-cell table:formula="of:=[.$B$1]&amp;[.A1163]&amp;&quot;/[0:300]&quot;" office:value-type="string" office:string-value="https://reader.izneo.com/read/9791033500964/[0:300]" calcext:value-type="string">
            <text:p>https://reader.izneo.com/read/9791033500964/[0:300]</text:p>
          </table:table-cell>
        </table:table-row>
        <table:table-row table:style-name="ro1">
          <table:table-cell office:value-type="string" calcext:value-type="string">
            <text:p>9791033501077</text:p>
          </table:table-cell>
          <table:table-cell table:formula="of:=[.$B$1]&amp;[.A1164]&amp;&quot;/[0:300]&quot;" office:value-type="string" office:string-value="https://reader.izneo.com/read/9791033501077/[0:300]" calcext:value-type="string">
            <text:p>https://reader.izneo.com/read/9791033501077/[0:300]</text:p>
          </table:table-cell>
        </table:table-row>
        <table:table-row table:style-name="ro1">
          <table:table-cell office:value-type="string" calcext:value-type="string">
            <text:p>9791033501091</text:p>
          </table:table-cell>
          <table:table-cell table:formula="of:=[.$B$1]&amp;[.A1165]&amp;&quot;/[0:300]&quot;" office:value-type="string" office:string-value="https://reader.izneo.com/read/9791033501091/[0:300]" calcext:value-type="string">
            <text:p>https://reader.izneo.com/read/9791033501091/[0:300]</text:p>
          </table:table-cell>
        </table:table-row>
        <table:table-row table:style-name="ro1">
          <table:table-cell office:value-type="string" calcext:value-type="string">
            <text:p>9791033501299</text:p>
          </table:table-cell>
          <table:table-cell table:formula="of:=[.$B$1]&amp;[.A1166]&amp;&quot;/[0:300]&quot;" office:value-type="string" office:string-value="https://reader.izneo.com/read/9791033501299/[0:300]" calcext:value-type="string">
            <text:p>https://reader.izneo.com/read/9791033501299/[0:300]</text:p>
          </table:table-cell>
        </table:table-row>
        <table:table-row table:style-name="ro1">
          <table:table-cell office:value-type="string" calcext:value-type="string">
            <text:p>9791033503781</text:p>
          </table:table-cell>
          <table:table-cell table:formula="of:=[.$B$1]&amp;[.A1167]&amp;&quot;/[0:300]&quot;" office:value-type="string" office:string-value="https://reader.izneo.com/read/9791033503781/[0:300]" calcext:value-type="string">
            <text:p>https://reader.izneo.com/read/9791033503781/[0:300]</text:p>
          </table:table-cell>
        </table:table-row>
        <table:table-row table:style-name="ro1">
          <table:table-cell office:value-type="string" calcext:value-type="string">
            <text:p>9791033503798</text:p>
          </table:table-cell>
          <table:table-cell table:formula="of:=[.$B$1]&amp;[.A1168]&amp;&quot;/[0:300]&quot;" office:value-type="string" office:string-value="https://reader.izneo.com/read/9791033503798/[0:300]" calcext:value-type="string">
            <text:p>https://reader.izneo.com/read/9791033503798/[0:300]</text:p>
          </table:table-cell>
        </table:table-row>
        <table:table-row table:style-name="ro1">
          <table:table-cell office:value-type="string" calcext:value-type="string">
            <text:p>9791033503804</text:p>
          </table:table-cell>
          <table:table-cell table:formula="of:=[.$B$1]&amp;[.A1169]&amp;&quot;/[0:300]&quot;" office:value-type="string" office:string-value="https://reader.izneo.com/read/9791033503804/[0:300]" calcext:value-type="string">
            <text:p>https://reader.izneo.com/read/9791033503804/[0:300]</text:p>
          </table:table-cell>
        </table:table-row>
        <table:table-row table:style-name="ro1">
          <table:table-cell office:value-type="string" calcext:value-type="string">
            <text:p>9791033503958</text:p>
          </table:table-cell>
          <table:table-cell table:formula="of:=[.$B$1]&amp;[.A1170]&amp;&quot;/[0:300]&quot;" office:value-type="string" office:string-value="https://reader.izneo.com/read/9791033503958/[0:300]" calcext:value-type="string">
            <text:p>https://reader.izneo.com/read/9791033503958/[0:300]</text:p>
          </table:table-cell>
        </table:table-row>
        <table:table-row table:style-name="ro1">
          <table:table-cell office:value-type="string" calcext:value-type="string">
            <text:p>9791033504054</text:p>
          </table:table-cell>
          <table:table-cell table:formula="of:=[.$B$1]&amp;[.A1171]&amp;&quot;/[0:300]&quot;" office:value-type="string" office:string-value="https://reader.izneo.com/read/9791033504054/[0:300]" calcext:value-type="string">
            <text:p>https://reader.izneo.com/read/9791033504054/[0:300]</text:p>
          </table:table-cell>
        </table:table-row>
        <table:table-row table:style-name="ro1">
          <table:table-cell office:value-type="string" calcext:value-type="string">
            <text:p>9791033504085</text:p>
          </table:table-cell>
          <table:table-cell table:formula="of:=[.$B$1]&amp;[.A1172]&amp;&quot;/[0:300]&quot;" office:value-type="string" office:string-value="https://reader.izneo.com/read/9791033504085/[0:300]" calcext:value-type="string">
            <text:p>https://reader.izneo.com/read/9791033504085/[0:300]</text:p>
          </table:table-cell>
        </table:table-row>
        <table:table-row table:style-name="ro1">
          <table:table-cell office:value-type="string" calcext:value-type="string">
            <text:p>9791033504108</text:p>
          </table:table-cell>
          <table:table-cell table:formula="of:=[.$B$1]&amp;[.A1173]&amp;&quot;/[0:300]&quot;" office:value-type="string" office:string-value="https://reader.izneo.com/read/9791033504108/[0:300]" calcext:value-type="string">
            <text:p>https://reader.izneo.com/read/9791033504108/[0:300]</text:p>
          </table:table-cell>
        </table:table-row>
        <table:table-row table:style-name="ro1">
          <table:table-cell office:value-type="string" calcext:value-type="string">
            <text:p>9791033504160</text:p>
          </table:table-cell>
          <table:table-cell table:formula="of:=[.$B$1]&amp;[.A1174]&amp;&quot;/[0:300]&quot;" office:value-type="string" office:string-value="https://reader.izneo.com/read/9791033504160/[0:300]" calcext:value-type="string">
            <text:p>https://reader.izneo.com/read/9791033504160/[0:300]</text:p>
          </table:table-cell>
        </table:table-row>
        <table:table-row table:style-name="ro1">
          <table:table-cell office:value-type="string" calcext:value-type="string">
            <text:p>9791033504207</text:p>
          </table:table-cell>
          <table:table-cell table:formula="of:=[.$B$1]&amp;[.A1175]&amp;&quot;/[0:300]&quot;" office:value-type="string" office:string-value="https://reader.izneo.com/read/9791033504207/[0:300]" calcext:value-type="string">
            <text:p>https://reader.izneo.com/read/9791033504207/[0:300]</text:p>
          </table:table-cell>
        </table:table-row>
        <table:table-row table:style-name="ro1">
          <table:table-cell office:value-type="string" calcext:value-type="string">
            <text:p>9791033504436</text:p>
          </table:table-cell>
          <table:table-cell table:formula="of:=[.$B$1]&amp;[.A1176]&amp;&quot;/[0:300]&quot;" office:value-type="string" office:string-value="https://reader.izneo.com/read/9791033504436/[0:300]" calcext:value-type="string">
            <text:p>https://reader.izneo.com/read/9791033504436/[0:300]</text:p>
          </table:table-cell>
        </table:table-row>
        <table:table-row table:style-name="ro1">
          <table:table-cell office:value-type="string" calcext:value-type="string">
            <text:p>9791033504450</text:p>
          </table:table-cell>
          <table:table-cell table:formula="of:=[.$B$1]&amp;[.A1177]&amp;&quot;/[0:300]&quot;" office:value-type="string" office:string-value="https://reader.izneo.com/read/9791033504450/[0:300]" calcext:value-type="string">
            <text:p>https://reader.izneo.com/read/9791033504450/[0:300]</text:p>
          </table:table-cell>
        </table:table-row>
        <table:table-row table:style-name="ro1">
          <table:table-cell office:value-type="string" calcext:value-type="string">
            <text:p>9791033504474</text:p>
          </table:table-cell>
          <table:table-cell table:formula="of:=[.$B$1]&amp;[.A1178]&amp;&quot;/[0:300]&quot;" office:value-type="string" office:string-value="https://reader.izneo.com/read/9791033504474/[0:300]" calcext:value-type="string">
            <text:p>https://reader.izneo.com/read/9791033504474/[0:300]</text:p>
          </table:table-cell>
        </table:table-row>
        <table:table-row table:style-name="ro1">
          <table:table-cell office:value-type="string" calcext:value-type="string">
            <text:p>9791033504498</text:p>
          </table:table-cell>
          <table:table-cell table:formula="of:=[.$B$1]&amp;[.A1179]&amp;&quot;/[0:300]&quot;" office:value-type="string" office:string-value="https://reader.izneo.com/read/9791033504498/[0:300]" calcext:value-type="string">
            <text:p>https://reader.izneo.com/read/9791033504498/[0:300]</text:p>
          </table:table-cell>
        </table:table-row>
        <table:table-row table:style-name="ro1">
          <table:table-cell office:value-type="string" calcext:value-type="string">
            <text:p>9791033504719</text:p>
          </table:table-cell>
          <table:table-cell table:formula="of:=[.$B$1]&amp;[.A1180]&amp;&quot;/[0:300]&quot;" office:value-type="string" office:string-value="https://reader.izneo.com/read/9791033504719/[0:300]" calcext:value-type="string">
            <text:p>https://reader.izneo.com/read/9791033504719/[0:300]</text:p>
          </table:table-cell>
        </table:table-row>
        <table:table-row table:style-name="ro1">
          <table:table-cell office:value-type="string" calcext:value-type="string">
            <text:p>9791033504757</text:p>
          </table:table-cell>
          <table:table-cell table:formula="of:=[.$B$1]&amp;[.A1181]&amp;&quot;/[0:300]&quot;" office:value-type="string" office:string-value="https://reader.izneo.com/read/9791033504757/[0:300]" calcext:value-type="string">
            <text:p>https://reader.izneo.com/read/9791033504757/[0:300]</text:p>
          </table:table-cell>
        </table:table-row>
        <table:table-row table:style-name="ro1">
          <table:table-cell office:value-type="string" calcext:value-type="string">
            <text:p>9791033505563</text:p>
          </table:table-cell>
          <table:table-cell table:formula="of:=[.$B$1]&amp;[.A1182]&amp;&quot;/[0:300]&quot;" office:value-type="string" office:string-value="https://reader.izneo.com/read/9791033505563/[0:300]" calcext:value-type="string">
            <text:p>https://reader.izneo.com/read/9791033505563/[0:300]</text:p>
          </table:table-cell>
        </table:table-row>
        <table:table-row table:style-name="ro1">
          <table:table-cell office:value-type="string" calcext:value-type="string">
            <text:p>9791033505655</text:p>
          </table:table-cell>
          <table:table-cell table:formula="of:=[.$B$1]&amp;[.A1183]&amp;&quot;/[0:300]&quot;" office:value-type="string" office:string-value="https://reader.izneo.com/read/9791033505655/[0:300]" calcext:value-type="string">
            <text:p>https://reader.izneo.com/read/9791033505655/[0:300]</text:p>
          </table:table-cell>
        </table:table-row>
        <table:table-row table:style-name="ro1" table:number-rows-repeated="104739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0121" calcext:value-type="string">
            <text:p>9782012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3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3591" calcext:value-type="string">
            <text:p>97823591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5];30;8)" office:value-type="string" office:string-value="97823657" calcext:value-type="string">
            <text:p>97823657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6];30;8)" office:value-type="string" office:string-value="97823698" calcext:value-type="string">
            <text:p>97823698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7];30;8)" office:value-type="string" office:string-value="97825050" calcext:value-type="string">
            <text:p>97825050</text:p>
          </table:table-cell>
          <table:table-cell office:value-type="string" calcext:value-type="string">
            <text:p>En pause (beaucoup de mangas → abandon?)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316" calcext:value-type="string">
            <text:p>97827316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7459" calcext:value-type="string">
            <text:p>97827459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0];30;8)" office:value-type="string" office:string-value="97827470" calcext:value-type="string">
            <text:p>97827470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1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036" calcext:value-type="string">
            <text:p>97828036</text:p>
          </table:table-cell>
          <table:table-cell office:value-type="string" calcext:value-type="string">
            <text:p>Fini de telecharger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3];30;8)" office:value-type="string" office:string-value="97828189" calcext:value-type="string">
            <text:p>97828189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4];30;8)" office:value-type="string" office:string-value="97828222" calcext:value-type="string">
            <text:p>97828222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5];30;8)" office:value-type="string" office:string-value="97828709" calcext:value-type="string">
            <text:p>97828709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712" calcext:value-type="string">
            <text:p>97828712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7];30;8)" office:value-type="string" office:string-value="97828847" calcext:value-type="string">
            <text:p>97828847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8];30;8)" office:value-type="string" office:string-value="97829084" calcext:value-type="string">
            <text:p>97829084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9];30;8)" office:value-type="string" office:string-value="97829127" calcext:value-type="string">
            <text:p>97829127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  <table:table-row table:style-name="ro1">
          <table:table-cell table:formula="of:=MID([.C20];30;8)" office:value-type="string" office:string-value="97910268" calcext:value-type="string">
            <text:p>97910268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91026810452?exiturl=https://www.izneo.com/fr/abo/catalogue</text:p>
          </table:table-cell>
        </table:table-row>
        <table:table-row table:style-name="ro1">
          <table:table-cell table:formula="of:=MID([.C21];30;8)" office:value-type="string" office:string-value="97910335" calcext:value-type="string">
            <text:p>97910335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91033503781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4" table:style-name="ta1">
        <table:table-column table:style-name="co3" table:default-cell-style-name="Default"/>
        <table:table-column table:style-name="co7" table:default-cell-style-name="ce1"/>
        <table:table-row table:style-name="ro1" table:number-rows-repeated="22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Listes à parcourir'.A18:'Listes à parcourir'.AMJ2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  <table:database-range table:name="__Anonymous_Sheet_DB__3" table:target-range-address="Feuille4.B1:Feuille4.B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09:22:08.123092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8-01-08T14:56:58.359997431</dc:date>
    <meta:editing-duration>P11DT9H43M1S</meta:editing-duration>
    <meta:editing-cycles>264</meta:editing-cycles>
    <meta:generator>LibreOffice/5.0.3.2$Linux_X86_64 LibreOffice_project/00m0$Build-2</meta:generator>
    <dc:creator>Froum </dc:creator>
    <meta:document-statistic meta:table-count="4" meta:cell-count="2356" meta:object-count="0"/>
  </office:meta>
</office:document-meta>
</file>